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3.86291666666667cm"/>
    </style:style>
    <style:style style:name="co5" style:family="table-column">
      <style:table-column-properties fo:break-before="auto" style:column-width="6.905625cm"/>
    </style:style>
    <style:style style:name="co6" style:family="table-column">
      <style:table-column-properties fo:break-before="auto" style:column-width="5.529791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b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kode_kel_brg</text:p>
          </table:table-cell>
          <table:table-cell office:value-type="string" table:style-name="ce1">
            <text:p>uraian_kel_brg</text:p>
          </table:table-cell>
          <table:table-cell office:value-type="string" table:style-name="ce1">
            <text:p>id_standart_harga</text:p>
          </table:table-cell>
          <table:table-cell office:value-type="string" table:style-name="ce1">
            <text:p>kode_barang</text:p>
          </table:table-cell>
          <table:table-cell office:value-type="string" table:style-name="ce1">
            <text:p>uraian_barang</text:p>
          </table:table-cell>
          <table:table-cell office:value-type="string" table:style-name="ce1">
            <text:p>spesifikasi</text:p>
          </table:table-cell>
          <table:table-cell office:value-type="string" table:style-name="ce1">
            <text:p>satuan</text:p>
          </table:table-cell>
          <table:table-cell office:value-type="string" table:style-name="ce1">
            <text:p>harga_satua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.1.12.01.07.0001</text:p>
          </table:table-cell>
          <table:table-cell office:value-type="string" table:style-name="ce1">
            <text:p>Natura</text:p>
          </table:table-cell>
          <table:table-cell office:value-type="float" office:value="7229263" table:style-name="ce1">
            <text:p>7229263</text:p>
          </table:table-cell>
          <table:table-cell office:value-type="string" table:style-name="ce1">
            <text:p>1.1.12.01.07.0001.00004</text:p>
          </table:table-cell>
          <table:table-cell office:value-type="string" table:style-name="ce1">
            <text:p>Buah buahan dalam keranjang Kecil</text:p>
          </table:table-cell>
          <table:table-cell office:value-type="string" table:style-name="ce1">
            <text:p>Buah buahan dalam keranjang Kecil</text:p>
          </table:table-cell>
          <table:table-cell office:value-type="string" table:style-name="ce1">
            <text:p>Keranjang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.1.12.01.07.0001</text:p>
          </table:table-cell>
          <table:table-cell office:value-type="string" table:style-name="ce1">
            <text:p>Natura</text:p>
          </table:table-cell>
          <table:table-cell office:value-type="float" office:value="7229271" table:style-name="ce1">
            <text:p>7229271</text:p>
          </table:table-cell>
          <table:table-cell office:value-type="string" table:style-name="ce1">
            <text:p>1.1.12.01.07.0001.00005</text:p>
          </table:table-cell>
          <table:table-cell office:value-type="string" table:style-name="ce1">
            <text:p>Buah buahan dalam keranjang Besar</text:p>
          </table:table-cell>
          <table:table-cell office:value-type="string" table:style-name="ce1">
            <text:p>Buah buahan dalam keranjang Besar</text:p>
          </table:table-cell>
          <table:table-cell office:value-type="string" table:style-name="ce1">
            <text:p>Keranjang</text:p>
          </table:table-cell>
          <table:table-cell office:value-type="float" office:value="425000" table:style-name="ce1">
            <text:p>4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.3.02.07.01.0001</text:p>
          </table:table-cell>
          <table:table-cell office:value-type="string" table:style-name="ce1">
            <text:p>Alat Kedokteran Umum</text:p>
          </table:table-cell>
          <table:table-cell office:value-type="float" office:value="7480856" table:style-name="ce1">
            <text:p>7480856</text:p>
          </table:table-cell>
          <table:table-cell office:value-type="string" table:style-name="ce1">
            <text:p>1.3.02.07.01.0001.00006</text:p>
          </table:table-cell>
          <table:table-cell office:value-type="string" table:style-name="ce1">
            <text:p>Portable Patient Monitor</text:p>
          </table:table-cell>
          <table:table-cell office:value-type="string" table:style-name="ce1">
            <text:p>Ukuran layar 5 inchi, tipe baterai Chargeable Lithium Ion 2500 mAh, Input Voltage 12 VDC</text:p>
          </table:table-cell>
          <table:table-cell office:value-type="string" table:style-name="ce1">
            <text:p>Buah</text:p>
          </table:table-cell>
          <table:table-cell office:value-type="float" office:value="60193950" table:style-name="ce1">
            <text:p>601939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6.0001</text:p>
          </table:table-cell>
          <table:table-cell office:value-type="string" table:style-name="ce1">
            <text:p>Beban Jasa Pelayanan Kesehatan bagi ASN</text:p>
          </table:table-cell>
          <table:table-cell office:value-type="float" office:value="7227950" table:style-name="ce1">
            <text:p>7227950</text:p>
          </table:table-cell>
          <table:table-cell office:value-type="string" table:style-name="ce1">
            <text:p>8.1.01.03.06.0001.00002</text:p>
          </table:table-cell>
          <table:table-cell office:value-type="string" table:style-name="ce1">
            <text:p>Jasa Tenaga kesehatan dan Pengamanan Shelter Isolasi Mandiri</text:p>
          </table:table-cell>
          <table:table-cell office:value-type="string" table:style-name="ce1">
            <text:p>Jasa Tenaga kesehatan dan Pengamanan Shelter Isolasi Mandiri</text:p>
          </table:table-cell>
          <table:table-cell office:value-type="string" table:style-name="ce1">
            <text:p>Kegiat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27992" table:style-name="ce1">
            <text:p>7227992</text:p>
          </table:table-cell>
          <table:table-cell office:value-type="string" table:style-name="ce1">
            <text:p>8.1.01.03.07.0001.00003</text:p>
          </table:table-cell>
          <table:table-cell office:value-type="string" table:style-name="ce1">
            <text:p>Koordinator Pengawas (Kepolisian)</text:p>
          </table:table-cell>
          <table:table-cell office:value-type="string" table:style-name="ce1">
            <text:p>Koordinator Pengawas (Kepolisian)</text:p>
          </table:table-cell>
          <table:table-cell office:value-type="string" table:style-name="ce1">
            <text:p>Orang / 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27991" table:style-name="ce1">
            <text:p>7227991</text:p>
          </table:table-cell>
          <table:table-cell office:value-type="string" table:style-name="ce1">
            <text:p>8.1.01.03.07.0001.00002</text:p>
          </table:table-cell>
          <table:table-cell office:value-type="string" table:style-name="ce1">
            <text:p>Anggota Pengawasan (Kepolisian)</text:p>
          </table:table-cell>
          <table:table-cell office:value-type="string" table:style-name="ce1">
            <text:p>Anggota Pengawasan (Kepolisian)</text:p>
          </table:table-cell>
          <table:table-cell office:value-type="string" table:style-name="ce1">
            <text:p>Orang / Kegiat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27990" table:style-name="ce1">
            <text:p>7227990</text:p>
          </table:table-cell>
          <table:table-cell office:value-type="string" table:style-name="ce1">
            <text:p>8.1.01.03.07.0001.00001</text:p>
          </table:table-cell>
          <table:table-cell office:value-type="string" table:style-name="ce1">
            <text:p>Pelaksana Pendukung Tipiring</text:p>
          </table:table-cell>
          <table:table-cell office:value-type="string" table:style-name="ce1">
            <text:p>Pelaksana Pendukung Tipiring</text:p>
          </table:table-cell>
          <table:table-cell office:value-type="string" table:style-name="ce1">
            <text:p>Orang / Kegiat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39115" table:style-name="ce1">
            <text:p>7239115</text:p>
          </table:table-cell>
          <table:table-cell office:value-type="string" table:style-name="ce1">
            <text:p>8.1.01.03.07.0001.00009</text:p>
          </table:table-cell>
          <table:table-cell office:value-type="string" table:style-name="ce1">
            <text:p>Kuasa Bendahara Umum Daerah</text:p>
          </table:table-cell>
          <table:table-cell office:value-type="string" table:style-name="ce1">
            <text:p>Kuasa Bendahara Umum Daerah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27996" table:style-name="ce1">
            <text:p>7227996</text:p>
          </table:table-cell>
          <table:table-cell office:value-type="string" table:style-name="ce1">
            <text:p>8.1.01.03.07.0001.00007</text:p>
          </table:table-cell>
          <table:table-cell office:value-type="string" table:style-name="ce1">
            <text:p>Honorarium Panitera ( Tipiring)</text:p>
          </table:table-cell>
          <table:table-cell office:value-type="string" table:style-name="ce1">
            <text:p>Honorarium Panitera ( Tipiring)</text:p>
          </table:table-cell>
          <table:table-cell office:value-type="string" table:style-name="ce1">
            <text:p>Orang / 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27997" table:style-name="ce1">
            <text:p>7227997</text:p>
          </table:table-cell>
          <table:table-cell office:value-type="string" table:style-name="ce1">
            <text:p>8.1.01.03.07.0001.00008</text:p>
          </table:table-cell>
          <table:table-cell office:value-type="string" table:style-name="ce1">
            <text:p>Honorarium Hakim (tipiring)</text:p>
          </table:table-cell>
          <table:table-cell office:value-type="string" table:style-name="ce1">
            <text:p>Honorarium Hakim (tipiring)</text:p>
          </table:table-cell>
          <table:table-cell office:value-type="string" table:style-name="ce1">
            <text:p>Orang / Kegiat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27995" table:style-name="ce1">
            <text:p>7227995</text:p>
          </table:table-cell>
          <table:table-cell office:value-type="string" table:style-name="ce1">
            <text:p>8.1.01.03.07.0001.00006</text:p>
          </table:table-cell>
          <table:table-cell office:value-type="string" table:style-name="ce1">
            <text:p>Honorarium Jaksa ( Tipiring)</text:p>
          </table:table-cell>
          <table:table-cell office:value-type="string" table:style-name="ce1">
            <text:p>Honorarium Jaksa (Tipiring)</text:p>
          </table:table-cell>
          <table:table-cell office:value-type="string" table:style-name="ce1">
            <text:p>Orang / 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27994" table:style-name="ce1">
            <text:p>7227994</text:p>
          </table:table-cell>
          <table:table-cell office:value-type="string" table:style-name="ce1">
            <text:p>8.1.01.03.07.0001.00005</text:p>
          </table:table-cell>
          <table:table-cell office:value-type="string" table:style-name="ce1">
            <text:p>Jaksa Eksekutor</text:p>
          </table:table-cell>
          <table:table-cell office:value-type="string" table:style-name="ce1">
            <text:p>Jaksa Eksekutor</text:p>
          </table:table-cell>
          <table:table-cell office:value-type="string" table:style-name="ce1">
            <text:p>Orang / 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27993" table:style-name="ce1">
            <text:p>7227993</text:p>
          </table:table-cell>
          <table:table-cell office:value-type="string" table:style-name="ce1">
            <text:p>8.1.01.03.07.0001.00004</text:p>
          </table:table-cell>
          <table:table-cell office:value-type="string" table:style-name="ce1">
            <text:p>Pembantu Jaksa Eksekutor</text:p>
          </table:table-cell>
          <table:table-cell office:value-type="string" table:style-name="ce1">
            <text:p>Pembantu Jaksa Eksekutor</text:p>
          </table:table-cell>
          <table:table-cell office:value-type="string" table:style-name="ce1">
            <text:p>Orang / Kegiat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6" table:style-name="ce1">
            <text:p>7291726</text:p>
          </table:table-cell>
          <table:table-cell office:value-type="string" table:style-name="ce1">
            <text:p>8.1.01.03.07.0001.00070</text:p>
          </table:table-cell>
          <table:table-cell office:value-type="string" table:style-name="ce1">
            <text:p>Bendahara Pengeluaran Pembantu Atau Bendahara Penerimaan Pembantu Nilai Pagu Dana Di Atas Rp 10 Miliar SD Rp 25 Miliar</text:p>
          </table:table-cell>
          <table:table-cell office:value-type="string" table:style-name="ce1">
            <text:p>Bendahara Pengeluaran Pembantu Atau Bendahara Penerimaan Pembantu Nilai Pagu Dana Di Atas Rp 10 Miliar SD Rp 25 Miliar</text:p>
          </table:table-cell>
          <table:table-cell office:value-type="string" table:style-name="ce1">
            <text:p>Orang / Bulan</text:p>
          </table:table-cell>
          <table:table-cell office:value-type="float" office:value="810000" table:style-name="ce1">
            <text:p>8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8" table:style-name="ce1">
            <text:p>7291728</text:p>
          </table:table-cell>
          <table:table-cell office:value-type="string" table:style-name="ce1">
            <text:p>8.1.01.03.07.0001.00072</text:p>
          </table:table-cell>
          <table:table-cell office:value-type="string" table:style-name="ce1">
            <text:p>Bendahara Pengeluaran Pembantu Atau Bendahara Penerimaan Pembantu Nilai Pagu Dana Di Atas Rp 50 Miliar SD Rp 75 Miliar</text:p>
          </table:table-cell>
          <table:table-cell office:value-type="string" table:style-name="ce1">
            <text:p>Bendahara Pengeluaran Pembantu Atau Bendahara Penerimaan Pembantu Nilai Pagu Dana Di Atas Rp 50 Miliar SD Rp 75 Miliar</text:p>
          </table:table-cell>
          <table:table-cell office:value-type="string" table:style-name="ce1">
            <text:p>Orang / Bulan</text:p>
          </table:table-cell>
          <table:table-cell office:value-type="float" office:value="1150000" table:style-name="ce1">
            <text:p>11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9" table:style-name="ce1">
            <text:p>7291729</text:p>
          </table:table-cell>
          <table:table-cell office:value-type="string" table:style-name="ce1">
            <text:p>8.1.01.03.07.0001.00073</text:p>
          </table:table-cell>
          <table:table-cell office:value-type="string" table:style-name="ce1">
            <text:p>Bendahara Pengeluaran Pembantu Atau Bendahara Penerimaan Pembantu Nilai Pagu Dana Di Atas Rp 75 Miliar SD Rp 100 Miliar</text:p>
          </table:table-cell>
          <table:table-cell office:value-type="string" table:style-name="ce1">
            <text:p>Bendahara Pengeluaran Pembantu Atau Bendahara Penerimaan Pembantu Nilai Pagu Dana Di Atas Rp 75 Miliar SD Rp 100 Miliar</text:p>
          </table:table-cell>
          <table:table-cell office:value-type="string" table:style-name="ce1">
            <text:p>Orang / Bulan</text:p>
          </table:table-cell>
          <table:table-cell office:value-type="float" office:value="1330000" table:style-name="ce1">
            <text:p>13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0" table:style-name="ce1">
            <text:p>7291730</text:p>
          </table:table-cell>
          <table:table-cell office:value-type="string" table:style-name="ce1">
            <text:p>8.1.01.03.07.0001.00074</text:p>
          </table:table-cell>
          <table:table-cell office:value-type="string" table:style-name="ce1">
            <text:p>Bendahara Pengeluaran Pembantu Atau Bendahara Penerimaan Pembantu Nilai Pagu Dana Di Atas Rp 100 Miliar SD Rp 250 Miliar</text:p>
          </table:table-cell>
          <table:table-cell office:value-type="string" table:style-name="ce1">
            <text:p>Bendahara Pengeluaran Pembantu Atau Bendahara Penerimaan Pembantu Nilai Pagu Dana Di Atas Rp 100 Miliar SD Rp 250 Miliar</text:p>
          </table:table-cell>
          <table:table-cell office:value-type="string" table:style-name="ce1">
            <text:p>Orang / Bulan</text:p>
          </table:table-cell>
          <table:table-cell office:value-type="float" office:value="1580000" table:style-name="ce1">
            <text:p>15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1" table:style-name="ce1">
            <text:p>7291731</text:p>
          </table:table-cell>
          <table:table-cell office:value-type="string" table:style-name="ce1">
            <text:p>8.1.01.03.07.0001.00075</text:p>
          </table:table-cell>
          <table:table-cell office:value-type="string" table:style-name="ce1">
            <text:p>Bendahara Pengeluaran Pembantu Atau Bendahara Penerimaan Pembantu Nilai Pagu Dana Di Atas Rp 250 Miliar SD Rp 500 Miliar</text:p>
          </table:table-cell>
          <table:table-cell office:value-type="string" table:style-name="ce1">
            <text:p>Bendahara Pengeluaran Pembantu Atau Bendahara Penerimaan Pembantu Nilai Pagu Dana Di Atas Rp 250 Miliar SD Rp 500 Miliar</text:p>
          </table:table-cell>
          <table:table-cell office:value-type="string" table:style-name="ce1">
            <text:p>Orang / Bulan</text:p>
          </table:table-cell>
          <table:table-cell office:value-type="float" office:value="1840000" table:style-name="ce1">
            <text:p>18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2" table:style-name="ce1">
            <text:p>7291732</text:p>
          </table:table-cell>
          <table:table-cell office:value-type="string" table:style-name="ce1">
            <text:p>8.1.01.03.07.0001.00076</text:p>
          </table:table-cell>
          <table:table-cell office:value-type="string" table:style-name="ce1">
            <text:p>Bendahara Pengeluaran Pembantu Atau Bendahara Penerimaan Pembantu Nilai Pagu Dana Di Atas Rp 500 Miliar SD Rp 750 Miliar</text:p>
          </table:table-cell>
          <table:table-cell office:value-type="string" table:style-name="ce1">
            <text:p>Bendahara Pengeluaran Pembantu Atau Bendahara Penerimaan Pembantu Nilai Pagu Dana Di Atas Rp 500 Miliar SD Rp 750 Miliar</text:p>
          </table:table-cell>
          <table:table-cell office:value-type="string" table:style-name="ce1">
            <text:p>Orang / Bulan</text:p>
          </table:table-cell>
          <table:table-cell office:value-type="float" office:value="2090000" table:style-name="ce1">
            <text:p>20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3" table:style-name="ce1">
            <text:p>7291733</text:p>
          </table:table-cell>
          <table:table-cell office:value-type="string" table:style-name="ce1">
            <text:p>8.1.01.03.07.0001.00077</text:p>
          </table:table-cell>
          <table:table-cell office:value-type="string" table:style-name="ce1">
            <text:p>Bendahara Pengeluaran Pembantu Atau Bendahara Penerimaan Pembantu Nilai Pagu Dana Di Atas Rp 750 Miliar SD Rp 1 Triliun</text:p>
          </table:table-cell>
          <table:table-cell office:value-type="string" table:style-name="ce1">
            <text:p>Bendahara Pengeluaran Pembantu Atau Bendahara Penerimaan Pembantu Nilai Pagu Dana Di Atas Rp 750 Miliar SD Rp 1 Triliun</text:p>
          </table:table-cell>
          <table:table-cell office:value-type="string" table:style-name="ce1">
            <text:p>Orang / Bulan</text:p>
          </table:table-cell>
          <table:table-cell office:value-type="float" office:value="2350000" table:style-name="ce1">
            <text:p>2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4" table:style-name="ce1">
            <text:p>7291734</text:p>
          </table:table-cell>
          <table:table-cell office:value-type="string" table:style-name="ce1">
            <text:p>8.1.01.03.07.0001.00078</text:p>
          </table:table-cell>
          <table:table-cell office:value-type="string" table:style-name="ce1">
            <text:p>Bendahara Pengeluaran Pembantu Atau Bendahara Penerimaan Pembantu Nilai Pagu Dana Di Atas Rp 1 Triliun</text:p>
          </table:table-cell>
          <table:table-cell office:value-type="string" table:style-name="ce1">
            <text:p>Bendahara Pengeluaran Pembantu Atau Bendahara Penerimaan Pembantu Nilai Pagu Dana Di Atas Rp 1 Triliun</text:p>
          </table:table-cell>
          <table:table-cell office:value-type="string" table:style-name="ce1">
            <text:p>Orang / Bulan</text:p>
          </table:table-cell>
          <table:table-cell office:value-type="float" office:value="2860000" table:style-name="ce1">
            <text:p>28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5" table:style-name="ce1">
            <text:p>7291735</text:p>
          </table:table-cell>
          <table:table-cell office:value-type="string" table:style-name="ce1">
            <text:p>8.1.01.03.07.0001.00079</text:p>
          </table:table-cell>
          <table:table-cell office:value-type="string" table:style-name="ce1">
            <text:p>Staf Pengelola Keuangan/Petugas Pengelola Administrsi Belanja Pagawai Nilai Pagu Dana SD Rp 100 Juta</text:p>
          </table:table-cell>
          <table:table-cell office:value-type="string" table:style-name="ce1">
            <text:p>Staf Pengelola Keuangan/Petugas Pengelola Administrsi Belanja Pagawai Nilai Pagu Dana SD Rp 100 Juta</text:p>
          </table:table-cell>
          <table:table-cell office:value-type="string" table:style-name="ce1">
            <text:p>Orang / Bulan</text:p>
          </table:table-cell>
          <table:table-cell office:value-type="float" office:value="260000" table:style-name="ce1">
            <text:p>2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6" table:style-name="ce1">
            <text:p>7291736</text:p>
          </table:table-cell>
          <table:table-cell office:value-type="string" table:style-name="ce1">
            <text:p>8.1.01.03.07.0001.00080</text:p>
          </table:table-cell>
          <table:table-cell office:value-type="string" table:style-name="ce1">
            <text:p>Staf Pengelola Keuangan/Petugas Pengelola Administrsi Belanja Pagawai Nilai Pagu Dana Di Atas Rp 100 Juta SD Rp 250 Juta</text:p>
          </table:table-cell>
          <table:table-cell office:value-type="string" table:style-name="ce1">
            <text:p>Staf Pengelola Keuangan/Petugas Pengelola Administrsi Belanja Pagawai Nilai Pagu Dana Di Atas Rp 100 Juta SD Rp 250 Juta</text:p>
          </table:table-cell>
          <table:table-cell office:value-type="string" table:style-name="ce1">
            <text:p>Orang / Bulan</text:p>
          </table:table-cell>
          <table:table-cell office:value-type="float" office:value="310000" table:style-name="ce1">
            <text:p>3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7" table:style-name="ce1">
            <text:p>7291737</text:p>
          </table:table-cell>
          <table:table-cell office:value-type="string" table:style-name="ce1">
            <text:p>8.1.01.03.07.0001.00081</text:p>
          </table:table-cell>
          <table:table-cell office:value-type="string" table:style-name="ce1">
            <text:p>Staf Pengelola Keuangan/Petugas Pengelola Administrsi Belanja Pagawai Nilai Pagu Dana Di Atas Rp 250 Juta SD Rp 500 Juta</text:p>
          </table:table-cell>
          <table:table-cell office:value-type="string" table:style-name="ce1">
            <text:p>Staf Pengelola Keuangan/Petugas Pengelola Administrsi Belanja Pagawai Nilai Pagu Dana Di Atas Rp 250 Juta SD Rp 500 Juta</text:p>
          </table:table-cell>
          <table:table-cell office:value-type="string" table:style-name="ce1">
            <text:p>Orang / Bulan</text:p>
          </table:table-cell>
          <table:table-cell office:value-type="float" office:value="370000" table:style-name="ce1">
            <text:p>3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8" table:style-name="ce1">
            <text:p>7291738</text:p>
          </table:table-cell>
          <table:table-cell office:value-type="string" table:style-name="ce1">
            <text:p>8.1.01.03.07.0001.00082</text:p>
          </table:table-cell>
          <table:table-cell office:value-type="string" table:style-name="ce1">
            <text:p>Staf Pengelola Keuangan/Petugas Pengelola Administrsi Belanja Pagawai Nilai Pagu Dana Di Atas Rp 500 Juta SD Rp 1 Miliar</text:p>
          </table:table-cell>
          <table:table-cell office:value-type="string" table:style-name="ce1">
            <text:p>Staf Pengelola Keuangan/Petugas Pengelola Administrsi Belanja Pagawai Nilai Pagu Dana Di Atas Rp 500 Juta SD Rp 1 Miliar</text:p>
          </table:table-cell>
          <table:table-cell office:value-type="string" table:style-name="ce1">
            <text:p>Orang / Bulan</text:p>
          </table:table-cell>
          <table:table-cell office:value-type="float" office:value="430000" table:style-name="ce1">
            <text:p>4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39" table:style-name="ce1">
            <text:p>7291739</text:p>
          </table:table-cell>
          <table:table-cell office:value-type="string" table:style-name="ce1">
            <text:p>8.1.01.03.07.0001.00083</text:p>
          </table:table-cell>
          <table:table-cell office:value-type="string" table:style-name="ce1">
            <text:p>Staf Pengelola Keuangan/Petugas Pengelola Administrsi Belanja Pagawai Nilai Pagu Dana Di Atas Rp 1 Miliar SD Rp 2,5 Miliar</text:p>
          </table:table-cell>
          <table:table-cell office:value-type="string" table:style-name="ce1">
            <text:p>Staf Pengelola Keuangan/Petugas Pengelola Administrsi Belanja Pagawai Nilai Pagu Dana Di Atas Rp 1 Miliar SD Rp 2,5 Miliar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0" table:style-name="ce1">
            <text:p>7291740</text:p>
          </table:table-cell>
          <table:table-cell office:value-type="string" table:style-name="ce1">
            <text:p>8.1.01.03.07.0001.00084</text:p>
          </table:table-cell>
          <table:table-cell office:value-type="string" table:style-name="ce1">
            <text:p>Staf Pengelola Keuangan/Petugas Pengelola Administrsi Belanja Pagawai Nilai Pagu Dana Di Atas Rp 2,5 Miliar SD Rp 5 Miliar</text:p>
          </table:table-cell>
          <table:table-cell office:value-type="string" table:style-name="ce1">
            <text:p>Staf Pengelola Keuangan/Petugas Pengelola Administrsi Belanja Pagawai Nilai Pagu Dana Di Atas Rp 2,5 Miliar SD Rp 5 Miliar</text:p>
          </table:table-cell>
          <table:table-cell office:value-type="string" table:style-name="ce1">
            <text:p>Orang / Bulan</text:p>
          </table:table-cell>
          <table:table-cell office:value-type="float" office:value="570000" table:style-name="ce1">
            <text:p>5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1" table:style-name="ce1">
            <text:p>7291741</text:p>
          </table:table-cell>
          <table:table-cell office:value-type="string" table:style-name="ce1">
            <text:p>8.1.01.03.07.0001.00085</text:p>
          </table:table-cell>
          <table:table-cell office:value-type="string" table:style-name="ce1">
            <text:p>Staf Pengelola Keuangan/Petugas Pengelola Administrsi Belanja Pagawai Nilai Pagu Dana Di Atas Rp 5 Miliar SD Rp 10 Miliar</text:p>
          </table:table-cell>
          <table:table-cell office:value-type="string" table:style-name="ce1">
            <text:p>Staf Pengelola Keuangan/Petugas Pengelola Administrsi Belanja Pagawai Nilai Pagu Dana Di Atas Rp 5 Miliar SD Rp 10 Miliar</text:p>
          </table:table-cell>
          <table:table-cell office:value-type="string" table:style-name="ce1">
            <text:p>Orang / Bulan</text:p>
          </table:table-cell>
          <table:table-cell office:value-type="float" office:value="640000" table:style-name="ce1">
            <text:p>6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2" table:style-name="ce1">
            <text:p>7291742</text:p>
          </table:table-cell>
          <table:table-cell office:value-type="string" table:style-name="ce1">
            <text:p>8.1.01.03.07.0001.00086</text:p>
          </table:table-cell>
          <table:table-cell office:value-type="string" table:style-name="ce1">
            <text:p>Staf Pengelola Keuangan/Petugas Pengelola Administrsi Belanja Pagawai Nilai Pagu Dana Di Atas Rp 10 Miliar SD Rp 25 Miliar</text:p>
          </table:table-cell>
          <table:table-cell office:value-type="string" table:style-name="ce1">
            <text:p>Staf Pengelola Keuangan/Petugas Pengelola Administrsi Belanja Pagawai Nilai Pagu Dana Di Atas Rp 10 Miliar SD Rp 25 Miliar</text:p>
          </table:table-cell>
          <table:table-cell office:value-type="string" table:style-name="ce1">
            <text:p>Orang / Bulan</text:p>
          </table:table-cell>
          <table:table-cell office:value-type="float" office:value="810000" table:style-name="ce1">
            <text:p>8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3" table:style-name="ce1">
            <text:p>7291743</text:p>
          </table:table-cell>
          <table:table-cell office:value-type="string" table:style-name="ce1">
            <text:p>8.1.01.03.07.0001.00087</text:p>
          </table:table-cell>
          <table:table-cell office:value-type="string" table:style-name="ce1">
            <text:p>Staf Pengelola Keuangan/Petugas Pengelola Administrsi Belanja Pagawai Nilai Pagu Dana Di Atas Rp 25 Miliar SD Rp 50 Miliar</text:p>
          </table:table-cell>
          <table:table-cell office:value-type="string" table:style-name="ce1">
            <text:p>Staf Pengelola Keuangan/Petugas Pengelola Administrsi Belanja Pagawai Nilai Pagu Dana Di Atas Rp 25 Miliar SD Rp 50 Miliar</text:p>
          </table:table-cell>
          <table:table-cell office:value-type="string" table:style-name="ce1">
            <text:p>Orang / Bulan</text:p>
          </table:table-cell>
          <table:table-cell office:value-type="float" office:value="980000" table:style-name="ce1">
            <text:p>9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4" table:style-name="ce1">
            <text:p>7291744</text:p>
          </table:table-cell>
          <table:table-cell office:value-type="string" table:style-name="ce1">
            <text:p>8.1.01.03.07.0001.00088</text:p>
          </table:table-cell>
          <table:table-cell office:value-type="string" table:style-name="ce1">
            <text:p>Staf Pengelola Keuangan/Petugas Pengelola Administrsi Belanja Pagawai Nilai Pagu Dana Di Atas Rp 50 Miliar SD Rp 75 Miliar</text:p>
          </table:table-cell>
          <table:table-cell office:value-type="string" table:style-name="ce1">
            <text:p>Staf Pengelola Keuangan/Petugas Pengelola Administrsi Belanja Pagawai Nilai Pagu Dana Di Atas Rp 50 Miliar SD Rp 75 Miliar</text:p>
          </table:table-cell>
          <table:table-cell office:value-type="string" table:style-name="ce1">
            <text:p>Orang / Bulan</text:p>
          </table:table-cell>
          <table:table-cell office:value-type="float" office:value="1150000" table:style-name="ce1">
            <text:p>11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5" table:style-name="ce1">
            <text:p>7291745</text:p>
          </table:table-cell>
          <table:table-cell office:value-type="string" table:style-name="ce1">
            <text:p>8.1.01.03.07.0001.00089</text:p>
          </table:table-cell>
          <table:table-cell office:value-type="string" table:style-name="ce1">
            <text:p>Staf Pengelola Keuangan/Petugas Pengelola Administrsi Belanja Pagawai Nilai Pagu Dana Di Atas Rp 75 Miliar SD Rp 100 Miliar</text:p>
          </table:table-cell>
          <table:table-cell office:value-type="string" table:style-name="ce1">
            <text:p>Staf Pengelola Keuangan/Petugas Pengelola Administrsi Belanja Pagawai Nilai Pagu Dana Di Atas Rp 75 Miliar SD Rp 100 Miliar</text:p>
          </table:table-cell>
          <table:table-cell office:value-type="string" table:style-name="ce1">
            <text:p>Orang / Bulan</text:p>
          </table:table-cell>
          <table:table-cell office:value-type="float" office:value="1330000" table:style-name="ce1">
            <text:p>13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6" table:style-name="ce1">
            <text:p>7291746</text:p>
          </table:table-cell>
          <table:table-cell office:value-type="string" table:style-name="ce1">
            <text:p>8.1.01.03.07.0001.00090</text:p>
          </table:table-cell>
          <table:table-cell office:value-type="string" table:style-name="ce1">
            <text:p>Staf Pengelola Keuangan/Petugas Pengelola Administrsi Belanja Pagawai Nilai Pagu Dana Di Atas Rp 100 Miliar SD Rp 250 Miliar</text:p>
          </table:table-cell>
          <table:table-cell office:value-type="string" table:style-name="ce1">
            <text:p>Staf Pengelola Keuangan/Petugas Pengelola Administrsi Belanja Pagawai Nilai Pagu Dana Di Atas Rp 100 Miliar SD Rp 250 Miliar</text:p>
          </table:table-cell>
          <table:table-cell office:value-type="string" table:style-name="ce1">
            <text:p>Orang / Bulan</text:p>
          </table:table-cell>
          <table:table-cell office:value-type="float" office:value="1580000" table:style-name="ce1">
            <text:p>15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7" table:style-name="ce1">
            <text:p>7291747</text:p>
          </table:table-cell>
          <table:table-cell office:value-type="string" table:style-name="ce1">
            <text:p>8.1.01.03.07.0001.00091</text:p>
          </table:table-cell>
          <table:table-cell office:value-type="string" table:style-name="ce1">
            <text:p>Staf Pengelola Keuangan/Petugas Pengelola Administrsi Belanja Pagawai Nilai Pagu Dana Di Atas Rp 250 Miliar SD Rp 500 Miliar</text:p>
          </table:table-cell>
          <table:table-cell office:value-type="string" table:style-name="ce1">
            <text:p>Staf Pengelola Keuangan/Petugas Pengelola Administrsi Belanja Pagawai Nilai Pagu Dana Di Atas Rp 250 Miliar SD Rp 500 Miliar</text:p>
          </table:table-cell>
          <table:table-cell office:value-type="string" table:style-name="ce1">
            <text:p>Orang / Bulan</text:p>
          </table:table-cell>
          <table:table-cell office:value-type="float" office:value="1840000" table:style-name="ce1">
            <text:p>18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8" table:style-name="ce1">
            <text:p>7291748</text:p>
          </table:table-cell>
          <table:table-cell office:value-type="string" table:style-name="ce1">
            <text:p>8.1.01.03.07.0001.00092</text:p>
          </table:table-cell>
          <table:table-cell office:value-type="string" table:style-name="ce1">
            <text:p>Staf Pengelola Keuangan/Petugas Pengelola Administrsi Belanja Pagawai Nilai Pagu Dana Di Atas Rp 500 Miliar SD Rp 750 Miliar</text:p>
          </table:table-cell>
          <table:table-cell office:value-type="string" table:style-name="ce1">
            <text:p>Staf Pengelola Keuangan/Petugas Pengelola Administrsi Belanja Pagawai Nilai Pagu Dana Di Atas Rp 500 Miliar SD Rp 750 Miliar</text:p>
          </table:table-cell>
          <table:table-cell office:value-type="string" table:style-name="ce1">
            <text:p>Orang / Bulan</text:p>
          </table:table-cell>
          <table:table-cell office:value-type="float" office:value="2090000" table:style-name="ce1">
            <text:p>20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49" table:style-name="ce1">
            <text:p>7291749</text:p>
          </table:table-cell>
          <table:table-cell office:value-type="string" table:style-name="ce1">
            <text:p>8.1.01.03.07.0001.00093</text:p>
          </table:table-cell>
          <table:table-cell office:value-type="string" table:style-name="ce1">
            <text:p>Staf Pengelola Keuangan/Petugas Pengelola Administrsi Belanja Pagawai Nilai Pagu Dana Di Atas Rp 750 Miliar SD Rp 1 Triliun</text:p>
          </table:table-cell>
          <table:table-cell office:value-type="string" table:style-name="ce1">
            <text:p>Staf Pengelola Keuangan/Petugas Pengelola Administrsi Belanja Pagawai Nilai Pagu Dana Di Atas Rp 750 Miliar SD Rp 1 Triliun</text:p>
          </table:table-cell>
          <table:table-cell office:value-type="string" table:style-name="ce1">
            <text:p>Orang / Bulan</text:p>
          </table:table-cell>
          <table:table-cell office:value-type="float" office:value="2350000" table:style-name="ce1">
            <text:p>2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50" table:style-name="ce1">
            <text:p>7291750</text:p>
          </table:table-cell>
          <table:table-cell office:value-type="string" table:style-name="ce1">
            <text:p>8.1.01.03.07.0001.00094</text:p>
          </table:table-cell>
          <table:table-cell office:value-type="string" table:style-name="ce1">
            <text:p>Staf Pengelola Keuangan/Petugas Pengelola Administrsi Belanja Pagawai Nilai Pagu Dana Di Atas Rp 1 Triliun</text:p>
          </table:table-cell>
          <table:table-cell office:value-type="string" table:style-name="ce1">
            <text:p>Staf Pengelola Keuangan/Petugas Pengelola Administrsi Belanja Pagawai Nilai Pagu Dana Di Atas Rp 1 Triliun</text:p>
          </table:table-cell>
          <table:table-cell office:value-type="string" table:style-name="ce1">
            <text:p>Orang / Bulan</text:p>
          </table:table-cell>
          <table:table-cell office:value-type="float" office:value="2860000" table:style-name="ce1">
            <text:p>28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51" table:style-name="ce1">
            <text:p>7291751</text:p>
          </table:table-cell>
          <table:table-cell office:value-type="string" table:style-name="ce1">
            <text:p>8.1.01.03.07.0001.00095</text:p>
          </table:table-cell>
          <table:table-cell office:value-type="string" table:style-name="ce1">
            <text:p>Pejabat Penatausahaan Keuangan Satuan Kerja Perangkat Daerah PPK SKPD Nilai Pagu Dana Di Atas Rp 500 Miliar SD Rp 750 Miliar</text:p>
          </table:table-cell>
          <table:table-cell office:value-type="string" table:style-name="ce1">
            <text:p>Pejabat Penatausahaan Keuangan Satuan Kerja Perangkat Daerah PPK SKPD Nilai Pagu Dana Di Atas Rp 500 Miliar SD Rp 750 Miliar</text:p>
          </table:table-cell>
          <table:table-cell office:value-type="string" table:style-name="ce1">
            <text:p>Orang / Bulan</text:p>
          </table:table-cell>
          <table:table-cell office:value-type="float" office:value="3230000" table:style-name="ce1">
            <text:p>32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90" table:style-name="ce1">
            <text:p>7291790</text:p>
          </table:table-cell>
          <table:table-cell office:value-type="string" table:style-name="ce1">
            <text:p>8.1.01.03.07.0001.00098</text:p>
          </table:table-cell>
          <table:table-cell office:value-type="string" table:style-name="ce1">
            <text:p>Pejabat Pengelola Keuangan Daerah PPKD / Pengguna Anggaran / Kuasa Pengguna Anggaran KPA Nilai Pagu Dana Di Atas Rp 500 Juta SD Rp 1 Miliar</text:p>
          </table:table-cell>
          <table:table-cell office:value-type="string" table:style-name="ce1">
            <text:p>Pejabat Pengelola Keuangan Daerah PPKD / Pengguna Anggaran / Kuasa Pengguna Anggaran KPA Nilai Pagu Dana Di Atas Rp 500 Juta SD Rp 1 Miliar</text:p>
          </table:table-cell>
          <table:table-cell office:value-type="string" table:style-name="ce1">
            <text:p>Orang / Bulan</text:p>
          </table:table-cell>
          <table:table-cell office:value-type="float" office:value="1660000" table:style-name="ce1">
            <text:p>16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89" table:style-name="ce1">
            <text:p>7291789</text:p>
          </table:table-cell>
          <table:table-cell office:value-type="string" table:style-name="ce1">
            <text:p>8.1.01.03.07.0001.00097</text:p>
          </table:table-cell>
          <table:table-cell office:value-type="string" table:style-name="ce1">
            <text:p>Pejabat Pengelola Keuangan Daerah PPKD / Pengguna Anggaran / Kuasa Pengguna Anggaran KPA Nilai Pagu Dana Di Atas Rp 1 Miliar SD Rp 2,5 Miliar</text:p>
          </table:table-cell>
          <table:table-cell office:value-type="string" table:style-name="ce1">
            <text:p>Pejabat Pengelola Keuangan Daerah PPKD / Pengguna Anggaran / Kuasa Pengguna Anggaran KPA Nilai Pagu Dana Di Atas Rp 1 Miliar SD Rp 2,5 Miliar</text:p>
          </table:table-cell>
          <table:table-cell office:value-type="string" table:style-name="ce1">
            <text:p>Orang / Bulan</text:p>
          </table:table-cell>
          <table:table-cell office:value-type="float" office:value="1970000" table:style-name="ce1">
            <text:p>19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87" table:style-name="ce1">
            <text:p>7291787</text:p>
          </table:table-cell>
          <table:table-cell office:value-type="string" table:style-name="ce1">
            <text:p>8.1.01.03.07.0001.00096</text:p>
          </table:table-cell>
          <table:table-cell office:value-type="string" table:style-name="ce1">
            <text:p>Wakil Pemegang Kekuasaan Pengelolaan Keuangan Daerah</text:p>
          </table:table-cell>
          <table:table-cell office:value-type="string" table:style-name="ce1">
            <text:p>Wakil Pemegang Kekuasaan Pengelolaan Keuangan Daerah</text:p>
          </table:table-cell>
          <table:table-cell office:value-type="string" table:style-name="ce1">
            <text:p>Orang / Bulan</text:p>
          </table:table-cell>
          <table:table-cell office:value-type="float" office:value="8000000" table:style-name="ce1">
            <text:p>8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5" table:style-name="ce1">
            <text:p>7291725</text:p>
          </table:table-cell>
          <table:table-cell office:value-type="string" table:style-name="ce1">
            <text:p>8.1.01.03.07.0001.00069</text:p>
          </table:table-cell>
          <table:table-cell office:value-type="string" table:style-name="ce1">
            <text:p>Bendahara Pengeluaran Pembantu Atau Bendahara Penerimaan Pembantu Nilai Pagu Dana Di Atas Rp 5 Miliar SD Rp 10 Miliar</text:p>
          </table:table-cell>
          <table:table-cell office:value-type="string" table:style-name="ce1">
            <text:p>Bendahara Pengeluaran Pembantu Atau Bendahara Penerimaan Pembantu Nilai Pagu Dana Di Atas Rp 5 Miliar SD Rp 10 Miliar</text:p>
          </table:table-cell>
          <table:table-cell office:value-type="string" table:style-name="ce1">
            <text:p>Orang / Bulan</text:p>
          </table:table-cell>
          <table:table-cell office:value-type="float" office:value="640000" table:style-name="ce1">
            <text:p>6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7" table:style-name="ce1">
            <text:p>7291727</text:p>
          </table:table-cell>
          <table:table-cell office:value-type="string" table:style-name="ce1">
            <text:p>8.1.01.03.07.0001.00071</text:p>
          </table:table-cell>
          <table:table-cell office:value-type="string" table:style-name="ce1">
            <text:p>Bendahara Pengeluaran Pembantu Atau Bendahara Penerimaan Pembantu Nilai Pagu Dana Di Atas Rp 25 Miliar SD Rp 50 Miliar</text:p>
          </table:table-cell>
          <table:table-cell office:value-type="string" table:style-name="ce1">
            <text:p>Bendahara Pengeluaran Pembantu Atau Bendahara Penerimaan Pembantu Nilai Pagu Dana Di Atas Rp 25 Miliar SD Rp 50 Miliar</text:p>
          </table:table-cell>
          <table:table-cell office:value-type="string" table:style-name="ce1">
            <text:p>Orang / Bulan</text:p>
          </table:table-cell>
          <table:table-cell office:value-type="float" office:value="980000" table:style-name="ce1">
            <text:p>9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98" table:style-name="ce1">
            <text:p>7291798</text:p>
          </table:table-cell>
          <table:table-cell office:value-type="string" table:style-name="ce1">
            <text:p>8.1.01.03.07.0001.00106</text:p>
          </table:table-cell>
          <table:table-cell office:value-type="string" table:style-name="ce1">
            <text:p>Pejabat Pengelola Keuangan Daerah PPKD / Pengguna Anggaran / Kuasa Pengguna Anggaran KPA Nilai Pagu Dana Di Atas Rp 2,5 Miliar SD Rp 5 Miliar</text:p>
          </table:table-cell>
          <table:table-cell office:value-type="string" table:style-name="ce1">
            <text:p>Pejabat Pengelola Keuangan Daerah PPKD/ Pengguna Anggaran / Kuasa Pengguna Anggaran KPA Nilai Pagu Dana Di Atas Rp 2,5 Miliar SD Rp 5 Miliar</text:p>
          </table:table-cell>
          <table:table-cell office:value-type="string" table:style-name="ce1">
            <text:p>Orang / Bulan</text:p>
          </table:table-cell>
          <table:table-cell office:value-type="float" office:value="2280000" table:style-name="ce1">
            <text:p>22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97" table:style-name="ce1">
            <text:p>7291797</text:p>
          </table:table-cell>
          <table:table-cell office:value-type="string" table:style-name="ce1">
            <text:p>8.1.01.03.07.0001.00105</text:p>
          </table:table-cell>
          <table:table-cell office:value-type="string" table:style-name="ce1">
            <text:p>Pejabat Pengelola Keuangan Daerah PPKD / Pengguna Anggaran / Kuasa Pengguna Anggaran Nilai Pagu Dana Di Atas Rp 5 Miliar SD Rp 10 Miliar</text:p>
          </table:table-cell>
          <table:table-cell office:value-type="string" table:style-name="ce1">
            <text:p>Pejabat Pengelola Keuangan Daerah PPKD / Pengguna Anggaran / Kuasa Pengguna Anggaran Nilai Pagu Dana Di Atas Rp 5 Miliar SD Rp 10 Miliar</text:p>
          </table:table-cell>
          <table:table-cell office:value-type="string" table:style-name="ce1">
            <text:p>Orang / Bulan</text:p>
          </table:table-cell>
          <table:table-cell office:value-type="float" office:value="2590000" table:style-name="ce1">
            <text:p>25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95" table:style-name="ce1">
            <text:p>7291795</text:p>
          </table:table-cell>
          <table:table-cell office:value-type="string" table:style-name="ce1">
            <text:p>8.1.01.03.07.0001.00103</text:p>
          </table:table-cell>
          <table:table-cell office:value-type="string" table:style-name="ce1">
            <text:p>Pejabat Pengelola Keuangan Daerah PPKD / Pengguna Anggaran / Kuasa Pengguna Anggaran KPA Nilai Pagu Dana Di Atas Rp 25 Miliar SD Rp 50 Miliar</text:p>
          </table:table-cell>
          <table:table-cell office:value-type="string" table:style-name="ce1">
            <text:p>Pejabat Pengelola Keuangan Daerah PPKD / Pengguna Anggaran / Kuasa Pengguna Anggaran KPA Nilai Pagu Dana Di Atas Rp 25 Miliar SD Rp 50 Miliar</text:p>
          </table:table-cell>
          <table:table-cell office:value-type="string" table:style-name="ce1">
            <text:p>Orang / Bulan</text:p>
          </table:table-cell>
          <table:table-cell office:value-type="float" office:value="3420000" table:style-name="ce1">
            <text:p>34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94" table:style-name="ce1">
            <text:p>7291794</text:p>
          </table:table-cell>
          <table:table-cell office:value-type="string" table:style-name="ce1">
            <text:p>8.1.01.03.07.0001.00102</text:p>
          </table:table-cell>
          <table:table-cell office:value-type="string" table:style-name="ce1">
            <text:p>Pejabat Pengelola Keuangan Daerah PPKD / Pengguna Anggaran / Kuasa Pengguna Anggaran KPA Nilai Pagu Dana Di Atas Rp 50 Miliar SD Rp 75 Miliar</text:p>
          </table:table-cell>
          <table:table-cell office:value-type="string" table:style-name="ce1">
            <text:p>Pejabat Pengelola Keuangan Daerah PPKD / Pengguna Anggaran / Kuasa Pengguna Anggaran KPA Nilai Pagu Dana Di Atas Rp 50 Miliar SD Rp 75 Miliar</text:p>
          </table:table-cell>
          <table:table-cell office:value-type="string" table:style-name="ce1">
            <text:p>Orang / Bulan</text:p>
          </table:table-cell>
          <table:table-cell office:value-type="float" office:value="3840000" table:style-name="ce1">
            <text:p>38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93" table:style-name="ce1">
            <text:p>7291793</text:p>
          </table:table-cell>
          <table:table-cell office:value-type="string" table:style-name="ce1">
            <text:p>8.1.01.03.07.0001.00101</text:p>
          </table:table-cell>
          <table:table-cell office:value-type="string" table:style-name="ce1">
            <text:p>Pejabat Pengelola Keuangan Daerah PPKD / Pengguna Anggaran / Kuasa Pengguna Anggaran KPA Nilai Pagu Dana SD Rp 100 Juta</text:p>
          </table:table-cell>
          <table:table-cell office:value-type="string" table:style-name="ce1">
            <text:p>Pejabat Pengelola Keuangan Daerah PPKD / Pengguna Anggaran / Kuasa Pengguna Anggaran KPA Nilai Pagu Dana SD Rp 100 Juta</text:p>
          </table:table-cell>
          <table:table-cell office:value-type="string" table:style-name="ce1">
            <text:p>Orang / Bulan</text:p>
          </table:table-cell>
          <table:table-cell office:value-type="float" office:value="1040000" table:style-name="ce1">
            <text:p>10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92" table:style-name="ce1">
            <text:p>7291792</text:p>
          </table:table-cell>
          <table:table-cell office:value-type="string" table:style-name="ce1">
            <text:p>8.1.01.03.07.0001.00100</text:p>
          </table:table-cell>
          <table:table-cell office:value-type="string" table:style-name="ce1">
            <text:p>Pejabat Pengelola Keuangan Daerah PPKD / Pengguna Anggaran / Kuasa Pengguna Anggaran KPA Nilai Pagu Dana Di Atas Rp 100 Juta SD Rp 250 Juta</text:p>
          </table:table-cell>
          <table:table-cell office:value-type="string" table:style-name="ce1">
            <text:p>Pejabat Pengelola Keuangan Daerah PPKD / Pengguna Anggaran / Kuasa Pengguna Anggaran KPA Nilai Pagu Dana Di Atas Rp 100 Juta SD Rp 250 Juta</text:p>
          </table:table-cell>
          <table:table-cell office:value-type="string" table:style-name="ce1">
            <text:p>Orang 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2465" table:style-name="ce1">
            <text:p>7292465</text:p>
          </table:table-cell>
          <table:table-cell office:value-type="string" table:style-name="ce1">
            <text:p>8.1.01.03.07.0001.00108</text:p>
          </table:table-cell>
          <table:table-cell office:value-type="string" table:style-name="ce1">
            <text:p>Pemegang Kekuasaan Pengelolaan keuangan Daerah</text:p>
          </table:table-cell>
          <table:table-cell office:value-type="string" table:style-name="ce1">
            <text:p>Pemegang Kekuasaan Pengelolaan keuangan Daerah/Walikota</text:p>
          </table:table-cell>
          <table:table-cell office:value-type="string" table:style-name="ce1">
            <text:p>Orang / Bulan</text:p>
          </table:table-cell>
          <table:table-cell office:value-type="float" office:value="10000000" table:style-name="ce1">
            <text:p>10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96" table:style-name="ce1">
            <text:p>7291796</text:p>
          </table:table-cell>
          <table:table-cell office:value-type="string" table:style-name="ce1">
            <text:p>8.1.01.03.07.0001.00104</text:p>
          </table:table-cell>
          <table:table-cell office:value-type="string" table:style-name="ce1">
            <text:p>Pejabat Pengelola Keuangan Daerah PPKD / Pengguna Anggaran / Kuasa Pengguna Anggaran KPA Nilai Pagu Dana Di Atas Rp 10 Miliar SD Rp 25 Miliar</text:p>
          </table:table-cell>
          <table:table-cell office:value-type="string" table:style-name="ce1">
            <text:p>Pejabat Pengelola Keuangan Daerah PPKD / Pengguna Anggaran / Kuasa Pengguna Anggaran KPA Nilai Pagu Dana Di Atas Rp 10 Miliar SD Rp 25 Miliar</text:p>
          </table:table-cell>
          <table:table-cell office:value-type="string" table:style-name="ce1">
            <text:p>Orang / Bulan</text:p>
          </table:table-cell>
          <table:table-cell office:value-type="float" office:value="3010000" table:style-name="ce1">
            <text:p>30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2181" table:style-name="ce1">
            <text:p>7292181</text:p>
          </table:table-cell>
          <table:table-cell office:value-type="string" table:style-name="ce1">
            <text:p>8.1.01.03.07.0001.00107</text:p>
          </table:table-cell>
          <table:table-cell office:value-type="string" table:style-name="ce1">
            <text:p>Wakil Pemegang Kekuasaan Pengelolaan Keuangan Daerah</text:p>
          </table:table-cell>
          <table:table-cell office:value-type="string" table:style-name="ce1">
            <text:p>Wakil Pemegang Kekuasaan Pengelolaan Keuangan Daerah/Wakil Walikota</text:p>
          </table:table-cell>
          <table:table-cell office:value-type="string" table:style-name="ce1">
            <text:p>Orang / Bulan</text:p>
          </table:table-cell>
          <table:table-cell office:value-type="float" office:value="8000000" table:style-name="ce1">
            <text:p>8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91" table:style-name="ce1">
            <text:p>7291791</text:p>
          </table:table-cell>
          <table:table-cell office:value-type="string" table:style-name="ce1">
            <text:p>8.1.01.03.07.0001.00099</text:p>
          </table:table-cell>
          <table:table-cell office:value-type="string" table:style-name="ce1">
            <text:p>Pejabat Pengelola Keuangan Daerah PPKD / Pengguna Anggaran / Kuasa Pengguna Anggaran KPA Nilai Pagu Dana Di Atas Rp 250 Juta SD Rp 500 Juta</text:p>
          </table:table-cell>
          <table:table-cell office:value-type="string" table:style-name="ce1">
            <text:p>Pejabat Pengelola Keuangan Daerah PPKD / Pengguna Anggaran / Kuasa Pengguna Anggaran KPA Nilai Pagu Dana Di Atas Rp 250 Juta SD Rp 500 Juta</text:p>
          </table:table-cell>
          <table:table-cell office:value-type="string" table:style-name="ce1">
            <text:p>Orang / Bulan</text:p>
          </table:table-cell>
          <table:table-cell office:value-type="float" office:value="1450000" table:style-name="ce1">
            <text:p>1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66" table:style-name="ce1">
            <text:p>7291666</text:p>
          </table:table-cell>
          <table:table-cell office:value-type="string" table:style-name="ce1">
            <text:p>8.1.01.03.07.0001.00010</text:p>
          </table:table-cell>
          <table:table-cell office:value-type="string" table:style-name="ce1">
            <text:p>Bendahara Pengeluaran Pembantu Atau Bendahara Penerimaan Pembantu Nilai Pagu Dana Di Atas Rp 250 Juta SD Rp 500 Juta</text:p>
          </table:table-cell>
          <table:table-cell office:value-type="string" table:style-name="ce1">
            <text:p>Bendahara Pengeluaran Pembantu Atau Bendahara Penerimaan Pembantu Nilai Pagu Dana Di Atas Rp 250 Juta SD Rp 500 Juta</text:p>
          </table:table-cell>
          <table:table-cell office:value-type="string" table:style-name="ce1">
            <text:p>Orang / Bulan</text:p>
          </table:table-cell>
          <table:table-cell office:value-type="float" office:value="370000" table:style-name="ce1">
            <text:p>3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67" table:style-name="ce1">
            <text:p>7291667</text:p>
          </table:table-cell>
          <table:table-cell office:value-type="string" table:style-name="ce1">
            <text:p>8.1.01.03.07.0001.00011</text:p>
          </table:table-cell>
          <table:table-cell office:value-type="string" table:style-name="ce1">
            <text:p>Pejabat Pengelola Keuangan Daerah PPKD / Pengguna Anggaran / Kuasa Pengguna Anggaran KPA Nilai Pagu Dana Di Atas Rp 75 Miliar SD Rp 100 Miliar</text:p>
          </table:table-cell>
          <table:table-cell office:value-type="string" table:style-name="ce1">
            <text:p>Pejabat Pengelola Keuangan Daerah PPKD / Pengguna Anggaran / Kuasa Pengguna Anggaran KPA Nilai Pagu Dana Di Atas Rp 75 Miliar SD Rp 100 Miliar</text:p>
          </table:table-cell>
          <table:table-cell office:value-type="string" table:style-name="ce1">
            <text:p>Orang / Bulan</text:p>
          </table:table-cell>
          <table:table-cell office:value-type="float" office:value="4250000" table:style-name="ce1">
            <text:p>4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68" table:style-name="ce1">
            <text:p>7291668</text:p>
          </table:table-cell>
          <table:table-cell office:value-type="string" table:style-name="ce1">
            <text:p>8.1.01.03.07.0001.00012</text:p>
          </table:table-cell>
          <table:table-cell office:value-type="string" table:style-name="ce1">
            <text:p>Pejabat Pengelola Keuangan Daerah PPKD / Pengguna Anggaran / Kuasa Pengguna Anggaran KPA Nilai Pagu Dana Di Atas Rp 100 Miliar SD Rp 250 Miliar</text:p>
          </table:table-cell>
          <table:table-cell office:value-type="string" table:style-name="ce1">
            <text:p>Pejabat Pengelola Keuangan Daerah PPKD / Pengguna Anggaran / Kuasa Pengguna Anggaran KPA Nilai Pagu Dana Di Atas Rp 100 Miliar SD Rp 250 Miliar</text:p>
          </table:table-cell>
          <table:table-cell office:value-type="string" table:style-name="ce1">
            <text:p>Orang / Bulan</text:p>
          </table:table-cell>
          <table:table-cell office:value-type="float" office:value="4770000" table:style-name="ce1">
            <text:p>47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69" table:style-name="ce1">
            <text:p>7291669</text:p>
          </table:table-cell>
          <table:table-cell office:value-type="string" table:style-name="ce1">
            <text:p>8.1.01.03.07.0001.00013</text:p>
          </table:table-cell>
          <table:table-cell office:value-type="string" table:style-name="ce1">
            <text:p>Pejabat Pengelola Keuangan Daerah PPKD / Pengguna Anggaran / Kuasa Pengguna Anggaran KPA Nilai Pagu Dana Di Atas Rp 250 Miliar SD Rp 500 Miliar</text:p>
          </table:table-cell>
          <table:table-cell office:value-type="string" table:style-name="ce1">
            <text:p>Pejabat Pengelola Keuangan Daerah PPKD / Pengguna Anggaran / Kuasa Pengguna Anggaran KPA Nilai Pagu Dana Di Atas Rp 250 Miliar SD Rp 500 Miliar</text:p>
          </table:table-cell>
          <table:table-cell office:value-type="string" table:style-name="ce1">
            <text:p>Orang / Bulan</text:p>
          </table:table-cell>
          <table:table-cell office:value-type="float" office:value="5290000" table:style-name="ce1">
            <text:p>52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0" table:style-name="ce1">
            <text:p>7291670</text:p>
          </table:table-cell>
          <table:table-cell office:value-type="string" table:style-name="ce1">
            <text:p>8.1.01.03.07.0001.00014</text:p>
          </table:table-cell>
          <table:table-cell office:value-type="string" table:style-name="ce1">
            <text:p>Pejabat Pengelola Keuangan Daerah PPKD / Pengguna Anggaran / Kuasa Pengguna Anggaran KPA Nilai Pagu Dana Di Atas Rp 500 Miliar SD Rp 750 Miliar</text:p>
          </table:table-cell>
          <table:table-cell office:value-type="string" table:style-name="ce1">
            <text:p>Pejabat Pengelola Keuangan Daerah PPKD / Pengguna Anggaran / Kuasa Pengguna Anggaran KPA Nilai Pagu Dana Di Atas Rp 500 Miliar SD Rp 750 Miliar</text:p>
          </table:table-cell>
          <table:table-cell office:value-type="string" table:style-name="ce1">
            <text:p>Orang / Bulan</text:p>
          </table:table-cell>
          <table:table-cell office:value-type="float" office:value="5810000" table:style-name="ce1">
            <text:p>58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1" table:style-name="ce1">
            <text:p>7291671</text:p>
          </table:table-cell>
          <table:table-cell office:value-type="string" table:style-name="ce1">
            <text:p>8.1.01.03.07.0001.00015</text:p>
          </table:table-cell>
          <table:table-cell office:value-type="string" table:style-name="ce1">
            <text:p>Pejabat Pengelola Keuangan Daerah PPKD / Pengguna Anggaran / Kuasa Pengguna Anggaran KPA Nilai Pagu Dana Di Atas Rp 750 Miliar SD Rp 1 Triliun</text:p>
          </table:table-cell>
          <table:table-cell office:value-type="string" table:style-name="ce1">
            <text:p>Pejabat Pengelola Keuangan Daerah PPKD / Pengguna Anggaran / Kuasa Pengguna Anggaran KPA Nilai Pagu Dana Di Atas Rp 750 Miliar SD Rp 1 Triliun</text:p>
          </table:table-cell>
          <table:table-cell office:value-type="string" table:style-name="ce1">
            <text:p>Orang / Bulan</text:p>
          </table:table-cell>
          <table:table-cell office:value-type="float" office:value="6330000" table:style-name="ce1">
            <text:p>63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2" table:style-name="ce1">
            <text:p>7291672</text:p>
          </table:table-cell>
          <table:table-cell office:value-type="string" table:style-name="ce1">
            <text:p>8.1.01.03.07.0001.00016</text:p>
          </table:table-cell>
          <table:table-cell office:value-type="string" table:style-name="ce1">
            <text:p>Pejabat Pengelola Keuangan Daerah PPKD / Pengguna Anggaran / Kuasa Pengguna Anggaran KPA Nilai Pagu Dana Di Atas Rp 1 Triliun</text:p>
          </table:table-cell>
          <table:table-cell office:value-type="string" table:style-name="ce1">
            <text:p>Pejabat Pengelola Keuangan Daerah PPKD / Pengguna Anggaran / Kuasa Pengguna Anggaran KPA Nilai Pagu Dana Di Atas Rp 1 Triliun</text:p>
          </table:table-cell>
          <table:table-cell office:value-type="string" table:style-name="ce1">
            <text:p>Orang / Bulan</text:p>
          </table:table-cell>
          <table:table-cell office:value-type="float" office:value="7370000" table:style-name="ce1">
            <text:p>73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3" table:style-name="ce1">
            <text:p>7291673</text:p>
          </table:table-cell>
          <table:table-cell office:value-type="string" table:style-name="ce1">
            <text:p>8.1.01.03.07.0001.00017</text:p>
          </table:table-cell>
          <table:table-cell office:value-type="string" table:style-name="ce1">
            <text:p>Pejabat Pelaksana Teknis Kegiatan PPTK Nilai Pagu Dana SD Rp 100 Juta</text:p>
          </table:table-cell>
          <table:table-cell office:value-type="string" table:style-name="ce1">
            <text:p>Pejabat Pelaksana Teknis Kegiatan PPTK Nilai Pagu Dana SD Rp 100 Juta</text:p>
          </table:table-cell>
          <table:table-cell office:value-type="string" table:style-name="ce1">
            <text:p>Orang / Bulan</text:p>
          </table:table-cell>
          <table:table-cell office:value-type="float" office:value="1010000" table:style-name="ce1">
            <text:p>10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4" table:style-name="ce1">
            <text:p>7291674</text:p>
          </table:table-cell>
          <table:table-cell office:value-type="string" table:style-name="ce1">
            <text:p>8.1.01.03.07.0001.00018</text:p>
          </table:table-cell>
          <table:table-cell office:value-type="string" table:style-name="ce1">
            <text:p>Pejabat Pelaksana Teknis Kegiatan PPTK Nilai Pagu Dana Di Atas Rp 100 Juta SD Rp 250 Juta</text:p>
          </table:table-cell>
          <table:table-cell office:value-type="string" table:style-name="ce1">
            <text:p>Pejabat Pelaksana Teknis Kegiatan PPTK Nilai Pagu Dana Di Atas Rp 100 Juta SD Rp 250 Juta</text:p>
          </table:table-cell>
          <table:table-cell office:value-type="string" table:style-name="ce1">
            <text:p>Orang / Bulan</text:p>
          </table:table-cell>
          <table:table-cell office:value-type="float" office:value="1210000" table:style-name="ce1">
            <text:p>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5" table:style-name="ce1">
            <text:p>7291675</text:p>
          </table:table-cell>
          <table:table-cell office:value-type="string" table:style-name="ce1">
            <text:p>8.1.01.03.07.0001.00019</text:p>
          </table:table-cell>
          <table:table-cell office:value-type="string" table:style-name="ce1">
            <text:p>Pejabat Pelaksana Teknis Kegiatan PPTK Nilai Pagu Dana Di Atas Rp 250 Juta SD Rp 500 Juta</text:p>
          </table:table-cell>
          <table:table-cell office:value-type="string" table:style-name="ce1">
            <text:p>Pejabat Pelaksana Teknis Kegiatan PPTK Nilai Pagu Dana Di Atas Rp 250 Juta SD Rp 500 Juta</text:p>
          </table:table-cell>
          <table:table-cell office:value-type="string" table:style-name="ce1">
            <text:p>Orang / Bulan</text:p>
          </table:table-cell>
          <table:table-cell office:value-type="float" office:value="1410000" table:style-name="ce1">
            <text:p>14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6" table:style-name="ce1">
            <text:p>7291676</text:p>
          </table:table-cell>
          <table:table-cell office:value-type="string" table:style-name="ce1">
            <text:p>8.1.01.03.07.0001.00020</text:p>
          </table:table-cell>
          <table:table-cell office:value-type="string" table:style-name="ce1">
            <text:p>Pejabat Pelaksana Teknis Kegiatan PPTK Nilai Pagu Dana Di Atas Rp 500 Juta SD Rp 1 Miliar</text:p>
          </table:table-cell>
          <table:table-cell office:value-type="string" table:style-name="ce1">
            <text:p>Pejabat Pelaksana Teknis Kegiatan PPTK Nilai Pagu Dana Di Atas Rp 500 Juta SD Rp 1 Miliar</text:p>
          </table:table-cell>
          <table:table-cell office:value-type="string" table:style-name="ce1">
            <text:p>Orang / Bulan</text:p>
          </table:table-cell>
          <table:table-cell office:value-type="float" office:value="1610000" table:style-name="ce1">
            <text:p>16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7" table:style-name="ce1">
            <text:p>7291677</text:p>
          </table:table-cell>
          <table:table-cell office:value-type="string" table:style-name="ce1">
            <text:p>8.1.01.03.07.0001.00021</text:p>
          </table:table-cell>
          <table:table-cell office:value-type="string" table:style-name="ce1">
            <text:p>Pejabat Pelaksana Teknis Kegiatan PPTK Nilai Pagu Dana Di Atas Rp 1 Miliar SD Rp 2,5 Miliar</text:p>
          </table:table-cell>
          <table:table-cell office:value-type="string" table:style-name="ce1">
            <text:p>Pejabat Pelaksana Teknis Kegiatan PPTK Nilai Pagu Dana Di Atas Rp 1 Miliar SD Rp 2,5 Miliar</text:p>
          </table:table-cell>
          <table:table-cell office:value-type="string" table:style-name="ce1">
            <text:p>Orang / Bulan</text:p>
          </table:table-cell>
          <table:table-cell office:value-type="float" office:value="1910000" table:style-name="ce1">
            <text:p>19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8" table:style-name="ce1">
            <text:p>7291678</text:p>
          </table:table-cell>
          <table:table-cell office:value-type="string" table:style-name="ce1">
            <text:p>8.1.01.03.07.0001.00022</text:p>
          </table:table-cell>
          <table:table-cell office:value-type="string" table:style-name="ce1">
            <text:p>Pejabat Pelaksana Teknis Kegiatan PPTK Nilai Pagu Dana Di Atas Rp 2,5 Miliar SD Rp 5 Miliar</text:p>
          </table:table-cell>
          <table:table-cell office:value-type="string" table:style-name="ce1">
            <text:p>Pejabat Pelaksana Teknis Kegiatan PPTK Nilai Pagu Dana Di Atas Rp 2,5 Miliar SD Rp 5 Miliar</text:p>
          </table:table-cell>
          <table:table-cell office:value-type="string" table:style-name="ce1">
            <text:p>Orang / Bulan</text:p>
          </table:table-cell>
          <table:table-cell office:value-type="float" office:value="2210000" table:style-name="ce1">
            <text:p>2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79" table:style-name="ce1">
            <text:p>7291679</text:p>
          </table:table-cell>
          <table:table-cell office:value-type="string" table:style-name="ce1">
            <text:p>8.1.01.03.07.0001.00023</text:p>
          </table:table-cell>
          <table:table-cell office:value-type="string" table:style-name="ce1">
            <text:p>Pejabat Pelaksana Teknis Kegiatan PPTK Nilai Pagu Dana Di Atas Rp 5 Miliar SD Rp 10 Miliar</text:p>
          </table:table-cell>
          <table:table-cell office:value-type="string" table:style-name="ce1">
            <text:p>Pejabat Pelaksana Teknis Kegiatan PPTK Nilai Pagu Dana Di Atas Rp 5 Miliar SD Rp 10 Miliar</text:p>
          </table:table-cell>
          <table:table-cell office:value-type="string" table:style-name="ce1">
            <text:p>Orang / Bulan</text:p>
          </table:table-cell>
          <table:table-cell office:value-type="float" office:value="2520000" table:style-name="ce1">
            <text:p>2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0" table:style-name="ce1">
            <text:p>7291680</text:p>
          </table:table-cell>
          <table:table-cell office:value-type="string" table:style-name="ce1">
            <text:p>8.1.01.03.07.0001.00024</text:p>
          </table:table-cell>
          <table:table-cell office:value-type="string" table:style-name="ce1">
            <text:p>Pejabat Pelaksana Teknis Kegiatan PPTK Nilai Pagu Dana Di Atas Rp 10 Miliar SD Rp 25 Miliar</text:p>
          </table:table-cell>
          <table:table-cell office:value-type="string" table:style-name="ce1">
            <text:p>Pejabat Pelaksana Teknis Kegiatan PPTK Nilai Pagu Dana Di Atas Rp 10 Miliar SD Rp 25 Miliar</text:p>
          </table:table-cell>
          <table:table-cell office:value-type="string" table:style-name="ce1">
            <text:p>Orang / Bulan</text:p>
          </table:table-cell>
          <table:table-cell office:value-type="float" office:value="2920000" table:style-name="ce1">
            <text:p>29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1" table:style-name="ce1">
            <text:p>7291681</text:p>
          </table:table-cell>
          <table:table-cell office:value-type="string" table:style-name="ce1">
            <text:p>8.1.01.03.07.0001.00025</text:p>
          </table:table-cell>
          <table:table-cell office:value-type="string" table:style-name="ce1">
            <text:p>Pejabat Pelaksana Teknis Kegiatan PPTK Nilai Pagu Dana Di Atas Rp 25 Miliar SD Rp 50 Miliar</text:p>
          </table:table-cell>
          <table:table-cell office:value-type="string" table:style-name="ce1">
            <text:p>Pejabat Pelaksana Teknis Kegiatan PPTK Nilai Pagu Dana Di Atas Rp 25 Miliar SD Rp 50 Miliar</text:p>
          </table:table-cell>
          <table:table-cell office:value-type="string" table:style-name="ce1">
            <text:p>Orang / Bulan</text:p>
          </table:table-cell>
          <table:table-cell office:value-type="float" office:value="3320000" table:style-name="ce1">
            <text:p>33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2" table:style-name="ce1">
            <text:p>7291682</text:p>
          </table:table-cell>
          <table:table-cell office:value-type="string" table:style-name="ce1">
            <text:p>8.1.01.03.07.0001.00026</text:p>
          </table:table-cell>
          <table:table-cell office:value-type="string" table:style-name="ce1">
            <text:p>Pejabat Pelaksana Teknis Kegiatan PPTK Nilai Pagu Dana Di Atas Rp 50 Miliar SD Rp 75 Miliar</text:p>
          </table:table-cell>
          <table:table-cell office:value-type="string" table:style-name="ce1">
            <text:p>Pejabat Pelaksana Teknis Kegiatan PPTK Nilai Pagu Dana Di Atas Rp 50 Miliar SD Rp 75 Miliar</text:p>
          </table:table-cell>
          <table:table-cell office:value-type="string" table:style-name="ce1">
            <text:p>Orang / Bulan</text:p>
          </table:table-cell>
          <table:table-cell office:value-type="float" office:value="3720000" table:style-name="ce1">
            <text:p>37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3" table:style-name="ce1">
            <text:p>7291683</text:p>
          </table:table-cell>
          <table:table-cell office:value-type="string" table:style-name="ce1">
            <text:p>8.1.01.03.07.0001.00027</text:p>
          </table:table-cell>
          <table:table-cell office:value-type="string" table:style-name="ce1">
            <text:p>Pejabat Pelaksana Teknis Kegiatan PPTK Nilai Pagu Dana Di Atas Rp 75 Miliar SD Rp 100 Miliar</text:p>
          </table:table-cell>
          <table:table-cell office:value-type="string" table:style-name="ce1">
            <text:p>Pejabat Pelaksana Teknis Kegiatan PPTK Nilai Pagu Dana Di Atas Rp 75 Miliar SD Rp 100 Miliar</text:p>
          </table:table-cell>
          <table:table-cell office:value-type="string" table:style-name="ce1">
            <text:p>Orang / Bulan</text:p>
          </table:table-cell>
          <table:table-cell office:value-type="float" office:value="4130000" table:style-name="ce1">
            <text:p>41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4" table:style-name="ce1">
            <text:p>7291684</text:p>
          </table:table-cell>
          <table:table-cell office:value-type="string" table:style-name="ce1">
            <text:p>8.1.01.03.07.0001.00028</text:p>
          </table:table-cell>
          <table:table-cell office:value-type="string" table:style-name="ce1">
            <text:p>Pejabat Pelaksana Teknis Kegiatan PPTK Nilai Pagu Dana Di Atas Rp 100 Miliar SD Rp 250 Miliar</text:p>
          </table:table-cell>
          <table:table-cell office:value-type="string" table:style-name="ce1">
            <text:p>Pejabat Pelaksana Teknis Kegiatan PPTK Nilai Pagu Dana Di Atas Rp 100 Miliar SD Rp 250 Miliar</text:p>
          </table:table-cell>
          <table:table-cell office:value-type="string" table:style-name="ce1">
            <text:p>Orang / Bulan</text:p>
          </table:table-cell>
          <table:table-cell office:value-type="float" office:value="4630000" table:style-name="ce1">
            <text:p>46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5" table:style-name="ce1">
            <text:p>7291685</text:p>
          </table:table-cell>
          <table:table-cell office:value-type="string" table:style-name="ce1">
            <text:p>8.1.01.03.07.0001.00029</text:p>
          </table:table-cell>
          <table:table-cell office:value-type="string" table:style-name="ce1">
            <text:p>Pejabat Pelaksana Teknis Kegiatan PPTK Nilai Pagu Dana Di Atas Rp 250 Miliar SD Rp 500 Miliar</text:p>
          </table:table-cell>
          <table:table-cell office:value-type="string" table:style-name="ce1">
            <text:p>Pejabat Pelaksana Teknis Kegiatan PPTK Nilai Pagu Dana Di Atas Rp 250 Miliar SD Rp 500 Miliar</text:p>
          </table:table-cell>
          <table:table-cell office:value-type="string" table:style-name="ce1">
            <text:p>Orang / Bulan</text:p>
          </table:table-cell>
          <table:table-cell office:value-type="float" office:value="5130000" table:style-name="ce1">
            <text:p>51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6" table:style-name="ce1">
            <text:p>7291686</text:p>
          </table:table-cell>
          <table:table-cell office:value-type="string" table:style-name="ce1">
            <text:p>8.1.01.03.07.0001.00030</text:p>
          </table:table-cell>
          <table:table-cell office:value-type="string" table:style-name="ce1">
            <text:p>Pejabat Pelaksana Teknis Kegiatan PPTK Nilai Pagu Dana Di Atas Rp 500 Miliar SD Rp 750 Miliar</text:p>
          </table:table-cell>
          <table:table-cell office:value-type="string" table:style-name="ce1">
            <text:p>Pejabat Pelaksana Teknis Kegiatan PPTK Nilai Pagu Dana Di Atas Rp 500 Miliar SD Rp 750 Miliar</text:p>
          </table:table-cell>
          <table:table-cell office:value-type="string" table:style-name="ce1">
            <text:p>Orang / Bulan</text:p>
          </table:table-cell>
          <table:table-cell office:value-type="float" office:value="5640000" table:style-name="ce1">
            <text:p>56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7" table:style-name="ce1">
            <text:p>7291687</text:p>
          </table:table-cell>
          <table:table-cell office:value-type="string" table:style-name="ce1">
            <text:p>8.1.01.03.07.0001.00031</text:p>
          </table:table-cell>
          <table:table-cell office:value-type="string" table:style-name="ce1">
            <text:p>Pejabat Pelaksana Teknis Kegiatan PPTK Nilai Pagu Dana Di Atas Rp 750 Miliar SD Rp 1 Triliun</text:p>
          </table:table-cell>
          <table:table-cell office:value-type="string" table:style-name="ce1">
            <text:p>Pejabat Pelaksana Teknis Kegiatan PPTK Nilai Pagu Dana Di Atas Rp 750 Miliar SD Rp 1 Triliun</text:p>
          </table:table-cell>
          <table:table-cell office:value-type="string" table:style-name="ce1">
            <text:p>Orang / Bulan</text:p>
          </table:table-cell>
          <table:table-cell office:value-type="float" office:value="6140000" table:style-name="ce1">
            <text:p>61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8" table:style-name="ce1">
            <text:p>7291688</text:p>
          </table:table-cell>
          <table:table-cell office:value-type="string" table:style-name="ce1">
            <text:p>8.1.01.03.07.0001.00032</text:p>
          </table:table-cell>
          <table:table-cell office:value-type="string" table:style-name="ce1">
            <text:p>Pejabat Pelaksana Teknis Kegiatan PPTK Nilai Pagu Dana Di Atas Rp 1 Triliun</text:p>
          </table:table-cell>
          <table:table-cell office:value-type="string" table:style-name="ce1">
            <text:p>Pejabat Pelaksana Teknis Kegiatan PPTK Nilai Pagu Dana Di Atas Rp 1 Triliun</text:p>
          </table:table-cell>
          <table:table-cell office:value-type="string" table:style-name="ce1">
            <text:p>Orang / Bulan</text:p>
          </table:table-cell>
          <table:table-cell office:value-type="float" office:value="7140000" table:style-name="ce1">
            <text:p>71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89" table:style-name="ce1">
            <text:p>7291689</text:p>
          </table:table-cell>
          <table:table-cell office:value-type="string" table:style-name="ce1">
            <text:p>8.1.01.03.07.0001.00033</text:p>
          </table:table-cell>
          <table:table-cell office:value-type="string" table:style-name="ce1">
            <text:p>Pejabat Penatausahaan Keuangan Satuan Kerja Perangkat Daerah PPK SKPD Nilai Pagu Dana SD Rp 100 Juta</text:p>
          </table:table-cell>
          <table:table-cell office:value-type="string" table:style-name="ce1">
            <text:p>Pejabat Penatausahaan Keuangan Satuan Kerja Perangkat Daerah PPK SKPD Nilai Pagu Dana SD Rp 100 Juta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0" table:style-name="ce1">
            <text:p>7291690</text:p>
          </table:table-cell>
          <table:table-cell office:value-type="string" table:style-name="ce1">
            <text:p>8.1.01.03.07.0001.00034</text:p>
          </table:table-cell>
          <table:table-cell office:value-type="string" table:style-name="ce1">
            <text:p>Pejabat Penatausahaan Keuangan Satuan Kerja Perangkat Daerah PPK SKPD Nilai Pagu Dana Di Atas Rp 100 Juta SD Rp 250 Juta</text:p>
          </table:table-cell>
          <table:table-cell office:value-type="string" table:style-name="ce1">
            <text:p>Pejabat Penatausahaan Keuangan Satuan Kerja Perangkat Daerah PPK SKPD Nilai Pagu Dana Di Atas Rp 100 Juta SD Rp 250 Juta</text:p>
          </table:table-cell>
          <table:table-cell office:value-type="string" table:style-name="ce1">
            <text:p>Orang / Bulan</text:p>
          </table:table-cell>
          <table:table-cell office:value-type="float" office:value="480000" table:style-name="ce1">
            <text:p>4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1" table:style-name="ce1">
            <text:p>7291691</text:p>
          </table:table-cell>
          <table:table-cell office:value-type="string" table:style-name="ce1">
            <text:p>8.1.01.03.07.0001.00035</text:p>
          </table:table-cell>
          <table:table-cell office:value-type="string" table:style-name="ce1">
            <text:p>Pejabat Penatausahaan Keuangan Satuan Kerja Perangkat Daerah PPK SKPD Nilai Pagu Dana Di Atas Rp 250 Juta SD Rp 500 Juta</text:p>
          </table:table-cell>
          <table:table-cell office:value-type="string" table:style-name="ce1">
            <text:p>Pejabat Penatausahaan Keuangan Satuan Kerja Perangkat Daerah PPK SKPD Nilai Pagu Dana Di Atas Rp 250 Juta SD Rp 500 Juta</text:p>
          </table:table-cell>
          <table:table-cell office:value-type="string" table:style-name="ce1">
            <text:p>Orang / Bulan</text:p>
          </table:table-cell>
          <table:table-cell office:value-type="float" office:value="570000" table:style-name="ce1">
            <text:p>5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2" table:style-name="ce1">
            <text:p>7291692</text:p>
          </table:table-cell>
          <table:table-cell office:value-type="string" table:style-name="ce1">
            <text:p>8.1.01.03.07.0001.00036</text:p>
          </table:table-cell>
          <table:table-cell office:value-type="string" table:style-name="ce1">
            <text:p>Pejabat Penatausahaan Keuangan Satuan Kerja Perangkat Daerah PPK SKPD Nilai Pagu Dana Di Atas Rp 500 Juta SD Rp 1 Miliar</text:p>
          </table:table-cell>
          <table:table-cell office:value-type="string" table:style-name="ce1">
            <text:p>Pejabat Penatausahaan Keuangan Satuan Kerja Perangkat Daerah PPK SKPD Nilai Pagu Dana Di Atas Rp 500 Juta SD Rp 1 Miliar</text:p>
          </table:table-cell>
          <table:table-cell office:value-type="string" table:style-name="ce1">
            <text:p>Orang / Bulan</text:p>
          </table:table-cell>
          <table:table-cell office:value-type="float" office:value="660000" table:style-name="ce1">
            <text:p>6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3" table:style-name="ce1">
            <text:p>7291693</text:p>
          </table:table-cell>
          <table:table-cell office:value-type="string" table:style-name="ce1">
            <text:p>8.1.01.03.07.0001.00037</text:p>
          </table:table-cell>
          <table:table-cell office:value-type="string" table:style-name="ce1">
            <text:p>Pejabat Penatausahaan Keuangan Satuan Kerja Perangkat Daerah PPK SKPD Nilai Pagu Dana Di Atas Rp 1 Miliar SD Rp 2,5 Miliar</text:p>
          </table:table-cell>
          <table:table-cell office:value-type="string" table:style-name="ce1">
            <text:p>Pejabat Penatausahaan Keuangan Satuan Kerja Perangkat Daerah PPK SKPD Nilai Pagu Dana Di Atas Rp 1 Miliar SD Rp 2,5 Miliar</text:p>
          </table:table-cell>
          <table:table-cell office:value-type="string" table:style-name="ce1">
            <text:p>Orang / Bulan</text:p>
          </table:table-cell>
          <table:table-cell office:value-type="float" office:value="770000" table:style-name="ce1">
            <text:p>7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4" table:style-name="ce1">
            <text:p>7291694</text:p>
          </table:table-cell>
          <table:table-cell office:value-type="string" table:style-name="ce1">
            <text:p>8.1.01.03.07.0001.00038</text:p>
          </table:table-cell>
          <table:table-cell office:value-type="string" table:style-name="ce1">
            <text:p>Pejabat Penatausahaan Keuangan Satuan Kerja Perangkat Daerah PPK SKPD Nilai Pagu Dana Di Atas Rp 2,5 Miliar SD Rp 5 Miliar</text:p>
          </table:table-cell>
          <table:table-cell office:value-type="string" table:style-name="ce1">
            <text:p>Pejabat Penatausahaan Keuangan Satuan Kerja Perangkat Daerah PPK SKPD Nilai Pagu Dana Di Atas Rp 2,5 Miliar SD Rp 5 Miliar</text:p>
          </table:table-cell>
          <table:table-cell office:value-type="string" table:style-name="ce1">
            <text:p>Orang / Bulan</text:p>
          </table:table-cell>
          <table:table-cell office:value-type="float" office:value="880000" table:style-name="ce1">
            <text:p>8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5" table:style-name="ce1">
            <text:p>7291695</text:p>
          </table:table-cell>
          <table:table-cell office:value-type="string" table:style-name="ce1">
            <text:p>8.1.01.03.07.0001.00039</text:p>
          </table:table-cell>
          <table:table-cell office:value-type="string" table:style-name="ce1">
            <text:p>Pejabat Penatausahaan Keuangan Satuan Kerja Perangkat Daerah PPK SKPD Nilai Pagu Dana Di Atas Rp 5 Miliar SD Rp 10 Miliar</text:p>
          </table:table-cell>
          <table:table-cell office:value-type="string" table:style-name="ce1">
            <text:p>Pejabat Penatausahaan Keuangan Satuan Kerja Perangkat Daerah PPK SKPD Nilai Pagu Dana Di Atas Rp 5 Miliar SD Rp 10 Miliar</text:p>
          </table:table-cell>
          <table:table-cell office:value-type="string" table:style-name="ce1">
            <text:p>Orang / Bulan</text:p>
          </table:table-cell>
          <table:table-cell office:value-type="float" office:value="990000" table:style-name="ce1">
            <text:p>9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6" table:style-name="ce1">
            <text:p>7291696</text:p>
          </table:table-cell>
          <table:table-cell office:value-type="string" table:style-name="ce1">
            <text:p>8.1.01.03.07.0001.00040</text:p>
          </table:table-cell>
          <table:table-cell office:value-type="string" table:style-name="ce1">
            <text:p>Pejabat Penatausahaan Keuangan Satuan Kerja Perangkat Daerah PPK SKPD Nilai Pagu Dana Di Atas Rp 10 Miliar SD Rp 25 Miliar</text:p>
          </table:table-cell>
          <table:table-cell office:value-type="string" table:style-name="ce1">
            <text:p>Pejabat Penatausahaan Keuangan Satuan Kerja Perangkat Daerah PPK SKPD Nilai Pagu Dana Di Atas Rp 10 Miliar SD Rp 25 Miliar</text:p>
          </table:table-cell>
          <table:table-cell office:value-type="string" table:style-name="ce1">
            <text:p>Orang 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7" table:style-name="ce1">
            <text:p>7291697</text:p>
          </table:table-cell>
          <table:table-cell office:value-type="string" table:style-name="ce1">
            <text:p>8.1.01.03.07.0001.00041</text:p>
          </table:table-cell>
          <table:table-cell office:value-type="string" table:style-name="ce1">
            <text:p>Pejabat Penatausahaan Keuangan Satuan Kerja Perangkat Daerah PPK SKPD Nilai Pagu Dana Di Atas Rp 25 Miliar SD Rp 50 Miliar</text:p>
          </table:table-cell>
          <table:table-cell office:value-type="string" table:style-name="ce1">
            <text:p>Pejabat Penatausahaan Keuangan Satuan Kerja Perangkat Daerah PPK SKPD Nilai Pagu Dana Di Atas Rp 25 Miliar SD Rp 50 Miliar</text:p>
          </table:table-cell>
          <table:table-cell office:value-type="string" table:style-name="ce1">
            <text:p>Orang / Bulan</text:p>
          </table:table-cell>
          <table:table-cell office:value-type="float" office:value="1520000" table:style-name="ce1">
            <text:p>1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8" table:style-name="ce1">
            <text:p>7291698</text:p>
          </table:table-cell>
          <table:table-cell office:value-type="string" table:style-name="ce1">
            <text:p>8.1.01.03.07.0001.00042</text:p>
          </table:table-cell>
          <table:table-cell office:value-type="string" table:style-name="ce1">
            <text:p>Pejabat Penatausahaan Keuangan Satuan Kerja Perangkat Daerah PPK SKPD Nilai Pagu Dana Di Atas Rp 50 Miliar SD Rp 75 Miliar</text:p>
          </table:table-cell>
          <table:table-cell office:value-type="string" table:style-name="ce1">
            <text:p>Pejabat Penatausahaan Keuangan Satuan Kerja Perangkat Daerah PPK SKPD Nilai Pagu Dana Di Atas Rp 50 Miliar SD Rp 75 Miliar</text:p>
          </table:table-cell>
          <table:table-cell office:value-type="string" table:style-name="ce1">
            <text:p>Orang / Bulan</text:p>
          </table:table-cell>
          <table:table-cell office:value-type="float" office:value="1780000" table:style-name="ce1">
            <text:p>17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699" table:style-name="ce1">
            <text:p>7291699</text:p>
          </table:table-cell>
          <table:table-cell office:value-type="string" table:style-name="ce1">
            <text:p>8.1.01.03.07.0001.00043</text:p>
          </table:table-cell>
          <table:table-cell office:value-type="string" table:style-name="ce1">
            <text:p>Pejabat Penatausahaan Keuangan Satuan Kerja Perangkat Daerah PPK SKPD Nilai Pagu Dana Di Atas Rp 75 Miliar SD Rp 100 Miliar</text:p>
          </table:table-cell>
          <table:table-cell office:value-type="string" table:style-name="ce1">
            <text:p>Pejabat Penatausahaan Keuangan Satuan Kerja Perangkat Daerah PPK SKPD Nilai Pagu Dana Di Atas Rp 75 Miliar SD Rp 100 Miliar</text:p>
          </table:table-cell>
          <table:table-cell office:value-type="string" table:style-name="ce1">
            <text:p>Orang / Bulan</text:p>
          </table:table-cell>
          <table:table-cell office:value-type="float" office:value="2040000" table:style-name="ce1">
            <text:p>20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0" table:style-name="ce1">
            <text:p>7291700</text:p>
          </table:table-cell>
          <table:table-cell office:value-type="string" table:style-name="ce1">
            <text:p>8.1.01.03.07.0001.00044</text:p>
          </table:table-cell>
          <table:table-cell office:value-type="string" table:style-name="ce1">
            <text:p>Pejabat Penatausahaan Keuangan Satuan Kerja Perangkat Daerah PPK SKPD Nilai Pagu Dana Di Atas Rp 100 Miliar SD Rp 250 Miliar</text:p>
          </table:table-cell>
          <table:table-cell office:value-type="string" table:style-name="ce1">
            <text:p>Pejabat Penatausahaan Keuangan Satuan Kerja Perangkat Daerah PPK SKPD Nilai Pagu Dana Di Atas Rp 100 Miliar SD Rp 250 Miliar</text:p>
          </table:table-cell>
          <table:table-cell office:value-type="string" table:style-name="ce1">
            <text:p>Orang / Bulan</text:p>
          </table:table-cell>
          <table:table-cell office:value-type="float" office:value="2440000" table:style-name="ce1">
            <text:p>24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1" table:style-name="ce1">
            <text:p>7291701</text:p>
          </table:table-cell>
          <table:table-cell office:value-type="string" table:style-name="ce1">
            <text:p>8.1.01.03.07.0001.00045</text:p>
          </table:table-cell>
          <table:table-cell office:value-type="string" table:style-name="ce1">
            <text:p>Pejabat Penatausahaan Keuangan Satuan Kerja Perangkat Daerah PPK SKPD Nilai Pagu Dana Di Atas Rp 250 Miliar SD Rp 500 Miliar</text:p>
          </table:table-cell>
          <table:table-cell office:value-type="string" table:style-name="ce1">
            <text:p>Pejabat Penatausahaan Keuangan Satuan Kerja Perangkat Daerah PPK SKPD Nilai Pagu Dana Di Atas Rp 250 Miliar SD Rp 500 Miliar</text:p>
          </table:table-cell>
          <table:table-cell office:value-type="string" table:style-name="ce1">
            <text:p>Orang / Bulan</text:p>
          </table:table-cell>
          <table:table-cell office:value-type="float" office:value="2830000" table:style-name="ce1">
            <text:p>28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2" table:style-name="ce1">
            <text:p>7291702</text:p>
          </table:table-cell>
          <table:table-cell office:value-type="string" table:style-name="ce1">
            <text:p>8.1.01.03.07.0001.00046</text:p>
          </table:table-cell>
          <table:table-cell office:value-type="string" table:style-name="ce1">
            <text:p>Pejabat Penatausahaan Keuangan Satuan Kerja Perangkat Daerah PPK SKPD Nilai Pagu Dana Di Atas Rp 750 Miliar SD Rp 1 Triliun</text:p>
          </table:table-cell>
          <table:table-cell office:value-type="string" table:style-name="ce1">
            <text:p>Pejabat Penatausahaan Keuangan Satuan Kerja Perangkat Daerah PPK SKPD Nilai Pagu Dana Di Atas Rp 750 Miliar SD Rp 1 Triliun</text:p>
          </table:table-cell>
          <table:table-cell office:value-type="string" table:style-name="ce1">
            <text:p>Orang / Bulan</text:p>
          </table:table-cell>
          <table:table-cell office:value-type="float" office:value="3620000" table:style-name="ce1">
            <text:p>36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3" table:style-name="ce1">
            <text:p>7291703</text:p>
          </table:table-cell>
          <table:table-cell office:value-type="string" table:style-name="ce1">
            <text:p>8.1.01.03.07.0001.00047</text:p>
          </table:table-cell>
          <table:table-cell office:value-type="string" table:style-name="ce1">
            <text:p>Pejabat Penatausahaan Keuangan Satuan Kerja Perangkat Daerah PPK SKPD Nilai Pagu Dana Di Atas Rp 1 Triliun</text:p>
          </table:table-cell>
          <table:table-cell office:value-type="string" table:style-name="ce1">
            <text:p>Pejabat Penatausahaan Keuangan Satuan Kerja Perangkat Daerah PPK SKPD Nilai Pagu Dana Di Atas Rp 1 Triliun</text:p>
          </table:table-cell>
          <table:table-cell office:value-type="string" table:style-name="ce1">
            <text:p>Orang / Bulan</text:p>
          </table:table-cell>
          <table:table-cell office:value-type="float" office:value="4420000" table:style-name="ce1">
            <text:p>44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4" table:style-name="ce1">
            <text:p>7291704</text:p>
          </table:table-cell>
          <table:table-cell office:value-type="string" table:style-name="ce1">
            <text:p>8.1.01.03.07.0001.00048</text:p>
          </table:table-cell>
          <table:table-cell office:value-type="string" table:style-name="ce1">
            <text:p>Bendahara Pengeluaran Atau Bendahara Penerimaan Nilai Pagu Dana SD Rp 100 Juta</text:p>
          </table:table-cell>
          <table:table-cell office:value-type="string" table:style-name="ce1">
            <text:p>Bendahara Pengeluaran Atau Bendahara Penerimaan Nilai Pagu Dana SD Rp 100 Juta</text:p>
          </table:table-cell>
          <table:table-cell office:value-type="string" table:style-name="ce1">
            <text:p>Orang / Bulan</text:p>
          </table:table-cell>
          <table:table-cell office:value-type="float" office:value="340000" table:style-name="ce1">
            <text:p>3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5" table:style-name="ce1">
            <text:p>7291705</text:p>
          </table:table-cell>
          <table:table-cell office:value-type="string" table:style-name="ce1">
            <text:p>8.1.01.03.07.0001.00049</text:p>
          </table:table-cell>
          <table:table-cell office:value-type="string" table:style-name="ce1">
            <text:p>Bendahara Pengeluaran Atau Bendahara Penerimaan Nilai Pagu Dana Di Atas Rp 100 Juta SD Rp 250 Juta</text:p>
          </table:table-cell>
          <table:table-cell office:value-type="string" table:style-name="ce1">
            <text:p>Bendahara Pengeluaran Atau Bendahara Penerimaan Nilai Pagu Dana Di Atas Rp 100 Juta SD Rp 250 Juta</text:p>
          </table:table-cell>
          <table:table-cell office:value-type="string" table:style-name="ce1">
            <text:p>Orang / Bulan</text:p>
          </table:table-cell>
          <table:table-cell office:value-type="float" office:value="420000" table:style-name="ce1">
            <text:p>4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6" table:style-name="ce1">
            <text:p>7291706</text:p>
          </table:table-cell>
          <table:table-cell office:value-type="string" table:style-name="ce1">
            <text:p>8.1.01.03.07.0001.00050</text:p>
          </table:table-cell>
          <table:table-cell office:value-type="string" table:style-name="ce1">
            <text:p>Bendahara Pengeluaran Atau Bendahara Penerimaan Nilai Pagu Dana Di Atas Rp 250 Juta SD Rp 500 Juta</text:p>
          </table:table-cell>
          <table:table-cell office:value-type="string" table:style-name="ce1">
            <text:p>Bendahara Pengeluaran Atau Bendahara Penerimaan Nilai Pagu Dana Di Atas Rp 250 Juta SD Rp 500 Juta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7" table:style-name="ce1">
            <text:p>7291707</text:p>
          </table:table-cell>
          <table:table-cell office:value-type="string" table:style-name="ce1">
            <text:p>8.1.01.03.07.0001.00051</text:p>
          </table:table-cell>
          <table:table-cell office:value-type="string" table:style-name="ce1">
            <text:p>Bendahara Pengeluaran Atau Bendahara Penerimaan Nilai Pagu Dana Di Atas Rp 500 Juta SD Rp 1 Miliar</text:p>
          </table:table-cell>
          <table:table-cell office:value-type="string" table:style-name="ce1">
            <text:p>Bendahara Pengeluaran Atau Bendahara Penerimaan Nilai Pagu Dana Di Atas Rp 500 Juta SD Rp 1 Miliar</text:p>
          </table:table-cell>
          <table:table-cell office:value-type="string" table:style-name="ce1">
            <text:p>Orang / Bulan</text:p>
          </table:table-cell>
          <table:table-cell office:value-type="float" office:value="570000" table:style-name="ce1">
            <text:p>5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8" table:style-name="ce1">
            <text:p>7291708</text:p>
          </table:table-cell>
          <table:table-cell office:value-type="string" table:style-name="ce1">
            <text:p>8.1.01.03.07.0001.00052</text:p>
          </table:table-cell>
          <table:table-cell office:value-type="string" table:style-name="ce1">
            <text:p>Bendahara Pengeluaran Atau Bendahara Penerimaan Nilai Pagu Dana Di Atas Rp 1 Miliar SD Rp 2,5 Miliar</text:p>
          </table:table-cell>
          <table:table-cell office:value-type="string" table:style-name="ce1">
            <text:p>Bendahara Pengeluaran Atau Bendahara Penerimaan Nilai Pagu Dana Di Atas Rp 1 Miliar SD Rp 2,5 Miliar</text:p>
          </table:table-cell>
          <table:table-cell office:value-type="string" table:style-name="ce1">
            <text:p>Orang / Bulan</text:p>
          </table:table-cell>
          <table:table-cell office:value-type="float" office:value="670000" table:style-name="ce1">
            <text:p>6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09" table:style-name="ce1">
            <text:p>7291709</text:p>
          </table:table-cell>
          <table:table-cell office:value-type="string" table:style-name="ce1">
            <text:p>8.1.01.03.07.0001.00053</text:p>
          </table:table-cell>
          <table:table-cell office:value-type="string" table:style-name="ce1">
            <text:p>Bendahara Pengeluaran Atau Bendahara Penerimaan Nilai Pagu Dana Di Atas Rp 2,5 Miliar SD Rp 5 Miliar</text:p>
          </table:table-cell>
          <table:table-cell office:value-type="string" table:style-name="ce1">
            <text:p>Bendahara Pengeluaran Atau Bendahara Penerimaan Nilai Pagu Dana Di Atas Rp 2,5 Miliar SD Rp 5 Miliar</text:p>
          </table:table-cell>
          <table:table-cell office:value-type="string" table:style-name="ce1">
            <text:p>Orang / Bulan</text:p>
          </table:table-cell>
          <table:table-cell office:value-type="float" office:value="770000" table:style-name="ce1">
            <text:p>7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0" table:style-name="ce1">
            <text:p>7291710</text:p>
          </table:table-cell>
          <table:table-cell office:value-type="string" table:style-name="ce1">
            <text:p>8.1.01.03.07.0001.00054</text:p>
          </table:table-cell>
          <table:table-cell office:value-type="string" table:style-name="ce1">
            <text:p>Bendahara Pengeluaran Atau Bendahara Penerimaan Nilai Pagu Dana Di Atas Rp 5 Miliar SD Rp 10 Miliar</text:p>
          </table:table-cell>
          <table:table-cell office:value-type="string" table:style-name="ce1">
            <text:p>Bendahara Pengeluaran Atau Bendahara Penerimaan Nilai Pagu Dana Di Atas Rp 5 Miliar SD Rp 10 Miliar</text:p>
          </table:table-cell>
          <table:table-cell office:value-type="string" table:style-name="ce1">
            <text:p>Orang / Bulan</text:p>
          </table:table-cell>
          <table:table-cell office:value-type="float" office:value="860000" table:style-name="ce1">
            <text:p>8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1" table:style-name="ce1">
            <text:p>7291711</text:p>
          </table:table-cell>
          <table:table-cell office:value-type="string" table:style-name="ce1">
            <text:p>8.1.01.03.07.0001.00055</text:p>
          </table:table-cell>
          <table:table-cell office:value-type="string" table:style-name="ce1">
            <text:p>Bendahara Pengeluaran Atau Bendahara Penerimaan Nilai Pagu Dana Di Atas Rp 10 Miliar SD Rp 25 Miliar</text:p>
          </table:table-cell>
          <table:table-cell office:value-type="string" table:style-name="ce1">
            <text:p>Bendahara Pengeluaran Atau Bendahara Penerimaan Nilai Pagu Dana Di Atas Rp 10 Miliar SD Rp 25 Miliar</text:p>
          </table:table-cell>
          <table:table-cell office:value-type="string" table:style-name="ce1">
            <text:p>Orang / Bulan</text:p>
          </table:table-cell>
          <table:table-cell office:value-type="float" office:value="1090000" table:style-name="ce1">
            <text:p>10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2" table:style-name="ce1">
            <text:p>7291712</text:p>
          </table:table-cell>
          <table:table-cell office:value-type="string" table:style-name="ce1">
            <text:p>8.1.01.03.07.0001.00056</text:p>
          </table:table-cell>
          <table:table-cell office:value-type="string" table:style-name="ce1">
            <text:p>Bendahara Pengeluaran Atau Bendahara Penerimaan Nilai Pagu Dana Di Atas Rp 25 Miliar SD Rp 50 Miliar</text:p>
          </table:table-cell>
          <table:table-cell office:value-type="string" table:style-name="ce1">
            <text:p>Bendahara Pengeluaran Atau Bendahara Penerimaan Nilai Pagu Dana Di Atas Rp 25 Miliar SD Rp 50 Miliar</text:p>
          </table:table-cell>
          <table:table-cell office:value-type="string" table:style-name="ce1">
            <text:p>Orang / Bulan</text:p>
          </table:table-cell>
          <table:table-cell office:value-type="float" office:value="1320000" table:style-name="ce1">
            <text:p>13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3" table:style-name="ce1">
            <text:p>7291713</text:p>
          </table:table-cell>
          <table:table-cell office:value-type="string" table:style-name="ce1">
            <text:p>8.1.01.03.07.0001.00057</text:p>
          </table:table-cell>
          <table:table-cell office:value-type="string" table:style-name="ce1">
            <text:p>Bendahara Pengeluaran Atau Bendahara Penerimaan Nilai Pagu Dana Di Atas Rp 50 Miliar SD Rp 75 Miliar</text:p>
          </table:table-cell>
          <table:table-cell office:value-type="string" table:style-name="ce1">
            <text:p>Bendahara Pengeluaran Atau Bendahara Penerimaan Nilai Pagu Dana Di Atas Rp 50 Miliar SD Rp 75 Miliar</text:p>
          </table:table-cell>
          <table:table-cell office:value-type="string" table:style-name="ce1">
            <text:p>Orang / Bulan</text:p>
          </table:table-cell>
          <table:table-cell office:value-type="float" office:value="1550000" table:style-name="ce1">
            <text:p>15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4" table:style-name="ce1">
            <text:p>7291714</text:p>
          </table:table-cell>
          <table:table-cell office:value-type="string" table:style-name="ce1">
            <text:p>8.1.01.03.07.0001.00058</text:p>
          </table:table-cell>
          <table:table-cell office:value-type="string" table:style-name="ce1">
            <text:p>Bendahara Pengeluaran Atau Bendahara Penerimaan Nilai Pagu Dana Di Atas Rp 75 Miliar SD Rp 100 Miliar</text:p>
          </table:table-cell>
          <table:table-cell office:value-type="string" table:style-name="ce1">
            <text:p>Bendahara Pengeluaran Atau Bendahara Penerimaan Nilai Pagu Dana Di Atas Rp 75 Miliar SD Rp 100 Miliar</text:p>
          </table:table-cell>
          <table:table-cell office:value-type="string" table:style-name="ce1">
            <text:p>Orang / Bulan</text:p>
          </table:table-cell>
          <table:table-cell office:value-type="float" office:value="1780000" table:style-name="ce1">
            <text:p>17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5" table:style-name="ce1">
            <text:p>7291715</text:p>
          </table:table-cell>
          <table:table-cell office:value-type="string" table:style-name="ce1">
            <text:p>8.1.01.03.07.0001.00059</text:p>
          </table:table-cell>
          <table:table-cell office:value-type="string" table:style-name="ce1">
            <text:p>Bendahara Pengeluaran Atau Bendahara Penerimaan Nilai Pagu Dana Di Atas Rp 100 Miliar SD Rp 250 Miliar</text:p>
          </table:table-cell>
          <table:table-cell office:value-type="string" table:style-name="ce1">
            <text:p>Bendahara Pengeluaran Atau Bendahara Penerimaan Nilai Pagu Dana Di Atas Rp 100 Miliar SD Rp 250 Miliar</text:p>
          </table:table-cell>
          <table:table-cell office:value-type="string" table:style-name="ce1">
            <text:p>Orang / Bulan</text:p>
          </table:table-cell>
          <table:table-cell office:value-type="float" office:value="2120000" table:style-name="ce1">
            <text:p>21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6" table:style-name="ce1">
            <text:p>7291716</text:p>
          </table:table-cell>
          <table:table-cell office:value-type="string" table:style-name="ce1">
            <text:p>8.1.01.03.07.0001.00060</text:p>
          </table:table-cell>
          <table:table-cell office:value-type="string" table:style-name="ce1">
            <text:p>Bendahara Pengeluaran Atau Bendahara Penerimaan Nilai Pagu Dana Di Atas Rp 250 Miliar SD Rp 500 Miliar</text:p>
          </table:table-cell>
          <table:table-cell office:value-type="string" table:style-name="ce1">
            <text:p>Bendahara Pengeluaran Atau Bendahara Penerimaan Nilai Pagu Dana Di Atas Rp 250 Miliar SD Rp 500 Miliar</text:p>
          </table:table-cell>
          <table:table-cell office:value-type="string" table:style-name="ce1">
            <text:p>Orang / Bulan</text:p>
          </table:table-cell>
          <table:table-cell office:value-type="float" office:value="2470000" table:style-name="ce1">
            <text:p>24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7" table:style-name="ce1">
            <text:p>7291717</text:p>
          </table:table-cell>
          <table:table-cell office:value-type="string" table:style-name="ce1">
            <text:p>8.1.01.03.07.0001.00061</text:p>
          </table:table-cell>
          <table:table-cell office:value-type="string" table:style-name="ce1">
            <text:p>Bendahara Pengeluaran Atau Bendahara Penerimaan Nilai Pagu Dana Di Atas Rp 500 Miliar SD Rp 750 Miliar</text:p>
          </table:table-cell>
          <table:table-cell office:value-type="string" table:style-name="ce1">
            <text:p>Bendahara Pengeluaran Atau Bendahara Penerimaan Nilai Pagu Dana Di Atas Rp 500 Miliar SD Rp 750 Miliar</text:p>
          </table:table-cell>
          <table:table-cell office:value-type="string" table:style-name="ce1">
            <text:p>Orang / Bulan</text:p>
          </table:table-cell>
          <table:table-cell office:value-type="float" office:value="2810000" table:style-name="ce1">
            <text:p>28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8" table:style-name="ce1">
            <text:p>7291718</text:p>
          </table:table-cell>
          <table:table-cell office:value-type="string" table:style-name="ce1">
            <text:p>8.1.01.03.07.0001.00062</text:p>
          </table:table-cell>
          <table:table-cell office:value-type="string" table:style-name="ce1">
            <text:p>Bendahara Pengeluaran Atau Bendahara Penerimaan Nilai Pagu Dana Di Atas Rp 750 Miliar SD Rp 1 Triliun</text:p>
          </table:table-cell>
          <table:table-cell office:value-type="string" table:style-name="ce1">
            <text:p>Bendahara Pengeluaran Atau Bendahara Penerimaan Nilai Pagu Dana Di Atas Rp 750 Miliar SD Rp 1 Triliun</text:p>
          </table:table-cell>
          <table:table-cell office:value-type="string" table:style-name="ce1">
            <text:p>Orang / Bulan</text:p>
          </table:table-cell>
          <table:table-cell office:value-type="float" office:value="3160000" table:style-name="ce1">
            <text:p>31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19" table:style-name="ce1">
            <text:p>7291719</text:p>
          </table:table-cell>
          <table:table-cell office:value-type="string" table:style-name="ce1">
            <text:p>8.1.01.03.07.0001.00063</text:p>
          </table:table-cell>
          <table:table-cell office:value-type="string" table:style-name="ce1">
            <text:p>Bendahara Pengeluaran Atau Bendahara Penerimaan Nilai Pagu Dana Di Atas Rp 1 Triliun</text:p>
          </table:table-cell>
          <table:table-cell office:value-type="string" table:style-name="ce1">
            <text:p>Bendahara Pengeluaran Atau Bendahara Penerimaan Nilai Pagu Dana Di Atas Rp 1 Triliun</text:p>
          </table:table-cell>
          <table:table-cell office:value-type="string" table:style-name="ce1">
            <text:p>Orang / Bulan</text:p>
          </table:table-cell>
          <table:table-cell office:value-type="float" office:value="3840000" table:style-name="ce1">
            <text:p>38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0" table:style-name="ce1">
            <text:p>7291720</text:p>
          </table:table-cell>
          <table:table-cell office:value-type="string" table:style-name="ce1">
            <text:p>8.1.01.03.07.0001.00064</text:p>
          </table:table-cell>
          <table:table-cell office:value-type="string" table:style-name="ce1">
            <text:p>Bendahara Pengeluaran Pembantu Atau Bendahara Penerimaan Pembantu Nilai Pagu Dana SD Rp 100 Juta</text:p>
          </table:table-cell>
          <table:table-cell office:value-type="string" table:style-name="ce1">
            <text:p>Bendahara Pengeluaran Pembantu Atau Bendahara Penerimaan Pembantu Nilai Pagu Dana SD Rp 100 Juta</text:p>
          </table:table-cell>
          <table:table-cell office:value-type="string" table:style-name="ce1">
            <text:p>Orang / Bulan</text:p>
          </table:table-cell>
          <table:table-cell office:value-type="float" office:value="260000" table:style-name="ce1">
            <text:p>2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1" table:style-name="ce1">
            <text:p>7291721</text:p>
          </table:table-cell>
          <table:table-cell office:value-type="string" table:style-name="ce1">
            <text:p>8.1.01.03.07.0001.00065</text:p>
          </table:table-cell>
          <table:table-cell office:value-type="string" table:style-name="ce1">
            <text:p>Bendahara Pengeluaran Pembantu Atau Bendahara Penerimaan Pembantu Nilai Pagu Dana Di Atas Rp 100 Juta SD Rp 250 Juta</text:p>
          </table:table-cell>
          <table:table-cell office:value-type="string" table:style-name="ce1">
            <text:p>Bendahara Pengeluaran Pembantu Atau Bendahara Penerimaan Pembantu Nilai Pagu Dana Di Atas Rp 100 Juta SD Rp 250 Juta</text:p>
          </table:table-cell>
          <table:table-cell office:value-type="string" table:style-name="ce1">
            <text:p>Orang / Bulan</text:p>
          </table:table-cell>
          <table:table-cell office:value-type="float" office:value="310000" table:style-name="ce1">
            <text:p>3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2" table:style-name="ce1">
            <text:p>7291722</text:p>
          </table:table-cell>
          <table:table-cell office:value-type="string" table:style-name="ce1">
            <text:p>8.1.01.03.07.0001.00066</text:p>
          </table:table-cell>
          <table:table-cell office:value-type="string" table:style-name="ce1">
            <text:p>Bendahara Pengeluaran Pembantu Atau Bendahara Penerimaan Pembantu Nilai Pagu Dana Di Atas Rp 500 Juta SD Rp 1 Miliar</text:p>
          </table:table-cell>
          <table:table-cell office:value-type="string" table:style-name="ce1">
            <text:p>Bendahara Pengeluaran Pembantu Atau Bendahara Penerimaan Pembantu Nilai Pagu Dana Di Atas Rp 500 Juta SD Rp 1 Miliar</text:p>
          </table:table-cell>
          <table:table-cell office:value-type="string" table:style-name="ce1">
            <text:p>Orang / Bulan</text:p>
          </table:table-cell>
          <table:table-cell office:value-type="float" office:value="430000" table:style-name="ce1">
            <text:p>4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3" table:style-name="ce1">
            <text:p>7291723</text:p>
          </table:table-cell>
          <table:table-cell office:value-type="string" table:style-name="ce1">
            <text:p>8.1.01.03.07.0001.00067</text:p>
          </table:table-cell>
          <table:table-cell office:value-type="string" table:style-name="ce1">
            <text:p>Bendahara Pengeluaran Pembantu Atau Bendahara Penerimaan Pembantu Nilai Pagu Dana Di Atas Rp 1 Miliar SD Rp 2,5 Miliar</text:p>
          </table:table-cell>
          <table:table-cell office:value-type="string" table:style-name="ce1">
            <text:p>Bendahara Pengeluaran Pembantu Atau Bendahara Penerimaan Pembantu Nilai Pagu Dana Di Atas Rp 1 Miliar SD Rp 2,5 Miliar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1</text:p>
          </table:table-cell>
          <table:table-cell office:value-type="string" table:style-name="ce1">
            <text:p>Beban Honorarium Penanggungjawaban Pengelola Keuangan</text:p>
          </table:table-cell>
          <table:table-cell office:value-type="float" office:value="7291724" table:style-name="ce1">
            <text:p>7291724</text:p>
          </table:table-cell>
          <table:table-cell office:value-type="string" table:style-name="ce1">
            <text:p>8.1.01.03.07.0001.00068</text:p>
          </table:table-cell>
          <table:table-cell office:value-type="string" table:style-name="ce1">
            <text:p>Bendahara Pengeluaran Pembantu Atau Bendahara Penerimaan Pembantu Nilai Pagu Dana Di Atas Rp 2,5 Miliar SD Rp 5 Miliar</text:p>
          </table:table-cell>
          <table:table-cell office:value-type="string" table:style-name="ce1">
            <text:p>Bendahara Pengeluaran Pembantu Atau Bendahara Penerimaan Pembantu Nilai Pagu Dana Di Atas Rp 2,5 Miliar SD Rp 5 Miliar</text:p>
          </table:table-cell>
          <table:table-cell office:value-type="string" table:style-name="ce1">
            <text:p>Orang / Bulan</text:p>
          </table:table-cell>
          <table:table-cell office:value-type="float" office:value="570000" table:style-name="ce1">
            <text:p>5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7" table:style-name="ce1">
            <text:p>7239187</text:p>
          </table:table-cell>
          <table:table-cell office:value-type="string" table:style-name="ce1">
            <text:p>8.1.01.03.07.0002.00024</text:p>
          </table:table-cell>
          <table:table-cell office:value-type="string" table:style-name="ce1">
            <text:p>Honorarium Pengguna Anggaran Pengadaan Barang ( Non Konstruksi ) Nilai pagu pengadaan diatas Rp 25 M s.d Rp 50 M</text:p>
          </table:table-cell>
          <table:table-cell office:value-type="string" table:style-name="ce1">
            <text:p>Honorarium Pengguna Anggaran Pengadaan Barang ( Non Konstruksi ) Nilai pagu pengadaan diatas Rp 25 M s.d Rp 50 M</text:p>
          </table:table-cell>
          <table:table-cell office:value-type="string" table:style-name="ce1">
            <text:p>Orang / Paket / Pekerjaan</text:p>
          </table:table-cell>
          <table:table-cell office:value-type="float" office:value="1750000" table:style-name="ce1">
            <text:p>1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8" table:style-name="ce1">
            <text:p>7239188</text:p>
          </table:table-cell>
          <table:table-cell office:value-type="string" table:style-name="ce1">
            <text:p>8.1.01.03.07.0002.00025</text:p>
          </table:table-cell>
          <table:table-cell office:value-type="string" table:style-name="ce1">
            <text:p>Honorarium Pengguna Anggaran Pengadaan Barang ( Non Konstruksi ) Nilai pagu pengadaan diatas Rp 50 M s.d Rp 75 M</text:p>
          </table:table-cell>
          <table:table-cell office:value-type="string" table:style-name="ce1">
            <text:p>Honorarium Pengguna Anggaran Pengadaan Barang ( Non Konstruksi ) Nilai pagu pengadaan diatas Rp 50 M s.d Rp 75 M</text:p>
          </table:table-cell>
          <table:table-cell office:value-type="string" table:style-name="ce1">
            <text:p>Orang / Paket / Pekerjaan</text:p>
          </table:table-cell>
          <table:table-cell office:value-type="float" office:value="1990000" table:style-name="ce1">
            <text:p>19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9" table:style-name="ce1">
            <text:p>7239189</text:p>
          </table:table-cell>
          <table:table-cell office:value-type="string" table:style-name="ce1">
            <text:p>8.1.01.03.07.0002.00026</text:p>
          </table:table-cell>
          <table:table-cell office:value-type="string" table:style-name="ce1">
            <text:p>Honorarium Pengguna Anggaran Pengadaan Barang ( Non Konstruksi ) Nilai pagu pengadaan diatas Rp 75 M s.d Rp 100 M</text:p>
          </table:table-cell>
          <table:table-cell office:value-type="string" table:style-name="ce1">
            <text:p>Honorarium Pengguna Anggaran Pengadaan Barang ( Non Konstruksi ) Nilai pagu pengadaan diatas Rp 75 M s.d Rp 100 M</text:p>
          </table:table-cell>
          <table:table-cell office:value-type="string" table:style-name="ce1">
            <text:p>Orang / Paket / Pekerjaan</text:p>
          </table:table-cell>
          <table:table-cell office:value-type="float" office:value="2520000" table:style-name="ce1">
            <text:p>2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613" table:style-name="ce1">
            <text:p>7291613</text:p>
          </table:table-cell>
          <table:table-cell office:value-type="string" table:style-name="ce1">
            <text:p>8.1.01.03.07.0002.00059</text:p>
          </table:table-cell>
          <table:table-cell office:value-type="string" table:style-name="ce1">
            <text:p>Pejabat Pembuat Komitmen nilai pagu dana di atas Rp 750 miliar s.d Rp 1 triliun</text:p>
          </table:table-cell>
          <table:table-cell office:value-type="string" table:style-name="ce1">
            <text:p>Pejabat Pembuat Komitmen nilai pagu dana di atas Rp 750 miliar s.d Rp 1 triliun</text:p>
          </table:table-cell>
          <table:table-cell office:value-type="string" table:style-name="ce1">
            <text:p>Orang / Bulan</text:p>
          </table:table-cell>
          <table:table-cell office:value-type="float" office:value="6140000" table:style-name="ce1">
            <text:p>61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90" table:style-name="ce1">
            <text:p>7239190</text:p>
          </table:table-cell>
          <table:table-cell office:value-type="string" table:style-name="ce1">
            <text:p>8.1.01.03.07.0002.00027</text:p>
          </table:table-cell>
          <table:table-cell office:value-type="string" table:style-name="ce1">
            <text:p>Honorarium Pengguna Anggaran Pengadaan Jasa ( Non Konstruksi ) Nilai pagu pengadaan diatas Rp 10 M s.d Rp 25 M</text:p>
          </table:table-cell>
          <table:table-cell office:value-type="string" table:style-name="ce1">
            <text:p>Honorarium Pengguna Anggaran Pengadaan Jasa ( Non Konstruksi ) Nilai pagu pengadaan diatas Rp 10 M s.d Rp 25 M</text:p>
          </table:table-cell>
          <table:table-cell office:value-type="string" table:style-name="ce1">
            <text:p>Orang / Paket / Pekerjaan</text:p>
          </table:table-cell>
          <table:table-cell office:value-type="float" office:value="1510000" table:style-name="ce1">
            <text:p>15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91" table:style-name="ce1">
            <text:p>7239191</text:p>
          </table:table-cell>
          <table:table-cell office:value-type="string" table:style-name="ce1">
            <text:p>8.1.01.03.07.0002.00028</text:p>
          </table:table-cell>
          <table:table-cell office:value-type="string" table:style-name="ce1">
            <text:p>Honorarium Pejabat Pengadaan Barang/Jasa</text:p>
          </table:table-cell>
          <table:table-cell office:value-type="string" table:style-name="ce1">
            <text:p>Honorarium Pejabat Pengadaan Barang/Jasa</text:p>
          </table:table-cell>
          <table:table-cell office:value-type="string" table:style-name="ce1">
            <text:p>Orang / Bulan</text:p>
          </table:table-cell>
          <table:table-cell office:value-type="float" office:value="680000" table:style-name="ce1">
            <text:p>6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92" table:style-name="ce1">
            <text:p>7239192</text:p>
          </table:table-cell>
          <table:table-cell office:value-type="string" table:style-name="ce1">
            <text:p>8.1.01.03.07.0002.00029</text:p>
          </table:table-cell>
          <table:table-cell office:value-type="string" table:style-name="ce1">
            <text:p>Honorarium Pokja Pengadaan BarangJasa Nilai Pagu Pengadaan Sampai Dengan Rp 200 Juta</text:p>
          </table:table-cell>
          <table:table-cell office:value-type="string" table:style-name="ce1">
            <text:p>Honorarium Pokja Pengadaan BarangJasa Nilai Pagu Pengadaan Sampai Dengan Rp 200 Juta</text:p>
          </table:table-cell>
          <table:table-cell office:value-type="string" table:style-name="ce1">
            <text:p>Orang / Paket / Pekerjaan</text:p>
          </table:table-cell>
          <table:table-cell office:value-type="float" office:value="680000" table:style-name="ce1">
            <text:p>6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80" table:style-name="ce1">
            <text:p>7291580</text:p>
          </table:table-cell>
          <table:table-cell office:value-type="string" table:style-name="ce1">
            <text:p>8.1.01.03.07.0002.00058</text:p>
          </table:table-cell>
          <table:table-cell office:value-type="string" table:style-name="ce1">
            <text:p>Pejabat Pembuat Komitmen nilai pagu dana s.d Rp 100 juta</text:p>
          </table:table-cell>
          <table:table-cell office:value-type="string" table:style-name="ce1">
            <text:p>Pejabat Pembuat Komitmen nilai pagu dana s.d Rp 100 juta</text:p>
          </table:table-cell>
          <table:table-cell office:value-type="string" table:style-name="ce1">
            <text:p>Orang / Bulan</text:p>
          </table:table-cell>
          <table:table-cell office:value-type="float" office:value="1010000" table:style-name="ce1">
            <text:p>10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79" table:style-name="ce1">
            <text:p>7291579</text:p>
          </table:table-cell>
          <table:table-cell office:value-type="string" table:style-name="ce1">
            <text:p>8.1.01.03.07.0002.00057</text:p>
          </table:table-cell>
          <table:table-cell office:value-type="string" table:style-name="ce1">
            <text:p>Pejabat Pembuat Komitmen nilai pagu dana di atas Rp 100 juta s.d Rp 250 juta</text:p>
          </table:table-cell>
          <table:table-cell office:value-type="string" table:style-name="ce1">
            <text:p>Pejabat Pembuat Komitmen nilai pagu dana di atas Rp 100 juta s.d Rp 250 juta</text:p>
          </table:table-cell>
          <table:table-cell office:value-type="string" table:style-name="ce1">
            <text:p>Orang / Bulan</text:p>
          </table:table-cell>
          <table:table-cell office:value-type="float" office:value="1210000" table:style-name="ce1">
            <text:p>1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78" table:style-name="ce1">
            <text:p>7291578</text:p>
          </table:table-cell>
          <table:table-cell office:value-type="string" table:style-name="ce1">
            <text:p>8.1.01.03.07.0002.00056</text:p>
          </table:table-cell>
          <table:table-cell office:value-type="string" table:style-name="ce1">
            <text:p>Pejabat Pembuat Komitmen nilai pagu dana di atas Rp 250 juta s.d Rp 500 juta</text:p>
          </table:table-cell>
          <table:table-cell office:value-type="string" table:style-name="ce1">
            <text:p>Pejabat Pembuat Komitmen nilai pagu dana di atas Rp 250 juta s.d Rp 500 juta</text:p>
          </table:table-cell>
          <table:table-cell office:value-type="string" table:style-name="ce1">
            <text:p>Orang / Bulan</text:p>
          </table:table-cell>
          <table:table-cell office:value-type="float" office:value="1410000" table:style-name="ce1">
            <text:p>14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77" table:style-name="ce1">
            <text:p>7291577</text:p>
          </table:table-cell>
          <table:table-cell office:value-type="string" table:style-name="ce1">
            <text:p>8.1.01.03.07.0002.00055</text:p>
          </table:table-cell>
          <table:table-cell office:value-type="string" table:style-name="ce1">
            <text:p>Pejabat Pembuat Komitmen nilai pagu dana di atas Rp 500 juta s.d Rp 1 miliar</text:p>
          </table:table-cell>
          <table:table-cell office:value-type="string" table:style-name="ce1">
            <text:p>Pejabat Pembuat Komitmen nilai pagu dana di atas Rp 500 juta s.d Rp 1 miliar</text:p>
          </table:table-cell>
          <table:table-cell office:value-type="string" table:style-name="ce1">
            <text:p>Orang / Bulan</text:p>
          </table:table-cell>
          <table:table-cell office:value-type="float" office:value="1610000" table:style-name="ce1">
            <text:p>16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75" table:style-name="ce1">
            <text:p>7291575</text:p>
          </table:table-cell>
          <table:table-cell office:value-type="string" table:style-name="ce1">
            <text:p>8.1.01.03.07.0002.00054</text:p>
          </table:table-cell>
          <table:table-cell office:value-type="string" table:style-name="ce1">
            <text:p>Pejabat Pembuat Komitmen nilai pagu dana di atas Rp 1 miliar s.d Rp 2,5 miliar</text:p>
          </table:table-cell>
          <table:table-cell office:value-type="string" table:style-name="ce1">
            <text:p>Pejabat Pembuat Komitmen nilai pagu dana di atas Rp 1 miliar s.d Rp 2,5 miliar</text:p>
          </table:table-cell>
          <table:table-cell office:value-type="string" table:style-name="ce1">
            <text:p>Orang / Bulan</text:p>
          </table:table-cell>
          <table:table-cell office:value-type="float" office:value="1910000" table:style-name="ce1">
            <text:p>19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74" table:style-name="ce1">
            <text:p>7291574</text:p>
          </table:table-cell>
          <table:table-cell office:value-type="string" table:style-name="ce1">
            <text:p>8.1.01.03.07.0002.00053</text:p>
          </table:table-cell>
          <table:table-cell office:value-type="string" table:style-name="ce1">
            <text:p>Pejabat Pembuat Komitmen nilai pagu dana di atas Rp 2,5 miliar s.d Rp 5 miliar</text:p>
          </table:table-cell>
          <table:table-cell office:value-type="string" table:style-name="ce1">
            <text:p>Pejabat Pembuat Komitmen nilai pagu dana di atas Rp 2,5 miliar s.d Rp 5 miliar</text:p>
          </table:table-cell>
          <table:table-cell office:value-type="string" table:style-name="ce1">
            <text:p>Orang / Bulan</text:p>
          </table:table-cell>
          <table:table-cell office:value-type="float" office:value="2210000" table:style-name="ce1">
            <text:p>2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73" table:style-name="ce1">
            <text:p>7291573</text:p>
          </table:table-cell>
          <table:table-cell office:value-type="string" table:style-name="ce1">
            <text:p>8.1.01.03.07.0002.00052</text:p>
          </table:table-cell>
          <table:table-cell office:value-type="string" table:style-name="ce1">
            <text:p>Pejabat Pembuat Komitmen nilai pagu dana di atas Rp 5 miliar s.d Rp 10 miliar</text:p>
          </table:table-cell>
          <table:table-cell office:value-type="string" table:style-name="ce1">
            <text:p>Pejabat Pembuat Komitmen nilai pagu dana di atas Rp 5 miliar s.d Rp 10 miliar</text:p>
          </table:table-cell>
          <table:table-cell office:value-type="string" table:style-name="ce1">
            <text:p>Orang / Bulan</text:p>
          </table:table-cell>
          <table:table-cell office:value-type="float" office:value="2520000" table:style-name="ce1">
            <text:p>2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72" table:style-name="ce1">
            <text:p>7291572</text:p>
          </table:table-cell>
          <table:table-cell office:value-type="string" table:style-name="ce1">
            <text:p>8.1.01.03.07.0002.00051</text:p>
          </table:table-cell>
          <table:table-cell office:value-type="string" table:style-name="ce1">
            <text:p>Pejabat Pembuat Komitmen nilai pagu dana di atas Rp 10 miliar s.d Rp 25 miliar</text:p>
          </table:table-cell>
          <table:table-cell office:value-type="string" table:style-name="ce1">
            <text:p>Pejabat Pembuat Komitmen nilai pagu dana di atas Rp 10 miliar s.d Rp 25 miliar</text:p>
          </table:table-cell>
          <table:table-cell office:value-type="string" table:style-name="ce1">
            <text:p>Orang / Bulan</text:p>
          </table:table-cell>
          <table:table-cell office:value-type="float" office:value="2920000" table:style-name="ce1">
            <text:p>29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71" table:style-name="ce1">
            <text:p>7291571</text:p>
          </table:table-cell>
          <table:table-cell office:value-type="string" table:style-name="ce1">
            <text:p>8.1.01.03.07.0002.00050</text:p>
          </table:table-cell>
          <table:table-cell office:value-type="string" table:style-name="ce1">
            <text:p>Pejabat Pembuat Komitmen nilai pagu dana di atas Rp 25 miliar s.d Rp 50 miliar</text:p>
          </table:table-cell>
          <table:table-cell office:value-type="string" table:style-name="ce1">
            <text:p>Pejabat Pembuat Komitmen nilai pagu dana di atas Rp 25 miliar s.d Rp 50 miliar</text:p>
          </table:table-cell>
          <table:table-cell office:value-type="string" table:style-name="ce1">
            <text:p>Orang / Bulan</text:p>
          </table:table-cell>
          <table:table-cell office:value-type="float" office:value="3320000" table:style-name="ce1">
            <text:p>33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70" table:style-name="ce1">
            <text:p>7291570</text:p>
          </table:table-cell>
          <table:table-cell office:value-type="string" table:style-name="ce1">
            <text:p>8.1.01.03.07.0002.00049</text:p>
          </table:table-cell>
          <table:table-cell office:value-type="string" table:style-name="ce1">
            <text:p>Pejabat Pembuat Komitmen nilai pagu dana di atas Rp 50 miliar s.d Rp 75 miliar</text:p>
          </table:table-cell>
          <table:table-cell office:value-type="string" table:style-name="ce1">
            <text:p>Pejabat Pembuat Komitmen nilai pagu dana di atas Rp 50 miliar s.d Rp 75 miliar</text:p>
          </table:table-cell>
          <table:table-cell office:value-type="string" table:style-name="ce1">
            <text:p>Orang / Bulan</text:p>
          </table:table-cell>
          <table:table-cell office:value-type="float" office:value="3720000" table:style-name="ce1">
            <text:p>37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67" table:style-name="ce1">
            <text:p>7291567</text:p>
          </table:table-cell>
          <table:table-cell office:value-type="string" table:style-name="ce1">
            <text:p>8.1.01.03.07.0002.00048</text:p>
          </table:table-cell>
          <table:table-cell office:value-type="string" table:style-name="ce1">
            <text:p>Pejabat Pembuat Komitmen nilai pagu dana di atas Rp 75 miliar s.d Rp 100 miliar</text:p>
          </table:table-cell>
          <table:table-cell office:value-type="string" table:style-name="ce1">
            <text:p>Pejabat Pembuat Komitmen nilai pagu dana di atas Rp 75 miliar s.d Rp 100 miliar</text:p>
          </table:table-cell>
          <table:table-cell office:value-type="string" table:style-name="ce1">
            <text:p>Orang / Bulan</text:p>
          </table:table-cell>
          <table:table-cell office:value-type="float" office:value="4130000" table:style-name="ce1">
            <text:p>41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566" table:style-name="ce1">
            <text:p>7291566</text:p>
          </table:table-cell>
          <table:table-cell office:value-type="string" table:style-name="ce1">
            <text:p>8.1.01.03.07.0002.00047</text:p>
          </table:table-cell>
          <table:table-cell office:value-type="string" table:style-name="ce1">
            <text:p>Pejabat Pembuat Komitmen nilai pagu dana di atas Rp 100 miliar s.d Rp 250 miliar</text:p>
          </table:table-cell>
          <table:table-cell office:value-type="string" table:style-name="ce1">
            <text:p>Pejabat Pembuat Komitmen nilai pagu dana di atas Rp 100 miliar s.d Rp 250 miliar</text:p>
          </table:table-cell>
          <table:table-cell office:value-type="string" table:style-name="ce1">
            <text:p>Orang / Bulan</text:p>
          </table:table-cell>
          <table:table-cell office:value-type="float" office:value="4630000" table:style-name="ce1">
            <text:p>46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64" table:style-name="ce1">
            <text:p>7239164</text:p>
          </table:table-cell>
          <table:table-cell office:value-type="string" table:style-name="ce1">
            <text:p>8.1.01.03.07.0002.00001</text:p>
          </table:table-cell>
          <table:table-cell office:value-type="string" table:style-name="ce1">
            <text:p>Honorarium Pengguna Anggaran pengadaan barang/jasa ( Konstruksi ) Nilai pagu pengadaan diatas Rp 100 M s.d Rp 250 M</text:p>
          </table:table-cell>
          <table:table-cell office:value-type="string" table:style-name="ce1">
            <text:p>Honorarium Pengguna Anggaran pengadaan barang/jasa ( Konstruksi ) Nilai pagu pengadaan diatas Rp 100 M s.d Rp 250 M</text:p>
          </table:table-cell>
          <table:table-cell office:value-type="string" table:style-name="ce1">
            <text:p>Orang / Paket / Pekerjaan</text:p>
          </table:table-cell>
          <table:table-cell office:value-type="float" office:value="3580000" table:style-name="ce1">
            <text:p>35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65" table:style-name="ce1">
            <text:p>7239165</text:p>
          </table:table-cell>
          <table:table-cell office:value-type="string" table:style-name="ce1">
            <text:p>8.1.01.03.07.0002.00002</text:p>
          </table:table-cell>
          <table:table-cell office:value-type="string" table:style-name="ce1">
            <text:p>Honorarium Pengguna Anggaran Pengadaan barang/jasa ( Konstruksi ) Nilai pagu pengadaan diatas Rp 250 M s.d Rp 500 M</text:p>
          </table:table-cell>
          <table:table-cell office:value-type="string" table:style-name="ce1">
            <text:p>Honorarium Pengguna Anggaran Pengadaan barang/jasa ( Konstruksi ) Nilai pagu pengadaan diatas Rp 250 M s.d Rp 500 M</text:p>
          </table:table-cell>
          <table:table-cell office:value-type="string" table:style-name="ce1">
            <text:p>Orang / Paket / Pekerjaan</text:p>
          </table:table-cell>
          <table:table-cell office:value-type="float" office:value="4030000" table:style-name="ce1">
            <text:p>40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66" table:style-name="ce1">
            <text:p>7239166</text:p>
          </table:table-cell>
          <table:table-cell office:value-type="string" table:style-name="ce1">
            <text:p>8.1.01.03.07.0002.00003</text:p>
          </table:table-cell>
          <table:table-cell office:value-type="string" table:style-name="ce1">
            <text:p>Honorarium Pengguna Anggaran Pengadaan barang/jasa ( Konstruksi ) Nilai pagu pengadaan diatas Rp 500 M s.d Rp 750 M</text:p>
          </table:table-cell>
          <table:table-cell office:value-type="string" table:style-name="ce1">
            <text:p>Honorarium Pengguna Anggaran Pengadaan barang/jasa ( Konstruksi ) Nilai pagu pengadaan diatas Rp 500 M s.d Rp 750 M</text:p>
          </table:table-cell>
          <table:table-cell office:value-type="string" table:style-name="ce1">
            <text:p>Orang / Paket / Pekerjaan</text:p>
          </table:table-cell>
          <table:table-cell office:value-type="float" office:value="4490000" table:style-name="ce1">
            <text:p>44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67" table:style-name="ce1">
            <text:p>7239167</text:p>
          </table:table-cell>
          <table:table-cell office:value-type="string" table:style-name="ce1">
            <text:p>8.1.01.03.07.0002.00004</text:p>
          </table:table-cell>
          <table:table-cell office:value-type="string" table:style-name="ce1">
            <text:p>Honorarium Pengguna Anggaran Pengadaan barang/jasa ( Konstruksi ) Nilai pagu pengadaan diatas Rp 750 M s.d Rp 1 Triliun</text:p>
          </table:table-cell>
          <table:table-cell office:value-type="string" table:style-name="ce1">
            <text:p>Honorarium Pengguna Anggaran Pengadaan barang/jasa ( Konstruksi ) Nilai pagu pengadaan diatas Rp 750 M s.d Rp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4940000" table:style-name="ce1">
            <text:p>49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68" table:style-name="ce1">
            <text:p>7239168</text:p>
          </table:table-cell>
          <table:table-cell office:value-type="string" table:style-name="ce1">
            <text:p>8.1.01.03.07.0002.00005</text:p>
          </table:table-cell>
          <table:table-cell office:value-type="string" table:style-name="ce1">
            <text:p>Honorarium Pengguna Anggaran Pengadaan barang/jasa ( Konstruksi ) Nilai pagu pengadaan diatas Rp 1 Triliun</text:p>
          </table:table-cell>
          <table:table-cell office:value-type="string" table:style-name="ce1">
            <text:p>Honorarium Pengguna Anggaran Pengadaan barang/jasa ( Konstruksi ) Nilai pagu pengadaan diatas Rp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5560000" table:style-name="ce1">
            <text:p>55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69" table:style-name="ce1">
            <text:p>7239169</text:p>
          </table:table-cell>
          <table:table-cell office:value-type="string" table:style-name="ce1">
            <text:p>8.1.01.03.07.0002.00006</text:p>
          </table:table-cell>
          <table:table-cell office:value-type="string" table:style-name="ce1">
            <text:p>Honorarium Pengguna Anggaran Pengadaan Barang ( Non Konstruksi ) Nilai pagu pengadaan diatas Rp 100 M s.d Rp 250 M</text:p>
          </table:table-cell>
          <table:table-cell office:value-type="string" table:style-name="ce1">
            <text:p>Honorarium Pengguna Anggaran Pengadaan Barang ( Non Konstruksi ) Nilai pagu pengadaan diatas Rp 100 M s.d Rp 250 M</text:p>
          </table:table-cell>
          <table:table-cell office:value-type="string" table:style-name="ce1">
            <text:p>Orang / Paket / Pekerjaan</text:p>
          </table:table-cell>
          <table:table-cell office:value-type="float" office:value="3230000" table:style-name="ce1">
            <text:p>32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35" table:style-name="ce1">
            <text:p>7239235</text:p>
          </table:table-cell>
          <table:table-cell office:value-type="string" table:style-name="ce1">
            <text:p>8.1.01.03.07.0002.00046</text:p>
          </table:table-cell>
          <table:table-cell office:value-type="string" table:style-name="ce1">
            <text:p>Honorarium Pengguna Anggaran Pengadaan BarangJasa Konstruksi Nilai Pagu Pengadaan Di Atas Rp100 Miliar SD Rp250 Miliar</text:p>
          </table:table-cell>
          <table:table-cell office:value-type="string" table:style-name="ce1">
            <text:p>Honorarium Pengguna Anggaran Pengadaan BarangJasa Konstruksi Nilai Pagu Pengadaan Di Atas Rp100 Miliar SD Rp2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3580000" table:style-name="ce1">
            <text:p>35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34" table:style-name="ce1">
            <text:p>7239234</text:p>
          </table:table-cell>
          <table:table-cell office:value-type="string" table:style-name="ce1">
            <text:p>8.1.01.03.07.0002.00045</text:p>
          </table:table-cell>
          <table:table-cell office:value-type="string" table:style-name="ce1">
            <text:p>Honorarium Pengguna Anggaran Pengadaan BarangJasa Konstruksi Nilai Pagu Pengadaan Di Atas Rp250 Miliar SD Rp500 Miliar</text:p>
          </table:table-cell>
          <table:table-cell office:value-type="string" table:style-name="ce1">
            <text:p>Honorarium Pengguna Anggaran Pengadaan BarangJasa Konstruksi Nilai Pagu Pengadaan Di Atas Rp250 Miliar SD Rp5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4030000" table:style-name="ce1">
            <text:p>40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33" table:style-name="ce1">
            <text:p>7239233</text:p>
          </table:table-cell>
          <table:table-cell office:value-type="string" table:style-name="ce1">
            <text:p>8.1.01.03.07.0002.00044</text:p>
          </table:table-cell>
          <table:table-cell office:value-type="string" table:style-name="ce1">
            <text:p>Honorarium Pengguna Anggaran Pengadaan BarangJasa Konstruksi Nilai Pagu Pengadaan Di Atas Rp500 Miliar SD Rp750 Miliar</text:p>
          </table:table-cell>
          <table:table-cell office:value-type="string" table:style-name="ce1">
            <text:p>Honorarium Pengguna Anggaran Pengadaan BarangJasa Konstruksi Nilai Pagu Pengadaan Di Atas Rp500 Miliar SD Rp7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4490000" table:style-name="ce1">
            <text:p>44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29" table:style-name="ce1">
            <text:p>7239229</text:p>
          </table:table-cell>
          <table:table-cell office:value-type="string" table:style-name="ce1">
            <text:p>8.1.01.03.07.0002.00043</text:p>
          </table:table-cell>
          <table:table-cell office:value-type="string" table:style-name="ce1">
            <text:p>Honorarium Pengguna Anggaran Pengadaan Barang Non Konstruksi Nilai Pagu Pengadaan Di Atas Rp100 Miliar SD Rp250 Miliar</text:p>
          </table:table-cell>
          <table:table-cell office:value-type="string" table:style-name="ce1">
            <text:p>Honorarium Pengguna Anggaran Pengadaan Barang Non Konstruksi Nilai Pagu Pengadaan Di Atas Rp100 Miliar SD Rp2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3230000" table:style-name="ce1">
            <text:p>32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27" table:style-name="ce1">
            <text:p>7239227</text:p>
          </table:table-cell>
          <table:table-cell office:value-type="string" table:style-name="ce1">
            <text:p>8.1.01.03.07.0002.00042</text:p>
          </table:table-cell>
          <table:table-cell office:value-type="string" table:style-name="ce1">
            <text:p>Honorarium Pengguna Anggaran Pengadaan Barang Non Konstruksi Nilai Pagu Pengadaan Di Atas Rp250 Miliar SD Rp500 Miliar</text:p>
          </table:table-cell>
          <table:table-cell office:value-type="string" table:style-name="ce1">
            <text:p>Honorarium Pengguna Anggaran Pengadaan Barang Non Konstruksi Nilai Pagu Pengadaan Di Atas Rp250 Miliar SD Rp5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3640000" table:style-name="ce1">
            <text:p>36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26" table:style-name="ce1">
            <text:p>7239226</text:p>
          </table:table-cell>
          <table:table-cell office:value-type="string" table:style-name="ce1">
            <text:p>8.1.01.03.07.0002.00041</text:p>
          </table:table-cell>
          <table:table-cell office:value-type="string" table:style-name="ce1">
            <text:p>Honorarium Pengguna Anggaran Pengadaan Barang Non Konstruksi Nilai Pagu Pengadaan Di Atas Rp500 Miliar SD Rp750 Miliar</text:p>
          </table:table-cell>
          <table:table-cell office:value-type="string" table:style-name="ce1">
            <text:p>Honorarium Pengguna Anggaran Pengadaan Barang Non Konstruksi Nilai Pagu Pengadaan Di Atas Rp500 Miliar SD Rp7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4040000" table:style-name="ce1">
            <text:p>40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24" table:style-name="ce1">
            <text:p>7239224</text:p>
          </table:table-cell>
          <table:table-cell office:value-type="string" table:style-name="ce1">
            <text:p>8.1.01.03.07.0002.00040</text:p>
          </table:table-cell>
          <table:table-cell office:value-type="string" table:style-name="ce1">
            <text:p>Honorarium Pengguna Anggaran Pengadaan Barang Non Konstruksi Nilai Pagu Pengadaan Di Atas Rp750 Miliar SD Rp1 Triliun</text:p>
          </table:table-cell>
          <table:table-cell office:value-type="string" table:style-name="ce1">
            <text:p>Honorarium Pengguna Anggaran Pengadaan Barang Non Konstruksi Nilai Pagu Pengadaan Di Atas Rp750 Miliar SD Rp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4450000" table:style-name="ce1">
            <text:p>4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18" table:style-name="ce1">
            <text:p>7239218</text:p>
          </table:table-cell>
          <table:table-cell office:value-type="string" table:style-name="ce1">
            <text:p>8.1.01.03.07.0002.00035</text:p>
          </table:table-cell>
          <table:table-cell office:value-type="string" table:style-name="ce1">
            <text:p>Honorarium Pengguna Anggaran Pengadaan Barang Non Konstruksi Nilai Pagu Pengadaan Jasa KonsultansiJasa Lainnya Di Atas Rp100 Miliar SD Rp250 Miliar</text:p>
          </table:table-cell>
          <table:table-cell office:value-type="string" table:style-name="ce1">
            <text:p>Honorarium Pengguna Anggaran Pengadaan Barang Non Konstruksi Nilai Pagu Pengadaan Jasa KonsultansiJasa Lainnya Di Atas Rp100 Miliar SD Rp2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560000" table:style-name="ce1">
            <text:p>25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19" table:style-name="ce1">
            <text:p>7239219</text:p>
          </table:table-cell>
          <table:table-cell office:value-type="string" table:style-name="ce1">
            <text:p>8.1.01.03.07.0002.00036</text:p>
          </table:table-cell>
          <table:table-cell office:value-type="string" table:style-name="ce1">
            <text:p>Honorarium Pengguna Anggaran Pengadaan Barang Non Konstruksi Nilai Pagu Pengadaan Jasa KonsultansiJasa Lainnya Di Atas Rp75 Miliar SD Rp100 Miliar</text:p>
          </table:table-cell>
          <table:table-cell office:value-type="string" table:style-name="ce1">
            <text:p>Honorarium Pengguna Anggaran Pengadaan Barang Non Konstruksi Nilai Pagu Pengadaan Jasa KonsultansiJasa Lainnya Di Atas Rp75 Miliar SD Rp1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230000" table:style-name="ce1">
            <text:p>22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20" table:style-name="ce1">
            <text:p>7239220</text:p>
          </table:table-cell>
          <table:table-cell office:value-type="string" table:style-name="ce1">
            <text:p>8.1.01.03.07.0002.00037</text:p>
          </table:table-cell>
          <table:table-cell office:value-type="string" table:style-name="ce1">
            <text:p>Honorarium Pengguna Anggaran Pengadaan Barang Non Konstruksi Nilai Pagu Pengadaan Jasa KonsultansiJasa Lainnya Di Atas Rp50 Miliar SD Rp75 Miliar</text:p>
          </table:table-cell>
          <table:table-cell office:value-type="string" table:style-name="ce1">
            <text:p>Honorarium Pengguna Anggaran Pengadaan Barang Non Konstruksi Nilai Pagu Pengadaan Jasa KonsultansiJasa Lainnya Di Atas Rp50 Miliar SD Rp7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990000" table:style-name="ce1">
            <text:p>19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21" table:style-name="ce1">
            <text:p>7239221</text:p>
          </table:table-cell>
          <table:table-cell office:value-type="string" table:style-name="ce1">
            <text:p>8.1.01.03.07.0002.00038</text:p>
          </table:table-cell>
          <table:table-cell office:value-type="string" table:style-name="ce1">
            <text:p>Honorarium Pengguna Anggaran Pengadaan Barang Non Konstruksi Nilai Pagu Pengadaan Jasa KonsultansiJasa Lainnya Di Atas Rp25 Miliar SD Rp50 Miliar</text:p>
          </table:table-cell>
          <table:table-cell office:value-type="string" table:style-name="ce1">
            <text:p>Honorarium Pengguna Anggaran Pengadaan Barang Non Konstruksi Nilai Pagu Pengadaan Jasa KonsultansiJasa Lainnya Di Atas Rp25 Miliar SD Rp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750000" table:style-name="ce1">
            <text:p>1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22" table:style-name="ce1">
            <text:p>7239222</text:p>
          </table:table-cell>
          <table:table-cell office:value-type="string" table:style-name="ce1">
            <text:p>8.1.01.03.07.0002.00039</text:p>
          </table:table-cell>
          <table:table-cell office:value-type="string" table:style-name="ce1">
            <text:p>Honorarium Pengguna Anggaran Pengadaan Barang Non Konstruksi Nilai Pagu Pengadaan Jasa KonsultansiJasa Lainnya Di Atas Rp10 Miliar SD Rp25 Miliar</text:p>
          </table:table-cell>
          <table:table-cell office:value-type="string" table:style-name="ce1">
            <text:p>Honorarium Pengguna Anggaran Pengadaan Barang Non Konstruksi Nilai Pagu Pengadaan Jasa KonsultansiJasa Lainnya Di Atas Rp10 Miliar SD Rp2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510000" table:style-name="ce1">
            <text:p>15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0" table:style-name="ce1">
            <text:p>7239170</text:p>
          </table:table-cell>
          <table:table-cell office:value-type="string" table:style-name="ce1">
            <text:p>8.1.01.03.07.0002.00007</text:p>
          </table:table-cell>
          <table:table-cell office:value-type="string" table:style-name="ce1">
            <text:p>Honorarium Pengguna Anggaran Pengadaan Barang ( Non Konstruksi ) Nilai pagu pengadaan diatas Rp 250 M s.d Rp 500 M</text:p>
          </table:table-cell>
          <table:table-cell office:value-type="string" table:style-name="ce1">
            <text:p>Honorarium Pengguna Anggaran Pengadaan Barang ( Non Konstruksi ) Nilai pagu pengadaan diatas Rp 250 M s.d Rp 500 M</text:p>
          </table:table-cell>
          <table:table-cell office:value-type="string" table:style-name="ce1">
            <text:p>Orang / Paket / Pekerjaan</text:p>
          </table:table-cell>
          <table:table-cell office:value-type="float" office:value="3640000" table:style-name="ce1">
            <text:p>36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1" table:style-name="ce1">
            <text:p>7239171</text:p>
          </table:table-cell>
          <table:table-cell office:value-type="string" table:style-name="ce1">
            <text:p>8.1.01.03.07.0002.00008</text:p>
          </table:table-cell>
          <table:table-cell office:value-type="string" table:style-name="ce1">
            <text:p>Honorarium Pengguna Anggaran Pengadaan Barang ( Non Konstruksi ) Nilai pagu pengadaan diatas Rp 500 M s.d Rp 750 M</text:p>
          </table:table-cell>
          <table:table-cell office:value-type="string" table:style-name="ce1">
            <text:p>Honorarium Pengguna Anggaran Pengadaan Barang ( Non Konstruksi ) Nilai pagu pengadaan diatas Rp 500 M s.d Rp 750 M</text:p>
          </table:table-cell>
          <table:table-cell office:value-type="string" table:style-name="ce1">
            <text:p>Orang / Paket / Pekerjaan</text:p>
          </table:table-cell>
          <table:table-cell office:value-type="float" office:value="4040000" table:style-name="ce1">
            <text:p>40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2" table:style-name="ce1">
            <text:p>7239172</text:p>
          </table:table-cell>
          <table:table-cell office:value-type="string" table:style-name="ce1">
            <text:p>8.1.01.03.07.0002.00009</text:p>
          </table:table-cell>
          <table:table-cell office:value-type="string" table:style-name="ce1">
            <text:p>Honorarium Pengguna Anggaran Pengadaan Barang ( Non Konstruksi ) Nilai pagu pengadaan diatas Rp 750 M s.d Rp 1 Triliun</text:p>
          </table:table-cell>
          <table:table-cell office:value-type="string" table:style-name="ce1">
            <text:p>Honorarium Pengguna Anggaran Pengadaan Barang ( Non Konstruksi ) Nilai pagu pengadaan diatas Rp 750 M s.d Rp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4450000" table:style-name="ce1">
            <text:p>4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3" table:style-name="ce1">
            <text:p>7239173</text:p>
          </table:table-cell>
          <table:table-cell office:value-type="string" table:style-name="ce1">
            <text:p>8.1.01.03.07.0002.00010</text:p>
          </table:table-cell>
          <table:table-cell office:value-type="string" table:style-name="ce1">
            <text:p>Honorarium Pengguna Anggaran Pengadaan Barang ( Non Konstruksi ) Nilai pagu pengadaan diatas Rp 1 Triliun</text:p>
          </table:table-cell>
          <table:table-cell office:value-type="string" table:style-name="ce1">
            <text:p>Honorarium Pengguna Anggaran Pengadaan Barang ( Non Konstruksi ) Nilai pagu pengadaan diatas Rp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5010000" table:style-name="ce1">
            <text:p>50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4" table:style-name="ce1">
            <text:p>7239174</text:p>
          </table:table-cell>
          <table:table-cell office:value-type="string" table:style-name="ce1">
            <text:p>8.1.01.03.07.0002.00011</text:p>
          </table:table-cell>
          <table:table-cell office:value-type="string" table:style-name="ce1">
            <text:p>Honorarium Kelompok Kerja Pemilihan Pengadaan BarangJasa Untuk Pengadaan Barang Nonkonstruksi Nilai Pagu Pengadaan Di Atas Rp 500 Juta SD Rp 1 Miliar</text:p>
          </table:table-cell>
          <table:table-cell office:value-type="string" table:style-name="ce1">
            <text:p>Honorarium Kelompok Kerja Pemilihan Pengadaan BarangJasa Untuk Pengadaan Barang Nonkonstruksi Nilai Pagu Pengadaan Di Atas Rp 500 Juta SD Rp 1 Miliar</text:p>
          </table:table-cell>
          <table:table-cell office:value-type="string" table:style-name="ce1">
            <text:p>Orang / Paket / Pekerjaan</text:p>
          </table:table-cell>
          <table:table-cell office:value-type="float" office:value="920000" table:style-name="ce1">
            <text:p>9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5" table:style-name="ce1">
            <text:p>7239175</text:p>
          </table:table-cell>
          <table:table-cell office:value-type="string" table:style-name="ce1">
            <text:p>8.1.01.03.07.0002.00012</text:p>
          </table:table-cell>
          <table:table-cell office:value-type="string" table:style-name="ce1">
            <text:p>Honorarium Pengguna Anggaran Pengadaan Jasa ( Non Konstruksi ) Nilai pagu pengadaan diatas Rp 25 M s.d Rp 50 M</text:p>
          </table:table-cell>
          <table:table-cell office:value-type="string" table:style-name="ce1">
            <text:p>Honorarium Pengguna Anggaran Pengadaan Jasa ( Non Konstruksi ) Nilai pagu pengadaan diatas Rp 25 M s.d Rp 50 M</text:p>
          </table:table-cell>
          <table:table-cell office:value-type="string" table:style-name="ce1">
            <text:p>Orang / Paket / Pekerjaan</text:p>
          </table:table-cell>
          <table:table-cell office:value-type="float" office:value="1750000" table:style-name="ce1">
            <text:p>1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6" table:style-name="ce1">
            <text:p>7239176</text:p>
          </table:table-cell>
          <table:table-cell office:value-type="string" table:style-name="ce1">
            <text:p>8.1.01.03.07.0002.00013</text:p>
          </table:table-cell>
          <table:table-cell office:value-type="string" table:style-name="ce1">
            <text:p>Honorarium Pengguna Anggaran Pengadaan Jasa ( Non Konstruksi ) Nilai pagu pengadaan diatas Rp 50 M s.d Rp 75 M</text:p>
          </table:table-cell>
          <table:table-cell office:value-type="string" table:style-name="ce1">
            <text:p>Honorarium Pengguna Anggaran Pengadaan Jasa ( Non Konstruksi ) Nilai pagu pengadaan diatas Rp 50 M s.d Rp 75 M</text:p>
          </table:table-cell>
          <table:table-cell office:value-type="string" table:style-name="ce1">
            <text:p>Orang / Paket / Pekerjaan</text:p>
          </table:table-cell>
          <table:table-cell office:value-type="float" office:value="1990000" table:style-name="ce1">
            <text:p>19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7" table:style-name="ce1">
            <text:p>7239177</text:p>
          </table:table-cell>
          <table:table-cell office:value-type="string" table:style-name="ce1">
            <text:p>8.1.01.03.07.0002.00014</text:p>
          </table:table-cell>
          <table:table-cell office:value-type="string" table:style-name="ce1">
            <text:p>Honorarium Pengguna Anggaran Pengadaan Jasa ( Non Konstruksi ) Nilai pagu pengadaan diatas Rp 75 M s.d Rp 100 M</text:p>
          </table:table-cell>
          <table:table-cell office:value-type="string" table:style-name="ce1">
            <text:p>Honorarium Pengguna Anggaran Pengadaan Jasa ( Non Konstruksi ) Nilai pagu pengadaan diatas Rp 75 M s.d Rp 100 M</text:p>
          </table:table-cell>
          <table:table-cell office:value-type="string" table:style-name="ce1">
            <text:p>Orang / Paket / Pekerjaan</text:p>
          </table:table-cell>
          <table:table-cell office:value-type="float" office:value="2230000" table:style-name="ce1">
            <text:p>22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8" table:style-name="ce1">
            <text:p>7239178</text:p>
          </table:table-cell>
          <table:table-cell office:value-type="string" table:style-name="ce1">
            <text:p>8.1.01.03.07.0002.00015</text:p>
          </table:table-cell>
          <table:table-cell office:value-type="string" table:style-name="ce1">
            <text:p>Honorarium Panitia Pemeriksa - Ketua</text:p>
          </table:table-cell>
          <table:table-cell office:value-type="string" table:style-name="ce1">
            <text:p>Honorarium Panitia Pemeriksa - Ketua</text:p>
          </table:table-cell>
          <table:table-cell office:value-type="string" table:style-name="ce1">
            <text:p>Orang / Paket / Pekerja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10" table:style-name="ce1">
            <text:p>7239210</text:p>
          </table:table-cell>
          <table:table-cell office:value-type="string" table:style-name="ce1">
            <text:p>8.1.01.03.07.0002.00030</text:p>
          </table:table-cell>
          <table:table-cell office:value-type="string" table:style-name="ce1">
            <text:p>Honorarium Pengguna Anggaran Pengadaan BarangJasa Konstruksi Nilai Pagu Pengadaan Di Atas Rp750 Miliar SD Rp1 Triliun</text:p>
          </table:table-cell>
          <table:table-cell office:value-type="string" table:style-name="ce1">
            <text:p>Honorarium Pengguna Anggaran Pengadaan BarangJasa Konstruksi Nilai Pagu Pengadaan Di Atas Rp750 Miliar SD Rp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4940000" table:style-name="ce1">
            <text:p>49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79" table:style-name="ce1">
            <text:p>7239179</text:p>
          </table:table-cell>
          <table:table-cell office:value-type="string" table:style-name="ce1">
            <text:p>8.1.01.03.07.0002.00016</text:p>
          </table:table-cell>
          <table:table-cell office:value-type="string" table:style-name="ce1">
            <text:p>Honorarium Pengguna Anggaran Pengadaan Jasa ( Non Konstruksi ) Nilai pagu pengadaan diatas Rp 100 M s.d Rp 250 M</text:p>
          </table:table-cell>
          <table:table-cell office:value-type="string" table:style-name="ce1">
            <text:p>Honorarium Pengguna Anggaran Pengadaan Jasa ( Non Konstruksi ) Nilai pagu pengadaan diatas Rp 100 M s.d Rp 250 M</text:p>
          </table:table-cell>
          <table:table-cell office:value-type="string" table:style-name="ce1">
            <text:p>Orang / Paket / Pekerjaan</text:p>
          </table:table-cell>
          <table:table-cell office:value-type="float" office:value="2560000" table:style-name="ce1">
            <text:p>25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0" table:style-name="ce1">
            <text:p>7239180</text:p>
          </table:table-cell>
          <table:table-cell office:value-type="string" table:style-name="ce1">
            <text:p>8.1.01.03.07.0002.00017</text:p>
          </table:table-cell>
          <table:table-cell office:value-type="string" table:style-name="ce1">
            <text:p>Honorarium Panitia Pemeriksa - Sekretaris</text:p>
          </table:table-cell>
          <table:table-cell office:value-type="string" table:style-name="ce1">
            <text:p>Honorarium Panitia Pemeriksa - Sekretaris</text:p>
          </table:table-cell>
          <table:table-cell office:value-type="string" table:style-name="ce1">
            <text:p>Orang / Paket / Pekerja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2188" table:style-name="ce1">
            <text:p>7292188</text:p>
          </table:table-cell>
          <table:table-cell office:value-type="string" table:style-name="ce1">
            <text:p>8.1.01.03.07.0002.00062</text:p>
          </table:table-cell>
          <table:table-cell office:value-type="string" table:style-name="ce1">
            <text:p>Ongkos Angkut</text:p>
          </table:table-cell>
          <table:table-cell office:value-type="string" table:style-name="ce1">
            <text:p>Ongkos Angkut Buku/ Perabot Kantor</text:p>
          </table:table-cell>
          <table:table-cell office:value-type="string" table:style-name="ce1">
            <text:p>Kg</text:p>
          </table:table-cell>
          <table:table-cell office:value-type="float" office:value="250" table:style-name="ce1">
            <text:p>25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1" table:style-name="ce1">
            <text:p>7239181</text:p>
          </table:table-cell>
          <table:table-cell office:value-type="string" table:style-name="ce1">
            <text:p>8.1.01.03.07.0002.00018</text:p>
          </table:table-cell>
          <table:table-cell office:value-type="string" table:style-name="ce1">
            <text:p>Honorarium Pengguna Anggaran Pengadaan Jasa ( Non Konstruksi ) Nilai pagu pengadaan diatas Rp 250 M s.d Rp 500 M</text:p>
          </table:table-cell>
          <table:table-cell office:value-type="string" table:style-name="ce1">
            <text:p>Honorarium Pengguna Anggaran Pengadaan Jasa ( Non Konstruksi ) Nilai pagu pengadaan diatas Rp 250 M s.d Rp 500 M</text:p>
          </table:table-cell>
          <table:table-cell office:value-type="string" table:style-name="ce1">
            <text:p>Orang / Paket / Pekerjaan</text:p>
          </table:table-cell>
          <table:table-cell office:value-type="float" office:value="2880000" table:style-name="ce1">
            <text:p>28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13" table:style-name="ce1">
            <text:p>7239213</text:p>
          </table:table-cell>
          <table:table-cell office:value-type="string" table:style-name="ce1">
            <text:p>8.1.01.03.07.0002.00031</text:p>
          </table:table-cell>
          <table:table-cell office:value-type="string" table:style-name="ce1">
            <text:p>Honorarium Pengguna Anggaran Pengadaan Barang Non Konstruksi Nilai Pagu Pengadaan Jasa KonsultansiJasa Lainnya Di Atas Rp1 Triliun</text:p>
          </table:table-cell>
          <table:table-cell office:value-type="string" table:style-name="ce1">
            <text:p>Honorarium Pengguna Anggaran Pengadaan Barang Non Konstruksi Nilai Pagu Pengadaan Jasa KonsultansiJasa Lainnya Di Atas Rp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3960000" table:style-name="ce1">
            <text:p>39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14" table:style-name="ce1">
            <text:p>7239214</text:p>
          </table:table-cell>
          <table:table-cell office:value-type="string" table:style-name="ce1">
            <text:p>8.1.01.03.07.0002.00032</text:p>
          </table:table-cell>
          <table:table-cell office:value-type="string" table:style-name="ce1">
            <text:p>Honorarium Pengguna Anggaran Pengadaan Barang Non Konstruksi Nilai Pagu Pengadaan Jasa KonsultansiJasa Lainnya Di Atas Rp750 Miliar SD Rp1 Triliun</text:p>
          </table:table-cell>
          <table:table-cell office:value-type="string" table:style-name="ce1">
            <text:p>Honorarium Pengguna Anggaran Pengadaan Barang Non Konstruksi Nilai Pagu Pengadaan Jasa KonsultansiJasa Lainnya Di Atas Rp750 Miliar SD Rp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3520000" table:style-name="ce1">
            <text:p>3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16" table:style-name="ce1">
            <text:p>7239216</text:p>
          </table:table-cell>
          <table:table-cell office:value-type="string" table:style-name="ce1">
            <text:p>8.1.01.03.07.0002.00033</text:p>
          </table:table-cell>
          <table:table-cell office:value-type="string" table:style-name="ce1">
            <text:p>Honorarium Pengguna Anggaran Pengadaan Barang Non Konstruksi Nilai Pagu Pengadaan Jasa KonsultansiJasa Lainnya Di Atas Rp500 Miliar SD Rp750 Miliar</text:p>
          </table:table-cell>
          <table:table-cell office:value-type="string" table:style-name="ce1">
            <text:p>Honorarium Pengguna Anggaran Pengadaan Barang Non Konstruksi Nilai Pagu Pengadaan Jasa KonsultansiJasa Lainnya Di Atas Rp500 Miliar SD Rp7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3200000" table:style-name="ce1">
            <text:p>3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217" table:style-name="ce1">
            <text:p>7239217</text:p>
          </table:table-cell>
          <table:table-cell office:value-type="string" table:style-name="ce1">
            <text:p>8.1.01.03.07.0002.00034</text:p>
          </table:table-cell>
          <table:table-cell office:value-type="string" table:style-name="ce1">
            <text:p>Honorarium Pengguna Anggaran Pengadaan Barang Non Konstruksi Nilai Pagu Pengadaan Jasa KonsultansiJasa Lainnya Di Atas Rp250 Miliar SD Rp500 Miliar</text:p>
          </table:table-cell>
          <table:table-cell office:value-type="string" table:style-name="ce1">
            <text:p>Honorarium Pengguna Anggaran Pengadaan Barang Non Konstruksi Nilai Pagu Pengadaan Jasa KonsultansiJasa Lainnya Di Atas Rp250 Miliar SD Rp5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880000" table:style-name="ce1">
            <text:p>28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662" table:style-name="ce1">
            <text:p>7291662</text:p>
          </table:table-cell>
          <table:table-cell office:value-type="string" table:style-name="ce1">
            <text:p>8.1.01.03.07.0002.00061</text:p>
          </table:table-cell>
          <table:table-cell office:value-type="string" table:style-name="ce1">
            <text:p>Pejabat Pembuat Komitmen nilai pagu dana di atas Rp 250 miliar s.d Rp 500 miliar</text:p>
          </table:table-cell>
          <table:table-cell office:value-type="string" table:style-name="ce1">
            <text:p>Pejabat Pembuat Komitmen nilai pagu dana di atas Rp 250 miliar s.d Rp 500 miliar</text:p>
          </table:table-cell>
          <table:table-cell office:value-type="string" table:style-name="ce1">
            <text:p>Orang / Bulan</text:p>
          </table:table-cell>
          <table:table-cell office:value-type="float" office:value="5130000" table:style-name="ce1">
            <text:p>51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91661" table:style-name="ce1">
            <text:p>7291661</text:p>
          </table:table-cell>
          <table:table-cell office:value-type="string" table:style-name="ce1">
            <text:p>8.1.01.03.07.0002.00060</text:p>
          </table:table-cell>
          <table:table-cell office:value-type="string" table:style-name="ce1">
            <text:p>Pejabat Pembuat Komitmen nilai pagu dana di atas Rp 500 miliar s.d Rp 750 miliar</text:p>
          </table:table-cell>
          <table:table-cell office:value-type="string" table:style-name="ce1">
            <text:p>Pejabat Pembuat Komitmen nilai pagu dana di atas Rp 500 miliar s.d Rp 750 miliar</text:p>
          </table:table-cell>
          <table:table-cell office:value-type="string" table:style-name="ce1">
            <text:p>Orang / Bulan</text:p>
          </table:table-cell>
          <table:table-cell office:value-type="float" office:value="5640000" table:style-name="ce1">
            <text:p>56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2" table:style-name="ce1">
            <text:p>7239182</text:p>
          </table:table-cell>
          <table:table-cell office:value-type="string" table:style-name="ce1">
            <text:p>8.1.01.03.07.0002.00019</text:p>
          </table:table-cell>
          <table:table-cell office:value-type="string" table:style-name="ce1">
            <text:p>Honorarium Panitia Pemeriksa - Anggota</text:p>
          </table:table-cell>
          <table:table-cell office:value-type="string" table:style-name="ce1">
            <text:p>Honorarium Panitia Pemeriksa - Anggota</text:p>
          </table:table-cell>
          <table:table-cell office:value-type="string" table:style-name="ce1">
            <text:p>Orang / Paket / Pekerja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3" table:style-name="ce1">
            <text:p>7239183</text:p>
          </table:table-cell>
          <table:table-cell office:value-type="string" table:style-name="ce1">
            <text:p>8.1.01.03.07.0002.00020</text:p>
          </table:table-cell>
          <table:table-cell office:value-type="string" table:style-name="ce1">
            <text:p>Honorarium Pengguna Anggaran Pengadaan Jasa ( Non Konstruksi ) Nilai pagu pengadaan diatas Rp 500 M s.d Rp 750 M</text:p>
          </table:table-cell>
          <table:table-cell office:value-type="string" table:style-name="ce1">
            <text:p>Honorarium Pengguna Anggaran Pengadaan Jasa ( Non Konstruksi ) Nilai pagu pengadaan diatas Rp 500 M s.d Rp 750 M</text:p>
          </table:table-cell>
          <table:table-cell office:value-type="string" table:style-name="ce1">
            <text:p>Orang / Paket / Pekerjaan</text:p>
          </table:table-cell>
          <table:table-cell office:value-type="float" office:value="3200000" table:style-name="ce1">
            <text:p>3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4" table:style-name="ce1">
            <text:p>7239184</text:p>
          </table:table-cell>
          <table:table-cell office:value-type="string" table:style-name="ce1">
            <text:p>8.1.01.03.07.0002.00021</text:p>
          </table:table-cell>
          <table:table-cell office:value-type="string" table:style-name="ce1">
            <text:p>Honorarium Pengguna Anggaran Pengadaan Jasa ( Non Konstruksi ) Nilai pagu pengadaan diatas Rp 750 M s.d Rp 1 Triliun</text:p>
          </table:table-cell>
          <table:table-cell office:value-type="string" table:style-name="ce1">
            <text:p>Honorarium Pengguna Anggaran Pengadaan Jasa ( Non Konstruksi ) Nilai pagu pengadaan diatas Rp 750 M s.d Rp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3520000" table:style-name="ce1">
            <text:p>3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5" table:style-name="ce1">
            <text:p>7239185</text:p>
          </table:table-cell>
          <table:table-cell office:value-type="string" table:style-name="ce1">
            <text:p>8.1.01.03.07.0002.00022</text:p>
          </table:table-cell>
          <table:table-cell office:value-type="string" table:style-name="ce1">
            <text:p>Honorarium Pengguna Anggaran Pengadaan Jasa ( Non Konstruksi ) Nilai pagu pengadaan diatas Rp 1 Triliun</text:p>
          </table:table-cell>
          <table:table-cell office:value-type="string" table:style-name="ce1">
            <text:p>Honorarium Pengguna Anggaran Pengadaan Jasa ( Non Konstruksi ) Nilai pagu pengadaan diatas Rp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3960000" table:style-name="ce1">
            <text:p>39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2</text:p>
          </table:table-cell>
          <table:table-cell office:value-type="string" table:style-name="ce1">
            <text:p>Beban Honorarium Pengadaan Barang/Jasa</text:p>
          </table:table-cell>
          <table:table-cell office:value-type="float" office:value="7239186" table:style-name="ce1">
            <text:p>7239186</text:p>
          </table:table-cell>
          <table:table-cell office:value-type="string" table:style-name="ce1">
            <text:p>8.1.01.03.07.0002.00023</text:p>
          </table:table-cell>
          <table:table-cell office:value-type="string" table:style-name="ce1">
            <text:p>Honorarium Pengguna Anggaran Pengadaan Barang ( Non Konstruksi ) Nilai pagu pengadaan diatas Rp 10 M s.d Rp 25 M</text:p>
          </table:table-cell>
          <table:table-cell office:value-type="string" table:style-name="ce1">
            <text:p>Honorarium Pengguna Anggaran Pengadaan Barang ( Non Konstruksi ) Nilai pagu pengadaan diatas Rp 10 M s.d Rp 25 M</text:p>
          </table:table-cell>
          <table:table-cell office:value-type="string" table:style-name="ce1">
            <text:p>Orang / Paket / Pekerjaan</text:p>
          </table:table-cell>
          <table:table-cell office:value-type="float" office:value="1910000" table:style-name="ce1">
            <text:p>19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58" table:style-name="ce1">
            <text:p>7291658</text:p>
          </table:table-cell>
          <table:table-cell office:value-type="string" table:style-name="ce1">
            <text:p>8.1.01.03.07.0003.00060</text:p>
          </table:table-cell>
          <table:table-cell office:value-type="string" table:style-name="ce1">
            <text:p>Honorarium Kelompok Kerja Pemilihan Pengadaan Barangl Jasa (Konstruksi) Nilai pagu pengadaan di atas 500 Juta s/d 1 Milyar</text:p>
          </table:table-cell>
          <table:table-cell office:value-type="string" table:style-name="ce1">
            <text:p>Honorarium Kelompok Kerja Pemilihan Pengadaan Barangl Jasa (Konstruksi) Nilai pagu pengadaan di atas 500 Juta s/d 1 Milyar</text:p>
          </table:table-cell>
          <table:table-cell office:value-type="string" table:style-name="ce1">
            <text:p>Orang / Paket / Pekerjaan</text:p>
          </table:table-cell>
          <table:table-cell office:value-type="float" office:value="1020000" table:style-name="ce1">
            <text:p>10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0" table:style-name="ce1">
            <text:p>7239150</text:p>
          </table:table-cell>
          <table:table-cell office:value-type="string" table:style-name="ce1">
            <text:p>8.1.01.03.07.0003.00010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250 Juta SD Rp500 Juta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250 Juta SD Rp500 Juta</text:p>
          </table:table-cell>
          <table:table-cell office:value-type="string" table:style-name="ce1">
            <text:p>Orang / Paket / Pekerja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44" table:style-name="ce1">
            <text:p>7239144</text:p>
          </table:table-cell>
          <table:table-cell office:value-type="string" table:style-name="ce1">
            <text:p>8.1.01.03.07.0003.00004</text:p>
          </table:table-cell>
          <table:table-cell office:value-type="string" table:style-name="ce1">
            <text:p>Honorarium Kelompok Kerja Pemilihan Pengadaan BarangJasa Untuk Pengadaan Barang Nonkonstruksi Nilai Pagu Pengadaan Di Atas Rp750 Miliar SD 1 Triliun</text:p>
          </table:table-cell>
          <table:table-cell office:value-type="string" table:style-name="ce1">
            <text:p>Honorarium Kelompok Kerja Pemilihan Pengadaan BarangJasa Untuk Pengadaan Barang Nonkonstruksi Nilai Pagu Pengadaan Di Atas Rp750 Miliar SD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4450000" table:style-name="ce1">
            <text:p>4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45" table:style-name="ce1">
            <text:p>7239145</text:p>
          </table:table-cell>
          <table:table-cell office:value-type="string" table:style-name="ce1">
            <text:p>8.1.01.03.07.0003.00005</text:p>
          </table:table-cell>
          <table:table-cell office:value-type="string" table:style-name="ce1">
            <text:p>Honorarium Kelompok Kerja Pemilihan Pengadaan BarangJasa Untuk Pengadaan Barang Nonkonstruksi Nilai Pagu Pengadaan Di Atas Rp 1 Triliun</text:p>
          </table:table-cell>
          <table:table-cell office:value-type="string" table:style-name="ce1">
            <text:p>Honorarium Kelompok Kerja Pemilihan Pengadaan BarangJasa Untuk Pengadaan Barang Nonkonstruksi Nilai Pagu Pengadaan Di Atas Rp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5010000" table:style-name="ce1">
            <text:p>50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46" table:style-name="ce1">
            <text:p>7239146</text:p>
          </table:table-cell>
          <table:table-cell office:value-type="string" table:style-name="ce1">
            <text:p>8.1.01.03.07.0003.00006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 SD Rp50 Juta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 SD Rp50 Juta</text:p>
          </table:table-cell>
          <table:table-cell office:value-type="string" table:style-name="ce1">
            <text:p>Orang / Paket / Pekerja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43" table:style-name="ce1">
            <text:p>7239143</text:p>
          </table:table-cell>
          <table:table-cell office:value-type="string" table:style-name="ce1">
            <text:p>8.1.01.03.07.0003.00003</text:p>
          </table:table-cell>
          <table:table-cell office:value-type="string" table:style-name="ce1">
            <text:p>Honorarium Kelompok Kerja Pemilihan Pengadaan BarangJasa Untuk Pengadaan Barang Nonkonstruksi Nilai Pagu Pengadaan Di Atas Rp5O0 Miliar SD 750 Miliar</text:p>
          </table:table-cell>
          <table:table-cell office:value-type="string" table:style-name="ce1">
            <text:p>Honorarium Kelompok Kerja Pemilihan Pengadaan BarangJasa Untuk Pengadaan Barang Nonkonstruksi Nilai Pagu Pengadaan Di Atas Rp5O0 Miliar SD 7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4040000" table:style-name="ce1">
            <text:p>40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1" table:style-name="ce1">
            <text:p>7239151</text:p>
          </table:table-cell>
          <table:table-cell office:value-type="string" table:style-name="ce1">
            <text:p>8.1.01.03.07.0003.00011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500 Juta SD Rp1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500 Juta SD Rp1 Miliar</text:p>
          </table:table-cell>
          <table:table-cell office:value-type="string" table:style-name="ce1">
            <text:p>Orang / Paket / Pekerjaan</text:p>
          </table:table-cell>
          <table:table-cell office:value-type="float" office:value="720000" table:style-name="ce1">
            <text:p>7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41" table:style-name="ce1">
            <text:p>7239141</text:p>
          </table:table-cell>
          <table:table-cell office:value-type="string" table:style-name="ce1">
            <text:p>8.1.01.03.07.0003.00001</text:p>
          </table:table-cell>
          <table:table-cell office:value-type="string" table:style-name="ce1">
            <text:p>Honorarium Kelompok Kerja Pemilihan Pengadaan Barang Jasa Untuk Pengadaan Barang Nonkonstruksi Nilai Pagu Pengadaan Di Atas Rp100 Miliar SD 250 Miliar</text:p>
          </table:table-cell>
          <table:table-cell office:value-type="string" table:style-name="ce1">
            <text:p>Honorarium Kelompok Kerja Pemilihan Pengadaan Barang Jasa Untuk Pengadaan Barang Nonkonstruksi Nilai Pagu Pengadaan Di Atas Rp100 Miliar SD 2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3230000" table:style-name="ce1">
            <text:p>32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42" table:style-name="ce1">
            <text:p>7239142</text:p>
          </table:table-cell>
          <table:table-cell office:value-type="string" table:style-name="ce1">
            <text:p>8.1.01.03.07.0003.00002</text:p>
          </table:table-cell>
          <table:table-cell office:value-type="string" table:style-name="ce1">
            <text:p>Honorarium Kelompok Kerja Pemilihan Pengadaan Barang Jasa Untuk Pengadaan Barang Nonkonstruksi Nilai Pagu Pengadaan Di Atas Rp25O Miliar SD 500 Miliar</text:p>
          </table:table-cell>
          <table:table-cell office:value-type="string" table:style-name="ce1">
            <text:p>Honorarium Kelompok Kerja Pemilihan Pengadaan Barang Jasa Untuk Pengadaan Barang Nonkonstruksi Nilai Pagu Pengadaan Di Atas Rp25O Miliar SD 5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3640000" table:style-name="ce1">
            <text:p>36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47" table:style-name="ce1">
            <text:p>7239147</text:p>
          </table:table-cell>
          <table:table-cell office:value-type="string" table:style-name="ce1">
            <text:p>8.1.01.03.07.0003.00007</text:p>
          </table:table-cell>
          <table:table-cell office:value-type="string" table:style-name="ce1">
            <text:p>Honorarium Kelompok Kerja Pemilihan Pengadaan Barang Jasa Untuk Jasa Konsultansi Jasa Lainnya Nonkontruksi Nilai Pagu Pengadaan Jasa Konsultansi Di Atas Rp50 Juta SD Rp100 Juta</text:p>
          </table:table-cell>
          <table:table-cell office:value-type="string" table:style-name="ce1">
            <text:p>Honorarium Kelompok Kerja Pemilihan Pengadaan Barang Jasa Untuk Jasa Konsultansi Jasa Lainnya Nonkontruksi Nilai Pagu Pengadaan Jasa Konsultansi Di Atas Rp50 Juta SD Rp100 Juta</text:p>
          </table:table-cell>
          <table:table-cell office:value-type="string" table:style-name="ce1">
            <text:p>Orang / Paket / Pekerja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2" table:style-name="ce1">
            <text:p>7239152</text:p>
          </table:table-cell>
          <table:table-cell office:value-type="string" table:style-name="ce1">
            <text:p>8.1.01.03.07.0003.00012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1 Miliar SD Rp2,5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1 Miliar SD Rp2,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910000" table:style-name="ce1">
            <text:p>9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3" table:style-name="ce1">
            <text:p>7239153</text:p>
          </table:table-cell>
          <table:table-cell office:value-type="string" table:style-name="ce1">
            <text:p>8.1.01.03.07.0003.00013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2,5 Miliar SD Rp5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2,5 Miliar SD Rp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090000" table:style-name="ce1">
            <text:p>10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4" table:style-name="ce1">
            <text:p>7239154</text:p>
          </table:table-cell>
          <table:table-cell office:value-type="string" table:style-name="ce1">
            <text:p>8.1.01.03.07.0003.00014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5 Miliar SD Rp10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5 Miliar SD Rp1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270000" table:style-name="ce1">
            <text:p>12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5" table:style-name="ce1">
            <text:p>7239155</text:p>
          </table:table-cell>
          <table:table-cell office:value-type="string" table:style-name="ce1">
            <text:p>8.1.01.03.07.0003.00015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10 Miliar SD Rp25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10 Miliar SD Rp2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510000" table:style-name="ce1">
            <text:p>15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6" table:style-name="ce1">
            <text:p>7239156</text:p>
          </table:table-cell>
          <table:table-cell office:value-type="string" table:style-name="ce1">
            <text:p>8.1.01.03.07.0003.00016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25 Miliar SD Rp50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25 Miliar SD Rp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750000" table:style-name="ce1">
            <text:p>1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7" table:style-name="ce1">
            <text:p>7239157</text:p>
          </table:table-cell>
          <table:table-cell office:value-type="string" table:style-name="ce1">
            <text:p>8.1.01.03.07.0003.00017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50 Miliar SD Rp75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50 Miliar SD Rp7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990000" table:style-name="ce1">
            <text:p>19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8" table:style-name="ce1">
            <text:p>7239158</text:p>
          </table:table-cell>
          <table:table-cell office:value-type="string" table:style-name="ce1">
            <text:p>8.1.01.03.07.0003.00018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75 Miliar SD Rp100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75 Miliar SD Rp1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230000" table:style-name="ce1">
            <text:p>22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59" table:style-name="ce1">
            <text:p>7239159</text:p>
          </table:table-cell>
          <table:table-cell office:value-type="string" table:style-name="ce1">
            <text:p>8.1.01.03.07.0003.00019</text:p>
          </table:table-cell>
          <table:table-cell office:value-type="string" table:style-name="ce1">
            <text:p>Honorarium Kelompok Kerja Pemilihan Pengadaan Barang Jasa Untuk Jasa Konsultansi Jasa Lainnya Nonkontruksi Nilai Pagu Pengadaan Jasa Konsultansi Jasa Lainnya Di Atas Rp100 Miliar SD Rp250 Miliar</text:p>
          </table:table-cell>
          <table:table-cell office:value-type="string" table:style-name="ce1">
            <text:p>Honorarium Kelompok Kerja Pemilihan Pengadaan Barang Jasa Untuk Jasa Konsultansi Jasa Lainnya Nonkontruksi Nilai Pagu Pengadaan Jasa Konsultansi Jasa Lainnya Di Atas Rp100 Miliar SD Rp2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560000" table:style-name="ce1">
            <text:p>25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60" table:style-name="ce1">
            <text:p>7239160</text:p>
          </table:table-cell>
          <table:table-cell office:value-type="string" table:style-name="ce1">
            <text:p>8.1.01.03.07.0003.00020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250 Miliar SD Rp500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250 Miliar SD Rp5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880000" table:style-name="ce1">
            <text:p>28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61" table:style-name="ce1">
            <text:p>7239161</text:p>
          </table:table-cell>
          <table:table-cell office:value-type="string" table:style-name="ce1">
            <text:p>8.1.01.03.07.0003.00021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500 Miliar SD Rp750 Miliar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500 Miliar SD Rp7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3200000" table:style-name="ce1">
            <text:p>3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62" table:style-name="ce1">
            <text:p>7239162</text:p>
          </table:table-cell>
          <table:table-cell office:value-type="string" table:style-name="ce1">
            <text:p>8.1.01.03.07.0003.00022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750 Miliar SD Rp1 Triliun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750 Miliar SD Rp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3520000" table:style-name="ce1">
            <text:p>3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63" table:style-name="ce1">
            <text:p>7239163</text:p>
          </table:table-cell>
          <table:table-cell office:value-type="string" table:style-name="ce1">
            <text:p>8.1.01.03.07.0003.00023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1 Triliun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3960000" table:style-name="ce1">
            <text:p>39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93" table:style-name="ce1">
            <text:p>7239193</text:p>
          </table:table-cell>
          <table:table-cell office:value-type="string" table:style-name="ce1">
            <text:p>8.1.01.03.07.0003.00024</text:p>
          </table:table-cell>
          <table:table-cell office:value-type="string" table:style-name="ce1">
            <text:p>Honorarium Pokja BarangJasa Nilai Pagu Pengadaan Di Atas Rp 200 Juta SD Rp 500 Juta</text:p>
          </table:table-cell>
          <table:table-cell office:value-type="string" table:style-name="ce1">
            <text:p>Honorarium Pokja BarangJasa Nilai Pagu Pengadaan Di Atas Rp 200 Juta SD Rp 500 Juta</text:p>
          </table:table-cell>
          <table:table-cell office:value-type="string" table:style-name="ce1">
            <text:p>Orang / Paket / Pekerjaan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94" table:style-name="ce1">
            <text:p>7239194</text:p>
          </table:table-cell>
          <table:table-cell office:value-type="string" table:style-name="ce1">
            <text:p>8.1.01.03.07.0003.00025</text:p>
          </table:table-cell>
          <table:table-cell office:value-type="string" table:style-name="ce1">
            <text:p>Honorarium Pokja BarangJasa Nilai Pagu Pengadaan Di Atas Rp 500 Juta SD Rp 1 Miliar</text:p>
          </table:table-cell>
          <table:table-cell office:value-type="string" table:style-name="ce1">
            <text:p>Honorarium Pokja BarangJasa Nilai Pagu Pengadaan Di Atas Rp 500 Juta SD Rp 1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020000" table:style-name="ce1">
            <text:p>10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95" table:style-name="ce1">
            <text:p>7239195</text:p>
          </table:table-cell>
          <table:table-cell office:value-type="string" table:style-name="ce1">
            <text:p>8.1.01.03.07.0003.00026</text:p>
          </table:table-cell>
          <table:table-cell office:value-type="string" table:style-name="ce1">
            <text:p>Honorarium Pokja BarangJasa Nilai Pagu Pengadaan Di Atas Rp 1 Miliar SD Rp 2,5 Miliar</text:p>
          </table:table-cell>
          <table:table-cell office:value-type="string" table:style-name="ce1">
            <text:p>Honorarium Pokja BarangJasa Nilai Pagu Pengadaan Di Atas Rp 1 Miliar SD Rp 2,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270000" table:style-name="ce1">
            <text:p>12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96" table:style-name="ce1">
            <text:p>7239196</text:p>
          </table:table-cell>
          <table:table-cell office:value-type="string" table:style-name="ce1">
            <text:p>8.1.01.03.07.0003.00027</text:p>
          </table:table-cell>
          <table:table-cell office:value-type="string" table:style-name="ce1">
            <text:p>Honorarium Pokja BarangJasa Nilai Pagu Pengadaan Di Atas Rp 2,5 Miliar SD Rp 5 Miliar</text:p>
          </table:table-cell>
          <table:table-cell office:value-type="string" table:style-name="ce1">
            <text:p>Honorarium Pokja BarangJasa Nilai Pagu Pengadaan Di Atas Rp 2,5 Miliar SD Rp 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520000" table:style-name="ce1">
            <text:p>1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97" table:style-name="ce1">
            <text:p>7239197</text:p>
          </table:table-cell>
          <table:table-cell office:value-type="string" table:style-name="ce1">
            <text:p>8.1.01.03.07.0003.00028</text:p>
          </table:table-cell>
          <table:table-cell office:value-type="string" table:style-name="ce1">
            <text:p>Honorarium Pokja BarangJasa Nilai Pagu Pengadaan Di Atas Rp 5 Miliar SD Rp 10 Miliar</text:p>
          </table:table-cell>
          <table:table-cell office:value-type="string" table:style-name="ce1">
            <text:p>Honorarium Pokja BarangJasa Nilai Pagu Pengadaan Di Atas Rp 5 Miliar SD Rp 1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780000" table:style-name="ce1">
            <text:p>17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98" table:style-name="ce1">
            <text:p>7239198</text:p>
          </table:table-cell>
          <table:table-cell office:value-type="string" table:style-name="ce1">
            <text:p>8.1.01.03.07.0003.00029</text:p>
          </table:table-cell>
          <table:table-cell office:value-type="string" table:style-name="ce1">
            <text:p>Honorarium Pokja BarangJasa Nilai Pagu Pengadaan Di Atas Rp 10 Miliar SD Rp 25 Miliar</text:p>
          </table:table-cell>
          <table:table-cell office:value-type="string" table:style-name="ce1">
            <text:p>Honorarium Pokja BarangJasa Nilai Pagu Pengadaan Di Atas Rp 10 Miliar SD Rp 2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780000" table:style-name="ce1">
            <text:p>17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99" table:style-name="ce1">
            <text:p>7239199</text:p>
          </table:table-cell>
          <table:table-cell office:value-type="string" table:style-name="ce1">
            <text:p>8.1.01.03.07.0003.00030</text:p>
          </table:table-cell>
          <table:table-cell office:value-type="string" table:style-name="ce1">
            <text:p>Honorarium Pokja BarangJasa Nilai Pagu Pengadaan Di Atas Rp 25 Miliar SD Rp 50 Miliar</text:p>
          </table:table-cell>
          <table:table-cell office:value-type="string" table:style-name="ce1">
            <text:p>Honorarium Pokja BarangJasa Nilai Pagu Pengadaan Di Atas Rp 25 Miliar SD Rp 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450000" table:style-name="ce1">
            <text:p>2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0" table:style-name="ce1">
            <text:p>7239200</text:p>
          </table:table-cell>
          <table:table-cell office:value-type="string" table:style-name="ce1">
            <text:p>8.1.01.03.07.0003.00031</text:p>
          </table:table-cell>
          <table:table-cell office:value-type="string" table:style-name="ce1">
            <text:p>Honorarium Pokja BarangJasa Nilai Pagu Pengadaan Di Atas Rp 50 Miliar SD Rp 75 Miliar</text:p>
          </table:table-cell>
          <table:table-cell office:value-type="string" table:style-name="ce1">
            <text:p>Honorarium Pokja BarangJasa Nilai Pagu Pengadaan Di Atas Rp 50 Miliar SD Rp 7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790000" table:style-name="ce1">
            <text:p>27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1" table:style-name="ce1">
            <text:p>7239201</text:p>
          </table:table-cell>
          <table:table-cell office:value-type="string" table:style-name="ce1">
            <text:p>8.1.01.03.07.0003.00032</text:p>
          </table:table-cell>
          <table:table-cell office:value-type="string" table:style-name="ce1">
            <text:p>Honorarium Pokja Pengadaan BarangJasa Nilai Pagu Pengadaan Di Atas Rp 75 Miliar SD Rp 100 Miliar</text:p>
          </table:table-cell>
          <table:table-cell office:value-type="string" table:style-name="ce1">
            <text:p>Honorarium Pokja Pengadaan BarangJasa Nilai Pagu Pengadaan Di Atas Rp 75 Miliar SD Rp 1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3130000" table:style-name="ce1">
            <text:p>31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2" table:style-name="ce1">
            <text:p>7239202</text:p>
          </table:table-cell>
          <table:table-cell office:value-type="string" table:style-name="ce1">
            <text:p>8.1.01.03.07.0003.00033</text:p>
          </table:table-cell>
          <table:table-cell office:value-type="string" table:style-name="ce1">
            <text:p>Honorarium Pokja BarangJasa Nilai Pagu Pengadaan Di Atas Rp 100 Miliar SD Rp 250 Miliar</text:p>
          </table:table-cell>
          <table:table-cell office:value-type="string" table:style-name="ce1">
            <text:p>Honorarium Pokja BarangJasa Nilai Pagu Pengadaan Di Atas Rp 100 Miliar SD Rp 2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3580000" table:style-name="ce1">
            <text:p>35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3" table:style-name="ce1">
            <text:p>7239203</text:p>
          </table:table-cell>
          <table:table-cell office:value-type="string" table:style-name="ce1">
            <text:p>8.1.01.03.07.0003.00034</text:p>
          </table:table-cell>
          <table:table-cell office:value-type="string" table:style-name="ce1">
            <text:p>Honorarium Pokja BarangJasa Nilai Pagu Pengadaan Di Atas Rp 250 Miliar SD Rp 500 Miliar</text:p>
          </table:table-cell>
          <table:table-cell office:value-type="string" table:style-name="ce1">
            <text:p>Honorarium Pokja BarangJasa Nilai Pagu Pengadaan Di Atas Rp 250 Miliar SD Rp 5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4030000" table:style-name="ce1">
            <text:p>40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4" table:style-name="ce1">
            <text:p>7239204</text:p>
          </table:table-cell>
          <table:table-cell office:value-type="string" table:style-name="ce1">
            <text:p>8.1.01.03.07.0003.00035</text:p>
          </table:table-cell>
          <table:table-cell office:value-type="string" table:style-name="ce1">
            <text:p>Honorarium Kelompok Kerja Pemilihan Pengadaan BarangJasa Untuk Pengadaan Barang Nonkonstruksi Nilai Pagu Pengadaan Di Atas Rp 1 Miliar SD Rp 2,5 Miliar</text:p>
          </table:table-cell>
          <table:table-cell office:value-type="string" table:style-name="ce1">
            <text:p>Honorarium Kelompok Kerja Pemilihan Pengadaan BarangJasa Untuk Pengadaan Barang Nonkonstruksi Nilai Pagu Pengadaan Di Atas Rp 1 Miliar SD Rp 2,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140000" table:style-name="ce1">
            <text:p>11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5" table:style-name="ce1">
            <text:p>7239205</text:p>
          </table:table-cell>
          <table:table-cell office:value-type="string" table:style-name="ce1">
            <text:p>8.1.01.03.07.0003.00036</text:p>
          </table:table-cell>
          <table:table-cell office:value-type="string" table:style-name="ce1">
            <text:p>Honorarium Kelompok Kerja Pemilihan Pengadaan BarangJasa Untuk Pengadaan Barang Nonkonstruksi Nilai Pagu Pengadaan Di Atas Rp 2,5 Miliar SD Rp 5 Miliar</text:p>
          </table:table-cell>
          <table:table-cell office:value-type="string" table:style-name="ce1">
            <text:p>Honorarium Kelompok Kerja Pemilihan Pengadaan BarangJasa Untuk Pengadaan Barang Nonkonstruksi Nilai Pagu Pengadaan Di Atas Rp 2,5 Miliar SD Rp 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370000" table:style-name="ce1">
            <text:p>13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6" table:style-name="ce1">
            <text:p>7239206</text:p>
          </table:table-cell>
          <table:table-cell office:value-type="string" table:style-name="ce1">
            <text:p>8.1.01.03.07.0003.00037</text:p>
          </table:table-cell>
          <table:table-cell office:value-type="string" table:style-name="ce1">
            <text:p>Honorarium Kelompok Kerja Pemilihan Pengadaan BarangJasa Untuk Pengadaan Barang Nonkonstruksi Nilai Pagu Pengadaan Di Atas Rp 5 Miliar SD Rp 10 Miliar</text:p>
          </table:table-cell>
          <table:table-cell office:value-type="string" table:style-name="ce1">
            <text:p>Honorarium Kelompok Kerja Pemilihan Pengadaan BarangJasa Untuk Pengadaan Barang Nonkonstruksi Nilai Pagu Pengadaan Di Atas Rp 5 Miliar SD Rp 1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600000" table:style-name="ce1">
            <text:p>1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7" table:style-name="ce1">
            <text:p>7239207</text:p>
          </table:table-cell>
          <table:table-cell office:value-type="string" table:style-name="ce1">
            <text:p>8.1.01.03.07.0003.00038</text:p>
          </table:table-cell>
          <table:table-cell office:value-type="string" table:style-name="ce1">
            <text:p>Honorarium Kelompok Kerja Pemilihan Pengadaan BarangJasa Untuk Pengadaan Barang Nonkonstruksi Nilai Pagu Pengadaan Di Atas Rp 10 Miliar SD Rp 25 Miliar</text:p>
          </table:table-cell>
          <table:table-cell office:value-type="string" table:style-name="ce1">
            <text:p>Honorarium Kelompok Kerja Pemilihan Pengadaan BarangJasa Untuk Pengadaan Barang Nonkonstruksi Nilai Pagu Pengadaan Di Atas Rp 10 Miliar SD Rp 2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1910000" table:style-name="ce1">
            <text:p>19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8" table:style-name="ce1">
            <text:p>7239208</text:p>
          </table:table-cell>
          <table:table-cell office:value-type="string" table:style-name="ce1">
            <text:p>8.1.01.03.07.0003.00039</text:p>
          </table:table-cell>
          <table:table-cell office:value-type="string" table:style-name="ce1">
            <text:p>Honorarium Kelompok Kerja Pemilihan Pengadaan BarangJasa Untuk Pengadaan Barang Nonkonstruksi Nilai Pagu Pengadaan Di Atas Rp25 Miliar SD Rp50 Miliar</text:p>
          </table:table-cell>
          <table:table-cell office:value-type="string" table:style-name="ce1">
            <text:p>Honorarium Kelompok Kerja Pemilihan Pengadaan BarangJasa Untuk Pengadaan Barang Nonkonstruksi Nilai Pagu Pengadaan Di Atas Rp25 Miliar SD Rp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210000" table:style-name="ce1">
            <text:p>2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09" table:style-name="ce1">
            <text:p>7239209</text:p>
          </table:table-cell>
          <table:table-cell office:value-type="string" table:style-name="ce1">
            <text:p>8.1.01.03.07.0003.00040</text:p>
          </table:table-cell>
          <table:table-cell office:value-type="string" table:style-name="ce1">
            <text:p>Honorarium Kelompok Kerja Pemilihan Pengadaan BarangJasa Untuk Pengadaan Barang Nonkonstruksi Nilai Pagu Pengadaan Di Atas Rp50 Miliar SD Rp75 Miliar</text:p>
          </table:table-cell>
          <table:table-cell office:value-type="string" table:style-name="ce1">
            <text:p>Honorarium Kelompok Kerja Pemilihan Pengadaan BarangJasa Untuk Pengadaan Barang Nonkonstruksi Nilai Pagu Pengadaan Di Atas Rp50 Miliar SD Rp75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520000" table:style-name="ce1">
            <text:p>2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48" table:style-name="ce1">
            <text:p>7239148</text:p>
          </table:table-cell>
          <table:table-cell office:value-type="string" table:style-name="ce1">
            <text:p>8.1.01.03.07.0003.00008</text:p>
          </table:table-cell>
          <table:table-cell office:value-type="string" table:style-name="ce1">
            <text:p>Honorarium Kelompok Kerja Pemilihan Pengadaan BarangJasa Untuk Jasa Konsultansi Jasa Lainnya Nonkontruksi Nilai Pagu Pengadaan Jasa Lainnya SD Rp100 Juta</text:p>
          </table:table-cell>
          <table:table-cell office:value-type="string" table:style-name="ce1">
            <text:p>Honorarium Kelompok Kerja Pemilihan Pengadaan BarangJasa Untuk Jasa Konsultansi Jasa Lainnya Nonkontruksi Nilai Pagu Pengadaan Jasa Lainnya SD Rp100 Juta</text:p>
          </table:table-cell>
          <table:table-cell office:value-type="string" table:style-name="ce1">
            <text:p>Orang / Paket / Pekerja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11" table:style-name="ce1">
            <text:p>7239211</text:p>
          </table:table-cell>
          <table:table-cell office:value-type="string" table:style-name="ce1">
            <text:p>8.1.01.03.07.0003.00041</text:p>
          </table:table-cell>
          <table:table-cell office:value-type="string" table:style-name="ce1">
            <text:p>Honorarium Perangkat Unit Kerja Pengadaan Barang Dan Jasa UKPBJ SekretarisStaf Pendukung</text:p>
          </table:table-cell>
          <table:table-cell office:value-type="string" table:style-name="ce1">
            <text:p>Honorarium Perangkat Unit Kerja Pengadaan Barang Dan Jasa UKPBJ SekretarisStaf Pendukung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12" table:style-name="ce1">
            <text:p>7239212</text:p>
          </table:table-cell>
          <table:table-cell office:value-type="string" table:style-name="ce1">
            <text:p>8.1.01.03.07.0003.00042</text:p>
          </table:table-cell>
          <table:table-cell office:value-type="string" table:style-name="ce1">
            <text:p>Honorarium Perangkat Unit Kerja Pengadaan Barang Dan Jasa UKPBJ Kepala</text:p>
          </table:table-cell>
          <table:table-cell office:value-type="string" table:style-name="ce1">
            <text:p>Honorarium Perangkat Unit Kerja Pengadaan Barang Dan Jasa UKPBJ Kepala</text:p>
          </table:table-cell>
          <table:table-cell office:value-type="string" table:style-name="ce1">
            <text:p>Orang 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60" table:style-name="ce1">
            <text:p>7291660</text:p>
          </table:table-cell>
          <table:table-cell office:value-type="string" table:style-name="ce1">
            <text:p>8.1.01.03.07.0003.00062</text:p>
          </table:table-cell>
          <table:table-cell office:value-type="string" table:style-name="ce1">
            <text:p>Honorarium Kelompok Kerja Pemilihan Pengadaan Barangl Jasa (Konstruksi) Nilai pagu pengadaan sampai dengan Rp 200 juta</text:p>
          </table:table-cell>
          <table:table-cell office:value-type="string" table:style-name="ce1">
            <text:p>Honorarium Kelompok Kerja Pemilihan Pengadaan Barangl Jasa (Konstruksi) Nilai pagu pengadaan sampai dengan Rp 200 juta</text:p>
          </table:table-cell>
          <table:table-cell office:value-type="string" table:style-name="ce1">
            <text:p>Orang / Paket / Pekerjaan</text:p>
          </table:table-cell>
          <table:table-cell office:value-type="float" office:value="680000" table:style-name="ce1">
            <text:p>6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59" table:style-name="ce1">
            <text:p>7291659</text:p>
          </table:table-cell>
          <table:table-cell office:value-type="string" table:style-name="ce1">
            <text:p>8.1.01.03.07.0003.00061</text:p>
          </table:table-cell>
          <table:table-cell office:value-type="string" table:style-name="ce1">
            <text:p>Honorarium Kelompok Kerja Pemilihan Pengadaan Barangl Jasa (Konstruksi) Nilai pagu pengadaan di atas 200 Juta s/d 500 Juta</text:p>
          </table:table-cell>
          <table:table-cell office:value-type="string" table:style-name="ce1">
            <text:p>Honorarium Kelompok Kerja Pemilihan Pengadaan Barangl Jasa (Konstruksi) Nilai pagu pengadaan di atas 200 Juta s/d 500 Juta</text:p>
          </table:table-cell>
          <table:table-cell office:value-type="string" table:style-name="ce1">
            <text:p>Orang / Paket / Pekerjaan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149" table:style-name="ce1">
            <text:p>7239149</text:p>
          </table:table-cell>
          <table:table-cell office:value-type="string" table:style-name="ce1">
            <text:p>8.1.01.03.07.0003.00009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100 Juta SD Rp250 Juta</text:p>
          </table:table-cell>
          <table:table-cell office:value-type="string" table:style-name="ce1">
            <text:p>Honorarium Kelompok Kerja Pemilihan Pengadaan BarangJasa Untuk Jasa Konsultansi Jasa Lainnya Nonkontruksi Nilai Pagu Pengadaan Jasa KonsultansiJasa Lainnya Di Atas Rp100 Juta SD Rp250 Juta</text:p>
          </table:table-cell>
          <table:table-cell office:value-type="string" table:style-name="ce1">
            <text:p>Orang / Paket / Pekerjaan</text:p>
          </table:table-cell>
          <table:table-cell office:value-type="float" office:value="480000" table:style-name="ce1">
            <text:p>4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57" table:style-name="ce1">
            <text:p>7291657</text:p>
          </table:table-cell>
          <table:table-cell office:value-type="string" table:style-name="ce1">
            <text:p>8.1.01.03.07.0003.00059</text:p>
          </table:table-cell>
          <table:table-cell office:value-type="string" table:style-name="ce1">
            <text:p>Honorarium Kelompok Kerja Pemilihan Pengadaan Barangl Jasa (Konstruksi) Nilai pagu pengadaan di atas 1 Milyar s/d 2,5 Milyar</text:p>
          </table:table-cell>
          <table:table-cell office:value-type="string" table:style-name="ce1">
            <text:p>Honorarium Kelompok Kerja Pemilihan Pengadaan Barangl Jasa (Konstruksi) Nilai pagu pengadaan di atas 1 Milyar s/d 2,5 Milyar</text:p>
          </table:table-cell>
          <table:table-cell office:value-type="string" table:style-name="ce1">
            <text:p>Orang / Paket / Pekerjaan</text:p>
          </table:table-cell>
          <table:table-cell office:value-type="float" office:value="1270000" table:style-name="ce1">
            <text:p>12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56" table:style-name="ce1">
            <text:p>7291656</text:p>
          </table:table-cell>
          <table:table-cell office:value-type="string" table:style-name="ce1">
            <text:p>8.1.01.03.07.0003.00058</text:p>
          </table:table-cell>
          <table:table-cell office:value-type="string" table:style-name="ce1">
            <text:p>Honorarium Kelompok Kerja Pemilihan Pengadaan Barangl Jasa (Konstruksi) Nilai pagu pengadaan di atas 2,5 Milyar s/d 5 Milyar</text:p>
          </table:table-cell>
          <table:table-cell office:value-type="string" table:style-name="ce1">
            <text:p>Honorarium Kelompok Kerja Pemilihan Pengadaan Barangl Jasa (Konstruksi) Nilai pagu pengadaan di atas 2,5 Milyar s/d 5 Milyar</text:p>
          </table:table-cell>
          <table:table-cell office:value-type="string" table:style-name="ce1">
            <text:p>Orang / Paket / Pekerjaan</text:p>
          </table:table-cell>
          <table:table-cell office:value-type="float" office:value="1520000" table:style-name="ce1">
            <text:p>1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55" table:style-name="ce1">
            <text:p>7291655</text:p>
          </table:table-cell>
          <table:table-cell office:value-type="string" table:style-name="ce1">
            <text:p>8.1.01.03.07.0003.00057</text:p>
          </table:table-cell>
          <table:table-cell office:value-type="string" table:style-name="ce1">
            <text:p>Honorarium Kelompok Kerja Pemilihan Pengadaan Barangl Jasa (Konstruksi) Nilai pagu pengadaan di atas 5 Milyar s/d 10 Milyar</text:p>
          </table:table-cell>
          <table:table-cell office:value-type="string" table:style-name="ce1">
            <text:p>Honorarium Kelompok Kerja Pemilihan Pengadaan Barangl Jasa (Konstruksi) Nilai pagu pengadaan di atas 5 Milyar s/d 10 Milyar</text:p>
          </table:table-cell>
          <table:table-cell office:value-type="string" table:style-name="ce1">
            <text:p>Orang / Paket / Pekerjaan</text:p>
          </table:table-cell>
          <table:table-cell office:value-type="float" office:value="1780000" table:style-name="ce1">
            <text:p>17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15" table:style-name="ce1">
            <text:p>7291615</text:p>
          </table:table-cell>
          <table:table-cell office:value-type="string" table:style-name="ce1">
            <text:p>8.1.01.03.07.0003.00056</text:p>
          </table:table-cell>
          <table:table-cell office:value-type="string" table:style-name="ce1">
            <text:p>Honorarium Kelompok Kerja Pemilihan Pengadaan Barangl Jasa (Konstruksi) Nilai pagu pengadaan di atas 10 Milyar s/d 25 Milyar</text:p>
          </table:table-cell>
          <table:table-cell office:value-type="string" table:style-name="ce1">
            <text:p>Honorarium Kelompok Kerja Pemilihan Pengadaan Barangl Jasa (Konstruksi) Nilai pagu pengadaan di atas 10 Milyar s/d 25 Milyar</text:p>
          </table:table-cell>
          <table:table-cell office:value-type="string" table:style-name="ce1">
            <text:p>Orang / Paket / Pekerjaan</text:p>
          </table:table-cell>
          <table:table-cell office:value-type="float" office:value="1780000" table:style-name="ce1">
            <text:p>17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14" table:style-name="ce1">
            <text:p>7291614</text:p>
          </table:table-cell>
          <table:table-cell office:value-type="string" table:style-name="ce1">
            <text:p>8.1.01.03.07.0003.00055</text:p>
          </table:table-cell>
          <table:table-cell office:value-type="string" table:style-name="ce1">
            <text:p>Honorarium Kelompok Kerja Pemilihan Pengadaan Barangl Jasa (Konstruksi) Nilai pagu pengadaan di atas 25 Milyar s/d 50 Milyar</text:p>
          </table:table-cell>
          <table:table-cell office:value-type="string" table:style-name="ce1">
            <text:p>Honorarium Kelompok Kerja Pemilihan Pengadaan Barangl Jasa (Konstruksi) Nilai pagu pengadaan di atas 25 Milyar s/d 50 Milyar</text:p>
          </table:table-cell>
          <table:table-cell office:value-type="string" table:style-name="ce1">
            <text:p>Orang / Paket / Pekerjaan</text:p>
          </table:table-cell>
          <table:table-cell office:value-type="float" office:value="2450000" table:style-name="ce1">
            <text:p>2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12" table:style-name="ce1">
            <text:p>7291612</text:p>
          </table:table-cell>
          <table:table-cell office:value-type="string" table:style-name="ce1">
            <text:p>8.1.01.03.07.0003.00054</text:p>
          </table:table-cell>
          <table:table-cell office:value-type="string" table:style-name="ce1">
            <text:p>Honorarium Kelompok Kerja Pemilihan Pengadaan Barangl Jasa (Konstruksi) Nilai pagu pengadaan di atas 50 Milyar s/d 75 Milyar</text:p>
          </table:table-cell>
          <table:table-cell office:value-type="string" table:style-name="ce1">
            <text:p>Honorarium Kelompok Kerja Pemilihan Pengadaan Barangl Jasa (Konstruksi) Nilai pagu pengadaan di atas 50 Milyar s/d 75 Milyar</text:p>
          </table:table-cell>
          <table:table-cell office:value-type="string" table:style-name="ce1">
            <text:p>Orang / Paket / Pekerjaan</text:p>
          </table:table-cell>
          <table:table-cell office:value-type="float" office:value="2790000" table:style-name="ce1">
            <text:p>27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11" table:style-name="ce1">
            <text:p>7291611</text:p>
          </table:table-cell>
          <table:table-cell office:value-type="string" table:style-name="ce1">
            <text:p>8.1.01.03.07.0003.00053</text:p>
          </table:table-cell>
          <table:table-cell office:value-type="string" table:style-name="ce1">
            <text:p>Honorarium Kelompok Kerja Pemilihan Pengadaan Barangl Jasa (Konstruksi) Nilai pagu pengadaan di atas 75 Milyar s/d 100 Milyar</text:p>
          </table:table-cell>
          <table:table-cell office:value-type="string" table:style-name="ce1">
            <text:p>Honorarium Kelompok Kerja Pemilihan Pengadaan Barangl Jasa (Konstruksi) Nilai pagu pengadaan di atas 75 Milyar s/d 100 Milyar</text:p>
          </table:table-cell>
          <table:table-cell office:value-type="string" table:style-name="ce1">
            <text:p>Orang / Paket / Pekerjaan</text:p>
          </table:table-cell>
          <table:table-cell office:value-type="float" office:value="3130000" table:style-name="ce1">
            <text:p>31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10" table:style-name="ce1">
            <text:p>7291610</text:p>
          </table:table-cell>
          <table:table-cell office:value-type="string" table:style-name="ce1">
            <text:p>8.1.01.03.07.0003.00052</text:p>
          </table:table-cell>
          <table:table-cell office:value-type="string" table:style-name="ce1">
            <text:p>Honorarium Kelompok Kerja Pemilihan Pengadaan Barangl Jasa (Konstruksi) Nilai pagu pengadaan di atas 100 Milyar s/d 250 Milyar</text:p>
          </table:table-cell>
          <table:table-cell office:value-type="string" table:style-name="ce1">
            <text:p>Honorarium Kelompok Kerja Pemilihan Pengadaan Barangl Jasa (Konstruksi) Nilai pagu pengadaan di atas 100 Milyar s/d 250 Milyar</text:p>
          </table:table-cell>
          <table:table-cell office:value-type="string" table:style-name="ce1">
            <text:p>Orang / Paket / Pekerjaan</text:p>
          </table:table-cell>
          <table:table-cell office:value-type="float" office:value="3580000" table:style-name="ce1">
            <text:p>35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09" table:style-name="ce1">
            <text:p>7291609</text:p>
          </table:table-cell>
          <table:table-cell office:value-type="string" table:style-name="ce1">
            <text:p>8.1.01.03.07.0003.00051</text:p>
          </table:table-cell>
          <table:table-cell office:value-type="string" table:style-name="ce1">
            <text:p>Honorarium Kelompok Kerja Pemilihan Pengadaan Barangl Jasa (Konstruksi) Nilai pagu pengadaan di atas 250 Milyar s/d 500 Milyar</text:p>
          </table:table-cell>
          <table:table-cell office:value-type="string" table:style-name="ce1">
            <text:p>Honorarium Kelompok Kerja Pemilihan Pengadaan Barangl Jasa (Konstruksi) Nilai pagu pengadaan di atas 250 Milyar s/d 500 Milyar</text:p>
          </table:table-cell>
          <table:table-cell office:value-type="string" table:style-name="ce1">
            <text:p>Orang / Paket / Pekerjaan</text:p>
          </table:table-cell>
          <table:table-cell office:value-type="float" office:value="4030000" table:style-name="ce1">
            <text:p>40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08" table:style-name="ce1">
            <text:p>7291608</text:p>
          </table:table-cell>
          <table:table-cell office:value-type="string" table:style-name="ce1">
            <text:p>8.1.01.03.07.0003.00050</text:p>
          </table:table-cell>
          <table:table-cell office:value-type="string" table:style-name="ce1">
            <text:p>Honorarium Kelompok Kerja Pemilihan Pengadaan Barangl Jasa (Konstruksi) Nilai pagu pengadaan di atas 500 Milyar s/d 750 Milyar</text:p>
          </table:table-cell>
          <table:table-cell office:value-type="string" table:style-name="ce1">
            <text:p>Honorarium Kelompok Kerja Pemilihan Pengadaan Barangl Jasa (Konstruksi) Nilai pagu pengadaan di atas 500 Milyar s/d 750 Milyar</text:p>
          </table:table-cell>
          <table:table-cell office:value-type="string" table:style-name="ce1">
            <text:p>Orang / Paket / Pekerjaan</text:p>
          </table:table-cell>
          <table:table-cell office:value-type="float" office:value="4490000" table:style-name="ce1">
            <text:p>44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91607" table:style-name="ce1">
            <text:p>7291607</text:p>
          </table:table-cell>
          <table:table-cell office:value-type="string" table:style-name="ce1">
            <text:p>8.1.01.03.07.0003.00049</text:p>
          </table:table-cell>
          <table:table-cell office:value-type="string" table:style-name="ce1">
            <text:p>Honorarium Kelompok Kerja Pemilihan Pengadaan Barangl Jasa (Konstruksi) Nilai pagu pengadaan di atas 750 Milyar s/d 1 Triliun</text:p>
          </table:table-cell>
          <table:table-cell office:value-type="string" table:style-name="ce1">
            <text:p>Honorarium Kelompok Kerja Pemilihan Pengadaan Barangl Jasa (Konstruksi) Nilai pagu pengadaan di atas 750 Milyar s/d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4940000" table:style-name="ce1">
            <text:p>49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43" table:style-name="ce1">
            <text:p>7239243</text:p>
          </table:table-cell>
          <table:table-cell office:value-type="string" table:style-name="ce1">
            <text:p>8.1.01.03.07.0003.00048</text:p>
          </table:table-cell>
          <table:table-cell office:value-type="string" table:style-name="ce1">
            <text:p>Honorarium Kelompok Kerja Pemilihan Pengadaan BarangJasa Untuk Pengadaan Barang Nonkonstruksi Nilai Pagu Pengadaan Di Atas Rp75 Miliar SD 100 Miliar</text:p>
          </table:table-cell>
          <table:table-cell office:value-type="string" table:style-name="ce1">
            <text:p>Honorarium Kelompok Kerja Pemilihan Pengadaan BarangJasa Untuk Pengadaan Barang Nonkonstruksi Nilai Pagu Pengadaan Di Atas Rp75 Miliar SD 10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2820000" table:style-name="ce1">
            <text:p>28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42" table:style-name="ce1">
            <text:p>7239242</text:p>
          </table:table-cell>
          <table:table-cell office:value-type="string" table:style-name="ce1">
            <text:p>8.1.01.03.07.0003.00047</text:p>
          </table:table-cell>
          <table:table-cell office:value-type="string" table:style-name="ce1">
            <text:p>Honorarium Kelompok Kerja Pemilihan Pengadaan BarangJasa Untuk Pengadaan Barang Nonkonstruksi Nilai Pagu Pengadaan Di Atas Rp 200 Juta SD Rp 500 Juta</text:p>
          </table:table-cell>
          <table:table-cell office:value-type="string" table:style-name="ce1">
            <text:p>Honorarium Kelompok Kerja Pemilihan Pengadaan BarangJasa Untuk Pengadaan Barang Nonkonstruksi Nilai Pagu Pengadaan Di Atas Rp 200 Juta SD Rp 500 Juta</text:p>
          </table:table-cell>
          <table:table-cell office:value-type="string" table:style-name="ce1">
            <text:p>Orang / Paket / Pekerjaan</text:p>
          </table:table-cell>
          <table:table-cell office:value-type="float" office:value="760000" table:style-name="ce1">
            <text:p>7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41" table:style-name="ce1">
            <text:p>7239241</text:p>
          </table:table-cell>
          <table:table-cell office:value-type="string" table:style-name="ce1">
            <text:p>8.1.01.03.07.0003.00046</text:p>
          </table:table-cell>
          <table:table-cell office:value-type="string" table:style-name="ce1">
            <text:p>Honorarium Kelompok Kerja Pemilihan Pengadaan BarangJasa Untuk Pengadaan Barang Nonkonstruksi Nilai Pagu Pengadaan Sampai Dengan Rp 200 Juta</text:p>
          </table:table-cell>
          <table:table-cell office:value-type="string" table:style-name="ce1">
            <text:p>Honorarium Kelompok Kerja Pemilihan Pengadaan BarangJasa Untuk Pengadaan Barang Nonkonstruksi Nilai Pagu Pengadaan Sampai Dengan Rp 200 Juta</text:p>
          </table:table-cell>
          <table:table-cell office:value-type="string" table:style-name="ce1">
            <text:p>Orang / Paket / Pekerjaan</text:p>
          </table:table-cell>
          <table:table-cell office:value-type="float" office:value="760000" table:style-name="ce1">
            <text:p>7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40" table:style-name="ce1">
            <text:p>7239240</text:p>
          </table:table-cell>
          <table:table-cell office:value-type="string" table:style-name="ce1">
            <text:p>8.1.01.03.07.0003.00045</text:p>
          </table:table-cell>
          <table:table-cell office:value-type="string" table:style-name="ce1">
            <text:p>Honorarium Pokja BarangJasa Nilai Pagu Pengadaan Di Atas Rp 1 Triliun</text:p>
          </table:table-cell>
          <table:table-cell office:value-type="string" table:style-name="ce1">
            <text:p>Honorarium Pokja BarangJasa Nilai Pagu Pengadaan Di Atas Rp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5560000" table:style-name="ce1">
            <text:p>55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39" table:style-name="ce1">
            <text:p>7239239</text:p>
          </table:table-cell>
          <table:table-cell office:value-type="string" table:style-name="ce1">
            <text:p>8.1.01.03.07.0003.00044</text:p>
          </table:table-cell>
          <table:table-cell office:value-type="string" table:style-name="ce1">
            <text:p>Honorarium Pokja BarangJasa Nilai Pagu Pengadaan Di Atas Rp 750 Miliar SD Rp 1 Triliun</text:p>
          </table:table-cell>
          <table:table-cell office:value-type="string" table:style-name="ce1">
            <text:p>Honorarium Pokja BarangJasa Nilai Pagu Pengadaan Di Atas Rp 750 Miliar SD Rp 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4940000" table:style-name="ce1">
            <text:p>49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7.0003</text:p>
          </table:table-cell>
          <table:table-cell office:value-type="string" table:style-name="ce1">
            <text:p>Beban Honorarium Perangkat Unit Kerja Pengadaan Barang dan Jasa (UKPBJ)</text:p>
          </table:table-cell>
          <table:table-cell office:value-type="float" office:value="7239237" table:style-name="ce1">
            <text:p>7239237</text:p>
          </table:table-cell>
          <table:table-cell office:value-type="string" table:style-name="ce1">
            <text:p>8.1.01.03.07.0003.00043</text:p>
          </table:table-cell>
          <table:table-cell office:value-type="string" table:style-name="ce1">
            <text:p>Honorarium Pokja BarangJasa Nilai Pagu Pengadaan Di Atas Rp 500 Miliar SD Rp 750 Miliar</text:p>
          </table:table-cell>
          <table:table-cell office:value-type="string" table:style-name="ce1">
            <text:p>Honorarium Pokja BarangJasa Nilai Pagu Pengadaan Di Atas Rp 500 Miliar SD Rp 750 Miliar</text:p>
          </table:table-cell>
          <table:table-cell office:value-type="string" table:style-name="ce1">
            <text:p>Orang / Paket / Pekerjaan</text:p>
          </table:table-cell>
          <table:table-cell office:value-type="float" office:value="4490000" table:style-name="ce1">
            <text:p>44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1.03.08.0002</text:p>
          </table:table-cell>
          <table:table-cell office:value-type="string" table:style-name="ce1">
            <text:p>Beban Jasa Pengelolaan BMD yang Tidak Menghasilkan Pendapatan</text:p>
          </table:table-cell>
          <table:table-cell office:value-type="float" office:value="7291582" table:style-name="ce1">
            <text:p>7291582</text:p>
          </table:table-cell>
          <table:table-cell office:value-type="string" table:style-name="ce1">
            <text:p>8.1.01.03.08.0002.00001</text:p>
          </table:table-cell>
          <table:table-cell office:value-type="string" table:style-name="ce1">
            <text:p>Pembantu Pengurus Barang</text:p>
          </table:table-cell>
          <table:table-cell office:value-type="string" table:style-name="ce1">
            <text:p>Pembantu Pengurus Barang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558049" table:style-name="ce1">
            <text:p>7558049</text:p>
          </table:table-cell>
          <table:table-cell office:value-type="string" table:style-name="ce1">
            <text:p>8.1.02.01.01.0052.00285</text:p>
          </table:table-cell>
          <table:table-cell office:value-type="string" table:style-name="ce1">
            <text:p>Paket Halfday Pelaksanaan Diklat/Bimtek/Sosialisasi/Workshop</text:p>
          </table:table-cell>
          <table:table-cell office:value-type="string" table:style-name="ce1">
            <text:p>Paket Halfday Pelaksanaan Diklat/Bimtek/Sosialisasi/Workshop</text:p>
          </table:table-cell>
          <table:table-cell office:value-type="string" table:style-name="ce1">
            <text:p>Orang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3" table:style-name="ce1">
            <text:p>7228503</text:p>
          </table:table-cell>
          <table:table-cell office:value-type="string" table:style-name="ce1">
            <text:p>8.1.02.01.01.0052.00094</text:p>
          </table:table-cell>
          <table:table-cell office:value-type="string" table:style-name="ce1">
            <text:p>Paket Kegiatan Rapat Pertemuan Di Luar Kantor Kepala Daerah Atau Eselon I Residence Dki Jakarta</text:p>
          </table:table-cell>
          <table:table-cell office:value-type="string" table:style-name="ce1">
            <text:p>Paket Kegiatan Rapat Pertemuan Di Luar Kantor Kepala Daerah Atau Eselon I Residence Dki Jakarta</text:p>
          </table:table-cell>
          <table:table-cell office:value-type="string" table:style-name="ce1">
            <text:p>Orang / Kali</text:p>
          </table:table-cell>
          <table:table-cell office:value-type="float" office:value="943000" table:style-name="ce1">
            <text:p>94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2" table:style-name="ce1">
            <text:p>7228502</text:p>
          </table:table-cell>
          <table:table-cell office:value-type="string" table:style-name="ce1">
            <text:p>8.1.02.01.01.0052.00093</text:p>
          </table:table-cell>
          <table:table-cell office:value-type="string" table:style-name="ce1">
            <text:p>Paket Kegiatan Rapat Pertemuan Di Luar Kantor Kepala Daerah Atau Eselon I Residence Jawa Barat</text:p>
          </table:table-cell>
          <table:table-cell office:value-type="string" table:style-name="ce1">
            <text:p>Paket Kegiatan Rapat Pertemuan Di Luar Kantor Kepala Daerah Atau Eselon I Residence Jawa Barat</text:p>
          </table:table-cell>
          <table:table-cell office:value-type="string" table:style-name="ce1">
            <text:p>Orang / Kali</text:p>
          </table:table-cell>
          <table:table-cell office:value-type="float" office:value="956000" table:style-name="ce1">
            <text:p>95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1" table:style-name="ce1">
            <text:p>7228501</text:p>
          </table:table-cell>
          <table:table-cell office:value-type="string" table:style-name="ce1">
            <text:p>8.1.02.01.01.0052.00092</text:p>
          </table:table-cell>
          <table:table-cell office:value-type="string" table:style-name="ce1">
            <text:p>Paket Kegiatan Rapat Pertemuan Di Luar Kantor Kepala Daerah Atau Eselon I Residence Banten</text:p>
          </table:table-cell>
          <table:table-cell office:value-type="string" table:style-name="ce1">
            <text:p>Paket Kegiatan Rapat Pertemuan Di Luar Kantor Kepala Daerah Atau Eselon I Residence Banten</text:p>
          </table:table-cell>
          <table:table-cell office:value-type="string" table:style-name="ce1">
            <text:p>Orang / Kali</text:p>
          </table:table-cell>
          <table:table-cell office:value-type="float" office:value="863000" table:style-name="ce1">
            <text:p>86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0" table:style-name="ce1">
            <text:p>7228500</text:p>
          </table:table-cell>
          <table:table-cell office:value-type="string" table:style-name="ce1">
            <text:p>8.1.02.01.01.0052.00091</text:p>
          </table:table-cell>
          <table:table-cell office:value-type="string" table:style-name="ce1">
            <text:p>Paket Kegiatan Rapat Pertemuan Di Luar Kantor Kepala Daerah Atau Eselon I Residence Bangka Belitung</text:p>
          </table:table-cell>
          <table:table-cell office:value-type="string" table:style-name="ce1">
            <text:p>Paket Kegiatan Rapat Pertemuan Di Luar Kantor Kepala Daerah Atau Eselon I Residence Bangka Belitung</text:p>
          </table:table-cell>
          <table:table-cell office:value-type="string" table:style-name="ce1">
            <text:p>Orang / Kali</text:p>
          </table:table-cell>
          <table:table-cell office:value-type="float" office:value="705000" table:style-name="ce1">
            <text:p>70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9" table:style-name="ce1">
            <text:p>7228499</text:p>
          </table:table-cell>
          <table:table-cell office:value-type="string" table:style-name="ce1">
            <text:p>8.1.02.01.01.0052.00090</text:p>
          </table:table-cell>
          <table:table-cell office:value-type="string" table:style-name="ce1">
            <text:p>Paket Kegiatan Rapat Pertemuan Di Luar Kantor Kepala Daerah Atau Eselon I Residence Bengkulu</text:p>
          </table:table-cell>
          <table:table-cell office:value-type="string" table:style-name="ce1">
            <text:p>Paket Kegiatan Rapat Pertemuan Di Luar Kantor Kepala Daerah Atau Eselon I Residence Bengkulu</text:p>
          </table:table-cell>
          <table:table-cell office:value-type="string" table:style-name="ce1">
            <text:p>Orang / Kali</text:p>
          </table:table-cell>
          <table:table-cell office:value-type="float" office:value="623000" table:style-name="ce1">
            <text:p>62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8" table:style-name="ce1">
            <text:p>7228498</text:p>
          </table:table-cell>
          <table:table-cell office:value-type="string" table:style-name="ce1">
            <text:p>8.1.02.01.01.0052.00089</text:p>
          </table:table-cell>
          <table:table-cell office:value-type="string" table:style-name="ce1">
            <text:p>Paket Kegiatan Rapat Pertemuan Di Luar Kantor Kepala Daerah Atau Eselon I Residence Lampung</text:p>
          </table:table-cell>
          <table:table-cell office:value-type="string" table:style-name="ce1">
            <text:p>Paket Kegiatan Rapat Pertemuan Di Luar Kantor Kepala Daerah Atau Eselon I Residence Lampung</text:p>
          </table:table-cell>
          <table:table-cell office:value-type="string" table:style-name="ce1">
            <text:p>Orang / Kali</text:p>
          </table:table-cell>
          <table:table-cell office:value-type="float" office:value="634000" table:style-name="ce1">
            <text:p>63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7" table:style-name="ce1">
            <text:p>7228497</text:p>
          </table:table-cell>
          <table:table-cell office:value-type="string" table:style-name="ce1">
            <text:p>8.1.02.01.01.0052.00088</text:p>
          </table:table-cell>
          <table:table-cell office:value-type="string" table:style-name="ce1">
            <text:p>Paket Kegiatan Rapat Pertemuan Di Luar Kantor Kepala Daerah Atau Eselon I Residence Sumatera Selatan</text:p>
          </table:table-cell>
          <table:table-cell office:value-type="string" table:style-name="ce1">
            <text:p>Paket Kegiatan Rapat Pertemuan Di Luar Kantor Kepala Daerah Atau Eselon I Residence Sumatera Selatan</text:p>
          </table:table-cell>
          <table:table-cell office:value-type="string" table:style-name="ce1">
            <text:p>Orang / Kali</text:p>
          </table:table-cell>
          <table:table-cell office:value-type="float" office:value="652000" table:style-name="ce1">
            <text:p>65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6" table:style-name="ce1">
            <text:p>7228496</text:p>
          </table:table-cell>
          <table:table-cell office:value-type="string" table:style-name="ce1">
            <text:p>8.1.02.01.01.0052.00087</text:p>
          </table:table-cell>
          <table:table-cell office:value-type="string" table:style-name="ce1">
            <text:p>Paket Kegiatan Rapat Pertemuan Di Luar Kantor Kepala Daerah Atau Eselon I Residence Sumatera Barat</text:p>
          </table:table-cell>
          <table:table-cell office:value-type="string" table:style-name="ce1">
            <text:p>Paket Kegiatan Rapat Pertemuan Di Luar Kantor Kepala Daerah Atau Eselon I Residence Sumatera Barat</text:p>
          </table:table-cell>
          <table:table-cell office:value-type="string" table:style-name="ce1">
            <text:p>Orang / Kali</text:p>
          </table:table-cell>
          <table:table-cell office:value-type="float" office:value="555000" table:style-name="ce1">
            <text:p>55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5" table:style-name="ce1">
            <text:p>7228495</text:p>
          </table:table-cell>
          <table:table-cell office:value-type="string" table:style-name="ce1">
            <text:p>8.1.02.01.01.0052.00086</text:p>
          </table:table-cell>
          <table:table-cell office:value-type="string" table:style-name="ce1">
            <text:p>Paket Kegiatan Rapat Pertemuan Di Luar Kantor Kepala Daerah Atau Eselon I Residence Jambi</text:p>
          </table:table-cell>
          <table:table-cell office:value-type="string" table:style-name="ce1">
            <text:p>Paket Kegiatan Rapat Pertemuan Di Luar Kantor Kepala Daerah Atau Eselon I Residence Jambi</text:p>
          </table:table-cell>
          <table:table-cell office:value-type="string" table:style-name="ce1">
            <text:p>Orang / Kali</text:p>
          </table:table-cell>
          <table:table-cell office:value-type="float" office:value="635000" table:style-name="ce1">
            <text:p>63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4" table:style-name="ce1">
            <text:p>7228494</text:p>
          </table:table-cell>
          <table:table-cell office:value-type="string" table:style-name="ce1">
            <text:p>8.1.02.01.01.0052.00085</text:p>
          </table:table-cell>
          <table:table-cell office:value-type="string" table:style-name="ce1">
            <text:p>Paket Kegiatan Rapat Pertemuan Di Luar Kantor Kepala Daerah Atau Eselon I Residence Kepulauan Riau</text:p>
          </table:table-cell>
          <table:table-cell office:value-type="string" table:style-name="ce1">
            <text:p>Paket Kegiatan Rapat Pertemuan Di Luar Kantor Kepala Daerah Atau Eselon I Residence Kepulauan Riau</text:p>
          </table:table-cell>
          <table:table-cell office:value-type="string" table:style-name="ce1">
            <text:p>Orang / Kali</text:p>
          </table:table-cell>
          <table:table-cell office:value-type="float" office:value="790000" table:style-name="ce1">
            <text:p>7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3" table:style-name="ce1">
            <text:p>7228493</text:p>
          </table:table-cell>
          <table:table-cell office:value-type="string" table:style-name="ce1">
            <text:p>8.1.02.01.01.0052.00084</text:p>
          </table:table-cell>
          <table:table-cell office:value-type="string" table:style-name="ce1">
            <text:p>Paket Kegiatan Rapat Pertemuan Di Luar Kantor Kepala Daerah Atau Eselon I Residence Riau</text:p>
          </table:table-cell>
          <table:table-cell office:value-type="string" table:style-name="ce1">
            <text:p>Paket Kegiatan Rapat Pertemuan Di Luar Kantor Kepala Daerah Atau Eselon I Residence Riau</text:p>
          </table:table-cell>
          <table:table-cell office:value-type="string" table:style-name="ce1">
            <text:p>Orang / Kali</text:p>
          </table:table-cell>
          <table:table-cell office:value-type="float" office:value="560000" table:style-name="ce1">
            <text:p>5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2" table:style-name="ce1">
            <text:p>7228492</text:p>
          </table:table-cell>
          <table:table-cell office:value-type="string" table:style-name="ce1">
            <text:p>8.1.02.01.01.0052.00083</text:p>
          </table:table-cell>
          <table:table-cell office:value-type="string" table:style-name="ce1">
            <text:p>Paket Kegiatan Rapat Pertemuan Di Luar Kantor Kepala Daerah Atau Eselon I Residence Sumatera Utara</text:p>
          </table:table-cell>
          <table:table-cell office:value-type="string" table:style-name="ce1">
            <text:p>Paket Kegiatan Rapat Pertemuan Di Luar Kantor Kepala Daerah Atau Eselon I Residence Sumatera Utara</text:p>
          </table:table-cell>
          <table:table-cell office:value-type="string" table:style-name="ce1">
            <text:p>Orang / Kali</text:p>
          </table:table-cell>
          <table:table-cell office:value-type="float" office:value="641000" table:style-name="ce1">
            <text:p>64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1" table:style-name="ce1">
            <text:p>7228491</text:p>
          </table:table-cell>
          <table:table-cell office:value-type="string" table:style-name="ce1">
            <text:p>8.1.02.01.01.0052.00082</text:p>
          </table:table-cell>
          <table:table-cell office:value-type="string" table:style-name="ce1">
            <text:p>Paket Kegiatan Rapat Pertemuan Di Luar Kantor Kepala Daerah Atau Eselon I Residence Aceh</text:p>
          </table:table-cell>
          <table:table-cell office:value-type="string" table:style-name="ce1">
            <text:p>Paket Kegiatan Rapat Pertemuan Di Luar Kantor Kepala Daerah Atau Eselon I Residence Aceh</text:p>
          </table:table-cell>
          <table:table-cell office:value-type="string" table:style-name="ce1">
            <text:p>Orang / Kali</text:p>
          </table:table-cell>
          <table:table-cell office:value-type="float" office:value="749000" table:style-name="ce1">
            <text:p>74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90" table:style-name="ce1">
            <text:p>7228490</text:p>
          </table:table-cell>
          <table:table-cell office:value-type="string" table:style-name="ce1">
            <text:p>8.1.02.01.01.0052.00081</text:p>
          </table:table-cell>
          <table:table-cell office:value-type="string" table:style-name="ce1">
            <text:p>Paket Kegiatan Rapat Pertemuan Di Luar Kantor Kepala Daerah Atau Eselon I Full Day Papua Barat</text:p>
          </table:table-cell>
          <table:table-cell office:value-type="string" table:style-name="ce1">
            <text:p>Paket Kegiatan Rapat Pertemuan Di Luar Kantor Kepala Daerah Atau Eselon I Full Day Papua Barat</text:p>
          </table:table-cell>
          <table:table-cell office:value-type="string" table:style-name="ce1">
            <text:p>Orang / Kali</text:p>
          </table:table-cell>
          <table:table-cell office:value-type="float" office:value="1752000" table:style-name="ce1">
            <text:p>175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9" table:style-name="ce1">
            <text:p>7228489</text:p>
          </table:table-cell>
          <table:table-cell office:value-type="string" table:style-name="ce1">
            <text:p>8.1.02.01.01.0052.00080</text:p>
          </table:table-cell>
          <table:table-cell office:value-type="string" table:style-name="ce1">
            <text:p>Paket Kegiatan Rapat Pertemuan Di Luar Kantor Kepala Daerah Atau Eselon I Fullboard Papua</text:p>
          </table:table-cell>
          <table:table-cell office:value-type="string" table:style-name="ce1">
            <text:p>Paket Kegiatan Rapat Pertemuan Di Luar Kantor Kepala Daerah Atau Eselon I Fullboard Papua</text:p>
          </table:table-cell>
          <table:table-cell office:value-type="string" table:style-name="ce1">
            <text:p>Orang / Kali</text:p>
          </table:table-cell>
          <table:table-cell office:value-type="float" office:value="1863000" table:style-name="ce1">
            <text:p>186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8" table:style-name="ce1">
            <text:p>7228488</text:p>
          </table:table-cell>
          <table:table-cell office:value-type="string" table:style-name="ce1">
            <text:p>8.1.02.01.01.0052.00079</text:p>
          </table:table-cell>
          <table:table-cell office:value-type="string" table:style-name="ce1">
            <text:p>Paket Kegiatan Rapat Pertemuan Di Luar Kantor Kepala Daerah Atau Eselon I Fullboard Maluku Utara</text:p>
          </table:table-cell>
          <table:table-cell office:value-type="string" table:style-name="ce1">
            <text:p>Paket Kegiatan Rapat Pertemuan Di Luar Kantor Kepala Daerah Atau Eselon I Fullboard Maluku Utara</text:p>
          </table:table-cell>
          <table:table-cell office:value-type="string" table:style-name="ce1">
            <text:p>Orang / Kali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7" table:style-name="ce1">
            <text:p>7228487</text:p>
          </table:table-cell>
          <table:table-cell office:value-type="string" table:style-name="ce1">
            <text:p>8.1.02.01.01.0052.00078</text:p>
          </table:table-cell>
          <table:table-cell office:value-type="string" table:style-name="ce1">
            <text:p>Paket Kegiatan Rapat Pertemuan Di Luar Kantor Kepala Daerah Atau Eselon I Fullboard Maluku</text:p>
          </table:table-cell>
          <table:table-cell office:value-type="string" table:style-name="ce1">
            <text:p>Paket Kegiatan Rapat Pertemuan Di Luar Kantor Kepala Daerah Atau Eselon I Fullboard Maluku</text:p>
          </table:table-cell>
          <table:table-cell office:value-type="string" table:style-name="ce1">
            <text:p>Orang / Kali</text:p>
          </table:table-cell>
          <table:table-cell office:value-type="float" office:value="1300000" table:style-name="ce1">
            <text:p>1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6" table:style-name="ce1">
            <text:p>7228486</text:p>
          </table:table-cell>
          <table:table-cell office:value-type="string" table:style-name="ce1">
            <text:p>8.1.02.01.01.0052.00077</text:p>
          </table:table-cell>
          <table:table-cell office:value-type="string" table:style-name="ce1">
            <text:p>Paket Kegiatan Rapat Pertemuan Di Luar Kantor Kepala Daerah Atau Eselon I Fullboard Sulawesi Tenggara</text:p>
          </table:table-cell>
          <table:table-cell office:value-type="string" table:style-name="ce1">
            <text:p>Paket Kegiatan Rapat Pertemuan Di Luar Kantor Kepala Daerah Atau Eselon I Fullboard Sulawesi Tenggara</text:p>
          </table:table-cell>
          <table:table-cell office:value-type="string" table:style-name="ce1">
            <text:p>Orang / Kali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5" table:style-name="ce1">
            <text:p>7228485</text:p>
          </table:table-cell>
          <table:table-cell office:value-type="string" table:style-name="ce1">
            <text:p>8.1.02.01.01.0052.00076</text:p>
          </table:table-cell>
          <table:table-cell office:value-type="string" table:style-name="ce1">
            <text:p>Paket Kegiatan Rapat Pertemuan Di Luar Kantor Kepala Daerah Atau Eselon I Fullboard Sulawesi Tengah</text:p>
          </table:table-cell>
          <table:table-cell office:value-type="string" table:style-name="ce1">
            <text:p>Paket Kegiatan Rapat Pertemuan Di Luar Kantor Kepala Daerah Atau Eselon I Fullboard Sulawesi Tengah</text:p>
          </table:table-cell>
          <table:table-cell office:value-type="string" table:style-name="ce1">
            <text:p>Orang / Kali</text:p>
          </table:table-cell>
          <table:table-cell office:value-type="float" office:value="1013000" table:style-name="ce1">
            <text:p>101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4" table:style-name="ce1">
            <text:p>7228484</text:p>
          </table:table-cell>
          <table:table-cell office:value-type="string" table:style-name="ce1">
            <text:p>8.1.02.01.01.0052.00075</text:p>
          </table:table-cell>
          <table:table-cell office:value-type="string" table:style-name="ce1">
            <text:p>Paket Kegiatan Rapat Pertemuan Di Luar Kantor Kepala Daerah Atau Eselon I Fullboard Sulawesi Selatan</text:p>
          </table:table-cell>
          <table:table-cell office:value-type="string" table:style-name="ce1">
            <text:p>Paket Kegiatan Rapat Pertemuan Di Luar Kantor Kepala Daerah Atau Eselon I Fullboard Sulawesi Selatan</text:p>
          </table:table-cell>
          <table:table-cell office:value-type="string" table:style-name="ce1">
            <text:p>Orang / Kali</text:p>
          </table:table-cell>
          <table:table-cell office:value-type="float" office:value="1574000" table:style-name="ce1">
            <text:p>157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3" table:style-name="ce1">
            <text:p>7228483</text:p>
          </table:table-cell>
          <table:table-cell office:value-type="string" table:style-name="ce1">
            <text:p>8.1.02.01.01.0052.00074</text:p>
          </table:table-cell>
          <table:table-cell office:value-type="string" table:style-name="ce1">
            <text:p>Paket Kegiatan Rapat Pertemuan Di Luar Kantor Kepala Daerah Atau Eselon I Fullboard Sulawesi Barat</text:p>
          </table:table-cell>
          <table:table-cell office:value-type="string" table:style-name="ce1">
            <text:p>Paket Kegiatan Rapat Pertemuan Di Luar Kantor Kepala Daerah Atau Eselon I Fullboard Sulawesi Barat</text:p>
          </table:table-cell>
          <table:table-cell office:value-type="string" table:style-name="ce1">
            <text:p>Orang / Kali</text:p>
          </table:table-cell>
          <table:table-cell office:value-type="float" office:value="856000" table:style-name="ce1">
            <text:p>85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2" table:style-name="ce1">
            <text:p>7228482</text:p>
          </table:table-cell>
          <table:table-cell office:value-type="string" table:style-name="ce1">
            <text:p>8.1.02.01.01.0052.00073</text:p>
          </table:table-cell>
          <table:table-cell office:value-type="string" table:style-name="ce1">
            <text:p>Paket Kegiatan Rapat Pertemuan Di Luar Kantor Kepala Daerah Atau Eselon I Fullboard Gorontalo</text:p>
          </table:table-cell>
          <table:table-cell office:value-type="string" table:style-name="ce1">
            <text:p>Paket Kegiatan Rapat Pertemuan Di Luar Kantor Kepala Daerah Atau Eselon I Fullboard Gorontalo</text:p>
          </table:table-cell>
          <table:table-cell office:value-type="string" table:style-name="ce1">
            <text:p>Orang / Kali</text:p>
          </table:table-cell>
          <table:table-cell office:value-type="float" office:value="1338000" table:style-name="ce1">
            <text:p>133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1" table:style-name="ce1">
            <text:p>7228481</text:p>
          </table:table-cell>
          <table:table-cell office:value-type="string" table:style-name="ce1">
            <text:p>8.1.02.01.01.0052.00072</text:p>
          </table:table-cell>
          <table:table-cell office:value-type="string" table:style-name="ce1">
            <text:p>Paket Kegiatan Rapat Pertemuan Di Luar Kantor Kepala Daerah Atau Eselon I Fullboard Sulawesi Utara</text:p>
          </table:table-cell>
          <table:table-cell office:value-type="string" table:style-name="ce1">
            <text:p>Paket Kegiatan Rapat Pertemuan Di Luar Kantor Kepala Daerah Atau Eselon I Fullboard Sulawesi Utara</text:p>
          </table:table-cell>
          <table:table-cell office:value-type="string" table:style-name="ce1">
            <text:p>Orang / Kali</text:p>
          </table:table-cell>
          <table:table-cell office:value-type="float" office:value="870000" table:style-name="ce1">
            <text:p>8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80" table:style-name="ce1">
            <text:p>7228480</text:p>
          </table:table-cell>
          <table:table-cell office:value-type="string" table:style-name="ce1">
            <text:p>8.1.02.01.01.0052.00071</text:p>
          </table:table-cell>
          <table:table-cell office:value-type="string" table:style-name="ce1">
            <text:p>Paket Kegiatan Rapat Pertemuan Di Luar Kantor Kepala Daerah Atau Eselon I Halfday Riau</text:p>
          </table:table-cell>
          <table:table-cell office:value-type="string" table:style-name="ce1">
            <text:p>Paket Kegiatan Rapat Pertemuan Di Luar Kantor Kepala Daerah Atau Eselon I Halfday Riau</text:p>
          </table:table-cell>
          <table:table-cell office:value-type="string" table:style-name="ce1">
            <text:p>Orang / Kali</text:p>
          </table:table-cell>
          <table:table-cell office:value-type="float" office:value="225000" table:style-name="ce1">
            <text:p>2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9" table:style-name="ce1">
            <text:p>7228479</text:p>
          </table:table-cell>
          <table:table-cell office:value-type="string" table:style-name="ce1">
            <text:p>8.1.02.01.01.0052.00070</text:p>
          </table:table-cell>
          <table:table-cell office:value-type="string" table:style-name="ce1">
            <text:p>Paket Kegiatan Rapat Pertemuan Di Luar Kantor Kepala Daerah Atau Eselon I Halfday Kepulauan Riau</text:p>
          </table:table-cell>
          <table:table-cell office:value-type="string" table:style-name="ce1">
            <text:p>Paket Kegiatan Rapat Pertemuan Di Luar Kantor Kepala Daerah Atau Eselon I Halfday Kepulauan Riau</text:p>
          </table:table-cell>
          <table:table-cell office:value-type="string" table:style-name="ce1">
            <text:p>Orang / Kali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8" table:style-name="ce1">
            <text:p>7228478</text:p>
          </table:table-cell>
          <table:table-cell office:value-type="string" table:style-name="ce1">
            <text:p>8.1.02.01.01.0052.00069</text:p>
          </table:table-cell>
          <table:table-cell office:value-type="string" table:style-name="ce1">
            <text:p>Paket Kegiatan Rapat Pertemuan Di Luar Kantor Kepala Daerah Atau Eselon I Halfday Jambi</text:p>
          </table:table-cell>
          <table:table-cell office:value-type="string" table:style-name="ce1">
            <text:p>Paket Kegiatan Rapat Pertemuan Di Luar Kantor Kepala Daerah Atau Eselon I Halfday Jambi</text:p>
          </table:table-cell>
          <table:table-cell office:value-type="string" table:style-name="ce1">
            <text:p>Orang / Kali</text:p>
          </table:table-cell>
          <table:table-cell office:value-type="float" office:value="271000" table:style-name="ce1">
            <text:p>27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7" table:style-name="ce1">
            <text:p>7228477</text:p>
          </table:table-cell>
          <table:table-cell office:value-type="string" table:style-name="ce1">
            <text:p>8.1.02.01.01.0052.00068</text:p>
          </table:table-cell>
          <table:table-cell office:value-type="string" table:style-name="ce1">
            <text:p>Paket Kegiatan Rapat Pertemuan Di Luar Kantor Kepala Daerah Atau Eselon I Halfday Sumatera Barat</text:p>
          </table:table-cell>
          <table:table-cell office:value-type="string" table:style-name="ce1">
            <text:p>Paket Kegiatan Rapat Pertemuan Di Luar Kantor Kepala Daerah Atau Eselon I Halfday Sumatera Barat</text:p>
          </table:table-cell>
          <table:table-cell office:value-type="string" table:style-name="ce1">
            <text:p>Orang / Kali</text:p>
          </table:table-cell>
          <table:table-cell office:value-type="float" office:value="245000" table:style-name="ce1">
            <text:p>24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6" table:style-name="ce1">
            <text:p>7228476</text:p>
          </table:table-cell>
          <table:table-cell office:value-type="string" table:style-name="ce1">
            <text:p>8.1.02.01.01.0052.00067</text:p>
          </table:table-cell>
          <table:table-cell office:value-type="string" table:style-name="ce1">
            <text:p>Paket Kegiatan Rapat Pertemuan Di Luar Kantor Kepala Daerah Atau Eselon I Halfday Sumatera Selatan</text:p>
          </table:table-cell>
          <table:table-cell office:value-type="string" table:style-name="ce1">
            <text:p>Paket Kegiatan Rapat Pertemuan Di Luar Kantor Kepala Daerah Atau Eselon I Halfday Sumatera Selatan</text:p>
          </table:table-cell>
          <table:table-cell office:value-type="string" table:style-name="ce1">
            <text:p>Orang / Kali</text:p>
          </table:table-cell>
          <table:table-cell office:value-type="float" office:value="268000" table:style-name="ce1">
            <text:p>26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5" table:style-name="ce1">
            <text:p>7228475</text:p>
          </table:table-cell>
          <table:table-cell office:value-type="string" table:style-name="ce1">
            <text:p>8.1.02.01.01.0052.00066</text:p>
          </table:table-cell>
          <table:table-cell office:value-type="string" table:style-name="ce1">
            <text:p>Paket Kegiatan Rapat Pertemuan Di Luar Kantor Kepala Daerah Atau Eselon I Halfday Lampung</text:p>
          </table:table-cell>
          <table:table-cell office:value-type="string" table:style-name="ce1">
            <text:p>Paket Kegiatan Rapat Pertemuan Di Luar Kantor Kepala Daerah Atau Eselon I Halfday Lampung</text:p>
          </table:table-cell>
          <table:table-cell office:value-type="string" table:style-name="ce1">
            <text:p>Orang / Kali</text:p>
          </table:table-cell>
          <table:table-cell office:value-type="float" office:value="261000" table:style-name="ce1">
            <text:p>26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4" table:style-name="ce1">
            <text:p>7228474</text:p>
          </table:table-cell>
          <table:table-cell office:value-type="string" table:style-name="ce1">
            <text:p>8.1.02.01.01.0052.00065</text:p>
          </table:table-cell>
          <table:table-cell office:value-type="string" table:style-name="ce1">
            <text:p>Paket Kegiatan Rapat Pertemuan Di Luar Kantor Kepala Daerah Atau Eselon I Halfday Bengkulu</text:p>
          </table:table-cell>
          <table:table-cell office:value-type="string" table:style-name="ce1">
            <text:p>Paket Kegiatan Rapat Pertemuan Di Luar Kantor Kepala Daerah Atau Eselon I Halfday Bengkulu</text:p>
          </table:table-cell>
          <table:table-cell office:value-type="string" table:style-name="ce1">
            <text:p>Orang / Kali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3" table:style-name="ce1">
            <text:p>7228473</text:p>
          </table:table-cell>
          <table:table-cell office:value-type="string" table:style-name="ce1">
            <text:p>8.1.02.01.01.0052.00064</text:p>
          </table:table-cell>
          <table:table-cell office:value-type="string" table:style-name="ce1">
            <text:p>Paket Kegiatan Rapat Pertemuan Di Luar Kantor Kepala Daerah Atau Eselon I Halfday Bangka Belitung</text:p>
          </table:table-cell>
          <table:table-cell office:value-type="string" table:style-name="ce1">
            <text:p>Paket Kegiatan Rapat Pertemuan Di Luar Kantor Kepala Daerah Atau Eselon I Halfday Bangka Belitung</text:p>
          </table:table-cell>
          <table:table-cell office:value-type="string" table:style-name="ce1">
            <text:p>Orang / Kali</text:p>
          </table:table-cell>
          <table:table-cell office:value-type="float" office:value="305000" table:style-name="ce1">
            <text:p>30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2" table:style-name="ce1">
            <text:p>7228472</text:p>
          </table:table-cell>
          <table:table-cell office:value-type="string" table:style-name="ce1">
            <text:p>8.1.02.01.01.0052.00063</text:p>
          </table:table-cell>
          <table:table-cell office:value-type="string" table:style-name="ce1">
            <text:p>Paket Kegiatan Rapat Pertemuan Di Luar Kantor Kepala Daerah Atau Eselon I Halfday Banten</text:p>
          </table:table-cell>
          <table:table-cell office:value-type="string" table:style-name="ce1">
            <text:p>Paket Kegiatan Rapat Pertemuan Di Luar Kantor Kepala Daerah Atau Eselon I Halfday Banten</text:p>
          </table:table-cell>
          <table:table-cell office:value-type="string" table:style-name="ce1">
            <text:p>Orang / Kali</text:p>
          </table:table-cell>
          <table:table-cell office:value-type="float" office:value="395000" table:style-name="ce1">
            <text:p>39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1" table:style-name="ce1">
            <text:p>7228471</text:p>
          </table:table-cell>
          <table:table-cell office:value-type="string" table:style-name="ce1">
            <text:p>8.1.02.01.01.0052.00062</text:p>
          </table:table-cell>
          <table:table-cell office:value-type="string" table:style-name="ce1">
            <text:p>Paket Kegiatan Rapat Pertemuan Di Luar Kantor Kepala Daerah Atau Eselon I Halfday Jawa Barat</text:p>
          </table:table-cell>
          <table:table-cell office:value-type="string" table:style-name="ce1">
            <text:p>Paket Kegiatan Rapat Pertemuan Di Luar Kantor Kepala Daerah Atau Eselon I Halfday Jawa Barat</text:p>
          </table:table-cell>
          <table:table-cell office:value-type="string" table:style-name="ce1">
            <text:p>Orang / Kali</text:p>
          </table:table-cell>
          <table:table-cell office:value-type="float" office:value="426000" table:style-name="ce1">
            <text:p>42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70" table:style-name="ce1">
            <text:p>7228470</text:p>
          </table:table-cell>
          <table:table-cell office:value-type="string" table:style-name="ce1">
            <text:p>8.1.02.01.01.0052.00061</text:p>
          </table:table-cell>
          <table:table-cell office:value-type="string" table:style-name="ce1">
            <text:p>Paket Kegiatan Rapat Pertemuan Di Luar Kantor Kepala Daerah Atau Eselon I Halfday Dki Jakarta</text:p>
          </table:table-cell>
          <table:table-cell office:value-type="string" table:style-name="ce1">
            <text:p>Paket Kegiatan Rapat Pertemuan Di Luar Kantor Kepala Daerah Atau Eselon I Halfday Dki Jakarta</text:p>
          </table:table-cell>
          <table:table-cell office:value-type="string" table:style-name="ce1">
            <text:p>Orang / Kali</text:p>
          </table:table-cell>
          <table:table-cell office:value-type="float" office:value="433000" table:style-name="ce1">
            <text:p>43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9" table:style-name="ce1">
            <text:p>7228469</text:p>
          </table:table-cell>
          <table:table-cell office:value-type="string" table:style-name="ce1">
            <text:p>8.1.02.01.01.0052.00060</text:p>
          </table:table-cell>
          <table:table-cell office:value-type="string" table:style-name="ce1">
            <text:p>Paket Kegiatan Rapat Pertemuan Di Luar Kantor Kepala Daerah Atau Eselon I Halfday Jawa Tengah</text:p>
          </table:table-cell>
          <table:table-cell office:value-type="string" table:style-name="ce1">
            <text:p>Paket Kegiatan Rapat Pertemuan Di Luar Kantor Kepala Daerah Atau Eselon I Halfday Jawa Tengah</text:p>
          </table:table-cell>
          <table:table-cell office:value-type="string" table:style-name="ce1">
            <text:p>Orang / Kali</text:p>
          </table:table-cell>
          <table:table-cell office:value-type="float" office:value="232000" table:style-name="ce1">
            <text:p>23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8" table:style-name="ce1">
            <text:p>7228468</text:p>
          </table:table-cell>
          <table:table-cell office:value-type="string" table:style-name="ce1">
            <text:p>8.1.02.01.01.0052.00059</text:p>
          </table:table-cell>
          <table:table-cell office:value-type="string" table:style-name="ce1">
            <text:p>Paket Kegiatan Rapat Pertemuan Di Luar Kantor Kepala Daerah Atau Eselon I Halfday Di Yogyakarta</text:p>
          </table:table-cell>
          <table:table-cell office:value-type="string" table:style-name="ce1">
            <text:p>Paket Kegiatan Rapat Pertemuan Di Luar Kantor Kepala Daerah Atau Eselon I Halfday Di Yogyakarta</text:p>
          </table:table-cell>
          <table:table-cell office:value-type="string" table:style-name="ce1">
            <text:p>Orang / Kali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7" table:style-name="ce1">
            <text:p>7228467</text:p>
          </table:table-cell>
          <table:table-cell office:value-type="string" table:style-name="ce1">
            <text:p>8.1.02.01.01.0052.00058</text:p>
          </table:table-cell>
          <table:table-cell office:value-type="string" table:style-name="ce1">
            <text:p>Paket Kegiatan Rapat Pertemuan Di Luar Kantor Kepala Daerah Atau Eselon I Halfday Jawa Timur</text:p>
          </table:table-cell>
          <table:table-cell office:value-type="string" table:style-name="ce1">
            <text:p>Paket Kegiatan Rapat Pertemuan Di Luar Kantor Kepala Daerah Atau Eselon I Halfday Jawa Timur</text:p>
          </table:table-cell>
          <table:table-cell office:value-type="string" table:style-name="ce1">
            <text:p>Orang / Kali</text:p>
          </table:table-cell>
          <table:table-cell office:value-type="float" office:value="357000" table:style-name="ce1">
            <text:p>35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6" table:style-name="ce1">
            <text:p>7228466</text:p>
          </table:table-cell>
          <table:table-cell office:value-type="string" table:style-name="ce1">
            <text:p>8.1.02.01.01.0052.00057</text:p>
          </table:table-cell>
          <table:table-cell office:value-type="string" table:style-name="ce1">
            <text:p>Paket Kegiatan Rapat Pertemuan Di Luar Kantor Kepala Daerah Atau Eselon I Halfday Bali</text:p>
          </table:table-cell>
          <table:table-cell office:value-type="string" table:style-name="ce1">
            <text:p>Paket Kegiatan Rapat Pertemuan Di Luar Kantor Kepala Daerah Atau Eselon I Halfday Bali</text:p>
          </table:table-cell>
          <table:table-cell office:value-type="string" table:style-name="ce1">
            <text:p>Orang / Kali</text:p>
          </table:table-cell>
          <table:table-cell office:value-type="float" office:value="375000" table:style-name="ce1">
            <text:p>3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5" table:style-name="ce1">
            <text:p>7228465</text:p>
          </table:table-cell>
          <table:table-cell office:value-type="string" table:style-name="ce1">
            <text:p>8.1.02.01.01.0052.00056</text:p>
          </table:table-cell>
          <table:table-cell office:value-type="string" table:style-name="ce1">
            <text:p>Paket Kegiatan Rapat Pertemuan Di Luar Kantor Kepala Daerah Atau Eselon I Halfday Nusa Tenggara Barat</text:p>
          </table:table-cell>
          <table:table-cell office:value-type="string" table:style-name="ce1">
            <text:p>Paket Kegiatan Rapat Pertemuan Di Luar Kantor Kepala Daerah Atau Eselon I Halfday Nusa Tenggara Barat</text:p>
          </table:table-cell>
          <table:table-cell office:value-type="string" table:style-name="ce1">
            <text:p>Orang / Kali</text:p>
          </table:table-cell>
          <table:table-cell office:value-type="float" office:value="368000" table:style-name="ce1">
            <text:p>36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4" table:style-name="ce1">
            <text:p>7228464</text:p>
          </table:table-cell>
          <table:table-cell office:value-type="string" table:style-name="ce1">
            <text:p>8.1.02.01.01.0052.00055</text:p>
          </table:table-cell>
          <table:table-cell office:value-type="string" table:style-name="ce1">
            <text:p>Paket Kegiatan Rapat Pertemuan Di Luar Kantor Kepala Daerah Atau Eselon I Halfday Nusa Tenggara Timur</text:p>
          </table:table-cell>
          <table:table-cell office:value-type="string" table:style-name="ce1">
            <text:p>Paket Kegiatan Rapat Pertemuan Di Luar Kantor Kepala Daerah Atau Eselon I Halfday Nusa Tenggara Timur</text:p>
          </table:table-cell>
          <table:table-cell office:value-type="string" table:style-name="ce1">
            <text:p>Orang / Kali</text:p>
          </table:table-cell>
          <table:table-cell office:value-type="float" office:value="308000" table:style-name="ce1">
            <text:p>30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3" table:style-name="ce1">
            <text:p>7228463</text:p>
          </table:table-cell>
          <table:table-cell office:value-type="string" table:style-name="ce1">
            <text:p>8.1.02.01.01.0052.00054</text:p>
          </table:table-cell>
          <table:table-cell office:value-type="string" table:style-name="ce1">
            <text:p>Paket Kegiatan Rapat Pertemuan Di Luar Kantor Kepala Daerah Atau Eselon I Halfday Kalimantan Barat</text:p>
          </table:table-cell>
          <table:table-cell office:value-type="string" table:style-name="ce1">
            <text:p>Paket Kegiatan Rapat Pertemuan Di Luar Kantor Kepala Daerah Atau Eselon I Halfday Kalimantan Barat</text:p>
          </table:table-cell>
          <table:table-cell office:value-type="string" table:style-name="ce1">
            <text:p>Orang / Kali</text:p>
          </table:table-cell>
          <table:table-cell office:value-type="float" office:value="337000" table:style-name="ce1">
            <text:p>33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2" table:style-name="ce1">
            <text:p>7228462</text:p>
          </table:table-cell>
          <table:table-cell office:value-type="string" table:style-name="ce1">
            <text:p>8.1.02.01.01.0052.00053</text:p>
          </table:table-cell>
          <table:table-cell office:value-type="string" table:style-name="ce1">
            <text:p>Paket Kegiatan Rapat Pertemuan Di Luar Kantor Kepala Daerah Atau Eselon I Halfday Kalimantan Tengah</text:p>
          </table:table-cell>
          <table:table-cell office:value-type="string" table:style-name="ce1">
            <text:p>Paket Kegiatan Rapat Pertemuan Di Luar Kantor Kepala Daerah Atau Eselon I Halfday Kalimantan Tengah</text:p>
          </table:table-cell>
          <table:table-cell office:value-type="string" table:style-name="ce1">
            <text:p>Orang / Kali</text:p>
          </table:table-cell>
          <table:table-cell office:value-type="float" office:value="317000" table:style-name="ce1">
            <text:p>31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1" table:style-name="ce1">
            <text:p>7228461</text:p>
          </table:table-cell>
          <table:table-cell office:value-type="string" table:style-name="ce1">
            <text:p>8.1.02.01.01.0052.00052</text:p>
          </table:table-cell>
          <table:table-cell office:value-type="string" table:style-name="ce1">
            <text:p>Paket Kegiatan Rapat Pertemuan Di Luar Kantor Kepala Daerah Atau Eselon I Halfday Kalimatan Selatan</text:p>
          </table:table-cell>
          <table:table-cell office:value-type="string" table:style-name="ce1">
            <text:p>Paket Kegiatan Rapat Pertemuan Di Luar Kantor Kepala Daerah Atau Eselon I Halfday Kalimatan Selatan</text:p>
          </table:table-cell>
          <table:table-cell office:value-type="string" table:style-name="ce1">
            <text:p>Orang / Kali</text:p>
          </table:table-cell>
          <table:table-cell office:value-type="float" office:value="264000" table:style-name="ce1">
            <text:p>26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60" table:style-name="ce1">
            <text:p>7228460</text:p>
          </table:table-cell>
          <table:table-cell office:value-type="string" table:style-name="ce1">
            <text:p>8.1.02.01.01.0052.00051</text:p>
          </table:table-cell>
          <table:table-cell office:value-type="string" table:style-name="ce1">
            <text:p>Paket Kegiatan Rapat Pertemuan Di Luar Kantor Kepala Daerah Atau Eselon I Halfday Kalimantan Timur</text:p>
          </table:table-cell>
          <table:table-cell office:value-type="string" table:style-name="ce1">
            <text:p>Paket Kegiatan Rapat Pertemuan Di Luar Kantor Kepala Daerah Atau Eselon I Halfday Kalimantan Timur</text:p>
          </table:table-cell>
          <table:table-cell office:value-type="string" table:style-name="ce1">
            <text:p>Orang / Kali</text:p>
          </table:table-cell>
          <table:table-cell office:value-type="float" office:value="274000" table:style-name="ce1">
            <text:p>27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9" table:style-name="ce1">
            <text:p>7228459</text:p>
          </table:table-cell>
          <table:table-cell office:value-type="string" table:style-name="ce1">
            <text:p>8.1.02.01.01.0052.00050</text:p>
          </table:table-cell>
          <table:table-cell office:value-type="string" table:style-name="ce1">
            <text:p>Paket Kegiatan Rapat Pertemuan Di Luar Kantor Kepala Daerah Atau Eselon I Halfday Kalimantan Utara</text:p>
          </table:table-cell>
          <table:table-cell office:value-type="string" table:style-name="ce1">
            <text:p>Paket Kegiatan Rapat Pertemuan Di Luar Kantor Kepala Daerah Atau Eselon I Halfday Kalimantan Utara</text:p>
          </table:table-cell>
          <table:table-cell office:value-type="string" table:style-name="ce1">
            <text:p>Orang / Kali</text:p>
          </table:table-cell>
          <table:table-cell office:value-type="float" office:value="274000" table:style-name="ce1">
            <text:p>27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8" table:style-name="ce1">
            <text:p>7228458</text:p>
          </table:table-cell>
          <table:table-cell office:value-type="string" table:style-name="ce1">
            <text:p>8.1.02.01.01.0052.00049</text:p>
          </table:table-cell>
          <table:table-cell office:value-type="string" table:style-name="ce1">
            <text:p>Paket Kegiatan Rapat Pertemuan Di Luar Kantor Kepala Daerah Atau Eselon I Halfday Sulawesi Utara</text:p>
          </table:table-cell>
          <table:table-cell office:value-type="string" table:style-name="ce1">
            <text:p>Paket Kegiatan Rapat Pertemuan Di Luar Kantor Kepala Daerah Atau Eselon I Halfday Sulawesi Utara</text:p>
          </table:table-cell>
          <table:table-cell office:value-type="string" table:style-name="ce1">
            <text:p>Orang / Kali</text:p>
          </table:table-cell>
          <table:table-cell office:value-type="float" office:value="273000" table:style-name="ce1">
            <text:p>27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7" table:style-name="ce1">
            <text:p>7228457</text:p>
          </table:table-cell>
          <table:table-cell office:value-type="string" table:style-name="ce1">
            <text:p>8.1.02.01.01.0052.00048</text:p>
          </table:table-cell>
          <table:table-cell office:value-type="string" table:style-name="ce1">
            <text:p>Paket Kegiatan Rapat Pertemuan Di Luar Kantor Kepala Daerah Atau Eselon I Halfday Gorontalo</text:p>
          </table:table-cell>
          <table:table-cell office:value-type="string" table:style-name="ce1">
            <text:p>Paket Kegiatan Rapat Pertemuan Di Luar Kantor Kepala Daerah Atau Eselon I Halfday Gorontalo</text:p>
          </table:table-cell>
          <table:table-cell office:value-type="string" table:style-name="ce1">
            <text:p>Orang / Kali</text:p>
          </table:table-cell>
          <table:table-cell office:value-type="float" office:value="215000" table:style-name="ce1">
            <text:p>21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6" table:style-name="ce1">
            <text:p>7228456</text:p>
          </table:table-cell>
          <table:table-cell office:value-type="string" table:style-name="ce1">
            <text:p>8.1.02.01.01.0052.00047</text:p>
          </table:table-cell>
          <table:table-cell office:value-type="string" table:style-name="ce1">
            <text:p>Paket Kegiatan Rapat Pertemuan Di Luar Kantor Kepala Daerah Atau Eselon I Halfday Papua</text:p>
          </table:table-cell>
          <table:table-cell office:value-type="string" table:style-name="ce1">
            <text:p>Paket Kegiatan Rapat Pertemuan Di Luar Kantor Kepala Daerah Atau Eselon I Halfday Papua</text:p>
          </table:table-cell>
          <table:table-cell office:value-type="string" table:style-name="ce1">
            <text:p>Orang / Kali</text:p>
          </table:table-cell>
          <table:table-cell office:value-type="float" office:value="318000" table:style-name="ce1">
            <text:p>31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5" table:style-name="ce1">
            <text:p>7228455</text:p>
          </table:table-cell>
          <table:table-cell office:value-type="string" table:style-name="ce1">
            <text:p>8.1.02.01.01.0052.00046</text:p>
          </table:table-cell>
          <table:table-cell office:value-type="string" table:style-name="ce1">
            <text:p>Paket Kegiatan Rapat Pertemuan Di Luar Kantor Kepala Daerah Atau Eselon I Halfday Papua Barat</text:p>
          </table:table-cell>
          <table:table-cell office:value-type="string" table:style-name="ce1">
            <text:p>Paket Kegiatan Rapat Pertemuan Di Luar Kantor Kepala Daerah Atau Eselon I Halfday Papua Barat</text:p>
          </table:table-cell>
          <table:table-cell office:value-type="string" table:style-name="ce1">
            <text:p>Orang / Kali</text:p>
          </table:table-cell>
          <table:table-cell office:value-type="float" office:value="292000" table:style-name="ce1">
            <text:p>29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4" table:style-name="ce1">
            <text:p>7228454</text:p>
          </table:table-cell>
          <table:table-cell office:value-type="string" table:style-name="ce1">
            <text:p>8.1.02.01.01.0052.00045</text:p>
          </table:table-cell>
          <table:table-cell office:value-type="string" table:style-name="ce1">
            <text:p>Paket Kegiatan Rapat Pertemuan Di Luar Kantor Kepala Daerah Atau Eselon I Full Day Aceh</text:p>
          </table:table-cell>
          <table:table-cell office:value-type="string" table:style-name="ce1">
            <text:p>Paket Kegiatan Rapat Pertemuan Di Luar Kantor Kepala Daerah Atau Eselon I Full Day Aceh</text:p>
          </table:table-cell>
          <table:table-cell office:value-type="string" table:style-name="ce1">
            <text:p>Orang / Kali</text:p>
          </table:table-cell>
          <table:table-cell office:value-type="float" office:value="403000" table:style-name="ce1">
            <text:p>40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3" table:style-name="ce1">
            <text:p>7228453</text:p>
          </table:table-cell>
          <table:table-cell office:value-type="string" table:style-name="ce1">
            <text:p>8.1.02.01.01.0052.00044</text:p>
          </table:table-cell>
          <table:table-cell office:value-type="string" table:style-name="ce1">
            <text:p>Paket Kegiatan Rapat Pertemuan Di Luar Kantor Kepala Daerah Atau Eselon I Full Day Sumatera Utara</text:p>
          </table:table-cell>
          <table:table-cell office:value-type="string" table:style-name="ce1">
            <text:p>Paket Kegiatan Rapat Pertemuan Di Luar Kantor Kepala Daerah Atau Eselon I Full Day Sumatera Utara</text:p>
          </table:table-cell>
          <table:table-cell office:value-type="string" table:style-name="ce1">
            <text:p>Orang / Kali</text:p>
          </table:table-cell>
          <table:table-cell office:value-type="float" office:value="365000" table:style-name="ce1">
            <text:p>36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2" table:style-name="ce1">
            <text:p>7228452</text:p>
          </table:table-cell>
          <table:table-cell office:value-type="string" table:style-name="ce1">
            <text:p>8.1.02.01.01.0052.00043</text:p>
          </table:table-cell>
          <table:table-cell office:value-type="string" table:style-name="ce1">
            <text:p>Paket Kegiatan Rapat Pertemuan Di Luar Kantor Kepala Daerah Atau Eselon I Full Day Riau</text:p>
          </table:table-cell>
          <table:table-cell office:value-type="string" table:style-name="ce1">
            <text:p>Paket Kegiatan Rapat Pertemuan Di Luar Kantor Kepala Daerah Atau Eselon I Full Day Riau</text:p>
          </table:table-cell>
          <table:table-cell office:value-type="string" table:style-name="ce1">
            <text:p>Orang / Kali</text:p>
          </table:table-cell>
          <table:table-cell office:value-type="float" office:value="335000" table:style-name="ce1">
            <text:p>33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1" table:style-name="ce1">
            <text:p>7228451</text:p>
          </table:table-cell>
          <table:table-cell office:value-type="string" table:style-name="ce1">
            <text:p>8.1.02.01.01.0052.00042</text:p>
          </table:table-cell>
          <table:table-cell office:value-type="string" table:style-name="ce1">
            <text:p>Paket Kegiatan Rapat Pertemuan Di Luar Kantor Kepala Daerah Atau Eselon I Full Day Kepulauan Riau</text:p>
          </table:table-cell>
          <table:table-cell office:value-type="string" table:style-name="ce1">
            <text:p>Paket Kegiatan Rapat Pertemuan Di Luar Kantor Kepala Daerah Atau Eselon I Full Day Kepulauan Riau</text:p>
          </table:table-cell>
          <table:table-cell office:value-type="string" table:style-name="ce1">
            <text:p>Orang / Kali</text:p>
          </table:table-cell>
          <table:table-cell office:value-type="float" office:value="230000" table:style-name="ce1">
            <text:p>2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50" table:style-name="ce1">
            <text:p>7228450</text:p>
          </table:table-cell>
          <table:table-cell office:value-type="string" table:style-name="ce1">
            <text:p>8.1.02.01.01.0052.00041</text:p>
          </table:table-cell>
          <table:table-cell office:value-type="string" table:style-name="ce1">
            <text:p>Paket Kegiatan Rapat Pertemuan Di Luar Kantor Kepala Daerah Atau Eselon I Full Day Jambi</text:p>
          </table:table-cell>
          <table:table-cell office:value-type="string" table:style-name="ce1">
            <text:p>Paket Kegiatan Rapat Pertemuan Di Luar Kantor Kepala Daerah Atau Eselon I Full Day Jambi</text:p>
          </table:table-cell>
          <table:table-cell office:value-type="string" table:style-name="ce1">
            <text:p>Orang / Kali</text:p>
          </table:table-cell>
          <table:table-cell office:value-type="float" office:value="364000" table:style-name="ce1">
            <text:p>36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9" table:style-name="ce1">
            <text:p>7228449</text:p>
          </table:table-cell>
          <table:table-cell office:value-type="string" table:style-name="ce1">
            <text:p>8.1.02.01.01.0052.00040</text:p>
          </table:table-cell>
          <table:table-cell office:value-type="string" table:style-name="ce1">
            <text:p>Paket Kegiatan Rapat Pertemuan Di Luar Kantor Kepala Daerah Atau Eselon I Full Day Sumatera Selatan</text:p>
          </table:table-cell>
          <table:table-cell office:value-type="string" table:style-name="ce1">
            <text:p>Paket Kegiatan Rapat Pertemuan Di Luar Kantor Kepala Daerah Atau Eselon I Full Day Sumatera Selatan</text:p>
          </table:table-cell>
          <table:table-cell office:value-type="string" table:style-name="ce1">
            <text:p>Orang / Kali</text:p>
          </table:table-cell>
          <table:table-cell office:value-type="float" office:value="384000" table:style-name="ce1">
            <text:p>38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8" table:style-name="ce1">
            <text:p>7228448</text:p>
          </table:table-cell>
          <table:table-cell office:value-type="string" table:style-name="ce1">
            <text:p>8.1.02.01.01.0052.00039</text:p>
          </table:table-cell>
          <table:table-cell office:value-type="string" table:style-name="ce1">
            <text:p>Paket Kegiatan Rapat Pertemuan Di Luar Kantor Kepala Daerah Atau Eselon I Full Day Lampung</text:p>
          </table:table-cell>
          <table:table-cell office:value-type="string" table:style-name="ce1">
            <text:p>Paket Kegiatan Rapat Pertemuan Di Luar Kantor Kepala Daerah Atau Eselon I Full Day Lampung</text:p>
          </table:table-cell>
          <table:table-cell office:value-type="string" table:style-name="ce1">
            <text:p>Orang / Kali</text:p>
          </table:table-cell>
          <table:table-cell office:value-type="float" office:value="373000" table:style-name="ce1">
            <text:p>37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7" table:style-name="ce1">
            <text:p>7228447</text:p>
          </table:table-cell>
          <table:table-cell office:value-type="string" table:style-name="ce1">
            <text:p>8.1.02.01.01.0052.00038</text:p>
          </table:table-cell>
          <table:table-cell office:value-type="string" table:style-name="ce1">
            <text:p>Paket Kegiatan Rapat Pertemuan Di Luar Kantor Kepala Daerah Atau Eselon I Full Day Bengkulu</text:p>
          </table:table-cell>
          <table:table-cell office:value-type="string" table:style-name="ce1">
            <text:p>Paket Kegiatan Rapat Pertemuan Di Luar Kantor Kepala Daerah Atau Eselon I Full Day Bengkulu</text:p>
          </table:table-cell>
          <table:table-cell office:value-type="string" table:style-name="ce1">
            <text:p>Orang / Kali</text:p>
          </table:table-cell>
          <table:table-cell office:value-type="float" office:value="373000" table:style-name="ce1">
            <text:p>37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6" table:style-name="ce1">
            <text:p>7228446</text:p>
          </table:table-cell>
          <table:table-cell office:value-type="string" table:style-name="ce1">
            <text:p>8.1.02.01.01.0052.00037</text:p>
          </table:table-cell>
          <table:table-cell office:value-type="string" table:style-name="ce1">
            <text:p>Paket Kegiatan Rapat Pertemuan Di Luar Kantor Kepala Daerah Atau Eselon I Full Day Bangka Belitung</text:p>
          </table:table-cell>
          <table:table-cell office:value-type="string" table:style-name="ce1">
            <text:p>Paket Kegiatan Rapat Pertemuan Di Luar Kantor Kepala Daerah Atau Eselon I Full Day Bangka Belitung</text:p>
          </table:table-cell>
          <table:table-cell office:value-type="string" table:style-name="ce1">
            <text:p>Orang / Kali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5" table:style-name="ce1">
            <text:p>7228445</text:p>
          </table:table-cell>
          <table:table-cell office:value-type="string" table:style-name="ce1">
            <text:p>8.1.02.01.01.0052.00036</text:p>
          </table:table-cell>
          <table:table-cell office:value-type="string" table:style-name="ce1">
            <text:p>Paket Kegiatan Rapat Pertemuan Di Luar Kantor Kepala Daerah Atau Eselon I Full Day Banten</text:p>
          </table:table-cell>
          <table:table-cell office:value-type="string" table:style-name="ce1">
            <text:p>Paket Kegiatan Rapat Pertemuan Di Luar Kantor Kepala Daerah Atau Eselon I Full Day Banten</text:p>
          </table:table-cell>
          <table:table-cell office:value-type="string" table:style-name="ce1">
            <text:p>Orang / Kali</text:p>
          </table:table-cell>
          <table:table-cell office:value-type="float" office:value="468000" table:style-name="ce1">
            <text:p>46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4" table:style-name="ce1">
            <text:p>7228444</text:p>
          </table:table-cell>
          <table:table-cell office:value-type="string" table:style-name="ce1">
            <text:p>8.1.02.01.01.0052.00035</text:p>
          </table:table-cell>
          <table:table-cell office:value-type="string" table:style-name="ce1">
            <text:p>Paket Kegiatan Rapat Pertemuan Di Luar Kantor Kepala Daerah Atau Eselon I Full Day Jawa Barat</text:p>
          </table:table-cell>
          <table:table-cell office:value-type="string" table:style-name="ce1">
            <text:p>Paket Kegiatan Rapat Pertemuan Di Luar Kantor Kepala Daerah Atau Eselon I Full Day Jawa Barat</text:p>
          </table:table-cell>
          <table:table-cell office:value-type="string" table:style-name="ce1">
            <text:p>Orang / Kali</text:p>
          </table:table-cell>
          <table:table-cell office:value-type="float" office:value="530000" table:style-name="ce1">
            <text:p>5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3" table:style-name="ce1">
            <text:p>7228443</text:p>
          </table:table-cell>
          <table:table-cell office:value-type="string" table:style-name="ce1">
            <text:p>8.1.02.01.01.0052.00034</text:p>
          </table:table-cell>
          <table:table-cell office:value-type="string" table:style-name="ce1">
            <text:p>Paket Kegiatan Rapat Pertemuan Di Luar Kantor Kepala Daerah Atau Eselon I Full Day Dki Jakarta</text:p>
          </table:table-cell>
          <table:table-cell office:value-type="string" table:style-name="ce1">
            <text:p>Paket Kegiatan Rapat Pertemuan Di Luar Kantor Kepala Daerah Atau Eselon I Full Day Dki Jakarta</text:p>
          </table:table-cell>
          <table:table-cell office:value-type="string" table:style-name="ce1">
            <text:p>Orang / Kali</text:p>
          </table:table-cell>
          <table:table-cell office:value-type="float" office:value="510000" table:style-name="ce1">
            <text:p>5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2" table:style-name="ce1">
            <text:p>7228442</text:p>
          </table:table-cell>
          <table:table-cell office:value-type="string" table:style-name="ce1">
            <text:p>8.1.02.01.01.0052.00033</text:p>
          </table:table-cell>
          <table:table-cell office:value-type="string" table:style-name="ce1">
            <text:p>Paket Kegiatan Rapat Pertemuan Di Luar Kantor Kepala Daerah Atau Eselon I Full Day Maluku Utara</text:p>
          </table:table-cell>
          <table:table-cell office:value-type="string" table:style-name="ce1">
            <text:p>Paket Kegiatan Rapat Pertemuan Di Luar Kantor Kepala Daerah Atau Eselon I Full Day Maluku Utara</text:p>
          </table:table-cell>
          <table:table-cell office:value-type="string" table:style-name="ce1">
            <text:p>Orang / Kali</text:p>
          </table:table-cell>
          <table:table-cell office:value-type="float" office:value="498000" table:style-name="ce1">
            <text:p>49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1" table:style-name="ce1">
            <text:p>7228441</text:p>
          </table:table-cell>
          <table:table-cell office:value-type="string" table:style-name="ce1">
            <text:p>8.1.02.01.01.0052.00032</text:p>
          </table:table-cell>
          <table:table-cell office:value-type="string" table:style-name="ce1">
            <text:p>Paket Kegiatan Rapat Pertemuan Di Luar Kantor Kepala Daerah Atau Eselon I Full Day Papua</text:p>
          </table:table-cell>
          <table:table-cell office:value-type="string" table:style-name="ce1">
            <text:p>Paket Kegiatan Rapat Pertemuan Di Luar Kantor Kepala Daerah Atau Eselon I Full Day Papua</text:p>
          </table:table-cell>
          <table:table-cell office:value-type="string" table:style-name="ce1">
            <text:p>Orang / Kali</text:p>
          </table:table-cell>
          <table:table-cell office:value-type="float" office:value="536000" table:style-name="ce1">
            <text:p>53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40" table:style-name="ce1">
            <text:p>7228440</text:p>
          </table:table-cell>
          <table:table-cell office:value-type="string" table:style-name="ce1">
            <text:p>8.1.02.01.01.0052.00031</text:p>
          </table:table-cell>
          <table:table-cell office:value-type="string" table:style-name="ce1">
            <text:p>Paket Kegiatan Rapat Pertemuan Di Luar Kantor Kepala Daerah Atau Eselon I Full Day Jawa Tengah</text:p>
          </table:table-cell>
          <table:table-cell office:value-type="string" table:style-name="ce1">
            <text:p>Paket Kegiatan Rapat Pertemuan Di Luar Kantor Kepala Daerah Atau Eselon I Full Day Jawa Tengah</text:p>
          </table:table-cell>
          <table:table-cell office:value-type="string" table:style-name="ce1">
            <text:p>Orang / Kali</text:p>
          </table:table-cell>
          <table:table-cell office:value-type="float" office:value="309000" table:style-name="ce1">
            <text:p>30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9" table:style-name="ce1">
            <text:p>7228439</text:p>
          </table:table-cell>
          <table:table-cell office:value-type="string" table:style-name="ce1">
            <text:p>8.1.02.01.01.0052.00030</text:p>
          </table:table-cell>
          <table:table-cell office:value-type="string" table:style-name="ce1">
            <text:p>Paket Kegiatan Rapat Pertemuan Di Luar Kantor Kepala Daerah Atau Eselon I Full Day Di Yogyakarta</text:p>
          </table:table-cell>
          <table:table-cell office:value-type="string" table:style-name="ce1">
            <text:p>Paket Kegiatan Rapat Pertemuan Di Luar Kantor Kepala Daerah Atau Eselon I Full Day Di Yogyakarta</text:p>
          </table:table-cell>
          <table:table-cell office:value-type="string" table:style-name="ce1">
            <text:p>Orang / Kali</text:p>
          </table:table-cell>
          <table:table-cell office:value-type="float" office:value="405000" table:style-name="ce1">
            <text:p>40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8" table:style-name="ce1">
            <text:p>7228438</text:p>
          </table:table-cell>
          <table:table-cell office:value-type="string" table:style-name="ce1">
            <text:p>8.1.02.01.01.0052.00029</text:p>
          </table:table-cell>
          <table:table-cell office:value-type="string" table:style-name="ce1">
            <text:p>Paket Kegiatan Rapat Pertemuan Di Luar Kantor Kepala Daerah Atau Eselon I Fullboard Kalimantan Utara</text:p>
          </table:table-cell>
          <table:table-cell office:value-type="string" table:style-name="ce1">
            <text:p>Paket Kegiatan Rapat Pertemuan Di Luar Kantor Kepala Daerah Atau Eselon I Fullboard Kalimantan Utara</text:p>
          </table:table-cell>
          <table:table-cell office:value-type="string" table:style-name="ce1">
            <text:p>Orang / Kali</text:p>
          </table:table-cell>
          <table:table-cell office:value-type="float" office:value="848000" table:style-name="ce1">
            <text:p>84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7" table:style-name="ce1">
            <text:p>7228437</text:p>
          </table:table-cell>
          <table:table-cell office:value-type="string" table:style-name="ce1">
            <text:p>8.1.02.01.01.0052.00028</text:p>
          </table:table-cell>
          <table:table-cell office:value-type="string" table:style-name="ce1">
            <text:p>Paket Kegiatan Rapat Pertemuan Di Luar Kantor Kepala Daerah Atau Eselon I Fullboard Kalimantan Timur</text:p>
          </table:table-cell>
          <table:table-cell office:value-type="string" table:style-name="ce1">
            <text:p>Paket Kegiatan Rapat Pertemuan Di Luar Kantor Kepala Daerah Atau Eselon I Fullboard Kalimantan Timur</text:p>
          </table:table-cell>
          <table:table-cell office:value-type="string" table:style-name="ce1">
            <text:p>Orang / Kali</text:p>
          </table:table-cell>
          <table:table-cell office:value-type="float" office:value="863000" table:style-name="ce1">
            <text:p>86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6" table:style-name="ce1">
            <text:p>7228436</text:p>
          </table:table-cell>
          <table:table-cell office:value-type="string" table:style-name="ce1">
            <text:p>8.1.02.01.01.0052.00027</text:p>
          </table:table-cell>
          <table:table-cell office:value-type="string" table:style-name="ce1">
            <text:p>Paket Kegiatan Rapat Pertemuan Di Luar Kantor Kepala Daerah Atau Eselon I Halfday Sulawesi Barat</text:p>
          </table:table-cell>
          <table:table-cell office:value-type="string" table:style-name="ce1">
            <text:p>Paket Kegiatan Rapat Pertemuan Di Luar Kantor Kepala Daerah Atau Eselon I Halfday Sulawesi Barat</text:p>
          </table:table-cell>
          <table:table-cell office:value-type="string" table:style-name="ce1">
            <text:p>Orang / Kali</text:p>
          </table:table-cell>
          <table:table-cell office:value-type="float" office:value="264000" table:style-name="ce1">
            <text:p>26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5" table:style-name="ce1">
            <text:p>7228435</text:p>
          </table:table-cell>
          <table:table-cell office:value-type="string" table:style-name="ce1">
            <text:p>8.1.02.01.01.0052.00026</text:p>
          </table:table-cell>
          <table:table-cell office:value-type="string" table:style-name="ce1">
            <text:p>Paket Kegiatan Rapat Pertemuan Di Luar Kantor Kepala Daerah Atau Eselon I Halfday Sulawesi Selatan</text:p>
          </table:table-cell>
          <table:table-cell office:value-type="string" table:style-name="ce1">
            <text:p>Paket Kegiatan Rapat Pertemuan Di Luar Kantor Kepala Daerah Atau Eselon I Halfday Sulawesi Selatan</text:p>
          </table:table-cell>
          <table:table-cell office:value-type="string" table:style-name="ce1">
            <text:p>Orang / Kali</text:p>
          </table:table-cell>
          <table:table-cell office:value-type="float" office:value="290000" table:style-name="ce1">
            <text:p>2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4" table:style-name="ce1">
            <text:p>7228434</text:p>
          </table:table-cell>
          <table:table-cell office:value-type="string" table:style-name="ce1">
            <text:p>8.1.02.01.01.0052.00025</text:p>
          </table:table-cell>
          <table:table-cell office:value-type="string" table:style-name="ce1">
            <text:p>Paket Kegiatan Rapat Pertemuan Di Luar Kantor Kepala Daerah Atau Eselon I Halfday Sulawesi Tengah</text:p>
          </table:table-cell>
          <table:table-cell office:value-type="string" table:style-name="ce1">
            <text:p>Paket Kegiatan Rapat Pertemuan Di Luar Kantor Kepala Daerah Atau Eselon I Halfday Sulawesi Tengah</text:p>
          </table:table-cell>
          <table:table-cell office:value-type="string" table:style-name="ce1">
            <text:p>Orang / Kali</text:p>
          </table:table-cell>
          <table:table-cell office:value-type="float" office:value="283000" table:style-name="ce1">
            <text:p>28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3" table:style-name="ce1">
            <text:p>7228433</text:p>
          </table:table-cell>
          <table:table-cell office:value-type="string" table:style-name="ce1">
            <text:p>8.1.02.01.01.0052.00024</text:p>
          </table:table-cell>
          <table:table-cell office:value-type="string" table:style-name="ce1">
            <text:p>Paket Kegiatan Rapat Pertemuan Di Luar Kantor Kepala Daerah Atau Eselon I Fullboard Kalimatan Selatan</text:p>
          </table:table-cell>
          <table:table-cell office:value-type="string" table:style-name="ce1">
            <text:p>Paket Kegiatan Rapat Pertemuan Di Luar Kantor Kepala Daerah Atau Eselon I Fullboard Kalimatan Selatan</text:p>
          </table:table-cell>
          <table:table-cell office:value-type="string" table:style-name="ce1">
            <text:p>Orang / Kali</text:p>
          </table:table-cell>
          <table:table-cell office:value-type="float" office:value="930000" table:style-name="ce1">
            <text:p>9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2" table:style-name="ce1">
            <text:p>7228432</text:p>
          </table:table-cell>
          <table:table-cell office:value-type="string" table:style-name="ce1">
            <text:p>8.1.02.01.01.0052.00023</text:p>
          </table:table-cell>
          <table:table-cell office:value-type="string" table:style-name="ce1">
            <text:p>Paket Kegiatan Rapat Pertemuan Di Luar Kantor Kepala Daerah Atau Eselon I Fullboard Kalimantan Tengah</text:p>
          </table:table-cell>
          <table:table-cell office:value-type="string" table:style-name="ce1">
            <text:p>Paket Kegiatan Rapat Pertemuan Di Luar Kantor Kepala Daerah Atau Eselon I Fullboard Kalimantan Tengah</text:p>
          </table:table-cell>
          <table:table-cell office:value-type="string" table:style-name="ce1">
            <text:p>Orang / Kali</text:p>
          </table:table-cell>
          <table:table-cell office:value-type="float" office:value="1267000" table:style-name="ce1">
            <text:p>126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1" table:style-name="ce1">
            <text:p>7228431</text:p>
          </table:table-cell>
          <table:table-cell office:value-type="string" table:style-name="ce1">
            <text:p>8.1.02.01.01.0052.00022</text:p>
          </table:table-cell>
          <table:table-cell office:value-type="string" table:style-name="ce1">
            <text:p>Paket Kegiatan Rapat Pertemuan Di Luar Kantor Kepala Daerah Atau Eselon I Fullboard Kalimantan Barat</text:p>
          </table:table-cell>
          <table:table-cell office:value-type="string" table:style-name="ce1">
            <text:p>Paket Kegiatan Rapat Pertemuan Di Luar Kantor Kepala Daerah Atau Eselon I Fullboard Kalimantan Barat</text:p>
          </table:table-cell>
          <table:table-cell office:value-type="string" table:style-name="ce1">
            <text:p>Orang / Kali</text:p>
          </table:table-cell>
          <table:table-cell office:value-type="float" office:value="810000" table:style-name="ce1">
            <text:p>8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30" table:style-name="ce1">
            <text:p>7228430</text:p>
          </table:table-cell>
          <table:table-cell office:value-type="string" table:style-name="ce1">
            <text:p>8.1.02.01.01.0052.00021</text:p>
          </table:table-cell>
          <table:table-cell office:value-type="string" table:style-name="ce1">
            <text:p>Paket Kegiatan Rapat Pertemuan Di Luar Kantor Kepala Daerah Atau Eselon I Halfday Sulawesi Tenggara</text:p>
          </table:table-cell>
          <table:table-cell office:value-type="string" table:style-name="ce1">
            <text:p>Paket Kegiatan Rapat Pertemuan Di Luar Kantor Kepala Daerah Atau Eselon I Halfday Sulawesi Tenggara</text:p>
          </table:table-cell>
          <table:table-cell office:value-type="string" table:style-name="ce1">
            <text:p>Orang / Kali</text:p>
          </table:table-cell>
          <table:table-cell office:value-type="float" office:value="237000" table:style-name="ce1">
            <text:p>23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9" table:style-name="ce1">
            <text:p>7228429</text:p>
          </table:table-cell>
          <table:table-cell office:value-type="string" table:style-name="ce1">
            <text:p>8.1.02.01.01.0052.00020</text:p>
          </table:table-cell>
          <table:table-cell office:value-type="string" table:style-name="ce1">
            <text:p>Paket Kegiatan Rapat Pertemuan Di Luar Kantor Kepala Daerah Atau Eselon I Fullboard Nusa Tenggara Timur</text:p>
          </table:table-cell>
          <table:table-cell office:value-type="string" table:style-name="ce1">
            <text:p>Paket Kegiatan Rapat Pertemuan Di Luar Kantor Kepala Daerah Atau Eselon I Fullboard Nusa Tenggara Timur</text:p>
          </table:table-cell>
          <table:table-cell office:value-type="string" table:style-name="ce1">
            <text:p>Orang / Kali</text:p>
          </table:table-cell>
          <table:table-cell office:value-type="float" office:value="1088000" table:style-name="ce1">
            <text:p>108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8" table:style-name="ce1">
            <text:p>7228428</text:p>
          </table:table-cell>
          <table:table-cell office:value-type="string" table:style-name="ce1">
            <text:p>8.1.02.01.01.0052.00019</text:p>
          </table:table-cell>
          <table:table-cell office:value-type="string" table:style-name="ce1">
            <text:p>Paket Kegiatan Rapat Pertemuan Di Luar Kantor Kepala Daerah Atau Eselon I Halfday Maluku</text:p>
          </table:table-cell>
          <table:table-cell office:value-type="string" table:style-name="ce1">
            <text:p>Paket Kegiatan Rapat Pertemuan Di Luar Kantor Kepala Daerah Atau Eselon I Halfday Maluku</text:p>
          </table:table-cell>
          <table:table-cell office:value-type="string" table:style-name="ce1">
            <text:p>Orang / Kali</text:p>
          </table:table-cell>
          <table:table-cell office:value-type="float" office:value="306000" table:style-name="ce1">
            <text:p>30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7" table:style-name="ce1">
            <text:p>7228427</text:p>
          </table:table-cell>
          <table:table-cell office:value-type="string" table:style-name="ce1">
            <text:p>8.1.02.01.01.0052.00018</text:p>
          </table:table-cell>
          <table:table-cell office:value-type="string" table:style-name="ce1">
            <text:p>Paket Kegiatan Rapat Pertemuan Di Luar Kantor Kepala Daerah Atau Eselon I Halfday Maluku Utara</text:p>
          </table:table-cell>
          <table:table-cell office:value-type="string" table:style-name="ce1">
            <text:p>Paket Kegiatan Rapat Pertemuan Di Luar Kantor Kepala Daerah Atau Eselon I Halfday Maluku Utara</text:p>
          </table:table-cell>
          <table:table-cell office:value-type="string" table:style-name="ce1">
            <text:p>Orang / Kali</text:p>
          </table:table-cell>
          <table:table-cell office:value-type="float" office:value="316000" table:style-name="ce1">
            <text:p>31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6" table:style-name="ce1">
            <text:p>7228426</text:p>
          </table:table-cell>
          <table:table-cell office:value-type="string" table:style-name="ce1">
            <text:p>8.1.02.01.01.0052.00017</text:p>
          </table:table-cell>
          <table:table-cell office:value-type="string" table:style-name="ce1">
            <text:p>Paket Kegiatan Rapat Pertemuan Di Luar Kantor Kepala Daerah Atau Eselon I Full Day Papua Barat</text:p>
          </table:table-cell>
          <table:table-cell office:value-type="string" table:style-name="ce1">
            <text:p>Paket Kegiatan Rapat Pertemuan Di Luar Kantor Kepala Daerah Atau Eselon I Full Day Papua Barat</text:p>
          </table:table-cell>
          <table:table-cell office:value-type="string" table:style-name="ce1">
            <text:p>Orang / Kali</text:p>
          </table:table-cell>
          <table:table-cell office:value-type="float" office:value="526000" table:style-name="ce1">
            <text:p>52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5" table:style-name="ce1">
            <text:p>7228425</text:p>
          </table:table-cell>
          <table:table-cell office:value-type="string" table:style-name="ce1">
            <text:p>8.1.02.01.01.0052.00016</text:p>
          </table:table-cell>
          <table:table-cell office:value-type="string" table:style-name="ce1">
            <text:p>Paket Kegiatan Rapat Pertemuan Di Luar Kantor Kepala Daerah Atau Eselon I Fullboard Aceh</text:p>
          </table:table-cell>
          <table:table-cell office:value-type="string" table:style-name="ce1">
            <text:p>Paket Kegiatan Rapat Pertemuan Di Luar Kantor Kepala Daerah Atau Eselon I Fullboard Aceh</text:p>
          </table:table-cell>
          <table:table-cell office:value-type="string" table:style-name="ce1">
            <text:p>Orang / Kali</text:p>
          </table:table-cell>
          <table:table-cell office:value-type="float" office:value="1075000" table:style-name="ce1">
            <text:p>10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4" table:style-name="ce1">
            <text:p>7228424</text:p>
          </table:table-cell>
          <table:table-cell office:value-type="string" table:style-name="ce1">
            <text:p>8.1.02.01.01.0052.00015</text:p>
          </table:table-cell>
          <table:table-cell office:value-type="string" table:style-name="ce1">
            <text:p>Paket Kegiatan Rapat Pertemuan Di Luar Kantor Kepala Daerah Atau Eselon I Fullboard Sumatera Utara</text:p>
          </table:table-cell>
          <table:table-cell office:value-type="string" table:style-name="ce1">
            <text:p>Paket Kegiatan Rapat Pertemuan Di Luar Kantor Kepala Daerah Atau Eselon I Fullboard Sumatera Utara</text:p>
          </table:table-cell>
          <table:table-cell office:value-type="string" table:style-name="ce1">
            <text:p>Orang / Kali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3" table:style-name="ce1">
            <text:p>7228423</text:p>
          </table:table-cell>
          <table:table-cell office:value-type="string" table:style-name="ce1">
            <text:p>8.1.02.01.01.0052.00014</text:p>
          </table:table-cell>
          <table:table-cell office:value-type="string" table:style-name="ce1">
            <text:p>Paket Kegiatan Rapat Pertemuan Di Luar Kantor Kepala Daerah Atau Eselon I Fullboard Riau</text:p>
          </table:table-cell>
          <table:table-cell office:value-type="string" table:style-name="ce1">
            <text:p>Paket Kegiatan Rapat Pertemuan Di Luar Kantor Kepala Daerah Atau Eselon I Fullboard Riau</text:p>
          </table:table-cell>
          <table:table-cell office:value-type="string" table:style-name="ce1">
            <text:p>Orang / Kali</text:p>
          </table:table-cell>
          <table:table-cell office:value-type="float" office:value="690000" table:style-name="ce1">
            <text:p>6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2" table:style-name="ce1">
            <text:p>7228422</text:p>
          </table:table-cell>
          <table:table-cell office:value-type="string" table:style-name="ce1">
            <text:p>8.1.02.01.01.0052.00013</text:p>
          </table:table-cell>
          <table:table-cell office:value-type="string" table:style-name="ce1">
            <text:p>Paket Kegiatan Rapat Pertemuan Di Luar Kantor Kepala Daerah Atau Eselon I Fullboard Kepulauan Riau</text:p>
          </table:table-cell>
          <table:table-cell office:value-type="string" table:style-name="ce1">
            <text:p>Paket Kegiatan Rapat Pertemuan Di Luar Kantor Kepala Daerah Atau Eselon I Fullboard Kepulauan Riau</text:p>
          </table:table-cell>
          <table:table-cell office:value-type="string" table:style-name="ce1">
            <text:p>Orang / Kali</text:p>
          </table:table-cell>
          <table:table-cell office:value-type="float" office:value="360000" table:style-name="ce1">
            <text:p>3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1" table:style-name="ce1">
            <text:p>7228421</text:p>
          </table:table-cell>
          <table:table-cell office:value-type="string" table:style-name="ce1">
            <text:p>8.1.02.01.01.0052.00012</text:p>
          </table:table-cell>
          <table:table-cell office:value-type="string" table:style-name="ce1">
            <text:p>Paket Kegiatan Rapat Pertemuan Di Luar Kantor Kepala Daerah Atau Eselon I Fullboard Jambi</text:p>
          </table:table-cell>
          <table:table-cell office:value-type="string" table:style-name="ce1">
            <text:p>Paket Kegiatan Rapat Pertemuan Di Luar Kantor Kepala Daerah Atau Eselon I Fullboard Jambi</text:p>
          </table:table-cell>
          <table:table-cell office:value-type="string" table:style-name="ce1">
            <text:p>Orang / Kali</text:p>
          </table:table-cell>
          <table:table-cell office:value-type="float" office:value="1008000" table:style-name="ce1">
            <text:p>100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20" table:style-name="ce1">
            <text:p>7228420</text:p>
          </table:table-cell>
          <table:table-cell office:value-type="string" table:style-name="ce1">
            <text:p>8.1.02.01.01.0052.00011</text:p>
          </table:table-cell>
          <table:table-cell office:value-type="string" table:style-name="ce1">
            <text:p>Paket Kegiatan Rapat Pertemuan Di Luar Kantor Kepala Daerah Atau Eselon I Fullboard Sumatera Barat</text:p>
          </table:table-cell>
          <table:table-cell office:value-type="string" table:style-name="ce1">
            <text:p>Paket Kegiatan Rapat Pertemuan Di Luar Kantor Kepala Daerah Atau Eselon I Fullboard Sumatera Barat</text:p>
          </table:table-cell>
          <table:table-cell office:value-type="string" table:style-name="ce1">
            <text:p>Orang / Kali</text:p>
          </table:table-cell>
          <table:table-cell office:value-type="float" office:value="987000" table:style-name="ce1">
            <text:p>98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9" table:style-name="ce1">
            <text:p>7228419</text:p>
          </table:table-cell>
          <table:table-cell office:value-type="string" table:style-name="ce1">
            <text:p>8.1.02.01.01.0052.00010</text:p>
          </table:table-cell>
          <table:table-cell office:value-type="string" table:style-name="ce1">
            <text:p>Paket Kegiatan Rapat Pertemuan Di Luar Kantor Kepala Daerah Atau Eselon I Fullboard Nusa Tenggara Barat</text:p>
          </table:table-cell>
          <table:table-cell office:value-type="string" table:style-name="ce1">
            <text:p>Paket Kegiatan Rapat Pertemuan Di Luar Kantor Kepala Daerah Atau Eselon I Fullboard Nusa Tenggara Barat</text:p>
          </table:table-cell>
          <table:table-cell office:value-type="string" table:style-name="ce1">
            <text:p>Orang / Kali</text:p>
          </table:table-cell>
          <table:table-cell office:value-type="float" office:value="1001000" table:style-name="ce1">
            <text:p>100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8" table:style-name="ce1">
            <text:p>7228418</text:p>
          </table:table-cell>
          <table:table-cell office:value-type="string" table:style-name="ce1">
            <text:p>8.1.02.01.01.0052.00009</text:p>
          </table:table-cell>
          <table:table-cell office:value-type="string" table:style-name="ce1">
            <text:p>Paket Kegiatan Rapat Pertemuan Di Luar Kantor Kepala Daerah Atau Eselon I Fullboard Sumatera Selatan</text:p>
          </table:table-cell>
          <table:table-cell office:value-type="string" table:style-name="ce1">
            <text:p>Paket Kegiatan Rapat Pertemuan Di Luar Kantor Kepala Daerah Atau Eselon I Fullboard Sumatera Selatan</text:p>
          </table:table-cell>
          <table:table-cell office:value-type="string" table:style-name="ce1">
            <text:p>Orang / Kali</text:p>
          </table:table-cell>
          <table:table-cell office:value-type="float" office:value="860000" table:style-name="ce1">
            <text:p>8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7" table:style-name="ce1">
            <text:p>7228417</text:p>
          </table:table-cell>
          <table:table-cell office:value-type="string" table:style-name="ce1">
            <text:p>8.1.02.01.01.0052.00008</text:p>
          </table:table-cell>
          <table:table-cell office:value-type="string" table:style-name="ce1">
            <text:p>Paket Kegiatan Rapat Pertemuan Di Luar Kantor Kepala Daerah Atau Eselon I Fullboard Lampung</text:p>
          </table:table-cell>
          <table:table-cell office:value-type="string" table:style-name="ce1">
            <text:p>Paket Kegiatan Rapat Pertemuan Di Luar Kantor Kepala Daerah Atau Eselon I Fullboard Lampung</text:p>
          </table:table-cell>
          <table:table-cell office:value-type="string" table:style-name="ce1">
            <text:p>Orang / Kali</text:p>
          </table:table-cell>
          <table:table-cell office:value-type="float" office:value="836000" table:style-name="ce1">
            <text:p>83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6" table:style-name="ce1">
            <text:p>7228416</text:p>
          </table:table-cell>
          <table:table-cell office:value-type="string" table:style-name="ce1">
            <text:p>8.1.02.01.01.0052.00007</text:p>
          </table:table-cell>
          <table:table-cell office:value-type="string" table:style-name="ce1">
            <text:p>Paket Kegiatan Rapat Pertemuan Di Luar Kantor Kepala Daerah Atau Eselon I Fullboard Bengkulu</text:p>
          </table:table-cell>
          <table:table-cell office:value-type="string" table:style-name="ce1">
            <text:p>Paket Kegiatan Rapat Pertemuan Di Luar Kantor Kepala Daerah Atau Eselon I Fullboard Bengkulu</text:p>
          </table:table-cell>
          <table:table-cell office:value-type="string" table:style-name="ce1">
            <text:p>Orang / Kali</text:p>
          </table:table-cell>
          <table:table-cell office:value-type="float" office:value="973000" table:style-name="ce1">
            <text:p>97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5" table:style-name="ce1">
            <text:p>7228415</text:p>
          </table:table-cell>
          <table:table-cell office:value-type="string" table:style-name="ce1">
            <text:p>8.1.02.01.01.0052.00006</text:p>
          </table:table-cell>
          <table:table-cell office:value-type="string" table:style-name="ce1">
            <text:p>Paket Kegiatan Rapat Pertemuan Di Luar Kantor Kepala Daerah Atau Eselon I Fullboard Bangka Belitung</text:p>
          </table:table-cell>
          <table:table-cell office:value-type="string" table:style-name="ce1">
            <text:p>Paket Kegiatan Rapat Pertemuan Di Luar Kantor Kepala Daerah Atau Eselon I Fullboard Bangka Belitung</text:p>
          </table:table-cell>
          <table:table-cell office:value-type="string" table:style-name="ce1">
            <text:p>Orang / Kali</text:p>
          </table:table-cell>
          <table:table-cell office:value-type="float" office:value="925000" table:style-name="ce1">
            <text:p>9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4" table:style-name="ce1">
            <text:p>7228414</text:p>
          </table:table-cell>
          <table:table-cell office:value-type="string" table:style-name="ce1">
            <text:p>8.1.02.01.01.0052.00005</text:p>
          </table:table-cell>
          <table:table-cell office:value-type="string" table:style-name="ce1">
            <text:p>Paket Kegiatan Rapat Pertemuan Di Luar Kantor Kepala Daerah Atau Eselon I Fullboard Bali</text:p>
          </table:table-cell>
          <table:table-cell office:value-type="string" table:style-name="ce1">
            <text:p>Paket Kegiatan Rapat Pertemuan Di Luar Kantor Kepala Daerah Atau Eselon I Fullboard Bali</text:p>
          </table:table-cell>
          <table:table-cell office:value-type="string" table:style-name="ce1">
            <text:p>Orang / Kali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3" table:style-name="ce1">
            <text:p>7228413</text:p>
          </table:table-cell>
          <table:table-cell office:value-type="string" table:style-name="ce1">
            <text:p>8.1.02.01.01.0052.00004</text:p>
          </table:table-cell>
          <table:table-cell office:value-type="string" table:style-name="ce1">
            <text:p>Paket Kegiatan Rapat Pertemuan Di Luar Kantor Kepala Daerah Atau Eselon I Fullboard Jawa Timur</text:p>
          </table:table-cell>
          <table:table-cell office:value-type="string" table:style-name="ce1">
            <text:p>Paket Kegiatan Rapat Pertemuan Di Luar Kantor Kepala Daerah Atau Eselon I Fullboard Jawa Timur</text:p>
          </table:table-cell>
          <table:table-cell office:value-type="string" table:style-name="ce1">
            <text:p>Orang / Kali</text:p>
          </table:table-cell>
          <table:table-cell office:value-type="float" office:value="1784000" table:style-name="ce1">
            <text:p>178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2" table:style-name="ce1">
            <text:p>7228412</text:p>
          </table:table-cell>
          <table:table-cell office:value-type="string" table:style-name="ce1">
            <text:p>8.1.02.01.01.0052.00003</text:p>
          </table:table-cell>
          <table:table-cell office:value-type="string" table:style-name="ce1">
            <text:p>Paket Kegiatan Rapat Pertemuan Di Luar Kantor Kepala Daerah Atau Eselon I Fullboard Di Yogyakarta</text:p>
          </table:table-cell>
          <table:table-cell office:value-type="string" table:style-name="ce1">
            <text:p>Paket Kegiatan Rapat Pertemuan Di Luar Kantor Kepala Daerah Atau Eselon I Fullboard Di Yogyakarta</text:p>
          </table:table-cell>
          <table:table-cell office:value-type="string" table:style-name="ce1">
            <text:p>Orang / Kali</text:p>
          </table:table-cell>
          <table:table-cell office:value-type="float" office:value="963000" table:style-name="ce1">
            <text:p>96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1" table:style-name="ce1">
            <text:p>7228411</text:p>
          </table:table-cell>
          <table:table-cell office:value-type="string" table:style-name="ce1">
            <text:p>8.1.02.01.01.0052.00002</text:p>
          </table:table-cell>
          <table:table-cell office:value-type="string" table:style-name="ce1">
            <text:p>Paket Kegiatan Rapat Pertemuan Di Luar Kantor Kepala Daerah Atau Eselon I Fullboard Jawa Tengah</text:p>
          </table:table-cell>
          <table:table-cell office:value-type="string" table:style-name="ce1">
            <text:p>Paket Kegiatan Rapat Pertemuan Di Luar Kantor Kepala Daerah Atau Eselon I Fullboard Jawa Tengah</text:p>
          </table:table-cell>
          <table:table-cell office:value-type="string" table:style-name="ce1">
            <text:p>Orang / Kali</text:p>
          </table:table-cell>
          <table:table-cell office:value-type="float" office:value="749000" table:style-name="ce1">
            <text:p>74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410" table:style-name="ce1">
            <text:p>7228410</text:p>
          </table:table-cell>
          <table:table-cell office:value-type="string" table:style-name="ce1">
            <text:p>8.1.02.01.01.0052.00001</text:p>
          </table:table-cell>
          <table:table-cell office:value-type="string" table:style-name="ce1">
            <text:p>Paket Kegiatan Rapat Pertemuan Di Luar Kantor Setingkat Eselon II Fullboard Kalimantan Timur</text:p>
          </table:table-cell>
          <table:table-cell office:value-type="string" table:style-name="ce1">
            <text:p>Paket Kegiatan Rapat Pertemuan Di Luar Kantor Setingkat Eselon II Fullboard Kalimantan Timur</text:p>
          </table:table-cell>
          <table:table-cell office:value-type="string" table:style-name="ce1">
            <text:p>Orang / Kali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39" table:style-name="ce1">
            <text:p>7229139</text:p>
          </table:table-cell>
          <table:table-cell office:value-type="string" table:style-name="ce1">
            <text:p>8.1.02.01.01.0052.00233</text:p>
          </table:table-cell>
          <table:table-cell office:value-type="string" table:style-name="ce1">
            <text:p>Paket Kegiatan Rapat Pertemuan Di Luar Kantor Setingkat Eselon II Full Day Kalimantan Timur</text:p>
          </table:table-cell>
          <table:table-cell office:value-type="string" table:style-name="ce1">
            <text:p>Paket Kegiatan Rapat Pertemuan Di Luar Kantor Setingkat Eselon II Full Day Kalimantan Timur</text:p>
          </table:table-cell>
          <table:table-cell office:value-type="string" table:style-name="ce1">
            <text:p>Orang / Kali</text:p>
          </table:table-cell>
          <table:table-cell office:value-type="float" office:value="302000" table:style-name="ce1">
            <text:p>30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41" table:style-name="ce1">
            <text:p>7229141</text:p>
          </table:table-cell>
          <table:table-cell office:value-type="string" table:style-name="ce1">
            <text:p>8.1.02.01.01.0052.00234</text:p>
          </table:table-cell>
          <table:table-cell office:value-type="string" table:style-name="ce1">
            <text:p>Paket Kegiatan Rapat Pertemuan Di Luar Kantor Setingkat Eselon II Full Day Kalimantan Utara</text:p>
          </table:table-cell>
          <table:table-cell office:value-type="string" table:style-name="ce1">
            <text:p>Paket Kegiatan Rapat Pertemuan Di Luar Kantor Setingkat Eselon II Full Day Kalimantan Utara</text:p>
          </table:table-cell>
          <table:table-cell office:value-type="string" table:style-name="ce1">
            <text:p>Orang / Kali</text:p>
          </table:table-cell>
          <table:table-cell office:value-type="float" office:value="302000" table:style-name="ce1">
            <text:p>30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44" table:style-name="ce1">
            <text:p>7229144</text:p>
          </table:table-cell>
          <table:table-cell office:value-type="string" table:style-name="ce1">
            <text:p>8.1.02.01.01.0052.00235</text:p>
          </table:table-cell>
          <table:table-cell office:value-type="string" table:style-name="ce1">
            <text:p>Paket Kegiatan Rapat Pertemuan Di Luar Kantor Setingkat Eselon II Full Day Sulawesi Utara</text:p>
          </table:table-cell>
          <table:table-cell office:value-type="string" table:style-name="ce1">
            <text:p>Paket Kegiatan Rapat Pertemuan Di Luar Kantor Setingkat Eselon II Full Day Sulawesi Utara</text:p>
          </table:table-cell>
          <table:table-cell office:value-type="string" table:style-name="ce1">
            <text:p>Orang / Kali</text:p>
          </table:table-cell>
          <table:table-cell office:value-type="float" office:value="270000" table:style-name="ce1">
            <text:p>2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45" table:style-name="ce1">
            <text:p>7229145</text:p>
          </table:table-cell>
          <table:table-cell office:value-type="string" table:style-name="ce1">
            <text:p>8.1.02.01.01.0052.00236</text:p>
          </table:table-cell>
          <table:table-cell office:value-type="string" table:style-name="ce1">
            <text:p>Paket Kegiatan Rapat Pertemuan Di Luar Kantor Setingkat Eselon II Residence Nusa Tenggara Timur</text:p>
          </table:table-cell>
          <table:table-cell office:value-type="string" table:style-name="ce1">
            <text:p>Paket Kegiatan Rapat Pertemuan Di Luar Kantor Setingkat Eselon II Residence Nusa Tenggara Timur</text:p>
          </table:table-cell>
          <table:table-cell office:value-type="string" table:style-name="ce1">
            <text:p>Orang / Kali</text:p>
          </table:table-cell>
          <table:table-cell office:value-type="float" office:value="648000" table:style-name="ce1">
            <text:p>64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47" table:style-name="ce1">
            <text:p>7229147</text:p>
          </table:table-cell>
          <table:table-cell office:value-type="string" table:style-name="ce1">
            <text:p>8.1.02.01.01.0052.00237</text:p>
          </table:table-cell>
          <table:table-cell office:value-type="string" table:style-name="ce1">
            <text:p>Paket Kegiatan Rapat Pertemuan Di Luar Kantor Kepala Daerah Atau Eselon I Fullboard Dki Jakarta</text:p>
          </table:table-cell>
          <table:table-cell office:value-type="string" table:style-name="ce1">
            <text:p>Paket Kegiatan Rapat Pertemuan Di Luar Kantor Kepala Daerah Atau Eselon I Fullboard Dki Jakarta</text:p>
          </table:table-cell>
          <table:table-cell office:value-type="string" table:style-name="ce1">
            <text:p>Orang / Kali</text:p>
          </table:table-cell>
          <table:table-cell office:value-type="float" office:value="1216000" table:style-name="ce1">
            <text:p>121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49" table:style-name="ce1">
            <text:p>7229149</text:p>
          </table:table-cell>
          <table:table-cell office:value-type="string" table:style-name="ce1">
            <text:p>8.1.02.01.01.0052.00238</text:p>
          </table:table-cell>
          <table:table-cell office:value-type="string" table:style-name="ce1">
            <text:p>Paket Kegiatan Rapat Pertemuan Di Luar Kantor Setingkat Eselon II Full Day Gorontalo</text:p>
          </table:table-cell>
          <table:table-cell office:value-type="string" table:style-name="ce1">
            <text:p>Paket Kegiatan Rapat Pertemuan Di Luar Kantor Setingkat Eselon II Full Day Gorontalo</text:p>
          </table:table-cell>
          <table:table-cell office:value-type="string" table:style-name="ce1">
            <text:p>Orang / Kali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51" table:style-name="ce1">
            <text:p>7229151</text:p>
          </table:table-cell>
          <table:table-cell office:value-type="string" table:style-name="ce1">
            <text:p>8.1.02.01.01.0052.00239</text:p>
          </table:table-cell>
          <table:table-cell office:value-type="string" table:style-name="ce1">
            <text:p>Paket Kegiatan Rapat Pertemuan Di Luar Kantor Setingkat Eselon II Full Day Sulawesi Barat</text:p>
          </table:table-cell>
          <table:table-cell office:value-type="string" table:style-name="ce1">
            <text:p>Paket Kegiatan Rapat Pertemuan Di Luar Kantor Setingkat Eselon II Full Day Sulawesi Barat</text:p>
          </table:table-cell>
          <table:table-cell office:value-type="string" table:style-name="ce1">
            <text:p>Orang / Kali</text:p>
          </table:table-cell>
          <table:table-cell office:value-type="float" office:value="235000" table:style-name="ce1">
            <text:p>23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53" table:style-name="ce1">
            <text:p>7229153</text:p>
          </table:table-cell>
          <table:table-cell office:value-type="string" table:style-name="ce1">
            <text:p>8.1.02.01.01.0052.00240</text:p>
          </table:table-cell>
          <table:table-cell office:value-type="string" table:style-name="ce1">
            <text:p>Paket Kegiatan Rapat Pertemuan Di Luar Kantor Setingkat Eselon II Full Day Sulawesi Selatan</text:p>
          </table:table-cell>
          <table:table-cell office:value-type="string" table:style-name="ce1">
            <text:p>Paket Kegiatan Rapat Pertemuan Di Luar Kantor Setingkat Eselon II Full Day Sulawesi Selatan</text:p>
          </table:table-cell>
          <table:table-cell office:value-type="string" table:style-name="ce1">
            <text:p>Orang / Kali</text:p>
          </table:table-cell>
          <table:table-cell office:value-type="float" office:value="320000" table:style-name="ce1">
            <text:p>3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55" table:style-name="ce1">
            <text:p>7229155</text:p>
          </table:table-cell>
          <table:table-cell office:value-type="string" table:style-name="ce1">
            <text:p>8.1.02.01.01.0052.00241</text:p>
          </table:table-cell>
          <table:table-cell office:value-type="string" table:style-name="ce1">
            <text:p>Paket Kegiatan Rapat Pertemuan Di Luar Kantor Setingkat Eselon II Residence Nusa Tenggara Barat</text:p>
          </table:table-cell>
          <table:table-cell office:value-type="string" table:style-name="ce1">
            <text:p>Paket Kegiatan Rapat Pertemuan Di Luar Kantor Setingkat Eselon II Residence Nusa Tenggara Barat</text:p>
          </table:table-cell>
          <table:table-cell office:value-type="string" table:style-name="ce1">
            <text:p>Orang / Kali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57" table:style-name="ce1">
            <text:p>7229157</text:p>
          </table:table-cell>
          <table:table-cell office:value-type="string" table:style-name="ce1">
            <text:p>8.1.02.01.01.0052.00242</text:p>
          </table:table-cell>
          <table:table-cell office:value-type="string" table:style-name="ce1">
            <text:p>Paket Kegiatan Rapat Pertemuan Di Luar Kantor Setingkat Eselon II Residence Bali</text:p>
          </table:table-cell>
          <table:table-cell office:value-type="string" table:style-name="ce1">
            <text:p>Paket Kegiatan Rapat Pertemuan Di Luar Kantor Setingkat Eselon II Residence Bali</text:p>
          </table:table-cell>
          <table:table-cell office:value-type="string" table:style-name="ce1">
            <text:p>Orang / Kali</text:p>
          </table:table-cell>
          <table:table-cell office:value-type="float" office:value="771000" table:style-name="ce1">
            <text:p>77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59" table:style-name="ce1">
            <text:p>7229159</text:p>
          </table:table-cell>
          <table:table-cell office:value-type="string" table:style-name="ce1">
            <text:p>8.1.02.01.01.0052.00243</text:p>
          </table:table-cell>
          <table:table-cell office:value-type="string" table:style-name="ce1">
            <text:p>Paket Kegiatan Rapat Pertemuan Di Luar Kantor Setingkat Eselon II Residence Jawa Timur</text:p>
          </table:table-cell>
          <table:table-cell office:value-type="string" table:style-name="ce1">
            <text:p>Paket Kegiatan Rapat Pertemuan Di Luar Kantor Setingkat Eselon II Residence Jawa Timur</text:p>
          </table:table-cell>
          <table:table-cell office:value-type="string" table:style-name="ce1">
            <text:p>Orang / Kali</text:p>
          </table:table-cell>
          <table:table-cell office:value-type="float" office:value="733000" table:style-name="ce1">
            <text:p>73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61" table:style-name="ce1">
            <text:p>7229161</text:p>
          </table:table-cell>
          <table:table-cell office:value-type="string" table:style-name="ce1">
            <text:p>8.1.02.01.01.0052.00244</text:p>
          </table:table-cell>
          <table:table-cell office:value-type="string" table:style-name="ce1">
            <text:p>Paket Kegiatan Rapat Pertemuan Di Luar Kantor Setingkat Eselon II Residence Di Yogyakarta</text:p>
          </table:table-cell>
          <table:table-cell office:value-type="string" table:style-name="ce1">
            <text:p>Paket Kegiatan Rapat Pertemuan Di Luar Kantor Setingkat Eselon II Residence Di Yogyakarta</text:p>
          </table:table-cell>
          <table:table-cell office:value-type="string" table:style-name="ce1">
            <text:p>Orang / Kali</text:p>
          </table:table-cell>
          <table:table-cell office:value-type="float" office:value="520000" table:style-name="ce1">
            <text:p>5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63" table:style-name="ce1">
            <text:p>7229163</text:p>
          </table:table-cell>
          <table:table-cell office:value-type="string" table:style-name="ce1">
            <text:p>8.1.02.01.01.0052.00245</text:p>
          </table:table-cell>
          <table:table-cell office:value-type="string" table:style-name="ce1">
            <text:p>Paket Kegiatan Rapat Pertemuan Di Luar Kantor Setingkat Eselon II Full Day Sulawesi Tengah</text:p>
          </table:table-cell>
          <table:table-cell office:value-type="string" table:style-name="ce1">
            <text:p>Paket Kegiatan Rapat Pertemuan Di Luar Kantor Setingkat Eselon II Full Day Sulawesi Tengah</text:p>
          </table:table-cell>
          <table:table-cell office:value-type="string" table:style-name="ce1">
            <text:p>Orang / Kali</text:p>
          </table:table-cell>
          <table:table-cell office:value-type="float" office:value="385000" table:style-name="ce1">
            <text:p>38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65" table:style-name="ce1">
            <text:p>7229165</text:p>
          </table:table-cell>
          <table:table-cell office:value-type="string" table:style-name="ce1">
            <text:p>8.1.02.01.01.0052.00246</text:p>
          </table:table-cell>
          <table:table-cell office:value-type="string" table:style-name="ce1">
            <text:p>Paket Kegiatan Rapat Pertemuan Di Luar Kantor Setingkat Eselon II Residence Jawa Tengah</text:p>
          </table:table-cell>
          <table:table-cell office:value-type="string" table:style-name="ce1">
            <text:p>Paket Kegiatan Rapat Pertemuan Di Luar Kantor Setingkat Eselon II Residence Jawa Tengah</text:p>
          </table:table-cell>
          <table:table-cell office:value-type="string" table:style-name="ce1">
            <text:p>Orang / Kali</text:p>
          </table:table-cell>
          <table:table-cell office:value-type="float" office:value="454000" table:style-name="ce1">
            <text:p>45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67" table:style-name="ce1">
            <text:p>7229167</text:p>
          </table:table-cell>
          <table:table-cell office:value-type="string" table:style-name="ce1">
            <text:p>8.1.02.01.01.0052.00247</text:p>
          </table:table-cell>
          <table:table-cell office:value-type="string" table:style-name="ce1">
            <text:p>Paket Kegiatan Rapat Pertemuan Di Luar Kantor Setingkat Eselon II Full Day Sulawesi Tenggara</text:p>
          </table:table-cell>
          <table:table-cell office:value-type="string" table:style-name="ce1">
            <text:p>Paket Kegiatan Rapat Pertemuan Di Luar Kantor Setingkat Eselon II Full Day Sulawesi Tenggara</text:p>
          </table:table-cell>
          <table:table-cell office:value-type="string" table:style-name="ce1">
            <text:p>Orang / Kali</text:p>
          </table:table-cell>
          <table:table-cell office:value-type="float" office:value="295000" table:style-name="ce1">
            <text:p>29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69" table:style-name="ce1">
            <text:p>7229169</text:p>
          </table:table-cell>
          <table:table-cell office:value-type="string" table:style-name="ce1">
            <text:p>8.1.02.01.01.0052.00248</text:p>
          </table:table-cell>
          <table:table-cell office:value-type="string" table:style-name="ce1">
            <text:p>Paket Kegiatan Rapat Pertemuan Di Luar Kantor Setingkat Eselon II Residence Dki Jakarta</text:p>
          </table:table-cell>
          <table:table-cell office:value-type="string" table:style-name="ce1">
            <text:p>Paket Kegiatan Rapat Pertemuan Di Luar Kantor Setingkat Eselon II Residence Dki Jakarta</text:p>
          </table:table-cell>
          <table:table-cell office:value-type="string" table:style-name="ce1">
            <text:p>Orang / Kali</text:p>
          </table:table-cell>
          <table:table-cell office:value-type="float" office:value="787000" table:style-name="ce1">
            <text:p>78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71" table:style-name="ce1">
            <text:p>7229171</text:p>
          </table:table-cell>
          <table:table-cell office:value-type="string" table:style-name="ce1">
            <text:p>8.1.02.01.01.0052.00249</text:p>
          </table:table-cell>
          <table:table-cell office:value-type="string" table:style-name="ce1">
            <text:p>Paket Kegiatan Rapat Pertemuan Di Luar Kantor Setingkat Eselon II Full Day Maluku</text:p>
          </table:table-cell>
          <table:table-cell office:value-type="string" table:style-name="ce1">
            <text:p>Paket Kegiatan Rapat Pertemuan Di Luar Kantor Setingkat Eselon II Full Day Maluku</text:p>
          </table:table-cell>
          <table:table-cell office:value-type="string" table:style-name="ce1">
            <text:p>Orang / Kali</text:p>
          </table:table-cell>
          <table:table-cell office:value-type="float" office:value="346000" table:style-name="ce1">
            <text:p>34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73" table:style-name="ce1">
            <text:p>7229173</text:p>
          </table:table-cell>
          <table:table-cell office:value-type="string" table:style-name="ce1">
            <text:p>8.1.02.01.01.0052.00250</text:p>
          </table:table-cell>
          <table:table-cell office:value-type="string" table:style-name="ce1">
            <text:p>Paket Kegiatan Rapat Pertemuan Di Luar Kantor Setingkat Eselon II Full Day Maluku Utara</text:p>
          </table:table-cell>
          <table:table-cell office:value-type="string" table:style-name="ce1">
            <text:p>Paket Kegiatan Rapat Pertemuan Di Luar Kantor Setingkat Eselon II Full Day Maluku Utara</text:p>
          </table:table-cell>
          <table:table-cell office:value-type="string" table:style-name="ce1">
            <text:p>Orang / Kali</text:p>
          </table:table-cell>
          <table:table-cell office:value-type="float" office:value="354000" table:style-name="ce1">
            <text:p>35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75" table:style-name="ce1">
            <text:p>7229175</text:p>
          </table:table-cell>
          <table:table-cell office:value-type="string" table:style-name="ce1">
            <text:p>8.1.02.01.01.0052.00251</text:p>
          </table:table-cell>
          <table:table-cell office:value-type="string" table:style-name="ce1">
            <text:p>Paket Kegiatan Rapat Pertemuan Di Luar Kantor Setingkat Eselon II Full Day Papua</text:p>
          </table:table-cell>
          <table:table-cell office:value-type="string" table:style-name="ce1">
            <text:p>Paket Kegiatan Rapat Pertemuan Di Luar Kantor Setingkat Eselon II Full Day Papua</text:p>
          </table:table-cell>
          <table:table-cell office:value-type="string" table:style-name="ce1">
            <text:p>Orang / Kali</text:p>
          </table:table-cell>
          <table:table-cell office:value-type="float" office:value="478000" table:style-name="ce1">
            <text:p>47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77" table:style-name="ce1">
            <text:p>7229177</text:p>
          </table:table-cell>
          <table:table-cell office:value-type="string" table:style-name="ce1">
            <text:p>8.1.02.01.01.0052.00252</text:p>
          </table:table-cell>
          <table:table-cell office:value-type="string" table:style-name="ce1">
            <text:p>Paket Kegiatan Rapat Pertemuan Di Luar Kantor Setingkat Eselon II Full Day Papua Barat</text:p>
          </table:table-cell>
          <table:table-cell office:value-type="string" table:style-name="ce1">
            <text:p>Paket Kegiatan Rapat Pertemuan Di Luar Kantor Setingkat Eselon II Full Day Papua Barat</text:p>
          </table:table-cell>
          <table:table-cell office:value-type="string" table:style-name="ce1">
            <text:p>Orang / Kali</text:p>
          </table:table-cell>
          <table:table-cell office:value-type="float" office:value="421000" table:style-name="ce1">
            <text:p>42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79" table:style-name="ce1">
            <text:p>7229179</text:p>
          </table:table-cell>
          <table:table-cell office:value-type="string" table:style-name="ce1">
            <text:p>8.1.02.01.01.0052.00253</text:p>
          </table:table-cell>
          <table:table-cell office:value-type="string" table:style-name="ce1">
            <text:p>Paket Kegiatan Rapat Pertemuan Di Luar Kantor Setingkat Eselon II Residence Jawa Barat</text:p>
          </table:table-cell>
          <table:table-cell office:value-type="string" table:style-name="ce1">
            <text:p>Paket Kegiatan Rapat Pertemuan Di Luar Kantor Setingkat Eselon II Residence Jawa Barat</text:p>
          </table:table-cell>
          <table:table-cell office:value-type="string" table:style-name="ce1">
            <text:p>Orang / Kali</text:p>
          </table:table-cell>
          <table:table-cell office:value-type="float" office:value="729000" table:style-name="ce1">
            <text:p>72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81" table:style-name="ce1">
            <text:p>7229181</text:p>
          </table:table-cell>
          <table:table-cell office:value-type="string" table:style-name="ce1">
            <text:p>8.1.02.01.01.0052.00254</text:p>
          </table:table-cell>
          <table:table-cell office:value-type="string" table:style-name="ce1">
            <text:p>Paket Kegiatan Rapat Pertemuan Di Luar Kantor Setingkat Eselon II Residence Banten</text:p>
          </table:table-cell>
          <table:table-cell office:value-type="string" table:style-name="ce1">
            <text:p>Paket Kegiatan Rapat Pertemuan Di Luar Kantor Setingkat Eselon II Residence Banten</text:p>
          </table:table-cell>
          <table:table-cell office:value-type="string" table:style-name="ce1">
            <text:p>Orang / Kali</text:p>
          </table:table-cell>
          <table:table-cell office:value-type="float" office:value="629000" table:style-name="ce1">
            <text:p>62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83" table:style-name="ce1">
            <text:p>7229183</text:p>
          </table:table-cell>
          <table:table-cell office:value-type="string" table:style-name="ce1">
            <text:p>8.1.02.01.01.0052.00255</text:p>
          </table:table-cell>
          <table:table-cell office:value-type="string" table:style-name="ce1">
            <text:p>Paket Kegiatan Rapat Pertemuan Di Luar Kantor Setingkat Eselon II Residence Bangka Belitung</text:p>
          </table:table-cell>
          <table:table-cell office:value-type="string" table:style-name="ce1">
            <text:p>Paket Kegiatan Rapat Pertemuan Di Luar Kantor Setingkat Eselon II Residence Bangka Belitung</text:p>
          </table:table-cell>
          <table:table-cell office:value-type="string" table:style-name="ce1">
            <text:p>Orang / Kali</text:p>
          </table:table-cell>
          <table:table-cell office:value-type="float" office:value="684000" table:style-name="ce1">
            <text:p>68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85" table:style-name="ce1">
            <text:p>7229185</text:p>
          </table:table-cell>
          <table:table-cell office:value-type="string" table:style-name="ce1">
            <text:p>8.1.02.01.01.0052.00256</text:p>
          </table:table-cell>
          <table:table-cell office:value-type="string" table:style-name="ce1">
            <text:p>Paket Kegiatan Rapat Pertemuan Di Luar Kantor Setingkat Eselon II Fullboard Aceh</text:p>
          </table:table-cell>
          <table:table-cell office:value-type="string" table:style-name="ce1">
            <text:p>Paket Kegiatan Rapat Pertemuan Di Luar Kantor Setingkat Eselon II Fullboard Aceh</text:p>
          </table:table-cell>
          <table:table-cell office:value-type="string" table:style-name="ce1">
            <text:p>Orang / Kali</text:p>
          </table:table-cell>
          <table:table-cell office:value-type="float" office:value="772000" table:style-name="ce1">
            <text:p>77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87" table:style-name="ce1">
            <text:p>7229187</text:p>
          </table:table-cell>
          <table:table-cell office:value-type="string" table:style-name="ce1">
            <text:p>8.1.02.01.01.0052.00257</text:p>
          </table:table-cell>
          <table:table-cell office:value-type="string" table:style-name="ce1">
            <text:p>Paket Kegiatan Rapat Pertemuan Di Luar Kantor Setingkat Eselon II Fullboard Sumatera Utara</text:p>
          </table:table-cell>
          <table:table-cell office:value-type="string" table:style-name="ce1">
            <text:p>Paket Kegiatan Rapat Pertemuan Di Luar Kantor Setingkat Eselon II Fullboard Sumatera Utara</text:p>
          </table:table-cell>
          <table:table-cell office:value-type="string" table:style-name="ce1">
            <text:p>Orang / Kali</text:p>
          </table:table-cell>
          <table:table-cell office:value-type="float" office:value="746000" table:style-name="ce1">
            <text:p>74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89" table:style-name="ce1">
            <text:p>7229189</text:p>
          </table:table-cell>
          <table:table-cell office:value-type="string" table:style-name="ce1">
            <text:p>8.1.02.01.01.0052.00258</text:p>
          </table:table-cell>
          <table:table-cell office:value-type="string" table:style-name="ce1">
            <text:p>Paket Kegiatan Rapat Pertemuan Di Luar Kantor Setingkat Eselon II Fullboard Riau</text:p>
          </table:table-cell>
          <table:table-cell office:value-type="string" table:style-name="ce1">
            <text:p>Paket Kegiatan Rapat Pertemuan Di Luar Kantor Setingkat Eselon II Fullboard Riau</text:p>
          </table:table-cell>
          <table:table-cell office:value-type="string" table:style-name="ce1">
            <text:p>Orang / Kali</text:p>
          </table:table-cell>
          <table:table-cell office:value-type="float" office:value="591000" table:style-name="ce1">
            <text:p>59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91" table:style-name="ce1">
            <text:p>7229191</text:p>
          </table:table-cell>
          <table:table-cell office:value-type="string" table:style-name="ce1">
            <text:p>8.1.02.01.01.0052.00259</text:p>
          </table:table-cell>
          <table:table-cell office:value-type="string" table:style-name="ce1">
            <text:p>Paket Kegiatan Rapat Pertemuan Di Luar Kantor Setingkat Eselon II Fullboard Kepulauan Riau</text:p>
          </table:table-cell>
          <table:table-cell office:value-type="string" table:style-name="ce1">
            <text:p>Paket Kegiatan Rapat Pertemuan Di Luar Kantor Setingkat Eselon II Fullboard Kepulauan Riau</text:p>
          </table:table-cell>
          <table:table-cell office:value-type="string" table:style-name="ce1">
            <text:p>Orang / Kali</text:p>
          </table:table-cell>
          <table:table-cell office:value-type="float" office:value="625000" table:style-name="ce1">
            <text:p>6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93" table:style-name="ce1">
            <text:p>7229193</text:p>
          </table:table-cell>
          <table:table-cell office:value-type="string" table:style-name="ce1">
            <text:p>8.1.02.01.01.0052.00260</text:p>
          </table:table-cell>
          <table:table-cell office:value-type="string" table:style-name="ce1">
            <text:p>Paket Kegiatan Rapat Pertemuan Di Luar Kantor Setingkat Eselon II Residence Bengkulu</text:p>
          </table:table-cell>
          <table:table-cell office:value-type="string" table:style-name="ce1">
            <text:p>Paket Kegiatan Rapat Pertemuan Di Luar Kantor Setingkat Eselon II Residence Bengkulu</text:p>
          </table:table-cell>
          <table:table-cell office:value-type="string" table:style-name="ce1">
            <text:p>Orang / Kali</text:p>
          </table:table-cell>
          <table:table-cell office:value-type="float" office:value="498000" table:style-name="ce1">
            <text:p>49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95" table:style-name="ce1">
            <text:p>7229195</text:p>
          </table:table-cell>
          <table:table-cell office:value-type="string" table:style-name="ce1">
            <text:p>8.1.02.01.01.0052.00261</text:p>
          </table:table-cell>
          <table:table-cell office:value-type="string" table:style-name="ce1">
            <text:p>Paket Kegiatan Rapat Pertemuan Di Luar Kantor Kepala Daerah Atau Eselon I Full Day Kalimatan Selatan</text:p>
          </table:table-cell>
          <table:table-cell office:value-type="string" table:style-name="ce1">
            <text:p>Paket Kegiatan Rapat Pertemuan Di Luar Kantor Kepala Daerah Atau Eselon I Full Day Kalimatan Selatan</text:p>
          </table:table-cell>
          <table:table-cell office:value-type="string" table:style-name="ce1">
            <text:p>Orang / Kali</text:p>
          </table:table-cell>
          <table:table-cell office:value-type="float" office:value="360000" table:style-name="ce1">
            <text:p>3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97" table:style-name="ce1">
            <text:p>7229197</text:p>
          </table:table-cell>
          <table:table-cell office:value-type="string" table:style-name="ce1">
            <text:p>8.1.02.01.01.0052.00262</text:p>
          </table:table-cell>
          <table:table-cell office:value-type="string" table:style-name="ce1">
            <text:p>Paket Kegiatan Rapat Pertemuan Di Luar Kantor Setingkat Eselon II Residence Lampung</text:p>
          </table:table-cell>
          <table:table-cell office:value-type="string" table:style-name="ce1">
            <text:p>Paket Kegiatan Rapat Pertemuan Di Luar Kantor Setingkat Eselon II Residence Lampung</text:p>
          </table:table-cell>
          <table:table-cell office:value-type="string" table:style-name="ce1">
            <text:p>Orang / Kali</text:p>
          </table:table-cell>
          <table:table-cell office:value-type="float" office:value="486000" table:style-name="ce1">
            <text:p>48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99" table:style-name="ce1">
            <text:p>7229199</text:p>
          </table:table-cell>
          <table:table-cell office:value-type="string" table:style-name="ce1">
            <text:p>8.1.02.01.01.0052.00263</text:p>
          </table:table-cell>
          <table:table-cell office:value-type="string" table:style-name="ce1">
            <text:p>Paket Kegiatan Rapat Pertemuan Di Luar Kantor Setingkat Eselon II Residence Sumatera Selatan</text:p>
          </table:table-cell>
          <table:table-cell office:value-type="string" table:style-name="ce1">
            <text:p>Paket Kegiatan Rapat Pertemuan Di Luar Kantor Setingkat Eselon II Residence Sumatera Selatan</text:p>
          </table:table-cell>
          <table:table-cell office:value-type="string" table:style-name="ce1">
            <text:p>Orang / Kali</text:p>
          </table:table-cell>
          <table:table-cell office:value-type="float" office:value="511000" table:style-name="ce1">
            <text:p>51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01" table:style-name="ce1">
            <text:p>7229201</text:p>
          </table:table-cell>
          <table:table-cell office:value-type="string" table:style-name="ce1">
            <text:p>8.1.02.01.01.0052.00264</text:p>
          </table:table-cell>
          <table:table-cell office:value-type="string" table:style-name="ce1">
            <text:p>Paket Kegiatan Rapat Pertemuan Di Luar Kantor Setingkat Eselon II Fullboard Jambi</text:p>
          </table:table-cell>
          <table:table-cell office:value-type="string" table:style-name="ce1">
            <text:p>Paket Kegiatan Rapat Pertemuan Di Luar Kantor Setingkat Eselon II Fullboard Jambi</text:p>
          </table:table-cell>
          <table:table-cell office:value-type="string" table:style-name="ce1">
            <text:p>Orang / Kali</text:p>
          </table:table-cell>
          <table:table-cell office:value-type="float" office:value="840000" table:style-name="ce1">
            <text:p>8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03" table:style-name="ce1">
            <text:p>7229203</text:p>
          </table:table-cell>
          <table:table-cell office:value-type="string" table:style-name="ce1">
            <text:p>8.1.02.01.01.0052.00265</text:p>
          </table:table-cell>
          <table:table-cell office:value-type="string" table:style-name="ce1">
            <text:p>Paket Kegiatan Rapat Pertemuan Di Luar Kantor Setingkat Eselon II Fullboard Sumatera Barat</text:p>
          </table:table-cell>
          <table:table-cell office:value-type="string" table:style-name="ce1">
            <text:p>Paket Kegiatan Rapat Pertemuan Di Luar Kantor Setingkat Eselon II Fullboard Sumatera Barat</text:p>
          </table:table-cell>
          <table:table-cell office:value-type="string" table:style-name="ce1">
            <text:p>Orang / Kali</text:p>
          </table:table-cell>
          <table:table-cell office:value-type="float" office:value="663000" table:style-name="ce1">
            <text:p>66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05" table:style-name="ce1">
            <text:p>7229205</text:p>
          </table:table-cell>
          <table:table-cell office:value-type="string" table:style-name="ce1">
            <text:p>8.1.02.01.01.0052.00266</text:p>
          </table:table-cell>
          <table:table-cell office:value-type="string" table:style-name="ce1">
            <text:p>Paket Kegiatan Rapat Pertemuan Di Luar Kantor Setingkat Eselon II Fullboard Sumatera Selatan</text:p>
          </table:table-cell>
          <table:table-cell office:value-type="string" table:style-name="ce1">
            <text:p>Paket Kegiatan Rapat Pertemuan Di Luar Kantor Setingkat Eselon II Fullboard Sumatera Selatan</text:p>
          </table:table-cell>
          <table:table-cell office:value-type="string" table:style-name="ce1">
            <text:p>Orang / Kali</text:p>
          </table:table-cell>
          <table:table-cell office:value-type="float" office:value="745000" table:style-name="ce1">
            <text:p>74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07" table:style-name="ce1">
            <text:p>7229207</text:p>
          </table:table-cell>
          <table:table-cell office:value-type="string" table:style-name="ce1">
            <text:p>8.1.02.01.01.0052.00267</text:p>
          </table:table-cell>
          <table:table-cell office:value-type="string" table:style-name="ce1">
            <text:p>Paket Kegiatan Rapat Pertemuan Di Luar Kantor Kepala Daerah Atau Eselon I Full Day Kalimantan Tengah</text:p>
          </table:table-cell>
          <table:table-cell office:value-type="string" table:style-name="ce1">
            <text:p>Paket Kegiatan Rapat Pertemuan Di Luar Kantor Kepala Daerah Atau Eselon I Full Day Kalimantan Tengah</text:p>
          </table:table-cell>
          <table:table-cell office:value-type="string" table:style-name="ce1">
            <text:p>Orang / Kali</text:p>
          </table:table-cell>
          <table:table-cell office:value-type="float" office:value="487000" table:style-name="ce1">
            <text:p>48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09" table:style-name="ce1">
            <text:p>7229209</text:p>
          </table:table-cell>
          <table:table-cell office:value-type="string" table:style-name="ce1">
            <text:p>8.1.02.01.01.0052.00268</text:p>
          </table:table-cell>
          <table:table-cell office:value-type="string" table:style-name="ce1">
            <text:p>Paket Kegiatan Rapat Pertemuan Di Luar Kantor Kepala Daerah Atau Eselon I Full Day Kalimantan Barat</text:p>
          </table:table-cell>
          <table:table-cell office:value-type="string" table:style-name="ce1">
            <text:p>Paket Kegiatan Rapat Pertemuan Di Luar Kantor Kepala Daerah Atau Eselon I Full Day Kalimantan Barat</text:p>
          </table:table-cell>
          <table:table-cell office:value-type="string" table:style-name="ce1">
            <text:p>Orang / Kali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11" table:style-name="ce1">
            <text:p>7229211</text:p>
          </table:table-cell>
          <table:table-cell office:value-type="string" table:style-name="ce1">
            <text:p>8.1.02.01.01.0052.00269</text:p>
          </table:table-cell>
          <table:table-cell office:value-type="string" table:style-name="ce1">
            <text:p>Paket Kegiatan Rapat Pertemuan Di Luar Kantor Setingkat Eselon II Residence Sumatera Barat</text:p>
          </table:table-cell>
          <table:table-cell office:value-type="string" table:style-name="ce1">
            <text:p>Paket Kegiatan Rapat Pertemuan Di Luar Kantor Setingkat Eselon II Residence Sumatera Barat</text:p>
          </table:table-cell>
          <table:table-cell office:value-type="string" table:style-name="ce1">
            <text:p>Orang / Kali</text:p>
          </table:table-cell>
          <table:table-cell office:value-type="float" office:value="413000" table:style-name="ce1">
            <text:p>41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13" table:style-name="ce1">
            <text:p>7229213</text:p>
          </table:table-cell>
          <table:table-cell office:value-type="string" table:style-name="ce1">
            <text:p>8.1.02.01.01.0052.00270</text:p>
          </table:table-cell>
          <table:table-cell office:value-type="string" table:style-name="ce1">
            <text:p>Paket Kegiatan Rapat Pertemuan Di Luar Kantor Setingkat Eselon II Residence Jambi</text:p>
          </table:table-cell>
          <table:table-cell office:value-type="string" table:style-name="ce1">
            <text:p>Paket Kegiatan Rapat Pertemuan Di Luar Kantor Setingkat Eselon II Residence Jambi</text:p>
          </table:table-cell>
          <table:table-cell office:value-type="string" table:style-name="ce1">
            <text:p>Orang / Kali</text:p>
          </table:table-cell>
          <table:table-cell office:value-type="float" office:value="516000" table:style-name="ce1">
            <text:p>51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15" table:style-name="ce1">
            <text:p>7229215</text:p>
          </table:table-cell>
          <table:table-cell office:value-type="string" table:style-name="ce1">
            <text:p>8.1.02.01.01.0052.00271</text:p>
          </table:table-cell>
          <table:table-cell office:value-type="string" table:style-name="ce1">
            <text:p>Paket Kegiatan Rapat Pertemuan Di Luar Kantor Setingkat Eselon II Residence Kepulauan Riau</text:p>
          </table:table-cell>
          <table:table-cell office:value-type="string" table:style-name="ce1">
            <text:p>Paket Kegiatan Rapat Pertemuan Di Luar Kantor Setingkat Eselon II Residence Kepulauan Riau</text:p>
          </table:table-cell>
          <table:table-cell office:value-type="string" table:style-name="ce1">
            <text:p>Orang / Kali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17" table:style-name="ce1">
            <text:p>7229217</text:p>
          </table:table-cell>
          <table:table-cell office:value-type="string" table:style-name="ce1">
            <text:p>8.1.02.01.01.0052.00272</text:p>
          </table:table-cell>
          <table:table-cell office:value-type="string" table:style-name="ce1">
            <text:p>Paket Kegiatan Rapat Pertemuan Di Luar Kantor Kepala Daerah Atau Eselon I Full Day Nusa Tenggara Timur</text:p>
          </table:table-cell>
          <table:table-cell office:value-type="string" table:style-name="ce1">
            <text:p>Paket Kegiatan Rapat Pertemuan Di Luar Kantor Kepala Daerah Atau Eselon I Full Day Nusa Tenggara Timur</text:p>
          </table:table-cell>
          <table:table-cell office:value-type="string" table:style-name="ce1">
            <text:p>Orang / Kali</text:p>
          </table:table-cell>
          <table:table-cell office:value-type="float" office:value="388000" table:style-name="ce1">
            <text:p>38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19" table:style-name="ce1">
            <text:p>7229219</text:p>
          </table:table-cell>
          <table:table-cell office:value-type="string" table:style-name="ce1">
            <text:p>8.1.02.01.01.0052.00273</text:p>
          </table:table-cell>
          <table:table-cell office:value-type="string" table:style-name="ce1">
            <text:p>Paket Kegiatan Rapat Pertemuan Di Luar Kantor Setingkat Eselon II Residence Riau</text:p>
          </table:table-cell>
          <table:table-cell office:value-type="string" table:style-name="ce1">
            <text:p>Paket Kegiatan Rapat Pertemuan Di Luar Kantor Setingkat Eselon II Residence Riau</text:p>
          </table:table-cell>
          <table:table-cell office:value-type="string" table:style-name="ce1">
            <text:p>Orang / Kali</text:p>
          </table:table-cell>
          <table:table-cell office:value-type="float" office:value="430000" table:style-name="ce1">
            <text:p>4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21" table:style-name="ce1">
            <text:p>7229221</text:p>
          </table:table-cell>
          <table:table-cell office:value-type="string" table:style-name="ce1">
            <text:p>8.1.02.01.01.0052.00274</text:p>
          </table:table-cell>
          <table:table-cell office:value-type="string" table:style-name="ce1">
            <text:p>Paket Kegiatan Rapat Pertemuan Di Luar Kantor Setingkat Eselon II Residence Sumatera Utara</text:p>
          </table:table-cell>
          <table:table-cell office:value-type="string" table:style-name="ce1">
            <text:p>Paket Kegiatan Rapat Pertemuan Di Luar Kantor Setingkat Eselon II Residence Sumatera Utara</text:p>
          </table:table-cell>
          <table:table-cell office:value-type="string" table:style-name="ce1">
            <text:p>Orang / Kali</text:p>
          </table:table-cell>
          <table:table-cell office:value-type="float" office:value="453000" table:style-name="ce1">
            <text:p>45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24" table:style-name="ce1">
            <text:p>7229224</text:p>
          </table:table-cell>
          <table:table-cell office:value-type="string" table:style-name="ce1">
            <text:p>8.1.02.01.01.0052.00275</text:p>
          </table:table-cell>
          <table:table-cell office:value-type="string" table:style-name="ce1">
            <text:p>Paket Kegiatan Rapat Pertemuan Di Luar Kantor Setingkat Eselon II Fullboard Lampung</text:p>
          </table:table-cell>
          <table:table-cell office:value-type="string" table:style-name="ce1">
            <text:p>Paket Kegiatan Rapat Pertemuan Di Luar Kantor Setingkat Eselon II Fullboard Lampung</text:p>
          </table:table-cell>
          <table:table-cell office:value-type="string" table:style-name="ce1">
            <text:p>Orang / Kali</text:p>
          </table:table-cell>
          <table:table-cell office:value-type="float" office:value="640000" table:style-name="ce1">
            <text:p>6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26" table:style-name="ce1">
            <text:p>7229226</text:p>
          </table:table-cell>
          <table:table-cell office:value-type="string" table:style-name="ce1">
            <text:p>8.1.02.01.01.0052.00276</text:p>
          </table:table-cell>
          <table:table-cell office:value-type="string" table:style-name="ce1">
            <text:p>Paket Kegiatan Rapat Pertemuan Di Luar Kantor Setingkat Eselon II Fullboard Bengkulu</text:p>
          </table:table-cell>
          <table:table-cell office:value-type="string" table:style-name="ce1">
            <text:p>Paket Kegiatan Rapat Pertemuan Di Luar Kantor Setingkat Eselon II Fullboard Bengkulu</text:p>
          </table:table-cell>
          <table:table-cell office:value-type="string" table:style-name="ce1">
            <text:p>Orang / Kali</text:p>
          </table:table-cell>
          <table:table-cell office:value-type="float" office:value="912000" table:style-name="ce1">
            <text:p>91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28" table:style-name="ce1">
            <text:p>7229228</text:p>
          </table:table-cell>
          <table:table-cell office:value-type="string" table:style-name="ce1">
            <text:p>8.1.02.01.01.0052.00277</text:p>
          </table:table-cell>
          <table:table-cell office:value-type="string" table:style-name="ce1">
            <text:p>Paket Kegiatan Rapat Pertemuan Di Luar Kantor Setingkat Eselon II Residence Aceh</text:p>
          </table:table-cell>
          <table:table-cell office:value-type="string" table:style-name="ce1">
            <text:p>Paket Kegiatan Rapat Pertemuan Di Luar Kantor Setingkat Eselon II Residence Aceh</text:p>
          </table:table-cell>
          <table:table-cell office:value-type="string" table:style-name="ce1">
            <text:p>Orang / Kali</text:p>
          </table:table-cell>
          <table:table-cell office:value-type="float" office:value="630000" table:style-name="ce1">
            <text:p>6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30" table:style-name="ce1">
            <text:p>7229230</text:p>
          </table:table-cell>
          <table:table-cell office:value-type="string" table:style-name="ce1">
            <text:p>8.1.02.01.01.0052.00278</text:p>
          </table:table-cell>
          <table:table-cell office:value-type="string" table:style-name="ce1">
            <text:p>Paket Kegiatan Rapat Pertemuan Di Luar Kantor Setingkat Eselon II Fullboard Bangka Belitung</text:p>
          </table:table-cell>
          <table:table-cell office:value-type="string" table:style-name="ce1">
            <text:p>Paket Kegiatan Rapat Pertemuan Di Luar Kantor Setingkat Eselon II Fullboard Bangka Belitung</text:p>
          </table:table-cell>
          <table:table-cell office:value-type="string" table:style-name="ce1">
            <text:p>Orang / Kali</text:p>
          </table:table-cell>
          <table:table-cell office:value-type="float" office:value="804000" table:style-name="ce1">
            <text:p>80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32" table:style-name="ce1">
            <text:p>7229232</text:p>
          </table:table-cell>
          <table:table-cell office:value-type="string" table:style-name="ce1">
            <text:p>8.1.02.01.01.0052.00279</text:p>
          </table:table-cell>
          <table:table-cell office:value-type="string" table:style-name="ce1">
            <text:p>Paket Kegiatan Rapat Pertemuan Di Luar Kantor Setingkat Eselon II Fullboard Banten</text:p>
          </table:table-cell>
          <table:table-cell office:value-type="string" table:style-name="ce1">
            <text:p>Paket Kegiatan Rapat Pertemuan Di Luar Kantor Setingkat Eselon II Fullboard Banten</text:p>
          </table:table-cell>
          <table:table-cell office:value-type="string" table:style-name="ce1">
            <text:p>Orang / Kali</text:p>
          </table:table-cell>
          <table:table-cell office:value-type="float" office:value="837000" table:style-name="ce1">
            <text:p>83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33" table:style-name="ce1">
            <text:p>7229233</text:p>
          </table:table-cell>
          <table:table-cell office:value-type="string" table:style-name="ce1">
            <text:p>8.1.02.01.01.0052.00280</text:p>
          </table:table-cell>
          <table:table-cell office:value-type="string" table:style-name="ce1">
            <text:p>Paket Kegiatan Rapat Pertemuan Di Luar Kantor Setingkat Eselon II Fullboard Jawa Barat</text:p>
          </table:table-cell>
          <table:table-cell office:value-type="string" table:style-name="ce1">
            <text:p>Paket Kegiatan Rapat Pertemuan Di Luar Kantor Setingkat Eselon II Fullboard Jawa Barat</text:p>
          </table:table-cell>
          <table:table-cell office:value-type="string" table:style-name="ce1">
            <text:p>Orang / Kali</text:p>
          </table:table-cell>
          <table:table-cell office:value-type="float" office:value="822000" table:style-name="ce1">
            <text:p>82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35" table:style-name="ce1">
            <text:p>7229235</text:p>
          </table:table-cell>
          <table:table-cell office:value-type="string" table:style-name="ce1">
            <text:p>8.1.02.01.01.0052.00281</text:p>
          </table:table-cell>
          <table:table-cell office:value-type="string" table:style-name="ce1">
            <text:p>Paket Kegiatan Rapat Pertemuan Di Luar Kantor Setingkat Eselon II Fullboard Dki Jakarta</text:p>
          </table:table-cell>
          <table:table-cell office:value-type="string" table:style-name="ce1">
            <text:p>Paket Kegiatan Rapat Pertemuan Di Luar Kantor Setingkat Eselon II Fullboard Dki Jakarta</text:p>
          </table:table-cell>
          <table:table-cell office:value-type="string" table:style-name="ce1">
            <text:p>Orang / Kali</text:p>
          </table:table-cell>
          <table:table-cell office:value-type="float" office:value="1197000" table:style-name="ce1">
            <text:p>119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45" table:style-name="ce1">
            <text:p>7229245</text:p>
          </table:table-cell>
          <table:table-cell office:value-type="string" table:style-name="ce1">
            <text:p>8.1.02.01.01.0052.00282</text:p>
          </table:table-cell>
          <table:table-cell office:value-type="string" table:style-name="ce1">
            <text:p>Paket Fullday pelaksanaan Diklat / Bimtek / Sosialisasi / Workshop</text:p>
          </table:table-cell>
          <table:table-cell office:value-type="string" table:style-name="ce1">
            <text:p>Paket Fullday pelaksanaan Diklat / Bimtek / Sosialisasi / Workshop</text:p>
          </table:table-cell>
          <table:table-cell office:value-type="string" table:style-name="ce1">
            <text:p>Orang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47" table:style-name="ce1">
            <text:p>7229247</text:p>
          </table:table-cell>
          <table:table-cell office:value-type="string" table:style-name="ce1">
            <text:p>8.1.02.01.01.0052.00283</text:p>
          </table:table-cell>
          <table:table-cell office:value-type="string" table:style-name="ce1">
            <text:p>Paket Fullboard pelaksanaan Diklat / Bimtek / Sosialisasi / Workshop</text:p>
          </table:table-cell>
          <table:table-cell office:value-type="string" table:style-name="ce1">
            <text:p>Paket Fullboard pelaksanaan Diklat / Bimtek / Sosialisasi / Workshop</text:p>
          </table:table-cell>
          <table:table-cell office:value-type="string" table:style-name="ce1">
            <text:p>Orang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249" table:style-name="ce1">
            <text:p>7229249</text:p>
          </table:table-cell>
          <table:table-cell office:value-type="string" table:style-name="ce1">
            <text:p>8.1.02.01.01.0052.00284</text:p>
          </table:table-cell>
          <table:table-cell office:value-type="string" table:style-name="ce1">
            <text:p>Paket Halfday pelaksanaan Diklat / Bimtek / Sosialisasi / Workshop</text:p>
          </table:table-cell>
          <table:table-cell office:value-type="string" table:style-name="ce1">
            <text:p>Paket Halfday pelaksanaan Diklat / Bimtek / Sosialisasi / Workshop</text:p>
          </table:table-cell>
          <table:table-cell office:value-type="string" table:style-name="ce1">
            <text:p>Orang / Kali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37" table:style-name="ce1">
            <text:p>7229137</text:p>
          </table:table-cell>
          <table:table-cell office:value-type="string" table:style-name="ce1">
            <text:p>8.1.02.01.01.0052.00232</text:p>
          </table:table-cell>
          <table:table-cell office:value-type="string" table:style-name="ce1">
            <text:p>Paket Kegiatan Rapat Pertemuan Di Luar Kantor Setingkat Eselon II Full Day Kalimatan Selatan</text:p>
          </table:table-cell>
          <table:table-cell office:value-type="string" table:style-name="ce1">
            <text:p>Paket Kegiatan Rapat Pertemuan Di Luar Kantor Setingkat Eselon II Full Day Kalimatan Selatan</text:p>
          </table:table-cell>
          <table:table-cell office:value-type="string" table:style-name="ce1">
            <text:p>Orang / Kali</text:p>
          </table:table-cell>
          <table:table-cell office:value-type="float" office:value="295000" table:style-name="ce1">
            <text:p>29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8" table:style-name="ce1">
            <text:p>7228518</text:p>
          </table:table-cell>
          <table:table-cell office:value-type="string" table:style-name="ce1">
            <text:p>8.1.02.01.01.0052.00109</text:p>
          </table:table-cell>
          <table:table-cell office:value-type="string" table:style-name="ce1">
            <text:p>Paket Kegiatan Rapat Pertemuan Di Luar Kantor Setingkat Eselon II Fullboard Jawa Tengah</text:p>
          </table:table-cell>
          <table:table-cell office:value-type="string" table:style-name="ce1">
            <text:p>Paket Kegiatan Rapat Pertemuan Di Luar Kantor Setingkat Eselon II Fullboard Jawa Tengah</text:p>
          </table:table-cell>
          <table:table-cell office:value-type="string" table:style-name="ce1">
            <text:p>Orang / Kali</text:p>
          </table:table-cell>
          <table:table-cell office:value-type="float" office:value="675000" table:style-name="ce1">
            <text:p>6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35" table:style-name="ce1">
            <text:p>7229135</text:p>
          </table:table-cell>
          <table:table-cell office:value-type="string" table:style-name="ce1">
            <text:p>8.1.02.01.01.0052.00231</text:p>
          </table:table-cell>
          <table:table-cell office:value-type="string" table:style-name="ce1">
            <text:p>Paket Kegiatan Rapat Pertemuan Di Luar Kantor Setingkat Eselon II Full Day Kalimantan Tengah</text:p>
          </table:table-cell>
          <table:table-cell office:value-type="string" table:style-name="ce1">
            <text:p>Paket Kegiatan Rapat Pertemuan Di Luar Kantor Setingkat Eselon II Full Day Kalimantan Tengah</text:p>
          </table:table-cell>
          <table:table-cell office:value-type="string" table:style-name="ce1">
            <text:p>Orang / Kali</text:p>
          </table:table-cell>
          <table:table-cell office:value-type="float" office:value="340000" table:style-name="ce1">
            <text:p>3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33" table:style-name="ce1">
            <text:p>7229133</text:p>
          </table:table-cell>
          <table:table-cell office:value-type="string" table:style-name="ce1">
            <text:p>8.1.02.01.01.0052.00230</text:p>
          </table:table-cell>
          <table:table-cell office:value-type="string" table:style-name="ce1">
            <text:p>Paket Kegiatan Rapat Pertemuan Di Luar Kantor Setingkat Eselon II Full Day Kalimantan Barat</text:p>
          </table:table-cell>
          <table:table-cell office:value-type="string" table:style-name="ce1">
            <text:p>Paket Kegiatan Rapat Pertemuan Di Luar Kantor Setingkat Eselon II Full Day Kalimantan Barat</text:p>
          </table:table-cell>
          <table:table-cell office:value-type="string" table:style-name="ce1">
            <text:p>Orang / Kali</text:p>
          </table:table-cell>
          <table:table-cell office:value-type="float" office:value="331000" table:style-name="ce1">
            <text:p>33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31" table:style-name="ce1">
            <text:p>7229131</text:p>
          </table:table-cell>
          <table:table-cell office:value-type="string" table:style-name="ce1">
            <text:p>8.1.02.01.01.0052.00229</text:p>
          </table:table-cell>
          <table:table-cell office:value-type="string" table:style-name="ce1">
            <text:p>Paket Kegiatan Rapat Pertemuan Di Luar Kantor Setingkat Eselon II Full Day Nusa Tenggara Timur</text:p>
          </table:table-cell>
          <table:table-cell office:value-type="string" table:style-name="ce1">
            <text:p>Paket Kegiatan Rapat Pertemuan Di Luar Kantor Setingkat Eselon II Full Day Nusa Tenggara Timur</text:p>
          </table:table-cell>
          <table:table-cell office:value-type="string" table:style-name="ce1">
            <text:p>Orang / Kali</text:p>
          </table:table-cell>
          <table:table-cell office:value-type="float" office:value="377000" table:style-name="ce1">
            <text:p>37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29" table:style-name="ce1">
            <text:p>7229129</text:p>
          </table:table-cell>
          <table:table-cell office:value-type="string" table:style-name="ce1">
            <text:p>8.1.02.01.01.0052.00228</text:p>
          </table:table-cell>
          <table:table-cell office:value-type="string" table:style-name="ce1">
            <text:p>Paket Kegiatan Rapat Pertemuan Di Luar Kantor Setingkat Eselon II Full Day Nusa Tenggara Barat</text:p>
          </table:table-cell>
          <table:table-cell office:value-type="string" table:style-name="ce1">
            <text:p>Paket Kegiatan Rapat Pertemuan Di Luar Kantor Setingkat Eselon II Full Day Nusa Tenggara Barat</text:p>
          </table:table-cell>
          <table:table-cell office:value-type="string" table:style-name="ce1">
            <text:p>Orang / Kali</text:p>
          </table:table-cell>
          <table:table-cell office:value-type="float" office:value="420000" table:style-name="ce1">
            <text:p>4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27" table:style-name="ce1">
            <text:p>7229127</text:p>
          </table:table-cell>
          <table:table-cell office:value-type="string" table:style-name="ce1">
            <text:p>8.1.02.01.01.0052.00227</text:p>
          </table:table-cell>
          <table:table-cell office:value-type="string" table:style-name="ce1">
            <text:p>Paket Kegiatan Rapat Pertemuan Di Luar Kantor Setingkat Eselon II Full Day Bali</text:p>
          </table:table-cell>
          <table:table-cell office:value-type="string" table:style-name="ce1">
            <text:p>Paket Kegiatan Rapat Pertemuan Di Luar Kantor Setingkat Eselon II Full Day Bali</text:p>
          </table:table-cell>
          <table:table-cell office:value-type="string" table:style-name="ce1">
            <text:p>Orang / Kali</text:p>
          </table:table-cell>
          <table:table-cell office:value-type="float" office:value="441000" table:style-name="ce1">
            <text:p>44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25" table:style-name="ce1">
            <text:p>7229125</text:p>
          </table:table-cell>
          <table:table-cell office:value-type="string" table:style-name="ce1">
            <text:p>8.1.02.01.01.0052.00226</text:p>
          </table:table-cell>
          <table:table-cell office:value-type="string" table:style-name="ce1">
            <text:p>Paket Kegiatan Rapat Pertemuan Di Luar Kantor Setingkat Eselon II Full Day Jawa Timur</text:p>
          </table:table-cell>
          <table:table-cell office:value-type="string" table:style-name="ce1">
            <text:p>Paket Kegiatan Rapat Pertemuan Di Luar Kantor Setingkat Eselon II Full Day Jawa Timur</text:p>
          </table:table-cell>
          <table:table-cell office:value-type="string" table:style-name="ce1">
            <text:p>Orang / Kali</text:p>
          </table:table-cell>
          <table:table-cell office:value-type="float" office:value="395000" table:style-name="ce1">
            <text:p>39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24" table:style-name="ce1">
            <text:p>7229124</text:p>
          </table:table-cell>
          <table:table-cell office:value-type="string" table:style-name="ce1">
            <text:p>8.1.02.01.01.0052.00225</text:p>
          </table:table-cell>
          <table:table-cell office:value-type="string" table:style-name="ce1">
            <text:p>Paket Kegiatan Rapat Pertemuan Di Luar Kantor Setingkat Eselon II Full Day Di Yogyakarta</text:p>
          </table:table-cell>
          <table:table-cell office:value-type="string" table:style-name="ce1">
            <text:p>Paket Kegiatan Rapat Pertemuan Di Luar Kantor Setingkat Eselon II Full Day Di Yogyakarta</text:p>
          </table:table-cell>
          <table:table-cell office:value-type="string" table:style-name="ce1">
            <text:p>Orang / Kali</text:p>
          </table:table-cell>
          <table:table-cell office:value-type="float" office:value="310000" table:style-name="ce1">
            <text:p>3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22" table:style-name="ce1">
            <text:p>7229122</text:p>
          </table:table-cell>
          <table:table-cell office:value-type="string" table:style-name="ce1">
            <text:p>8.1.02.01.01.0052.00224</text:p>
          </table:table-cell>
          <table:table-cell office:value-type="string" table:style-name="ce1">
            <text:p>Paket Kegiatan Rapat Pertemuan Di Luar Kantor Setingkat Eselon II Full Day Jawa Tengah</text:p>
          </table:table-cell>
          <table:table-cell office:value-type="string" table:style-name="ce1">
            <text:p>Paket Kegiatan Rapat Pertemuan Di Luar Kantor Setingkat Eselon II Full Day Jawa Tengah</text:p>
          </table:table-cell>
          <table:table-cell office:value-type="string" table:style-name="ce1">
            <text:p>Orang / Kali</text:p>
          </table:table-cell>
          <table:table-cell office:value-type="float" office:value="263000" table:style-name="ce1">
            <text:p>26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20" table:style-name="ce1">
            <text:p>7229120</text:p>
          </table:table-cell>
          <table:table-cell office:value-type="string" table:style-name="ce1">
            <text:p>8.1.02.01.01.0052.00223</text:p>
          </table:table-cell>
          <table:table-cell office:value-type="string" table:style-name="ce1">
            <text:p>Paket Kegiatan Rapat Pertemuan Di Luar Kantor Setingkat Eselon II Full Day Dki Jakarta</text:p>
          </table:table-cell>
          <table:table-cell office:value-type="string" table:style-name="ce1">
            <text:p>Paket Kegiatan Rapat Pertemuan Di Luar Kantor Setingkat Eselon II Full Day Dki Jakarta</text:p>
          </table:table-cell>
          <table:table-cell office:value-type="string" table:style-name="ce1">
            <text:p>Orang / Kali</text:p>
          </table:table-cell>
          <table:table-cell office:value-type="float" office:value="433000" table:style-name="ce1">
            <text:p>43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19" table:style-name="ce1">
            <text:p>7229119</text:p>
          </table:table-cell>
          <table:table-cell office:value-type="string" table:style-name="ce1">
            <text:p>8.1.02.01.01.0052.00222</text:p>
          </table:table-cell>
          <table:table-cell office:value-type="string" table:style-name="ce1">
            <text:p>Paket Kegiatan Rapat Pertemuan Di Luar Kantor Setingkat Eselon II Full Day Jawa Barat</text:p>
          </table:table-cell>
          <table:table-cell office:value-type="string" table:style-name="ce1">
            <text:p>Paket Kegiatan Rapat Pertemuan Di Luar Kantor Setingkat Eselon II Full Day Jawa Barat</text:p>
          </table:table-cell>
          <table:table-cell office:value-type="string" table:style-name="ce1">
            <text:p>Orang / Kali</text:p>
          </table:table-cell>
          <table:table-cell office:value-type="float" office:value="398000" table:style-name="ce1">
            <text:p>39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17" table:style-name="ce1">
            <text:p>7229117</text:p>
          </table:table-cell>
          <table:table-cell office:value-type="string" table:style-name="ce1">
            <text:p>8.1.02.01.01.0052.00221</text:p>
          </table:table-cell>
          <table:table-cell office:value-type="string" table:style-name="ce1">
            <text:p>Paket Kegiatan Rapat Pertemuan Di Luar Kantor Setingkat Eselon II Full Day Banten</text:p>
          </table:table-cell>
          <table:table-cell office:value-type="string" table:style-name="ce1">
            <text:p>Paket Kegiatan Rapat Pertemuan Di Luar Kantor Setingkat Eselon II Full Day Banten</text:p>
          </table:table-cell>
          <table:table-cell office:value-type="string" table:style-name="ce1">
            <text:p>Orang / Kali</text:p>
          </table:table-cell>
          <table:table-cell office:value-type="float" office:value="354000" table:style-name="ce1">
            <text:p>35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15" table:style-name="ce1">
            <text:p>7229115</text:p>
          </table:table-cell>
          <table:table-cell office:value-type="string" table:style-name="ce1">
            <text:p>8.1.02.01.01.0052.00220</text:p>
          </table:table-cell>
          <table:table-cell office:value-type="string" table:style-name="ce1">
            <text:p>Paket Kegiatan Rapat Pertemuan Di Luar Kantor Setingkat Eselon II Full Day Bangka Belitung</text:p>
          </table:table-cell>
          <table:table-cell office:value-type="string" table:style-name="ce1">
            <text:p>Paket Kegiatan Rapat Pertemuan Di Luar Kantor Setingkat Eselon II Full Day Bangka Belitung</text:p>
          </table:table-cell>
          <table:table-cell office:value-type="string" table:style-name="ce1">
            <text:p>Orang / Kali</text:p>
          </table:table-cell>
          <table:table-cell office:value-type="float" office:value="385000" table:style-name="ce1">
            <text:p>38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14" table:style-name="ce1">
            <text:p>7229114</text:p>
          </table:table-cell>
          <table:table-cell office:value-type="string" table:style-name="ce1">
            <text:p>8.1.02.01.01.0052.00219</text:p>
          </table:table-cell>
          <table:table-cell office:value-type="string" table:style-name="ce1">
            <text:p>Paket Kegiatan Rapat Pertemuan Di Luar Kantor Setingkat Eselon II Full Day Bengkulu</text:p>
          </table:table-cell>
          <table:table-cell office:value-type="string" table:style-name="ce1">
            <text:p>Paket Kegiatan Rapat Pertemuan Di Luar Kantor Setingkat Eselon II Full Day Bengkulu</text:p>
          </table:table-cell>
          <table:table-cell office:value-type="string" table:style-name="ce1">
            <text:p>Orang / Kali</text:p>
          </table:table-cell>
          <table:table-cell office:value-type="float" office:value="284000" table:style-name="ce1">
            <text:p>28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13" table:style-name="ce1">
            <text:p>7229113</text:p>
          </table:table-cell>
          <table:table-cell office:value-type="string" table:style-name="ce1">
            <text:p>8.1.02.01.01.0052.00218</text:p>
          </table:table-cell>
          <table:table-cell office:value-type="string" table:style-name="ce1">
            <text:p>Paket Kegiatan Rapat Pertemuan Di Luar Kantor Setingkat Eselon II Residence Kalimantan Barat</text:p>
          </table:table-cell>
          <table:table-cell office:value-type="string" table:style-name="ce1">
            <text:p>Paket Kegiatan Rapat Pertemuan Di Luar Kantor Setingkat Eselon II Residence Kalimantan Barat</text:p>
          </table:table-cell>
          <table:table-cell office:value-type="string" table:style-name="ce1">
            <text:p>Orang / Kali</text:p>
          </table:table-cell>
          <table:table-cell office:value-type="float" office:value="581000" table:style-name="ce1">
            <text:p>58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11" table:style-name="ce1">
            <text:p>7229111</text:p>
          </table:table-cell>
          <table:table-cell office:value-type="string" table:style-name="ce1">
            <text:p>8.1.02.01.01.0052.00217</text:p>
          </table:table-cell>
          <table:table-cell office:value-type="string" table:style-name="ce1">
            <text:p>Paket Kegiatan Rapat Pertemuan Di Luar Kantor Setingkat Eselon II Full Day Lampung</text:p>
          </table:table-cell>
          <table:table-cell office:value-type="string" table:style-name="ce1">
            <text:p>Paket Kegiatan Rapat Pertemuan Di Luar Kantor Setingkat Eselon II Full Day Lampung</text:p>
          </table:table-cell>
          <table:table-cell office:value-type="string" table:style-name="ce1">
            <text:p>Orang / Kali</text:p>
          </table:table-cell>
          <table:table-cell office:value-type="float" office:value="270000" table:style-name="ce1">
            <text:p>2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09" table:style-name="ce1">
            <text:p>7229109</text:p>
          </table:table-cell>
          <table:table-cell office:value-type="string" table:style-name="ce1">
            <text:p>8.1.02.01.01.0052.00216</text:p>
          </table:table-cell>
          <table:table-cell office:value-type="string" table:style-name="ce1">
            <text:p>Paket Kegiatan Rapat Pertemuan Di Luar Kantor Setingkat Eselon II Residence Kalimantan Tengah</text:p>
          </table:table-cell>
          <table:table-cell office:value-type="string" table:style-name="ce1">
            <text:p>Paket Kegiatan Rapat Pertemuan Di Luar Kantor Setingkat Eselon II Residence Kalimantan Tengah</text:p>
          </table:table-cell>
          <table:table-cell office:value-type="string" table:style-name="ce1">
            <text:p>Orang / Kali</text:p>
          </table:table-cell>
          <table:table-cell office:value-type="float" office:value="582000" table:style-name="ce1">
            <text:p>58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07" table:style-name="ce1">
            <text:p>7229107</text:p>
          </table:table-cell>
          <table:table-cell office:value-type="string" table:style-name="ce1">
            <text:p>8.1.02.01.01.0052.00215</text:p>
          </table:table-cell>
          <table:table-cell office:value-type="string" table:style-name="ce1">
            <text:p>Paket Kegiatan Rapat Pertemuan Di Luar Kantor Setingkat Eselon II Residence Kalimatan Selatan</text:p>
          </table:table-cell>
          <table:table-cell office:value-type="string" table:style-name="ce1">
            <text:p>Paket Kegiatan Rapat Pertemuan Di Luar Kantor Setingkat Eselon II Residence Kalimatan Selatan</text:p>
          </table:table-cell>
          <table:table-cell office:value-type="string" table:style-name="ce1">
            <text:p>Orang / Kali</text:p>
          </table:table-cell>
          <table:table-cell office:value-type="float" office:value="509000" table:style-name="ce1">
            <text:p>50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05" table:style-name="ce1">
            <text:p>7229105</text:p>
          </table:table-cell>
          <table:table-cell office:value-type="string" table:style-name="ce1">
            <text:p>8.1.02.01.01.0052.00214</text:p>
          </table:table-cell>
          <table:table-cell office:value-type="string" table:style-name="ce1">
            <text:p>Paket Kegiatan Rapat Pertemuan Di Luar Kantor Setingkat Eselon II Residence Kalimantan Timur</text:p>
          </table:table-cell>
          <table:table-cell office:value-type="string" table:style-name="ce1">
            <text:p>Paket Kegiatan Rapat Pertemuan Di Luar Kantor Setingkat Eselon II Residence Kalimantan Timur</text:p>
          </table:table-cell>
          <table:table-cell office:value-type="string" table:style-name="ce1">
            <text:p>Orang / Kali</text:p>
          </table:table-cell>
          <table:table-cell office:value-type="float" office:value="509000" table:style-name="ce1">
            <text:p>50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03" table:style-name="ce1">
            <text:p>7229103</text:p>
          </table:table-cell>
          <table:table-cell office:value-type="string" table:style-name="ce1">
            <text:p>8.1.02.01.01.0052.00213</text:p>
          </table:table-cell>
          <table:table-cell office:value-type="string" table:style-name="ce1">
            <text:p>Paket Kegiatan Rapat Pertemuan Di Luar Kantor Setingkat Eselon II Full Day Sumatera Selatan</text:p>
          </table:table-cell>
          <table:table-cell office:value-type="string" table:style-name="ce1">
            <text:p>Paket Kegiatan Rapat Pertemuan Di Luar Kantor Setingkat Eselon II Full Day Sumatera Selatan</text:p>
          </table:table-cell>
          <table:table-cell office:value-type="string" table:style-name="ce1">
            <text:p>Orang / Kali</text:p>
          </table:table-cell>
          <table:table-cell office:value-type="float" office:value="293000" table:style-name="ce1">
            <text:p>29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101" table:style-name="ce1">
            <text:p>7229101</text:p>
          </table:table-cell>
          <table:table-cell office:value-type="string" table:style-name="ce1">
            <text:p>8.1.02.01.01.0052.00212</text:p>
          </table:table-cell>
          <table:table-cell office:value-type="string" table:style-name="ce1">
            <text:p>Paket Kegiatan Rapat Pertemuan Di Luar Kantor Setingkat Eselon II Full Day Sumatera Barat</text:p>
          </table:table-cell>
          <table:table-cell office:value-type="string" table:style-name="ce1">
            <text:p>Paket Kegiatan Rapat Pertemuan Di Luar Kantor Setingkat Eselon II Full Day Sumatera Barat</text:p>
          </table:table-cell>
          <table:table-cell office:value-type="string" table:style-name="ce1">
            <text:p>Orang / Kali</text:p>
          </table:table-cell>
          <table:table-cell office:value-type="float" office:value="240000" table:style-name="ce1">
            <text:p>2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099" table:style-name="ce1">
            <text:p>7229099</text:p>
          </table:table-cell>
          <table:table-cell office:value-type="string" table:style-name="ce1">
            <text:p>8.1.02.01.01.0052.00211</text:p>
          </table:table-cell>
          <table:table-cell office:value-type="string" table:style-name="ce1">
            <text:p>Paket Kegiatan Rapat Pertemuan Di Luar Kantor Setingkat Eselon II Residence Kalimantan Utara</text:p>
          </table:table-cell>
          <table:table-cell office:value-type="string" table:style-name="ce1">
            <text:p>Paket Kegiatan Rapat Pertemuan Di Luar Kantor Setingkat Eselon II Residence Kalimantan Utara</text:p>
          </table:table-cell>
          <table:table-cell office:value-type="string" table:style-name="ce1">
            <text:p>Orang / Kali</text:p>
          </table:table-cell>
          <table:table-cell office:value-type="float" office:value="509000" table:style-name="ce1">
            <text:p>50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097" table:style-name="ce1">
            <text:p>7229097</text:p>
          </table:table-cell>
          <table:table-cell office:value-type="string" table:style-name="ce1">
            <text:p>8.1.02.01.01.0052.00210</text:p>
          </table:table-cell>
          <table:table-cell office:value-type="string" table:style-name="ce1">
            <text:p>Paket Kegiatan Rapat Pertemuan Di Luar Kantor Setingkat Eselon II Residence Sulawesi Utara</text:p>
          </table:table-cell>
          <table:table-cell office:value-type="string" table:style-name="ce1">
            <text:p>Paket Kegiatan Rapat Pertemuan Di Luar Kantor Setingkat Eselon II Residence Sulawesi Utara</text:p>
          </table:table-cell>
          <table:table-cell office:value-type="string" table:style-name="ce1">
            <text:p>Orang / Kali</text:p>
          </table:table-cell>
          <table:table-cell office:value-type="float" office:value="455000" table:style-name="ce1">
            <text:p>45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9095" table:style-name="ce1">
            <text:p>7229095</text:p>
          </table:table-cell>
          <table:table-cell office:value-type="string" table:style-name="ce1">
            <text:p>8.1.02.01.01.0052.00209</text:p>
          </table:table-cell>
          <table:table-cell office:value-type="string" table:style-name="ce1">
            <text:p>Paket Kegiatan Rapat Pertemuan Di Luar Kantor Setingkat Eselon II Residence Gorontalo</text:p>
          </table:table-cell>
          <table:table-cell office:value-type="string" table:style-name="ce1">
            <text:p>Paket Kegiatan Rapat Pertemuan Di Luar Kantor Setingkat Eselon II Residence Gorontalo</text:p>
          </table:table-cell>
          <table:table-cell office:value-type="string" table:style-name="ce1">
            <text:p>Orang / Kali</text:p>
          </table:table-cell>
          <table:table-cell office:value-type="float" office:value="425000" table:style-name="ce1">
            <text:p>4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31" table:style-name="ce1">
            <text:p>7228631</text:p>
          </table:table-cell>
          <table:table-cell office:value-type="string" table:style-name="ce1">
            <text:p>8.1.02.01.01.0052.00208</text:p>
          </table:table-cell>
          <table:table-cell office:value-type="string" table:style-name="ce1">
            <text:p>Paket Kegiatan Rapat Pertemuan Di Luar Kantor Setingkat Eselon II Residence Sulawesi Barat</text:p>
          </table:table-cell>
          <table:table-cell office:value-type="string" table:style-name="ce1">
            <text:p>Paket Kegiatan Rapat Pertemuan Di Luar Kantor Setingkat Eselon II Residence Sulawesi Barat</text:p>
          </table:table-cell>
          <table:table-cell office:value-type="string" table:style-name="ce1">
            <text:p>Orang / Kali</text:p>
          </table:table-cell>
          <table:table-cell office:value-type="float" office:value="792000" table:style-name="ce1">
            <text:p>79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30" table:style-name="ce1">
            <text:p>7228630</text:p>
          </table:table-cell>
          <table:table-cell office:value-type="string" table:style-name="ce1">
            <text:p>8.1.02.01.01.0052.00207</text:p>
          </table:table-cell>
          <table:table-cell office:value-type="string" table:style-name="ce1">
            <text:p>Paket Kegiatan Rapat Pertemuan Di Luar Kantor Setingkat Eselon II Residence Sulawesi Selatan</text:p>
          </table:table-cell>
          <table:table-cell office:value-type="string" table:style-name="ce1">
            <text:p>Paket Kegiatan Rapat Pertemuan Di Luar Kantor Setingkat Eselon II Residence Sulawesi Selatan</text:p>
          </table:table-cell>
          <table:table-cell office:value-type="string" table:style-name="ce1">
            <text:p>Orang / Kali</text:p>
          </table:table-cell>
          <table:table-cell office:value-type="float" office:value="526000" table:style-name="ce1">
            <text:p>52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9" table:style-name="ce1">
            <text:p>7228629</text:p>
          </table:table-cell>
          <table:table-cell office:value-type="string" table:style-name="ce1">
            <text:p>8.1.02.01.01.0052.00206</text:p>
          </table:table-cell>
          <table:table-cell office:value-type="string" table:style-name="ce1">
            <text:p>Paket Kegiatan Rapat Pertemuan Di Luar Kantor Setingkat Eselon II Residence Sulawesi Tengah</text:p>
          </table:table-cell>
          <table:table-cell office:value-type="string" table:style-name="ce1">
            <text:p>Paket Kegiatan Rapat Pertemuan Di Luar Kantor Setingkat Eselon II Residence Sulawesi Tengah</text:p>
          </table:table-cell>
          <table:table-cell office:value-type="string" table:style-name="ce1">
            <text:p>Orang / Kali</text:p>
          </table:table-cell>
          <table:table-cell office:value-type="float" office:value="619000" table:style-name="ce1">
            <text:p>61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8" table:style-name="ce1">
            <text:p>7228628</text:p>
          </table:table-cell>
          <table:table-cell office:value-type="string" table:style-name="ce1">
            <text:p>8.1.02.01.01.0052.00205</text:p>
          </table:table-cell>
          <table:table-cell office:value-type="string" table:style-name="ce1">
            <text:p>Paket Kegiatan Rapat Pertemuan Di Luar Kantor Setingkat Eselon II Residence Sulawesi Tenggara</text:p>
          </table:table-cell>
          <table:table-cell office:value-type="string" table:style-name="ce1">
            <text:p>Paket Kegiatan Rapat Pertemuan Di Luar Kantor Setingkat Eselon II Residence Sulawesi Tenggara</text:p>
          </table:table-cell>
          <table:table-cell office:value-type="string" table:style-name="ce1">
            <text:p>Orang / Kali</text:p>
          </table:table-cell>
          <table:table-cell office:value-type="float" office:value="490000" table:style-name="ce1">
            <text:p>4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7" table:style-name="ce1">
            <text:p>7228627</text:p>
          </table:table-cell>
          <table:table-cell office:value-type="string" table:style-name="ce1">
            <text:p>8.1.02.01.01.0052.00204</text:p>
          </table:table-cell>
          <table:table-cell office:value-type="string" table:style-name="ce1">
            <text:p>Paket Kegiatan Rapat Pertemuan Di Luar Kantor Setingkat Eselon II Residence Maluku</text:p>
          </table:table-cell>
          <table:table-cell office:value-type="string" table:style-name="ce1">
            <text:p>Paket Kegiatan Rapat Pertemuan Di Luar Kantor Setingkat Eselon II Residence Maluku</text:p>
          </table:table-cell>
          <table:table-cell office:value-type="string" table:style-name="ce1">
            <text:p>Orang / Kali</text:p>
          </table:table-cell>
          <table:table-cell office:value-type="float" office:value="599000" table:style-name="ce1">
            <text:p>59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6" table:style-name="ce1">
            <text:p>7228626</text:p>
          </table:table-cell>
          <table:table-cell office:value-type="string" table:style-name="ce1">
            <text:p>8.1.02.01.01.0052.00203</text:p>
          </table:table-cell>
          <table:table-cell office:value-type="string" table:style-name="ce1">
            <text:p>Paket Kegiatan Rapat Pertemuan Di Luar Kantor Setingkat Eselon II Full Day Jambi</text:p>
          </table:table-cell>
          <table:table-cell office:value-type="string" table:style-name="ce1">
            <text:p>Paket Kegiatan Rapat Pertemuan Di Luar Kantor Setingkat Eselon II Full Day Jambi</text:p>
          </table:table-cell>
          <table:table-cell office:value-type="string" table:style-name="ce1">
            <text:p>Orang / Kali</text:p>
          </table:table-cell>
          <table:table-cell office:value-type="float" office:value="301000" table:style-name="ce1">
            <text:p>30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5" table:style-name="ce1">
            <text:p>7228625</text:p>
          </table:table-cell>
          <table:table-cell office:value-type="string" table:style-name="ce1">
            <text:p>8.1.02.01.01.0052.00202</text:p>
          </table:table-cell>
          <table:table-cell office:value-type="string" table:style-name="ce1">
            <text:p>Paket Kegiatan Rapat Pertemuan Di Luar Kantor Setingkat Eselon II Full Day Kepulauan Riau</text:p>
          </table:table-cell>
          <table:table-cell office:value-type="string" table:style-name="ce1">
            <text:p>Paket Kegiatan Rapat Pertemuan Di Luar Kantor Setingkat Eselon II Full Day Kepulauan Riau</text:p>
          </table:table-cell>
          <table:table-cell office:value-type="string" table:style-name="ce1">
            <text:p>Orang / Kali</text:p>
          </table:table-cell>
          <table:table-cell office:value-type="float" office:value="273000" table:style-name="ce1">
            <text:p>27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4" table:style-name="ce1">
            <text:p>7228624</text:p>
          </table:table-cell>
          <table:table-cell office:value-type="string" table:style-name="ce1">
            <text:p>8.1.02.01.01.0052.00201</text:p>
          </table:table-cell>
          <table:table-cell office:value-type="string" table:style-name="ce1">
            <text:p>Paket Kegiatan Rapat Pertemuan Di Luar Kantor Setingkat Eselon II Full Day Riau</text:p>
          </table:table-cell>
          <table:table-cell office:value-type="string" table:style-name="ce1">
            <text:p>Paket Kegiatan Rapat Pertemuan Di Luar Kantor Setingkat Eselon II Full Day Riau</text:p>
          </table:table-cell>
          <table:table-cell office:value-type="string" table:style-name="ce1">
            <text:p>Orang / Kali</text:p>
          </table:table-cell>
          <table:table-cell office:value-type="float" office:value="245000" table:style-name="ce1">
            <text:p>24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3" table:style-name="ce1">
            <text:p>7228623</text:p>
          </table:table-cell>
          <table:table-cell office:value-type="string" table:style-name="ce1">
            <text:p>8.1.02.01.01.0052.00200</text:p>
          </table:table-cell>
          <table:table-cell office:value-type="string" table:style-name="ce1">
            <text:p>Paket Kegiatan Rapat Pertemuan Di Luar Kantor Setingkat Eselon II Full Day Sumatera Utara</text:p>
          </table:table-cell>
          <table:table-cell office:value-type="string" table:style-name="ce1">
            <text:p>Paket Kegiatan Rapat Pertemuan Di Luar Kantor Setingkat Eselon II Full Day Sumatera Utara</text:p>
          </table:table-cell>
          <table:table-cell office:value-type="string" table:style-name="ce1">
            <text:p>Orang / Kali</text:p>
          </table:table-cell>
          <table:table-cell office:value-type="float" office:value="275000" table:style-name="ce1">
            <text:p>2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2" table:style-name="ce1">
            <text:p>7228622</text:p>
          </table:table-cell>
          <table:table-cell office:value-type="string" table:style-name="ce1">
            <text:p>8.1.02.01.01.0052.00199</text:p>
          </table:table-cell>
          <table:table-cell office:value-type="string" table:style-name="ce1">
            <text:p>Paket Kegiatan Rapat Pertemuan Di Luar Kantor Setingkat Eselon II Full Day Aceh</text:p>
          </table:table-cell>
          <table:table-cell office:value-type="string" table:style-name="ce1">
            <text:p>Paket Kegiatan Rapat Pertemuan Di Luar Kantor Setingkat Eselon II Full Day Aceh</text:p>
          </table:table-cell>
          <table:table-cell office:value-type="string" table:style-name="ce1">
            <text:p>Orang / Kali</text:p>
          </table:table-cell>
          <table:table-cell office:value-type="float" office:value="330000" table:style-name="ce1">
            <text:p>3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1" table:style-name="ce1">
            <text:p>7228621</text:p>
          </table:table-cell>
          <table:table-cell office:value-type="string" table:style-name="ce1">
            <text:p>8.1.02.01.01.0052.00198</text:p>
          </table:table-cell>
          <table:table-cell office:value-type="string" table:style-name="ce1">
            <text:p>Paket Kegiatan Rapat Pertemuan Di Luar Kantor Setingkat Eselon II Halfday Papua Barat</text:p>
          </table:table-cell>
          <table:table-cell office:value-type="string" table:style-name="ce1">
            <text:p>Paket Kegiatan Rapat Pertemuan Di Luar Kantor Setingkat Eselon II Halfday Papua Barat</text:p>
          </table:table-cell>
          <table:table-cell office:value-type="string" table:style-name="ce1">
            <text:p>Orang / Kali</text:p>
          </table:table-cell>
          <table:table-cell office:value-type="float" office:value="284000" table:style-name="ce1">
            <text:p>28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20" table:style-name="ce1">
            <text:p>7228620</text:p>
          </table:table-cell>
          <table:table-cell office:value-type="string" table:style-name="ce1">
            <text:p>8.1.02.01.01.0052.00197</text:p>
          </table:table-cell>
          <table:table-cell office:value-type="string" table:style-name="ce1">
            <text:p>Paket Kegiatan Rapat Pertemuan Di Luar Kantor Setingkat Eselon II Halfday Papua</text:p>
          </table:table-cell>
          <table:table-cell office:value-type="string" table:style-name="ce1">
            <text:p>Paket Kegiatan Rapat Pertemuan Di Luar Kantor Setingkat Eselon II Halfday Papua</text:p>
          </table:table-cell>
          <table:table-cell office:value-type="string" table:style-name="ce1">
            <text:p>Orang / Kali</text:p>
          </table:table-cell>
          <table:table-cell office:value-type="float" office:value="293000" table:style-name="ce1">
            <text:p>29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9" table:style-name="ce1">
            <text:p>7228619</text:p>
          </table:table-cell>
          <table:table-cell office:value-type="string" table:style-name="ce1">
            <text:p>8.1.02.01.01.0052.00196</text:p>
          </table:table-cell>
          <table:table-cell office:value-type="string" table:style-name="ce1">
            <text:p>Paket Kegiatan Rapat Pertemuan Di Luar Kantor Setingkat Eselon II Halfday Maluku Utara</text:p>
          </table:table-cell>
          <table:table-cell office:value-type="string" table:style-name="ce1">
            <text:p>Paket Kegiatan Rapat Pertemuan Di Luar Kantor Setingkat Eselon II Halfday Maluku Utara</text:p>
          </table:table-cell>
          <table:table-cell office:value-type="string" table:style-name="ce1">
            <text:p>Orang / Kali</text:p>
          </table:table-cell>
          <table:table-cell office:value-type="float" office:value="169000" table:style-name="ce1">
            <text:p>16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8" table:style-name="ce1">
            <text:p>7228618</text:p>
          </table:table-cell>
          <table:table-cell office:value-type="string" table:style-name="ce1">
            <text:p>8.1.02.01.01.0052.00195</text:p>
          </table:table-cell>
          <table:table-cell office:value-type="string" table:style-name="ce1">
            <text:p>Paket Kegiatan Rapat Pertemuan Di Luar Kantor Kepala Daerah Atau Eselon I Full Day Kalimantan Timur</text:p>
          </table:table-cell>
          <table:table-cell office:value-type="string" table:style-name="ce1">
            <text:p>Paket Kegiatan Rapat Pertemuan Di Luar Kantor Kepala Daerah Atau Eselon I Full Day Kalimantan Timur</text:p>
          </table:table-cell>
          <table:table-cell office:value-type="string" table:style-name="ce1">
            <text:p>Orang / Kali</text:p>
          </table:table-cell>
          <table:table-cell office:value-type="float" office:value="365000" table:style-name="ce1">
            <text:p>36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7" table:style-name="ce1">
            <text:p>7228617</text:p>
          </table:table-cell>
          <table:table-cell office:value-type="string" table:style-name="ce1">
            <text:p>8.1.02.01.01.0052.00194</text:p>
          </table:table-cell>
          <table:table-cell office:value-type="string" table:style-name="ce1">
            <text:p>Paket Kegiatan Rapat Pertemuan Di Luar Kantor Setingkat Eselon II Halfday Maluku</text:p>
          </table:table-cell>
          <table:table-cell office:value-type="string" table:style-name="ce1">
            <text:p>Paket Kegiatan Rapat Pertemuan Di Luar Kantor Setingkat Eselon II Halfday Maluku</text:p>
          </table:table-cell>
          <table:table-cell office:value-type="string" table:style-name="ce1">
            <text:p>Orang / Kali</text:p>
          </table:table-cell>
          <table:table-cell office:value-type="float" office:value="253000" table:style-name="ce1">
            <text:p>25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6" table:style-name="ce1">
            <text:p>7228616</text:p>
          </table:table-cell>
          <table:table-cell office:value-type="string" table:style-name="ce1">
            <text:p>8.1.02.01.01.0052.00193</text:p>
          </table:table-cell>
          <table:table-cell office:value-type="string" table:style-name="ce1">
            <text:p>Paket Kegiatan Rapat Pertemuan Di Luar Kantor Setingkat Eselon II Halfday Sulawesi Tenggara</text:p>
          </table:table-cell>
          <table:table-cell office:value-type="string" table:style-name="ce1">
            <text:p>Paket Kegiatan Rapat Pertemuan Di Luar Kantor Setingkat Eselon II Halfday Sulawesi Tenggara</text:p>
          </table:table-cell>
          <table:table-cell office:value-type="string" table:style-name="ce1">
            <text:p>Orang / Kali</text:p>
          </table:table-cell>
          <table:table-cell office:value-type="float" office:value="195000" table:style-name="ce1">
            <text:p>19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5" table:style-name="ce1">
            <text:p>7228615</text:p>
          </table:table-cell>
          <table:table-cell office:value-type="string" table:style-name="ce1">
            <text:p>8.1.02.01.01.0052.00192</text:p>
          </table:table-cell>
          <table:table-cell office:value-type="string" table:style-name="ce1">
            <text:p>Paket Kegiatan Rapat Pertemuan Di Luar Kantor Setingkat Eselon II Halfday Sulawesi Tengah</text:p>
          </table:table-cell>
          <table:table-cell office:value-type="string" table:style-name="ce1">
            <text:p>Paket Kegiatan Rapat Pertemuan Di Luar Kantor Setingkat Eselon II Halfday Sulawesi Tengah</text:p>
          </table:table-cell>
          <table:table-cell office:value-type="string" table:style-name="ce1">
            <text:p>Orang / Kali</text:p>
          </table:table-cell>
          <table:table-cell office:value-type="float" office:value="234000" table:style-name="ce1">
            <text:p>23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4" table:style-name="ce1">
            <text:p>7228614</text:p>
          </table:table-cell>
          <table:table-cell office:value-type="string" table:style-name="ce1">
            <text:p>8.1.02.01.01.0052.00191</text:p>
          </table:table-cell>
          <table:table-cell office:value-type="string" table:style-name="ce1">
            <text:p>Paket Kegiatan Rapat Pertemuan Di Luar Kantor Kepala Daerah Atau Eselon I Fullboard Banten</text:p>
          </table:table-cell>
          <table:table-cell office:value-type="string" table:style-name="ce1">
            <text:p>Paket Kegiatan Rapat Pertemuan Di Luar Kantor Kepala Daerah Atau Eselon I Fullboard Banten</text:p>
          </table:table-cell>
          <table:table-cell office:value-type="string" table:style-name="ce1">
            <text:p>Orang / Kali</text:p>
          </table:table-cell>
          <table:table-cell office:value-type="float" office:value="919000" table:style-name="ce1">
            <text:p>91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3" table:style-name="ce1">
            <text:p>7228613</text:p>
          </table:table-cell>
          <table:table-cell office:value-type="string" table:style-name="ce1">
            <text:p>8.1.02.01.01.0052.00190</text:p>
          </table:table-cell>
          <table:table-cell office:value-type="string" table:style-name="ce1">
            <text:p>Paket Kegiatan Rapat Pertemuan Di Luar Kantor Setingkat Eselon II Residence Maluku Utara</text:p>
          </table:table-cell>
          <table:table-cell office:value-type="string" table:style-name="ce1">
            <text:p>Paket Kegiatan Rapat Pertemuan Di Luar Kantor Setingkat Eselon II Residence Maluku Utara</text:p>
          </table:table-cell>
          <table:table-cell office:value-type="string" table:style-name="ce1">
            <text:p>Orang / Kali</text:p>
          </table:table-cell>
          <table:table-cell office:value-type="float" office:value="523000" table:style-name="ce1">
            <text:p>52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2" table:style-name="ce1">
            <text:p>7228612</text:p>
          </table:table-cell>
          <table:table-cell office:value-type="string" table:style-name="ce1">
            <text:p>8.1.02.01.01.0052.00189</text:p>
          </table:table-cell>
          <table:table-cell office:value-type="string" table:style-name="ce1">
            <text:p>Paket Kegiatan Rapat Pertemuan Di Luar Kantor Setingkat Eselon II Halfday Sulawesi Selatan</text:p>
          </table:table-cell>
          <table:table-cell office:value-type="string" table:style-name="ce1">
            <text:p>Paket Kegiatan Rapat Pertemuan Di Luar Kantor Setingkat Eselon II Halfday Sulawesi Selatan</text:p>
          </table:table-cell>
          <table:table-cell office:value-type="string" table:style-name="ce1">
            <text:p>Orang / Kali</text:p>
          </table:table-cell>
          <table:table-cell office:value-type="float" office:value="206000" table:style-name="ce1">
            <text:p>20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1" table:style-name="ce1">
            <text:p>7228611</text:p>
          </table:table-cell>
          <table:table-cell office:value-type="string" table:style-name="ce1">
            <text:p>8.1.02.01.01.0052.00188</text:p>
          </table:table-cell>
          <table:table-cell office:value-type="string" table:style-name="ce1">
            <text:p>Paket Kegiatan Rapat Pertemuan Di Luar Kantor Setingkat Eselon II Halfday Sulawesi Barat</text:p>
          </table:table-cell>
          <table:table-cell office:value-type="string" table:style-name="ce1">
            <text:p>Paket Kegiatan Rapat Pertemuan Di Luar Kantor Setingkat Eselon II Halfday Sulawesi Barat</text:p>
          </table:table-cell>
          <table:table-cell office:value-type="string" table:style-name="ce1">
            <text:p>Orang / Kali</text:p>
          </table:table-cell>
          <table:table-cell office:value-type="float" office:value="235000" table:style-name="ce1">
            <text:p>23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10" table:style-name="ce1">
            <text:p>7228610</text:p>
          </table:table-cell>
          <table:table-cell office:value-type="string" table:style-name="ce1">
            <text:p>8.1.02.01.01.0052.00187</text:p>
          </table:table-cell>
          <table:table-cell office:value-type="string" table:style-name="ce1">
            <text:p>Paket Kegiatan Rapat Pertemuan Di Luar Kantor Setingkat Eselon II Halfday Gorontalo</text:p>
          </table:table-cell>
          <table:table-cell office:value-type="string" table:style-name="ce1">
            <text:p>Paket Kegiatan Rapat Pertemuan Di Luar Kantor Setingkat Eselon II Halfday Gorontalo</text:p>
          </table:table-cell>
          <table:table-cell office:value-type="string" table:style-name="ce1">
            <text:p>Orang / Kali</text:p>
          </table:table-cell>
          <table:table-cell office:value-type="float" office:value="175000" table:style-name="ce1">
            <text:p>1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9" table:style-name="ce1">
            <text:p>7228609</text:p>
          </table:table-cell>
          <table:table-cell office:value-type="string" table:style-name="ce1">
            <text:p>8.1.02.01.01.0052.00186</text:p>
          </table:table-cell>
          <table:table-cell office:value-type="string" table:style-name="ce1">
            <text:p>Paket Kegiatan Rapat Pertemuan Di Luar Kantor Setingkat Eselon II Halfday Sulawesi Utara</text:p>
          </table:table-cell>
          <table:table-cell office:value-type="string" table:style-name="ce1">
            <text:p>Paket Kegiatan Rapat Pertemuan Di Luar Kantor Setingkat Eselon II Halfday Sulawesi Utara</text:p>
          </table:table-cell>
          <table:table-cell office:value-type="string" table:style-name="ce1">
            <text:p>Orang / Kali</text:p>
          </table:table-cell>
          <table:table-cell office:value-type="float" office:value="185000" table:style-name="ce1">
            <text:p>18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8" table:style-name="ce1">
            <text:p>7228608</text:p>
          </table:table-cell>
          <table:table-cell office:value-type="string" table:style-name="ce1">
            <text:p>8.1.02.01.01.0052.00185</text:p>
          </table:table-cell>
          <table:table-cell office:value-type="string" table:style-name="ce1">
            <text:p>Paket Kegiatan Rapat Pertemuan Di Luar Kantor Setingkat Eselon II Residence Papua</text:p>
          </table:table-cell>
          <table:table-cell office:value-type="string" table:style-name="ce1">
            <text:p>Paket Kegiatan Rapat Pertemuan Di Luar Kantor Setingkat Eselon II Residence Papua</text:p>
          </table:table-cell>
          <table:table-cell office:value-type="string" table:style-name="ce1">
            <text:p>Orang / Kali</text:p>
          </table:table-cell>
          <table:table-cell office:value-type="float" office:value="771000" table:style-name="ce1">
            <text:p>77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7" table:style-name="ce1">
            <text:p>7228607</text:p>
          </table:table-cell>
          <table:table-cell office:value-type="string" table:style-name="ce1">
            <text:p>8.1.02.01.01.0052.00184</text:p>
          </table:table-cell>
          <table:table-cell office:value-type="string" table:style-name="ce1">
            <text:p>Paket Kegiatan Rapat Pertemuan Di Luar Kantor Setingkat Eselon II Residence Papua Barat</text:p>
          </table:table-cell>
          <table:table-cell office:value-type="string" table:style-name="ce1">
            <text:p>Paket Kegiatan Rapat Pertemuan Di Luar Kantor Setingkat Eselon II Residence Papua Barat</text:p>
          </table:table-cell>
          <table:table-cell office:value-type="string" table:style-name="ce1">
            <text:p>Orang / Kali</text:p>
          </table:table-cell>
          <table:table-cell office:value-type="float" office:value="705000" table:style-name="ce1">
            <text:p>70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6" table:style-name="ce1">
            <text:p>7228606</text:p>
          </table:table-cell>
          <table:table-cell office:value-type="string" table:style-name="ce1">
            <text:p>8.1.02.01.01.0052.00183</text:p>
          </table:table-cell>
          <table:table-cell office:value-type="string" table:style-name="ce1">
            <text:p>Paket Kegiatan Rapat Pertemuan Di Luar Kantor Kepala Daerah Atau Eselon I Full Day Kalimantan Utara</text:p>
          </table:table-cell>
          <table:table-cell office:value-type="string" table:style-name="ce1">
            <text:p>Paket Kegiatan Rapat Pertemuan Di Luar Kantor Kepala Daerah Atau Eselon I Full Day Kalimantan Utara</text:p>
          </table:table-cell>
          <table:table-cell office:value-type="string" table:style-name="ce1">
            <text:p>Orang / Kali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5" table:style-name="ce1">
            <text:p>7228605</text:p>
          </table:table-cell>
          <table:table-cell office:value-type="string" table:style-name="ce1">
            <text:p>8.1.02.01.01.0052.00182</text:p>
          </table:table-cell>
          <table:table-cell office:value-type="string" table:style-name="ce1">
            <text:p>Paket Kegiatan Rapat Pertemuan Di Luar Kantor Kepala Daerah Atau Eselon I Full Day Sulawesi Utara</text:p>
          </table:table-cell>
          <table:table-cell office:value-type="string" table:style-name="ce1">
            <text:p>Paket Kegiatan Rapat Pertemuan Di Luar Kantor Kepala Daerah Atau Eselon I Full Day Sulawesi Utara</text:p>
          </table:table-cell>
          <table:table-cell office:value-type="string" table:style-name="ce1">
            <text:p>Orang / Kali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4" table:style-name="ce1">
            <text:p>7228604</text:p>
          </table:table-cell>
          <table:table-cell office:value-type="string" table:style-name="ce1">
            <text:p>8.1.02.01.01.0052.00181</text:p>
          </table:table-cell>
          <table:table-cell office:value-type="string" table:style-name="ce1">
            <text:p>Paket Kegiatan Rapat Pertemuan Di Luar Kantor Kepala Daerah Atau Eselon I Full Day Gorontalo</text:p>
          </table:table-cell>
          <table:table-cell office:value-type="string" table:style-name="ce1">
            <text:p>Paket Kegiatan Rapat Pertemuan Di Luar Kantor Kepala Daerah Atau Eselon I Full Day Gorontalo</text:p>
          </table:table-cell>
          <table:table-cell office:value-type="string" table:style-name="ce1">
            <text:p>Orang / Kali</text:p>
          </table:table-cell>
          <table:table-cell office:value-type="float" office:value="393000" table:style-name="ce1">
            <text:p>39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3" table:style-name="ce1">
            <text:p>7228603</text:p>
          </table:table-cell>
          <table:table-cell office:value-type="string" table:style-name="ce1">
            <text:p>8.1.02.01.01.0052.00180</text:p>
          </table:table-cell>
          <table:table-cell office:value-type="string" table:style-name="ce1">
            <text:p>Paket Kegiatan Rapat Pertemuan Di Luar Kantor Kepala Daerah Atau Eselon I Full Day Sulawesi Barat</text:p>
          </table:table-cell>
          <table:table-cell office:value-type="string" table:style-name="ce1">
            <text:p>Paket Kegiatan Rapat Pertemuan Di Luar Kantor Kepala Daerah Atau Eselon I Full Day Sulawesi Barat</text:p>
          </table:table-cell>
          <table:table-cell office:value-type="string" table:style-name="ce1">
            <text:p>Orang / Kali</text:p>
          </table:table-cell>
          <table:table-cell office:value-type="float" office:value="382000" table:style-name="ce1">
            <text:p>38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2" table:style-name="ce1">
            <text:p>7228602</text:p>
          </table:table-cell>
          <table:table-cell office:value-type="string" table:style-name="ce1">
            <text:p>8.1.02.01.01.0052.00179</text:p>
          </table:table-cell>
          <table:table-cell office:value-type="string" table:style-name="ce1">
            <text:p>Paket Kegiatan Rapat Pertemuan Di Luar Kantor Kepala Daerah Atau Eselon I Full Day Sulawesi Selatan</text:p>
          </table:table-cell>
          <table:table-cell office:value-type="string" table:style-name="ce1">
            <text:p>Paket Kegiatan Rapat Pertemuan Di Luar Kantor Kepala Daerah Atau Eselon I Full Day Sulawesi Selatan</text:p>
          </table:table-cell>
          <table:table-cell office:value-type="string" table:style-name="ce1">
            <text:p>Orang / Kali</text:p>
          </table:table-cell>
          <table:table-cell office:value-type="float" office:value="410000" table:style-name="ce1">
            <text:p>4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1" table:style-name="ce1">
            <text:p>7228601</text:p>
          </table:table-cell>
          <table:table-cell office:value-type="string" table:style-name="ce1">
            <text:p>8.1.02.01.01.0052.00178</text:p>
          </table:table-cell>
          <table:table-cell office:value-type="string" table:style-name="ce1">
            <text:p>Paket Kegiatan Rapat Pertemuan Di Luar Kantor Setingkat Eselon II Halfday Kalimantan Utara</text:p>
          </table:table-cell>
          <table:table-cell office:value-type="string" table:style-name="ce1">
            <text:p>Paket Kegiatan Rapat Pertemuan Di Luar Kantor Setingkat Eselon II Halfday Kalimantan Utara</text:p>
          </table:table-cell>
          <table:table-cell office:value-type="string" table:style-name="ce1">
            <text:p>Orang / Kali</text:p>
          </table:table-cell>
          <table:table-cell office:value-type="float" office:value="207000" table:style-name="ce1">
            <text:p>20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600" table:style-name="ce1">
            <text:p>7228600</text:p>
          </table:table-cell>
          <table:table-cell office:value-type="string" table:style-name="ce1">
            <text:p>8.1.02.01.01.0052.00177</text:p>
          </table:table-cell>
          <table:table-cell office:value-type="string" table:style-name="ce1">
            <text:p>Paket Kegiatan Rapat Pertemuan Di Luar Kantor Setingkat Eselon II Halfday Kalimantan Timur</text:p>
          </table:table-cell>
          <table:table-cell office:value-type="string" table:style-name="ce1">
            <text:p>Paket Kegiatan Rapat Pertemuan Di Luar Kantor Setingkat Eselon II Halfday Kalimantan Timur</text:p>
          </table:table-cell>
          <table:table-cell office:value-type="string" table:style-name="ce1">
            <text:p>Orang / Kali</text:p>
          </table:table-cell>
          <table:table-cell office:value-type="float" office:value="207000" table:style-name="ce1">
            <text:p>20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9" table:style-name="ce1">
            <text:p>7228599</text:p>
          </table:table-cell>
          <table:table-cell office:value-type="string" table:style-name="ce1">
            <text:p>8.1.02.01.01.0052.00176</text:p>
          </table:table-cell>
          <table:table-cell office:value-type="string" table:style-name="ce1">
            <text:p>Paket Kegiatan Rapat Pertemuan Di Luar Kantor Setingkat Eselon II Halfday Kalimatan Selatan</text:p>
          </table:table-cell>
          <table:table-cell office:value-type="string" table:style-name="ce1">
            <text:p>Paket Kegiatan Rapat Pertemuan Di Luar Kantor Setingkat Eselon II Halfday Kalimatan Selatan</text:p>
          </table:table-cell>
          <table:table-cell office:value-type="string" table:style-name="ce1">
            <text:p>Orang / Kali</text:p>
          </table:table-cell>
          <table:table-cell office:value-type="float" office:value="194000" table:style-name="ce1">
            <text:p>19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8" table:style-name="ce1">
            <text:p>7228598</text:p>
          </table:table-cell>
          <table:table-cell office:value-type="string" table:style-name="ce1">
            <text:p>8.1.02.01.01.0052.00175</text:p>
          </table:table-cell>
          <table:table-cell office:value-type="string" table:style-name="ce1">
            <text:p>Paket Kegiatan Rapat Pertemuan Di Luar Kantor Setingkat Eselon III Halfday Jawa Timur</text:p>
          </table:table-cell>
          <table:table-cell office:value-type="string" table:style-name="ce1">
            <text:p>Paket Kegiatan Rapat Pertemuan Di Luar Kantor Setingkat Eselon III Halfday Jawa Timur</text:p>
          </table:table-cell>
          <table:table-cell office:value-type="string" table:style-name="ce1">
            <text:p>Orang / Kali</text:p>
          </table:table-cell>
          <table:table-cell office:value-type="float" office:value="275000" table:style-name="ce1">
            <text:p>2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7" table:style-name="ce1">
            <text:p>7228597</text:p>
          </table:table-cell>
          <table:table-cell office:value-type="string" table:style-name="ce1">
            <text:p>8.1.02.01.01.0052.00174</text:p>
          </table:table-cell>
          <table:table-cell office:value-type="string" table:style-name="ce1">
            <text:p>Paket Kegiatan Rapat Pertemuan Di Luar Kantor Setingkat Eselon III Full Day Jawa Timur</text:p>
          </table:table-cell>
          <table:table-cell office:value-type="string" table:style-name="ce1">
            <text:p>Paket Kegiatan Rapat Pertemuan Di Luar Kantor Setingkat Eselon III Full Day Jawa Timur</text:p>
          </table:table-cell>
          <table:table-cell office:value-type="string" table:style-name="ce1">
            <text:p>Orang / Kali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6" table:style-name="ce1">
            <text:p>7228596</text:p>
          </table:table-cell>
          <table:table-cell office:value-type="string" table:style-name="ce1">
            <text:p>8.1.02.01.01.0052.00173</text:p>
          </table:table-cell>
          <table:table-cell office:value-type="string" table:style-name="ce1">
            <text:p>Paket Kegiatan Rapat Pertemuan Di Luar Kantor Kepala Daerah Atau Eselon I Full Day Jawa Timur</text:p>
          </table:table-cell>
          <table:table-cell office:value-type="string" table:style-name="ce1">
            <text:p>Paket Kegiatan Rapat Pertemuan Di Luar Kantor Kepala Daerah Atau Eselon I Full Day Jawa Timur</text:p>
          </table:table-cell>
          <table:table-cell office:value-type="string" table:style-name="ce1">
            <text:p>Orang / Kali</text:p>
          </table:table-cell>
          <table:table-cell office:value-type="float" office:value="406000" table:style-name="ce1">
            <text:p>40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5" table:style-name="ce1">
            <text:p>7228595</text:p>
          </table:table-cell>
          <table:table-cell office:value-type="string" table:style-name="ce1">
            <text:p>8.1.02.01.01.0052.00172</text:p>
          </table:table-cell>
          <table:table-cell office:value-type="string" table:style-name="ce1">
            <text:p>Paket Kegiatan Rapat Pertemuan Di Luar Kantor Kepala Daerah Atau Eselon I Full Day Sulawesi Tengah</text:p>
          </table:table-cell>
          <table:table-cell office:value-type="string" table:style-name="ce1">
            <text:p>Paket Kegiatan Rapat Pertemuan Di Luar Kantor Kepala Daerah Atau Eselon I Full Day Sulawesi Tengah</text:p>
          </table:table-cell>
          <table:table-cell office:value-type="string" table:style-name="ce1">
            <text:p>Orang / Kali</text:p>
          </table:table-cell>
          <table:table-cell office:value-type="float" office:value="389000" table:style-name="ce1">
            <text:p>38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4" table:style-name="ce1">
            <text:p>7228594</text:p>
          </table:table-cell>
          <table:table-cell office:value-type="string" table:style-name="ce1">
            <text:p>8.1.02.01.01.0052.00171</text:p>
          </table:table-cell>
          <table:table-cell office:value-type="string" table:style-name="ce1">
            <text:p>Paket Kegiatan Rapat Pertemuan Di Luar Kantor Setingkat Eselon II Halfday Kalimantan Tengah</text:p>
          </table:table-cell>
          <table:table-cell office:value-type="string" table:style-name="ce1">
            <text:p>Paket Kegiatan Rapat Pertemuan Di Luar Kantor Setingkat Eselon II Halfday Kalimantan Tengah</text:p>
          </table:table-cell>
          <table:table-cell office:value-type="string" table:style-name="ce1">
            <text:p>Orang / Kali</text:p>
          </table:table-cell>
          <table:table-cell office:value-type="float" office:value="242000" table:style-name="ce1">
            <text:p>24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3" table:style-name="ce1">
            <text:p>7228593</text:p>
          </table:table-cell>
          <table:table-cell office:value-type="string" table:style-name="ce1">
            <text:p>8.1.02.01.01.0052.00170</text:p>
          </table:table-cell>
          <table:table-cell office:value-type="string" table:style-name="ce1">
            <text:p>Paket Kegiatan Rapat Pertemuan Di Luar Kantor Setingkat Eselon II Halfday Kalimantan Barat</text:p>
          </table:table-cell>
          <table:table-cell office:value-type="string" table:style-name="ce1">
            <text:p>Paket Kegiatan Rapat Pertemuan Di Luar Kantor Setingkat Eselon II Halfday Kalimantan Barat</text:p>
          </table:table-cell>
          <table:table-cell office:value-type="string" table:style-name="ce1">
            <text:p>Orang / Kali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2" table:style-name="ce1">
            <text:p>7228592</text:p>
          </table:table-cell>
          <table:table-cell office:value-type="string" table:style-name="ce1">
            <text:p>8.1.02.01.01.0052.00169</text:p>
          </table:table-cell>
          <table:table-cell office:value-type="string" table:style-name="ce1">
            <text:p>Paket Kegiatan Rapat Pertemuan Di Luar Kantor Kepala Daerah Atau Eselon I Full Day Sumatera Barat</text:p>
          </table:table-cell>
          <table:table-cell office:value-type="string" table:style-name="ce1">
            <text:p>Paket Kegiatan Rapat Pertemuan Di Luar Kantor Kepala Daerah Atau Eselon I Full Day Sumatera Barat</text:p>
          </table:table-cell>
          <table:table-cell office:value-type="string" table:style-name="ce1">
            <text:p>Orang / Kali</text:p>
          </table:table-cell>
          <table:table-cell office:value-type="float" office:value="310000" table:style-name="ce1">
            <text:p>3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1" table:style-name="ce1">
            <text:p>7228591</text:p>
          </table:table-cell>
          <table:table-cell office:value-type="string" table:style-name="ce1">
            <text:p>8.1.02.01.01.0052.00168</text:p>
          </table:table-cell>
          <table:table-cell office:value-type="string" table:style-name="ce1">
            <text:p>Paket Kegiatan Rapat Pertemuan Di Luar Kantor Kepala Daerah Atau Eselon I Full Day Bali</text:p>
          </table:table-cell>
          <table:table-cell office:value-type="string" table:style-name="ce1">
            <text:p>Paket Kegiatan Rapat Pertemuan Di Luar Kantor Kepala Daerah Atau Eselon I Full Day Bali</text:p>
          </table:table-cell>
          <table:table-cell office:value-type="string" table:style-name="ce1">
            <text:p>Orang / Kali</text:p>
          </table:table-cell>
          <table:table-cell office:value-type="float" office:value="490000" table:style-name="ce1">
            <text:p>4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90" table:style-name="ce1">
            <text:p>7228590</text:p>
          </table:table-cell>
          <table:table-cell office:value-type="string" table:style-name="ce1">
            <text:p>8.1.02.01.01.0052.00167</text:p>
          </table:table-cell>
          <table:table-cell office:value-type="string" table:style-name="ce1">
            <text:p>Paket Kegiatan Rapat Pertemuan Di Luar Kantor Setingkat Eselon II Halfday Nusa Tenggara Timur</text:p>
          </table:table-cell>
          <table:table-cell office:value-type="string" table:style-name="ce1">
            <text:p>Paket Kegiatan Rapat Pertemuan Di Luar Kantor Setingkat Eselon II Halfday Nusa Tenggara Timur</text:p>
          </table:table-cell>
          <table:table-cell office:value-type="string" table:style-name="ce1">
            <text:p>Orang / Kali</text:p>
          </table:table-cell>
          <table:table-cell office:value-type="float" office:value="271000" table:style-name="ce1">
            <text:p>27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89" table:style-name="ce1">
            <text:p>7228589</text:p>
          </table:table-cell>
          <table:table-cell office:value-type="string" table:style-name="ce1">
            <text:p>8.1.02.01.01.0052.00166</text:p>
          </table:table-cell>
          <table:table-cell office:value-type="string" table:style-name="ce1">
            <text:p>Paket Kegiatan Rapat Pertemuan Di Luar Kantor Kepala Daerah Atau Eselon I Full Day Sulawesi Tenggara</text:p>
          </table:table-cell>
          <table:table-cell office:value-type="string" table:style-name="ce1">
            <text:p>Paket Kegiatan Rapat Pertemuan Di Luar Kantor Kepala Daerah Atau Eselon I Full Day Sulawesi Tenggara</text:p>
          </table:table-cell>
          <table:table-cell office:value-type="string" table:style-name="ce1">
            <text:p>Orang / Kali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88" table:style-name="ce1">
            <text:p>7228588</text:p>
          </table:table-cell>
          <table:table-cell office:value-type="string" table:style-name="ce1">
            <text:p>8.1.02.01.01.0052.00165</text:p>
          </table:table-cell>
          <table:table-cell office:value-type="string" table:style-name="ce1">
            <text:p>Paket Kegiatan Rapat Pertemuan Di Luar Kantor Setingkat Eselon II Halfday Nusa Tenggara Barat</text:p>
          </table:table-cell>
          <table:table-cell office:value-type="string" table:style-name="ce1">
            <text:p>Paket Kegiatan Rapat Pertemuan Di Luar Kantor Setingkat Eselon II Halfday Nusa Tenggara Barat</text:p>
          </table:table-cell>
          <table:table-cell office:value-type="string" table:style-name="ce1">
            <text:p>Orang / Kali</text:p>
          </table:table-cell>
          <table:table-cell office:value-type="float" office:value="280000" table:style-name="ce1">
            <text:p>28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86" table:style-name="ce1">
            <text:p>7228586</text:p>
          </table:table-cell>
          <table:table-cell office:value-type="string" table:style-name="ce1">
            <text:p>8.1.02.01.01.0052.00164</text:p>
          </table:table-cell>
          <table:table-cell office:value-type="string" table:style-name="ce1">
            <text:p>Paket Kegiatan Rapat Pertemuan Di Luar Kantor Setingkat Eselon II Halfday Bali</text:p>
          </table:table-cell>
          <table:table-cell office:value-type="string" table:style-name="ce1">
            <text:p>Paket Kegiatan Rapat Pertemuan Di Luar Kantor Setingkat Eselon II Halfday Bali</text:p>
          </table:table-cell>
          <table:table-cell office:value-type="string" table:style-name="ce1">
            <text:p>Orang / Kali</text:p>
          </table:table-cell>
          <table:table-cell office:value-type="float" office:value="330000" table:style-name="ce1">
            <text:p>3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85" table:style-name="ce1">
            <text:p>7228585</text:p>
          </table:table-cell>
          <table:table-cell office:value-type="string" table:style-name="ce1">
            <text:p>8.1.02.01.01.0052.00163</text:p>
          </table:table-cell>
          <table:table-cell office:value-type="string" table:style-name="ce1">
            <text:p>Paket Kegiatan Rapat Pertemuan Di Luar Kantor Setingkat Eselon II Halfday Jawa Timur</text:p>
          </table:table-cell>
          <table:table-cell office:value-type="string" table:style-name="ce1">
            <text:p>Paket Kegiatan Rapat Pertemuan Di Luar Kantor Setingkat Eselon II Halfday Jawa Timur</text:p>
          </table:table-cell>
          <table:table-cell office:value-type="string" table:style-name="ce1">
            <text:p>Orang / Kali</text:p>
          </table:table-cell>
          <table:table-cell office:value-type="float" office:value="338000" table:style-name="ce1">
            <text:p>33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84" table:style-name="ce1">
            <text:p>7228584</text:p>
          </table:table-cell>
          <table:table-cell office:value-type="string" table:style-name="ce1">
            <text:p>8.1.02.01.01.0052.00162</text:p>
          </table:table-cell>
          <table:table-cell office:value-type="string" table:style-name="ce1">
            <text:p>Paket Kegiatan Rapat Pertemuan Di Luar Kantor Setingkat Eselon II Halfday Di Yogyakarta</text:p>
          </table:table-cell>
          <table:table-cell office:value-type="string" table:style-name="ce1">
            <text:p>Paket Kegiatan Rapat Pertemuan Di Luar Kantor Setingkat Eselon II Halfday Di Yogyakarta</text:p>
          </table:table-cell>
          <table:table-cell office:value-type="string" table:style-name="ce1">
            <text:p>Orang / Kali</text:p>
          </table:table-cell>
          <table:table-cell office:value-type="float" office:value="210000" table:style-name="ce1">
            <text:p>2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83" table:style-name="ce1">
            <text:p>7228583</text:p>
          </table:table-cell>
          <table:table-cell office:value-type="string" table:style-name="ce1">
            <text:p>8.1.02.01.01.0052.00161</text:p>
          </table:table-cell>
          <table:table-cell office:value-type="string" table:style-name="ce1">
            <text:p>Paket Kegiatan Rapat Pertemuan Di Luar Kantor Setingkat Eselon II Halfday Jawa Tengah</text:p>
          </table:table-cell>
          <table:table-cell office:value-type="string" table:style-name="ce1">
            <text:p>Paket Kegiatan Rapat Pertemuan Di Luar Kantor Setingkat Eselon II Halfday Jawa Tengah</text:p>
          </table:table-cell>
          <table:table-cell office:value-type="string" table:style-name="ce1">
            <text:p>Orang / Kali</text:p>
          </table:table-cell>
          <table:table-cell office:value-type="float" office:value="191000" table:style-name="ce1">
            <text:p>19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82" table:style-name="ce1">
            <text:p>7228582</text:p>
          </table:table-cell>
          <table:table-cell office:value-type="string" table:style-name="ce1">
            <text:p>8.1.02.01.01.0052.00160</text:p>
          </table:table-cell>
          <table:table-cell office:value-type="string" table:style-name="ce1">
            <text:p>Paket Kegiatan Rapat Pertemuan Di Luar Kantor Setingkat Eselon II Halfday Dki Jakarta</text:p>
          </table:table-cell>
          <table:table-cell office:value-type="string" table:style-name="ce1">
            <text:p>Paket Kegiatan Rapat Pertemuan Di Luar Kantor Setingkat Eselon II Halfday Dki Jakarta</text:p>
          </table:table-cell>
          <table:table-cell office:value-type="string" table:style-name="ce1">
            <text:p>Orang / Kali</text:p>
          </table:table-cell>
          <table:table-cell office:value-type="float" office:value="354000" table:style-name="ce1">
            <text:p>35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81" table:style-name="ce1">
            <text:p>7228581</text:p>
          </table:table-cell>
          <table:table-cell office:value-type="string" table:style-name="ce1">
            <text:p>8.1.02.01.01.0052.00159</text:p>
          </table:table-cell>
          <table:table-cell office:value-type="string" table:style-name="ce1">
            <text:p>Paket Kegiatan Rapat Pertemuan Di Luar Kantor Setingkat Eselon II Halfday Jawa Barat</text:p>
          </table:table-cell>
          <table:table-cell office:value-type="string" table:style-name="ce1">
            <text:p>Paket Kegiatan Rapat Pertemuan Di Luar Kantor Setingkat Eselon II Halfday Jawa Barat</text:p>
          </table:table-cell>
          <table:table-cell office:value-type="string" table:style-name="ce1">
            <text:p>Orang / Kali</text:p>
          </table:table-cell>
          <table:table-cell office:value-type="float" office:value="331000" table:style-name="ce1">
            <text:p>33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79" table:style-name="ce1">
            <text:p>7228579</text:p>
          </table:table-cell>
          <table:table-cell office:value-type="string" table:style-name="ce1">
            <text:p>8.1.02.01.01.0052.00158</text:p>
          </table:table-cell>
          <table:table-cell office:value-type="string" table:style-name="ce1">
            <text:p>Paket Kegiatan Rapat Pertemuan Di Luar Kantor Setingkat Eselon II Halfday Banten</text:p>
          </table:table-cell>
          <table:table-cell office:value-type="string" table:style-name="ce1">
            <text:p>Paket Kegiatan Rapat Pertemuan Di Luar Kantor Setingkat Eselon II Halfday Banten</text:p>
          </table:table-cell>
          <table:table-cell office:value-type="string" table:style-name="ce1">
            <text:p>Orang / Kali</text:p>
          </table:table-cell>
          <table:table-cell office:value-type="float" office:value="275000" table:style-name="ce1">
            <text:p>2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78" table:style-name="ce1">
            <text:p>7228578</text:p>
          </table:table-cell>
          <table:table-cell office:value-type="string" table:style-name="ce1">
            <text:p>8.1.02.01.01.0052.00157</text:p>
          </table:table-cell>
          <table:table-cell office:value-type="string" table:style-name="ce1">
            <text:p>Paket Kegiatan Rapat Pertemuan Di Luar Kantor Setingkat Eselon II Halfday Bangka Belitung</text:p>
          </table:table-cell>
          <table:table-cell office:value-type="string" table:style-name="ce1">
            <text:p>Paket Kegiatan Rapat Pertemuan Di Luar Kantor Setingkat Eselon II Halfday Bangka Belitung</text:p>
          </table:table-cell>
          <table:table-cell office:value-type="string" table:style-name="ce1">
            <text:p>Orang / Kali</text:p>
          </table:table-cell>
          <table:table-cell office:value-type="float" office:value="299000" table:style-name="ce1">
            <text:p>29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76" table:style-name="ce1">
            <text:p>7228576</text:p>
          </table:table-cell>
          <table:table-cell office:value-type="string" table:style-name="ce1">
            <text:p>8.1.02.01.01.0052.00156</text:p>
          </table:table-cell>
          <table:table-cell office:value-type="string" table:style-name="ce1">
            <text:p>Paket Kegiatan Rapat Pertemuan Di Luar Kantor Setingkat Eselon II Halfday Bengkulu</text:p>
          </table:table-cell>
          <table:table-cell office:value-type="string" table:style-name="ce1">
            <text:p>Paket Kegiatan Rapat Pertemuan Di Luar Kantor Setingkat Eselon II Halfday Bengkulu</text:p>
          </table:table-cell>
          <table:table-cell office:value-type="string" table:style-name="ce1">
            <text:p>Orang / Kali</text:p>
          </table:table-cell>
          <table:table-cell office:value-type="float" office:value="214000" table:style-name="ce1">
            <text:p>21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75" table:style-name="ce1">
            <text:p>7228575</text:p>
          </table:table-cell>
          <table:table-cell office:value-type="string" table:style-name="ce1">
            <text:p>8.1.02.01.01.0052.00155</text:p>
          </table:table-cell>
          <table:table-cell office:value-type="string" table:style-name="ce1">
            <text:p>Paket Kegiatan Rapat Pertemuan Di Luar Kantor Setingkat Eselon II Halfday Lampung</text:p>
          </table:table-cell>
          <table:table-cell office:value-type="string" table:style-name="ce1">
            <text:p>Paket Kegiatan Rapat Pertemuan Di Luar Kantor Setingkat Eselon II Halfday Lampung</text:p>
          </table:table-cell>
          <table:table-cell office:value-type="string" table:style-name="ce1">
            <text:p>Orang / Kali</text:p>
          </table:table-cell>
          <table:table-cell office:value-type="float" office:value="216000" table:style-name="ce1">
            <text:p>21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74" table:style-name="ce1">
            <text:p>7228574</text:p>
          </table:table-cell>
          <table:table-cell office:value-type="string" table:style-name="ce1">
            <text:p>8.1.02.01.01.0052.00154</text:p>
          </table:table-cell>
          <table:table-cell office:value-type="string" table:style-name="ce1">
            <text:p>Paket Kegiatan Rapat Pertemuan Di Luar Kantor Setingkat Eselon II Halfday Sumatera Selatan</text:p>
          </table:table-cell>
          <table:table-cell office:value-type="string" table:style-name="ce1">
            <text:p>Paket Kegiatan Rapat Pertemuan Di Luar Kantor Setingkat Eselon II Halfday Sumatera Selatan</text:p>
          </table:table-cell>
          <table:table-cell office:value-type="string" table:style-name="ce1">
            <text:p>Orang / Kali</text:p>
          </table:table-cell>
          <table:table-cell office:value-type="float" office:value="218000" table:style-name="ce1">
            <text:p>21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73" table:style-name="ce1">
            <text:p>7228573</text:p>
          </table:table-cell>
          <table:table-cell office:value-type="string" table:style-name="ce1">
            <text:p>8.1.02.01.01.0052.00153</text:p>
          </table:table-cell>
          <table:table-cell office:value-type="string" table:style-name="ce1">
            <text:p>Paket Kegiatan Rapat Pertemuan Di Luar Kantor Setingkat Eselon II Halfday Sumatera Barat</text:p>
          </table:table-cell>
          <table:table-cell office:value-type="string" table:style-name="ce1">
            <text:p>Paket Kegiatan Rapat Pertemuan Di Luar Kantor Setingkat Eselon II Halfday Sumatera Barat</text:p>
          </table:table-cell>
          <table:table-cell office:value-type="string" table:style-name="ce1">
            <text:p>Orang / Kali</text:p>
          </table:table-cell>
          <table:table-cell office:value-type="float" office:value="173000" table:style-name="ce1">
            <text:p>17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72" table:style-name="ce1">
            <text:p>7228572</text:p>
          </table:table-cell>
          <table:table-cell office:value-type="string" table:style-name="ce1">
            <text:p>8.1.02.01.01.0052.00152</text:p>
          </table:table-cell>
          <table:table-cell office:value-type="string" table:style-name="ce1">
            <text:p>Paket Kegiatan Rapat Pertemuan Di Luar Kantor Setingkat Eselon II Halfday Jambi</text:p>
          </table:table-cell>
          <table:table-cell office:value-type="string" table:style-name="ce1">
            <text:p>Paket Kegiatan Rapat Pertemuan Di Luar Kantor Setingkat Eselon II Halfday Jambi</text:p>
          </table:table-cell>
          <table:table-cell office:value-type="string" table:style-name="ce1">
            <text:p>Orang / Kali</text:p>
          </table:table-cell>
          <table:table-cell office:value-type="float" office:value="215000" table:style-name="ce1">
            <text:p>21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71" table:style-name="ce1">
            <text:p>7228571</text:p>
          </table:table-cell>
          <table:table-cell office:value-type="string" table:style-name="ce1">
            <text:p>8.1.02.01.01.0052.00151</text:p>
          </table:table-cell>
          <table:table-cell office:value-type="string" table:style-name="ce1">
            <text:p>Paket Kegiatan Rapat Pertemuan Di Luar Kantor Setingkat Eselon II Halfday Kepulauan Riau</text:p>
          </table:table-cell>
          <table:table-cell office:value-type="string" table:style-name="ce1">
            <text:p>Paket Kegiatan Rapat Pertemuan Di Luar Kantor Setingkat Eselon II Halfday Kepulauan Riau</text:p>
          </table:table-cell>
          <table:table-cell office:value-type="string" table:style-name="ce1">
            <text:p>Orang / Kali</text:p>
          </table:table-cell>
          <table:table-cell office:value-type="float" office:value="227000" table:style-name="ce1">
            <text:p>22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70" table:style-name="ce1">
            <text:p>7228570</text:p>
          </table:table-cell>
          <table:table-cell office:value-type="string" table:style-name="ce1">
            <text:p>8.1.02.01.01.0052.00150</text:p>
          </table:table-cell>
          <table:table-cell office:value-type="string" table:style-name="ce1">
            <text:p>Paket Kegiatan Rapat Pertemuan Di Luar Kantor Kepala Daerah Atau Eselon I Fullboard Jawa Barat</text:p>
          </table:table-cell>
          <table:table-cell office:value-type="string" table:style-name="ce1">
            <text:p>Paket Kegiatan Rapat Pertemuan Di Luar Kantor Kepala Daerah Atau Eselon I Fullboard Jawa Barat</text:p>
          </table:table-cell>
          <table:table-cell office:value-type="string" table:style-name="ce1">
            <text:p>Orang / Kali</text:p>
          </table:table-cell>
          <table:table-cell office:value-type="float" office:value="1110000" table:style-name="ce1">
            <text:p>11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9" table:style-name="ce1">
            <text:p>7228569</text:p>
          </table:table-cell>
          <table:table-cell office:value-type="string" table:style-name="ce1">
            <text:p>8.1.02.01.01.0052.00149</text:p>
          </table:table-cell>
          <table:table-cell office:value-type="string" table:style-name="ce1">
            <text:p>Paket Kegiatan Rapat Pertemuan Di Luar Kantor Setingkat Eselon II Halfday Riau</text:p>
          </table:table-cell>
          <table:table-cell office:value-type="string" table:style-name="ce1">
            <text:p>Paket Kegiatan Rapat Pertemuan Di Luar Kantor Setingkat Eselon II Halfday Riau</text:p>
          </table:table-cell>
          <table:table-cell office:value-type="string" table:style-name="ce1">
            <text:p>Orang / Kali</text:p>
          </table:table-cell>
          <table:table-cell office:value-type="float" office:value="185000" table:style-name="ce1">
            <text:p>18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8" table:style-name="ce1">
            <text:p>7228568</text:p>
          </table:table-cell>
          <table:table-cell office:value-type="string" table:style-name="ce1">
            <text:p>8.1.02.01.01.0052.00148</text:p>
          </table:table-cell>
          <table:table-cell office:value-type="string" table:style-name="ce1">
            <text:p>Paket Kegiatan Rapat Pertemuan Di Luar Kantor Setingkat Eselon II Halfday Sumatera Utara</text:p>
          </table:table-cell>
          <table:table-cell office:value-type="string" table:style-name="ce1">
            <text:p>Paket Kegiatan Rapat Pertemuan Di Luar Kantor Setingkat Eselon II Halfday Sumatera Utara</text:p>
          </table:table-cell>
          <table:table-cell office:value-type="string" table:style-name="ce1">
            <text:p>Orang / Kali</text:p>
          </table:table-cell>
          <table:table-cell office:value-type="float" office:value="178000" table:style-name="ce1">
            <text:p>17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7" table:style-name="ce1">
            <text:p>7228567</text:p>
          </table:table-cell>
          <table:table-cell office:value-type="string" table:style-name="ce1">
            <text:p>8.1.02.01.01.0052.00147</text:p>
          </table:table-cell>
          <table:table-cell office:value-type="string" table:style-name="ce1">
            <text:p>Paket Kegiatan Rapat Pertemuan Di Luar Kantor Setingkat Eselon II Halfday Aceh</text:p>
          </table:table-cell>
          <table:table-cell office:value-type="string" table:style-name="ce1">
            <text:p>Paket Kegiatan Rapat Pertemuan Di Luar Kantor Setingkat Eselon II Halfday Aceh</text:p>
          </table:table-cell>
          <table:table-cell office:value-type="string" table:style-name="ce1">
            <text:p>Orang / Kali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6" table:style-name="ce1">
            <text:p>7228566</text:p>
          </table:table-cell>
          <table:table-cell office:value-type="string" table:style-name="ce1">
            <text:p>8.1.02.01.01.0052.00146</text:p>
          </table:table-cell>
          <table:table-cell office:value-type="string" table:style-name="ce1">
            <text:p>Paket Kegiatan Rapat Pertemuan Di Luar Kantor Kepala Daerah Atau Eselon I Residence Papua Barat</text:p>
          </table:table-cell>
          <table:table-cell office:value-type="string" table:style-name="ce1">
            <text:p>Paket Kegiatan Rapat Pertemuan Di Luar Kantor Kepala Daerah Atau Eselon I Residence Papua Barat</text:p>
          </table:table-cell>
          <table:table-cell office:value-type="string" table:style-name="ce1">
            <text:p>Orang / Kali</text:p>
          </table:table-cell>
          <table:table-cell office:value-type="float" office:value="818000" table:style-name="ce1">
            <text:p>81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5" table:style-name="ce1">
            <text:p>7228565</text:p>
          </table:table-cell>
          <table:table-cell office:value-type="string" table:style-name="ce1">
            <text:p>8.1.02.01.01.0052.00145</text:p>
          </table:table-cell>
          <table:table-cell office:value-type="string" table:style-name="ce1">
            <text:p>Paket Kegiatan Rapat Pertemuan Di Luar Kantor Kepala Daerah Atau Eselon I Residence Papua</text:p>
          </table:table-cell>
          <table:table-cell office:value-type="string" table:style-name="ce1">
            <text:p>Paket Kegiatan Rapat Pertemuan Di Luar Kantor Kepala Daerah Atau Eselon I Residence Papua</text:p>
          </table:table-cell>
          <table:table-cell office:value-type="string" table:style-name="ce1">
            <text:p>Orang / Kali</text:p>
          </table:table-cell>
          <table:table-cell office:value-type="float" office:value="854000" table:style-name="ce1">
            <text:p>85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4" table:style-name="ce1">
            <text:p>7228564</text:p>
          </table:table-cell>
          <table:table-cell office:value-type="string" table:style-name="ce1">
            <text:p>8.1.02.01.01.0052.00144</text:p>
          </table:table-cell>
          <table:table-cell office:value-type="string" table:style-name="ce1">
            <text:p>Paket Kegiatan Rapat Pertemuan Di Luar Kantor Kepala Daerah Atau Eselon I Residence Maluku Utara</text:p>
          </table:table-cell>
          <table:table-cell office:value-type="string" table:style-name="ce1">
            <text:p>Paket Kegiatan Rapat Pertemuan Di Luar Kantor Kepala Daerah Atau Eselon I Residence Maluku Utara</text:p>
          </table:table-cell>
          <table:table-cell office:value-type="string" table:style-name="ce1">
            <text:p>Orang / Kali</text:p>
          </table:table-cell>
          <table:table-cell office:value-type="float" office:value="814000" table:style-name="ce1">
            <text:p>81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3" table:style-name="ce1">
            <text:p>7228563</text:p>
          </table:table-cell>
          <table:table-cell office:value-type="string" table:style-name="ce1">
            <text:p>8.1.02.01.01.0052.00143</text:p>
          </table:table-cell>
          <table:table-cell office:value-type="string" table:style-name="ce1">
            <text:p>Paket Kegiatan Rapat Pertemuan Di Luar Kantor Kepala Daerah Atau Eselon I Residence Maluku</text:p>
          </table:table-cell>
          <table:table-cell office:value-type="string" table:style-name="ce1">
            <text:p>Paket Kegiatan Rapat Pertemuan Di Luar Kantor Kepala Daerah Atau Eselon I Residence Maluku</text:p>
          </table:table-cell>
          <table:table-cell office:value-type="string" table:style-name="ce1">
            <text:p>Orang / Kali</text:p>
          </table:table-cell>
          <table:table-cell office:value-type="float" office:value="760000" table:style-name="ce1">
            <text:p>7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2" table:style-name="ce1">
            <text:p>7228562</text:p>
          </table:table-cell>
          <table:table-cell office:value-type="string" table:style-name="ce1">
            <text:p>8.1.02.01.01.0052.00142</text:p>
          </table:table-cell>
          <table:table-cell office:value-type="string" table:style-name="ce1">
            <text:p>Paket Kegiatan Rapat Pertemuan Di Luar Kantor Kepala Daerah Atau Eselon I Residence Sulawesi Tenggara</text:p>
          </table:table-cell>
          <table:table-cell office:value-type="string" table:style-name="ce1">
            <text:p>Paket Kegiatan Rapat Pertemuan Di Luar Kantor Kepala Daerah Atau Eselon I Residence Sulawesi Tenggara</text:p>
          </table:table-cell>
          <table:table-cell office:value-type="string" table:style-name="ce1">
            <text:p>Orang / Kali</text:p>
          </table:table-cell>
          <table:table-cell office:value-type="float" office:value="587000" table:style-name="ce1">
            <text:p>58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1" table:style-name="ce1">
            <text:p>7228561</text:p>
          </table:table-cell>
          <table:table-cell office:value-type="string" table:style-name="ce1">
            <text:p>8.1.02.01.01.0052.00141</text:p>
          </table:table-cell>
          <table:table-cell office:value-type="string" table:style-name="ce1">
            <text:p>Paket Kegiatan Rapat Pertemuan Di Luar Kantor Kepala Daerah Atau Eselon I Residence Sulawesi Tengah</text:p>
          </table:table-cell>
          <table:table-cell office:value-type="string" table:style-name="ce1">
            <text:p>Paket Kegiatan Rapat Pertemuan Di Luar Kantor Kepala Daerah Atau Eselon I Residence Sulawesi Tengah</text:p>
          </table:table-cell>
          <table:table-cell office:value-type="string" table:style-name="ce1">
            <text:p>Orang / Kali</text:p>
          </table:table-cell>
          <table:table-cell office:value-type="float" office:value="672000" table:style-name="ce1">
            <text:p>67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60" table:style-name="ce1">
            <text:p>7228560</text:p>
          </table:table-cell>
          <table:table-cell office:value-type="string" table:style-name="ce1">
            <text:p>8.1.02.01.01.0052.00140</text:p>
          </table:table-cell>
          <table:table-cell office:value-type="string" table:style-name="ce1">
            <text:p>Paket Kegiatan Rapat Pertemuan Di Luar Kantor Kepala Daerah Atau Eselon I Residence Sulawesi Selatan</text:p>
          </table:table-cell>
          <table:table-cell office:value-type="string" table:style-name="ce1">
            <text:p>Paket Kegiatan Rapat Pertemuan Di Luar Kantor Kepala Daerah Atau Eselon I Residence Sulawesi Selatan</text:p>
          </table:table-cell>
          <table:table-cell office:value-type="string" table:style-name="ce1">
            <text:p>Orang / Kali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9" table:style-name="ce1">
            <text:p>7228559</text:p>
          </table:table-cell>
          <table:table-cell office:value-type="string" table:style-name="ce1">
            <text:p>8.1.02.01.01.0052.00139</text:p>
          </table:table-cell>
          <table:table-cell office:value-type="string" table:style-name="ce1">
            <text:p>Paket Kegiatan Rapat Pertemuan Di Luar Kantor Kepala Daerah Atau Eselon I Residence Sulawesi Barat</text:p>
          </table:table-cell>
          <table:table-cell office:value-type="string" table:style-name="ce1">
            <text:p>Paket Kegiatan Rapat Pertemuan Di Luar Kantor Kepala Daerah Atau Eselon I Residence Sulawesi Barat</text:p>
          </table:table-cell>
          <table:table-cell office:value-type="string" table:style-name="ce1">
            <text:p>Orang / Kali</text:p>
          </table:table-cell>
          <table:table-cell office:value-type="float" office:value="646000" table:style-name="ce1">
            <text:p>64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8" table:style-name="ce1">
            <text:p>7228558</text:p>
          </table:table-cell>
          <table:table-cell office:value-type="string" table:style-name="ce1">
            <text:p>8.1.02.01.01.0052.00138</text:p>
          </table:table-cell>
          <table:table-cell office:value-type="string" table:style-name="ce1">
            <text:p>Paket Kegiatan Rapat Pertemuan Di Luar Kantor Kepala Daerah Atau Eselon I Full Day Nusa Tenggara Barat</text:p>
          </table:table-cell>
          <table:table-cell office:value-type="string" table:style-name="ce1">
            <text:p>Paket Kegiatan Rapat Pertemuan Di Luar Kantor Kepala Daerah Atau Eselon I Full Day Nusa Tenggara Barat</text:p>
          </table:table-cell>
          <table:table-cell office:value-type="string" table:style-name="ce1">
            <text:p>Orang / Kali</text:p>
          </table:table-cell>
          <table:table-cell office:value-type="float" office:value="530000" table:style-name="ce1">
            <text:p>53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7" table:style-name="ce1">
            <text:p>7228557</text:p>
          </table:table-cell>
          <table:table-cell office:value-type="string" table:style-name="ce1">
            <text:p>8.1.02.01.01.0052.00137</text:p>
          </table:table-cell>
          <table:table-cell office:value-type="string" table:style-name="ce1">
            <text:p>Paket Kegiatan Rapat Pertemuan Di Luar Kantor Kepala Daerah Atau Eselon I Residence Gorontalo</text:p>
          </table:table-cell>
          <table:table-cell office:value-type="string" table:style-name="ce1">
            <text:p>Paket Kegiatan Rapat Pertemuan Di Luar Kantor Kepala Daerah Atau Eselon I Residence Gorontalo</text:p>
          </table:table-cell>
          <table:table-cell office:value-type="string" table:style-name="ce1">
            <text:p>Orang / Kali</text:p>
          </table:table-cell>
          <table:table-cell office:value-type="float" office:value="608000" table:style-name="ce1">
            <text:p>60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6" table:style-name="ce1">
            <text:p>7228556</text:p>
          </table:table-cell>
          <table:table-cell office:value-type="string" table:style-name="ce1">
            <text:p>8.1.02.01.01.0052.00136</text:p>
          </table:table-cell>
          <table:table-cell office:value-type="string" table:style-name="ce1">
            <text:p>Paket Kegiatan Rapat Pertemuan Di Luar Kantor Kepala Daerah Atau Eselon I Residence Sulawesi Utara</text:p>
          </table:table-cell>
          <table:table-cell office:value-type="string" table:style-name="ce1">
            <text:p>Paket Kegiatan Rapat Pertemuan Di Luar Kantor Kepala Daerah Atau Eselon I Residence Sulawesi Utara</text:p>
          </table:table-cell>
          <table:table-cell office:value-type="string" table:style-name="ce1">
            <text:p>Orang / Kali</text:p>
          </table:table-cell>
          <table:table-cell office:value-type="float" office:value="623000" table:style-name="ce1">
            <text:p>62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5" table:style-name="ce1">
            <text:p>7228555</text:p>
          </table:table-cell>
          <table:table-cell office:value-type="string" table:style-name="ce1">
            <text:p>8.1.02.01.01.0052.00135</text:p>
          </table:table-cell>
          <table:table-cell office:value-type="string" table:style-name="ce1">
            <text:p>Paket Kegiatan Rapat Pertemuan Di Luar Kantor Kepala Daerah Atau Eselon I Residence Kalimantan Utara</text:p>
          </table:table-cell>
          <table:table-cell office:value-type="string" table:style-name="ce1">
            <text:p>Paket Kegiatan Rapat Pertemuan Di Luar Kantor Kepala Daerah Atau Eselon I Residence Kalimantan Utara</text:p>
          </table:table-cell>
          <table:table-cell office:value-type="string" table:style-name="ce1">
            <text:p>Orang / Kali</text:p>
          </table:table-cell>
          <table:table-cell office:value-type="float" office:value="624000" table:style-name="ce1">
            <text:p>62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4" table:style-name="ce1">
            <text:p>7228554</text:p>
          </table:table-cell>
          <table:table-cell office:value-type="string" table:style-name="ce1">
            <text:p>8.1.02.01.01.0052.00134</text:p>
          </table:table-cell>
          <table:table-cell office:value-type="string" table:style-name="ce1">
            <text:p>Paket Kegiatan Rapat Pertemuan Di Luar Kantor Kepala Daerah Atau Eselon I Residence Kalimantan Timur</text:p>
          </table:table-cell>
          <table:table-cell office:value-type="string" table:style-name="ce1">
            <text:p>Paket Kegiatan Rapat Pertemuan Di Luar Kantor Kepala Daerah Atau Eselon I Residence Kalimantan Timur</text:p>
          </table:table-cell>
          <table:table-cell office:value-type="string" table:style-name="ce1">
            <text:p>Orang / Kali</text:p>
          </table:table-cell>
          <table:table-cell office:value-type="float" office:value="639000" table:style-name="ce1">
            <text:p>63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3" table:style-name="ce1">
            <text:p>7228553</text:p>
          </table:table-cell>
          <table:table-cell office:value-type="string" table:style-name="ce1">
            <text:p>8.1.02.01.01.0052.00133</text:p>
          </table:table-cell>
          <table:table-cell office:value-type="string" table:style-name="ce1">
            <text:p>Paket Kegiatan Rapat Pertemuan Di Luar Kantor Kepala Daerah Atau Eselon I Residence Kalimatan Selatan</text:p>
          </table:table-cell>
          <table:table-cell office:value-type="string" table:style-name="ce1">
            <text:p>Paket Kegiatan Rapat Pertemuan Di Luar Kantor Kepala Daerah Atau Eselon I Residence Kalimatan Selatan</text:p>
          </table:table-cell>
          <table:table-cell office:value-type="string" table:style-name="ce1">
            <text:p>Orang / Kali</text:p>
          </table:table-cell>
          <table:table-cell office:value-type="float" office:value="624000" table:style-name="ce1">
            <text:p>62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2" table:style-name="ce1">
            <text:p>7228552</text:p>
          </table:table-cell>
          <table:table-cell office:value-type="string" table:style-name="ce1">
            <text:p>8.1.02.01.01.0052.00132</text:p>
          </table:table-cell>
          <table:table-cell office:value-type="string" table:style-name="ce1">
            <text:p>Paket Kegiatan Rapat Pertemuan Di Luar Kantor Kepala Daerah Atau Eselon I Full Day Maluku</text:p>
          </table:table-cell>
          <table:table-cell office:value-type="string" table:style-name="ce1">
            <text:p>Paket Kegiatan Rapat Pertemuan Di Luar Kantor Kepala Daerah Atau Eselon I Full Day Maluku</text:p>
          </table:table-cell>
          <table:table-cell office:value-type="string" table:style-name="ce1">
            <text:p>Orang / Kali</text:p>
          </table:table-cell>
          <table:table-cell office:value-type="float" office:value="454000" table:style-name="ce1">
            <text:p>45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1" table:style-name="ce1">
            <text:p>7228551</text:p>
          </table:table-cell>
          <table:table-cell office:value-type="string" table:style-name="ce1">
            <text:p>8.1.02.01.01.0052.00131</text:p>
          </table:table-cell>
          <table:table-cell office:value-type="string" table:style-name="ce1">
            <text:p>Paket Kegiatan Rapat Pertemuan Di Luar Kantor Kepala Daerah Atau Eselon I Residence Kalimantan Tengah</text:p>
          </table:table-cell>
          <table:table-cell office:value-type="string" table:style-name="ce1">
            <text:p>Paket Kegiatan Rapat Pertemuan Di Luar Kantor Kepala Daerah Atau Eselon I Residence Kalimantan Tengah</text:p>
          </table:table-cell>
          <table:table-cell office:value-type="string" table:style-name="ce1">
            <text:p>Orang / Kali</text:p>
          </table:table-cell>
          <table:table-cell office:value-type="float" office:value="804000" table:style-name="ce1">
            <text:p>80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50" table:style-name="ce1">
            <text:p>7228550</text:p>
          </table:table-cell>
          <table:table-cell office:value-type="string" table:style-name="ce1">
            <text:p>8.1.02.01.01.0052.00130</text:p>
          </table:table-cell>
          <table:table-cell office:value-type="string" table:style-name="ce1">
            <text:p>Paket Kegiatan Rapat Pertemuan Di Luar Kantor Setingkat Eselon III Halfday Jawa Timur</text:p>
          </table:table-cell>
          <table:table-cell office:value-type="string" table:style-name="ce1">
            <text:p>Paket Kegiatan Rapat Pertemuan Di Luar Kantor Setingkat Eselon III Halfday Jawa Timur</text:p>
          </table:table-cell>
          <table:table-cell office:value-type="string" table:style-name="ce1">
            <text:p>Orang / Kali</text:p>
          </table:table-cell>
          <table:table-cell office:value-type="float" office:value="150000" table:style-name="ce1">
            <text:p>1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9" table:style-name="ce1">
            <text:p>7228549</text:p>
          </table:table-cell>
          <table:table-cell office:value-type="string" table:style-name="ce1">
            <text:p>8.1.02.01.01.0052.00129</text:p>
          </table:table-cell>
          <table:table-cell office:value-type="string" table:style-name="ce1">
            <text:p>Paket Kegiatan Rapat Pertemuan Di Luar Kantor Kepala Daerah Atau Eselon I Residence Kalimantan Barat</text:p>
          </table:table-cell>
          <table:table-cell office:value-type="string" table:style-name="ce1">
            <text:p>Paket Kegiatan Rapat Pertemuan Di Luar Kantor Kepala Daerah Atau Eselon I Residence Kalimantan Barat</text:p>
          </table:table-cell>
          <table:table-cell office:value-type="string" table:style-name="ce1">
            <text:p>Orang / Kali</text:p>
          </table:table-cell>
          <table:table-cell office:value-type="float" office:value="737000" table:style-name="ce1">
            <text:p>73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8" table:style-name="ce1">
            <text:p>7228548</text:p>
          </table:table-cell>
          <table:table-cell office:value-type="string" table:style-name="ce1">
            <text:p>8.1.02.01.01.0052.00128</text:p>
          </table:table-cell>
          <table:table-cell office:value-type="string" table:style-name="ce1">
            <text:p>Satuan Biaya Konsumsi Rapat Makan Rapat/Tamu Koordinasi Tingkat Kepala Daerah Eselon I Setara</text:p>
          </table:table-cell>
          <table:table-cell office:value-type="string" table:style-name="ce1">
            <text:p>Satuan Biaya Konsumsi Rapat Makan Rapat / Tamu Koordinasi Tingkat Kepala Daerah Eselon I Setara</text:p>
          </table:table-cell>
          <table:table-cell office:value-type="string" table:style-name="ce1">
            <text:p>Orang / Kali</text:p>
          </table:table-cell>
          <table:table-cell office:value-type="float" office:value="110000" table:style-name="ce1">
            <text:p>1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7" table:style-name="ce1">
            <text:p>7228547</text:p>
          </table:table-cell>
          <table:table-cell office:value-type="string" table:style-name="ce1">
            <text:p>8.1.02.01.01.0052.00127</text:p>
          </table:table-cell>
          <table:table-cell office:value-type="string" table:style-name="ce1">
            <text:p>Satuan Biaya Konsumsi Rapat Snack Kudapan/ Kue Kotak Rapat Koordinasi Tingkat Kepala Daerah Eselon I Setara</text:p>
          </table:table-cell>
          <table:table-cell office:value-type="string" table:style-name="ce1">
            <text:p>Satuan Biaya Konsumsi Rapat Snack Kudapan/ Kue Kotak Rapat /Koordinasi / Tamu Tingkat Kepala Daerah/ Eselon I Setara</text:p>
          </table:table-cell>
          <table:table-cell office:value-type="string" table:style-name="ce1">
            <text:p>Orang / Kali</text:p>
          </table:table-cell>
          <table:table-cell office:value-type="float" office:value="49000" table:style-name="ce1">
            <text:p>4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6" table:style-name="ce1">
            <text:p>7228546</text:p>
          </table:table-cell>
          <table:table-cell office:value-type="string" table:style-name="ce1">
            <text:p>8.1.02.01.01.0052.00126</text:p>
          </table:table-cell>
          <table:table-cell office:value-type="string" table:style-name="ce1">
            <text:p>Paket Kegiatan Rapat Pertemuan Di Luar Kantor Setingkat Eselon II Fullboard Kalimantan Tengah</text:p>
          </table:table-cell>
          <table:table-cell office:value-type="string" table:style-name="ce1">
            <text:p>Paket Kegiatan Rapat Pertemuan Di Luar Kantor Setingkat Eselon II Fullboard Kalimantan Tengah</text:p>
          </table:table-cell>
          <table:table-cell office:value-type="string" table:style-name="ce1">
            <text:p>Orang / Kali</text:p>
          </table:table-cell>
          <table:table-cell office:value-type="float" office:value="1031000" table:style-name="ce1">
            <text:p>103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5" table:style-name="ce1">
            <text:p>7228545</text:p>
          </table:table-cell>
          <table:table-cell office:value-type="string" table:style-name="ce1">
            <text:p>8.1.02.01.01.0052.00125</text:p>
          </table:table-cell>
          <table:table-cell office:value-type="string" table:style-name="ce1">
            <text:p>Paket Kegiatan Rapat Pertemuan Di Luar Kantor Setingkat Eselon II Fullboard Sulawesi Utara</text:p>
          </table:table-cell>
          <table:table-cell office:value-type="string" table:style-name="ce1">
            <text:p>Paket Kegiatan Rapat Pertemuan Di Luar Kantor Setingkat Eselon II Fullboard Sulawesi Utara</text:p>
          </table:table-cell>
          <table:table-cell office:value-type="string" table:style-name="ce1">
            <text:p>Orang / Kali</text:p>
          </table:table-cell>
          <table:table-cell office:value-type="float" office:value="737000" table:style-name="ce1">
            <text:p>73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4" table:style-name="ce1">
            <text:p>7228544</text:p>
          </table:table-cell>
          <table:table-cell office:value-type="string" table:style-name="ce1">
            <text:p>8.1.02.01.01.0052.00124</text:p>
          </table:table-cell>
          <table:table-cell office:value-type="string" table:style-name="ce1">
            <text:p>Paket Kegiatan Rapat Pertemuan Di Luar Kantor Setingkat Eselon II Fullboard Gorontalo</text:p>
          </table:table-cell>
          <table:table-cell office:value-type="string" table:style-name="ce1">
            <text:p>Paket Kegiatan Rapat Pertemuan Di Luar Kantor Setingkat Eselon II Fullboard Gorontalo</text:p>
          </table:table-cell>
          <table:table-cell office:value-type="string" table:style-name="ce1">
            <text:p>Orang / Kali</text:p>
          </table:table-cell>
          <table:table-cell office:value-type="float" office:value="1299000" table:style-name="ce1">
            <text:p>129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3" table:style-name="ce1">
            <text:p>7228543</text:p>
          </table:table-cell>
          <table:table-cell office:value-type="string" table:style-name="ce1">
            <text:p>8.1.02.01.01.0052.00123</text:p>
          </table:table-cell>
          <table:table-cell office:value-type="string" table:style-name="ce1">
            <text:p>Paket Kegiatan Rapat Pertemuan Di Luar Kantor Setingkat Eselon II Fullboard Sulawesi Barat</text:p>
          </table:table-cell>
          <table:table-cell office:value-type="string" table:style-name="ce1">
            <text:p>Paket Kegiatan Rapat Pertemuan Di Luar Kantor Setingkat Eselon II Fullboard Sulawesi Barat</text:p>
          </table:table-cell>
          <table:table-cell office:value-type="string" table:style-name="ce1">
            <text:p>Orang / Kali</text:p>
          </table:table-cell>
          <table:table-cell office:value-type="float" office:value="323000" table:style-name="ce1">
            <text:p>32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2" table:style-name="ce1">
            <text:p>7228542</text:p>
          </table:table-cell>
          <table:table-cell office:value-type="string" table:style-name="ce1">
            <text:p>8.1.02.01.01.0052.00122</text:p>
          </table:table-cell>
          <table:table-cell office:value-type="string" table:style-name="ce1">
            <text:p>Paket Kegiatan Rapat Pertemuan Di Luar Kantor Setingkat Eselon II Fullboard Sulawesi Selatan</text:p>
          </table:table-cell>
          <table:table-cell office:value-type="string" table:style-name="ce1">
            <text:p>Paket Kegiatan Rapat Pertemuan Di Luar Kantor Setingkat Eselon II Fullboard Sulawesi Selatan</text:p>
          </table:table-cell>
          <table:table-cell office:value-type="string" table:style-name="ce1">
            <text:p>Orang / Kali</text:p>
          </table:table-cell>
          <table:table-cell office:value-type="float" office:value="1127000" table:style-name="ce1">
            <text:p>1127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1" table:style-name="ce1">
            <text:p>7228541</text:p>
          </table:table-cell>
          <table:table-cell office:value-type="string" table:style-name="ce1">
            <text:p>8.1.02.01.01.0052.00121</text:p>
          </table:table-cell>
          <table:table-cell office:value-type="string" table:style-name="ce1">
            <text:p>Paket Kegiatan Rapat Pertemuan Di Luar Kantor Setingkat Eselon II Fullboard Sulawesi Tengah</text:p>
          </table:table-cell>
          <table:table-cell office:value-type="string" table:style-name="ce1">
            <text:p>Paket Kegiatan Rapat Pertemuan Di Luar Kantor Setingkat Eselon II Fullboard Sulawesi Tengah</text:p>
          </table:table-cell>
          <table:table-cell office:value-type="string" table:style-name="ce1">
            <text:p>Orang / Kali</text:p>
          </table:table-cell>
          <table:table-cell office:value-type="float" office:value="738000" table:style-name="ce1">
            <text:p>73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40" table:style-name="ce1">
            <text:p>7228540</text:p>
          </table:table-cell>
          <table:table-cell office:value-type="string" table:style-name="ce1">
            <text:p>8.1.02.01.01.0052.00120</text:p>
          </table:table-cell>
          <table:table-cell office:value-type="string" table:style-name="ce1">
            <text:p>Paket Kegiatan Rapat Pertemuan Di Luar Kantor Setingkat Eselon II Fullboard Sulawesi Tenggara</text:p>
          </table:table-cell>
          <table:table-cell office:value-type="string" table:style-name="ce1">
            <text:p>Paket Kegiatan Rapat Pertemuan Di Luar Kantor Setingkat Eselon II Fullboard Sulawesi Tenggara</text:p>
          </table:table-cell>
          <table:table-cell office:value-type="string" table:style-name="ce1">
            <text:p>Orang / Kali</text:p>
          </table:table-cell>
          <table:table-cell office:value-type="float" office:value="688000" table:style-name="ce1">
            <text:p>68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39" table:style-name="ce1">
            <text:p>7228539</text:p>
          </table:table-cell>
          <table:table-cell office:value-type="string" table:style-name="ce1">
            <text:p>8.1.02.01.01.0052.00119</text:p>
          </table:table-cell>
          <table:table-cell office:value-type="string" table:style-name="ce1">
            <text:p>Paket Kegiatan Rapat Pertemuan Di Luar Kantor Setingkat Eselon II Fullboard Maluku</text:p>
          </table:table-cell>
          <table:table-cell office:value-type="string" table:style-name="ce1">
            <text:p>Paket Kegiatan Rapat Pertemuan Di Luar Kantor Setingkat Eselon II Fullboard Maluku</text:p>
          </table:table-cell>
          <table:table-cell office:value-type="string" table:style-name="ce1">
            <text:p>Orang / Kali</text:p>
          </table:table-cell>
          <table:table-cell office:value-type="float" office:value="724000" table:style-name="ce1">
            <text:p>72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38" table:style-name="ce1">
            <text:p>7228538</text:p>
          </table:table-cell>
          <table:table-cell office:value-type="string" table:style-name="ce1">
            <text:p>8.1.02.01.01.0052.00118</text:p>
          </table:table-cell>
          <table:table-cell office:value-type="string" table:style-name="ce1">
            <text:p>Paket Kegiatan Rapat Pertemuan Di Luar Kantor Setingkat Eselon II Fullboard Maluku Utara</text:p>
          </table:table-cell>
          <table:table-cell office:value-type="string" table:style-name="ce1">
            <text:p>Paket Kegiatan Rapat Pertemuan Di Luar Kantor Setingkat Eselon II Fullboard Maluku Utara</text:p>
          </table:table-cell>
          <table:table-cell office:value-type="string" table:style-name="ce1">
            <text:p>Orang / Kali</text:p>
          </table:table-cell>
          <table:table-cell office:value-type="float" office:value="669000" table:style-name="ce1">
            <text:p>669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37" table:style-name="ce1">
            <text:p>7228537</text:p>
          </table:table-cell>
          <table:table-cell office:value-type="string" table:style-name="ce1">
            <text:p>8.1.02.01.01.0052.00117</text:p>
          </table:table-cell>
          <table:table-cell office:value-type="string" table:style-name="ce1">
            <text:p>Paket Kegiatan Rapat Pertemuan Di Luar Kantor Setingkat Eselon II Fullboard Papua</text:p>
          </table:table-cell>
          <table:table-cell office:value-type="string" table:style-name="ce1">
            <text:p>Paket Kegiatan Rapat Pertemuan Di Luar Kantor Setingkat Eselon II Fullboard Papua</text:p>
          </table:table-cell>
          <table:table-cell office:value-type="string" table:style-name="ce1">
            <text:p>Orang / Kali</text:p>
          </table:table-cell>
          <table:table-cell office:value-type="float" office:value="990000" table:style-name="ce1">
            <text:p>9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36" table:style-name="ce1">
            <text:p>7228536</text:p>
          </table:table-cell>
          <table:table-cell office:value-type="string" table:style-name="ce1">
            <text:p>8.1.02.01.01.0052.00116</text:p>
          </table:table-cell>
          <table:table-cell office:value-type="string" table:style-name="ce1">
            <text:p>Paket Kegiatan Rapat Pertemuan Di Luar Kantor Setingkat Eselon II Fullboard Papua Barat</text:p>
          </table:table-cell>
          <table:table-cell office:value-type="string" table:style-name="ce1">
            <text:p>Paket Kegiatan Rapat Pertemuan Di Luar Kantor Setingkat Eselon II Fullboard Papua Barat</text:p>
          </table:table-cell>
          <table:table-cell office:value-type="string" table:style-name="ce1">
            <text:p>Orang / Kali</text:p>
          </table:table-cell>
          <table:table-cell office:value-type="float" office:value="1120000" table:style-name="ce1">
            <text:p>11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35" table:style-name="ce1">
            <text:p>7228535</text:p>
          </table:table-cell>
          <table:table-cell office:value-type="string" table:style-name="ce1">
            <text:p>8.1.02.01.01.0052.00115</text:p>
          </table:table-cell>
          <table:table-cell office:value-type="string" table:style-name="ce1">
            <text:p>Paket Kegiatan Rapat Pertemuan Di Luar Kantor Setingkat Eselon II Fullboard Kalimantan Barat</text:p>
          </table:table-cell>
          <table:table-cell office:value-type="string" table:style-name="ce1">
            <text:p>Paket Kegiatan Rapat Pertemuan Di Luar Kantor Setingkat Eselon II Fullboard Kalimantan Barat</text:p>
          </table:table-cell>
          <table:table-cell office:value-type="string" table:style-name="ce1">
            <text:p>Orang / Kali</text:p>
          </table:table-cell>
          <table:table-cell office:value-type="float" office:value="664000" table:style-name="ce1">
            <text:p>66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34" table:style-name="ce1">
            <text:p>7228534</text:p>
          </table:table-cell>
          <table:table-cell office:value-type="string" table:style-name="ce1">
            <text:p>8.1.02.01.01.0052.00114</text:p>
          </table:table-cell>
          <table:table-cell office:value-type="string" table:style-name="ce1">
            <text:p>Paket Kegiatan Rapat Pertemuan Di Luar Kantor Setingkat Eselon II Fullboard Nusa Tenggara Timur</text:p>
          </table:table-cell>
          <table:table-cell office:value-type="string" table:style-name="ce1">
            <text:p>Paket Kegiatan Rapat Pertemuan Di Luar Kantor Setingkat Eselon II Fullboard Nusa Tenggara Timur</text:p>
          </table:table-cell>
          <table:table-cell office:value-type="string" table:style-name="ce1">
            <text:p>Orang / Kali</text:p>
          </table:table-cell>
          <table:table-cell office:value-type="float" office:value="825000" table:style-name="ce1">
            <text:p>8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33" table:style-name="ce1">
            <text:p>7228533</text:p>
          </table:table-cell>
          <table:table-cell office:value-type="string" table:style-name="ce1">
            <text:p>8.1.02.01.01.0052.00113</text:p>
          </table:table-cell>
          <table:table-cell office:value-type="string" table:style-name="ce1">
            <text:p>Paket Kegiatan Rapat Pertemuan Di Luar Kantor Setingkat Eselon II Fullboard Nusa Tenggara Barat</text:p>
          </table:table-cell>
          <table:table-cell office:value-type="string" table:style-name="ce1">
            <text:p>Paket Kegiatan Rapat Pertemuan Di Luar Kantor Setingkat Eselon II Fullboard Nusa Tenggara Barat</text:p>
          </table:table-cell>
          <table:table-cell office:value-type="string" table:style-name="ce1">
            <text:p>Orang / Kali</text:p>
          </table:table-cell>
          <table:table-cell office:value-type="float" office:value="764000" table:style-name="ce1">
            <text:p>76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32" table:style-name="ce1">
            <text:p>7228532</text:p>
          </table:table-cell>
          <table:table-cell office:value-type="string" table:style-name="ce1">
            <text:p>8.1.02.01.01.0052.00112</text:p>
          </table:table-cell>
          <table:table-cell office:value-type="string" table:style-name="ce1">
            <text:p>Paket Kegiatan Rapat Pertemuan Di Luar Kantor Setingkat Eselon II Fullboard Bali</text:p>
          </table:table-cell>
          <table:table-cell office:value-type="string" table:style-name="ce1">
            <text:p>Paket Kegiatan Rapat Pertemuan Di Luar Kantor Setingkat Eselon II Fullboard Bali</text:p>
          </table:table-cell>
          <table:table-cell office:value-type="string" table:style-name="ce1">
            <text:p>Orang / Kali</text:p>
          </table:table-cell>
          <table:table-cell office:value-type="float" office:value="1182000" table:style-name="ce1">
            <text:p>118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20" table:style-name="ce1">
            <text:p>7228520</text:p>
          </table:table-cell>
          <table:table-cell office:value-type="string" table:style-name="ce1">
            <text:p>8.1.02.01.01.0052.00111</text:p>
          </table:table-cell>
          <table:table-cell office:value-type="string" table:style-name="ce1">
            <text:p>Paket Kegiatan Rapat Pertemuan Di Luar Kantor Setingkat Eselon II Fullboard Jawa Timur</text:p>
          </table:table-cell>
          <table:table-cell office:value-type="string" table:style-name="ce1">
            <text:p>Paket Kegiatan Rapat Pertemuan Di Luar Kantor Setingkat Eselon II Fullboard Jawa Timur</text:p>
          </table:table-cell>
          <table:table-cell office:value-type="string" table:style-name="ce1">
            <text:p>Orang / Kali</text:p>
          </table:table-cell>
          <table:table-cell office:value-type="float" office:value="1352000" table:style-name="ce1">
            <text:p>135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9" table:style-name="ce1">
            <text:p>7228519</text:p>
          </table:table-cell>
          <table:table-cell office:value-type="string" table:style-name="ce1">
            <text:p>8.1.02.01.01.0052.00110</text:p>
          </table:table-cell>
          <table:table-cell office:value-type="string" table:style-name="ce1">
            <text:p>Paket Kegiatan Rapat Pertemuan Di Luar Kantor Kepala Daerah Atau Setingkat Eselon II Fullboard Di Yogyakarta</text:p>
          </table:table-cell>
          <table:table-cell office:value-type="string" table:style-name="ce1">
            <text:p>Paket Kegiatan Rapat Pertemuan Di Luar Kantor Kepala Daerah Atau Setingkat Eselon II Fullboard Di Yogyakarta</text:p>
          </table:table-cell>
          <table:table-cell office:value-type="string" table:style-name="ce1">
            <text:p>Orang / Kali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7" table:style-name="ce1">
            <text:p>7228517</text:p>
          </table:table-cell>
          <table:table-cell office:value-type="string" table:style-name="ce1">
            <text:p>8.1.02.01.01.0052.00108</text:p>
          </table:table-cell>
          <table:table-cell office:value-type="string" table:style-name="ce1">
            <text:p>Paket Kegiatan Rapat Pertemuan Di Luar Kantor Setingkat Eselon II Fullboard Kalimatan Selatan</text:p>
          </table:table-cell>
          <table:table-cell office:value-type="string" table:style-name="ce1">
            <text:p>Paket Kegiatan Rapat Pertemuan Di Luar Kantor Setingkat Eselon II Fullboard Kalimatan Selatan</text:p>
          </table:table-cell>
          <table:table-cell office:value-type="string" table:style-name="ce1">
            <text:p>Orang / Kali</text:p>
          </table:table-cell>
          <table:table-cell office:value-type="float" office:value="734000" table:style-name="ce1">
            <text:p>73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6" table:style-name="ce1">
            <text:p>7228516</text:p>
          </table:table-cell>
          <table:table-cell office:value-type="string" table:style-name="ce1">
            <text:p>8.1.02.01.01.0052.00107</text:p>
          </table:table-cell>
          <table:table-cell office:value-type="string" table:style-name="ce1">
            <text:p>Paket Kegiatan Rapat Pertemuan Di Luar Kantor Setingkat Eselon II Fullboard Kalimantan Utara</text:p>
          </table:table-cell>
          <table:table-cell office:value-type="string" table:style-name="ce1">
            <text:p>Paket Kegiatan Rapat Pertemuan Di Luar Kantor Setingkat Eselon II Fullboard Kalimantan Utara</text:p>
          </table:table-cell>
          <table:table-cell office:value-type="string" table:style-name="ce1">
            <text:p>Orang / Kali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5" table:style-name="ce1">
            <text:p>7228515</text:p>
          </table:table-cell>
          <table:table-cell office:value-type="string" table:style-name="ce1">
            <text:p>8.1.02.01.01.0052.00106</text:p>
          </table:table-cell>
          <table:table-cell office:value-type="string" table:style-name="ce1">
            <text:p>Paket Kegiatan Rapat Pertemuan Di Luar Kantor Setingkat Eselon III Halfday Jawa Timur</text:p>
          </table:table-cell>
          <table:table-cell office:value-type="string" table:style-name="ce1">
            <text:p>Paket Kegiatan Rapat Pertemuan Di Luar Kantor Setingkat Eselon III Halfday Jawa Timur</text:p>
          </table:table-cell>
          <table:table-cell office:value-type="string" table:style-name="ce1">
            <text:p>Orang / Kali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4" table:style-name="ce1">
            <text:p>7228514</text:p>
          </table:table-cell>
          <table:table-cell office:value-type="string" table:style-name="ce1">
            <text:p>8.1.02.01.01.0052.00105</text:p>
          </table:table-cell>
          <table:table-cell office:value-type="string" table:style-name="ce1">
            <text:p>Paket Kegiatan Rapat Pertemuan Di Luar Kantor Kepala Daerah Atau Eselon I Residence Nusa Tenggara Timur</text:p>
          </table:table-cell>
          <table:table-cell office:value-type="string" table:style-name="ce1">
            <text:p>Paket Kegiatan Rapat Pertemuan Di Luar Kantor Kepala Daerah Atau Eselon I Residence Nusa Tenggara Timur</text:p>
          </table:table-cell>
          <table:table-cell office:value-type="string" table:style-name="ce1">
            <text:p>Orang / Kali</text:p>
          </table:table-cell>
          <table:table-cell office:value-type="float" office:value="696000" table:style-name="ce1">
            <text:p>69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3" table:style-name="ce1">
            <text:p>7228513</text:p>
          </table:table-cell>
          <table:table-cell office:value-type="string" table:style-name="ce1">
            <text:p>8.1.02.01.01.0052.00104</text:p>
          </table:table-cell>
          <table:table-cell office:value-type="string" table:style-name="ce1">
            <text:p>Paket Kegiatan Rapat Pertemuan Di Luar Kantor Kepala Daerah Atau Eselon I Residence Nusa Tenggara Barat</text:p>
          </table:table-cell>
          <table:table-cell office:value-type="string" table:style-name="ce1">
            <text:p>Paket Kegiatan Rapat Pertemuan Di Luar Kantor Kepala Daerah Atau Eselon I Residence Nusa Tenggara Barat</text:p>
          </table:table-cell>
          <table:table-cell office:value-type="string" table:style-name="ce1">
            <text:p>Orang / Kali</text:p>
          </table:table-cell>
          <table:table-cell office:value-type="float" office:value="898000" table:style-name="ce1">
            <text:p>89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2" table:style-name="ce1">
            <text:p>7228512</text:p>
          </table:table-cell>
          <table:table-cell office:value-type="string" table:style-name="ce1">
            <text:p>8.1.02.01.01.0052.00103</text:p>
          </table:table-cell>
          <table:table-cell office:value-type="string" table:style-name="ce1">
            <text:p>Satuan Biaya Konsumsi Nasi Kotak Rapat / Tamu / Operasional lapangan</text:p>
          </table:table-cell>
          <table:table-cell office:value-type="string" table:style-name="ce1">
            <text:p>Satuan Biaya Konsumsi Nasi Kotak Rapat / Tamu /Operasional Lapangan</text:p>
          </table:table-cell>
          <table:table-cell office:value-type="string" table:style-name="ce1">
            <text:p>Orang / Kali</text:p>
          </table:table-cell>
          <table:table-cell office:value-type="float" office:value="35000" table:style-name="ce1">
            <text:p>3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1" table:style-name="ce1">
            <text:p>7228511</text:p>
          </table:table-cell>
          <table:table-cell office:value-type="string" table:style-name="ce1">
            <text:p>8.1.02.01.01.0052.00102</text:p>
          </table:table-cell>
          <table:table-cell office:value-type="string" table:style-name="ce1">
            <text:p>Satuan Biaya Konsumsi Rapat Kue Kudapan/ Kue Kotak Biasa</text:p>
          </table:table-cell>
          <table:table-cell office:value-type="string" table:style-name="ce1">
            <text:p>Satuan Biaya Konsumsi Rapat/Tamu/Operasional lapangan Kue Kudapan Biasa/ Kue Kotak</text:p>
          </table:table-cell>
          <table:table-cell office:value-type="string" table:style-name="ce1">
            <text:p>Orang / Kali</text:p>
          </table:table-cell>
          <table:table-cell office:value-type="float" office:value="17500" table:style-name="ce1">
            <text:p>175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10" table:style-name="ce1">
            <text:p>7228510</text:p>
          </table:table-cell>
          <table:table-cell office:value-type="string" table:style-name="ce1">
            <text:p>8.1.02.01.01.0052.00101</text:p>
          </table:table-cell>
          <table:table-cell office:value-type="string" table:style-name="ce1">
            <text:p>Paket Kegiatan Rapat Pertemuan Di Luar Kantor Kepala Daerah Atau Eselon I Residence Bali</text:p>
          </table:table-cell>
          <table:table-cell office:value-type="string" table:style-name="ce1">
            <text:p>Paket Kegiatan Rapat Pertemuan Di Luar Kantor Kepala Daerah Atau Eselon I Residence Bali</text:p>
          </table:table-cell>
          <table:table-cell office:value-type="string" table:style-name="ce1">
            <text:p>Orang / Kali</text:p>
          </table:table-cell>
          <table:table-cell office:value-type="float" office:value="865000" table:style-name="ce1">
            <text:p>86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9" table:style-name="ce1">
            <text:p>7228509</text:p>
          </table:table-cell>
          <table:table-cell office:value-type="string" table:style-name="ce1">
            <text:p>8.1.02.01.01.0052.00100</text:p>
          </table:table-cell>
          <table:table-cell office:value-type="string" table:style-name="ce1">
            <text:p>Paket Kegiatan Rapat Pertemuan Di Luar Kantor Kepala Daerah Atau Eselon I Residence Jawa Timur</text:p>
          </table:table-cell>
          <table:table-cell office:value-type="string" table:style-name="ce1">
            <text:p>Paket Kegiatan Rapat Pertemuan Di Luar Kantor Kepala Daerah Atau Eselon I Residence Jawa Timur</text:p>
          </table:table-cell>
          <table:table-cell office:value-type="string" table:style-name="ce1">
            <text:p>Orang / Kali</text:p>
          </table:table-cell>
          <table:table-cell office:value-type="float" office:value="763000" table:style-name="ce1">
            <text:p>76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8" table:style-name="ce1">
            <text:p>7228508</text:p>
          </table:table-cell>
          <table:table-cell office:value-type="string" table:style-name="ce1">
            <text:p>8.1.02.01.01.0052.00099</text:p>
          </table:table-cell>
          <table:table-cell office:value-type="string" table:style-name="ce1">
            <text:p>Paket Kegiatan Rapat Pertemuan Di Luar Kantor Kepala Daerah Atau Eselon I Residence Di Yogyakarta</text:p>
          </table:table-cell>
          <table:table-cell office:value-type="string" table:style-name="ce1">
            <text:p>Paket Kegiatan Rapat Pertemuan Di Luar Kantor Kepala Daerah Atau Eselon I Residence Di Yogyakarta</text:p>
          </table:table-cell>
          <table:table-cell office:value-type="string" table:style-name="ce1">
            <text:p>Orang / Kali</text:p>
          </table:table-cell>
          <table:table-cell office:value-type="float" office:value="655000" table:style-name="ce1">
            <text:p>65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7" table:style-name="ce1">
            <text:p>7228507</text:p>
          </table:table-cell>
          <table:table-cell office:value-type="string" table:style-name="ce1">
            <text:p>8.1.02.01.01.0052.00098</text:p>
          </table:table-cell>
          <table:table-cell office:value-type="string" table:style-name="ce1">
            <text:p>Paket Kegiatan Rapat Pertemuan Di Luar Kantor Kepala Daerah Atau Eselon I Residence Jawa Tengah</text:p>
          </table:table-cell>
          <table:table-cell office:value-type="string" table:style-name="ce1">
            <text:p>Paket Kegiatan Rapat Pertemuan Di Luar Kantor Kepala Daerah Atau Eselon I Residence Jawa Tengah</text:p>
          </table:table-cell>
          <table:table-cell office:value-type="string" table:style-name="ce1">
            <text:p>Orang / Kali</text:p>
          </table:table-cell>
          <table:table-cell office:value-type="float" office:value="541000" table:style-name="ce1">
            <text:p>54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6" table:style-name="ce1">
            <text:p>7228506</text:p>
          </table:table-cell>
          <table:table-cell office:value-type="string" table:style-name="ce1">
            <text:p>8.1.02.01.01.0052.00097</text:p>
          </table:table-cell>
          <table:table-cell office:value-type="string" table:style-name="ce1">
            <text:p>Satuan Biaya Konsumsi Rapat/Tamu/Operasional Lapangan Makan Prasmanan Biasa</text:p>
          </table:table-cell>
          <table:table-cell office:value-type="string" table:style-name="ce1">
            <text:p>Satuan Biaya Konsumsi Rapat Makan Prasmanan Biasa</text:p>
          </table:table-cell>
          <table:table-cell office:value-type="string" table:style-name="ce1">
            <text:p>Orang / Kali</text:p>
          </table:table-cell>
          <table:table-cell office:value-type="float" office:value="44000" table:style-name="ce1">
            <text:p>4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5" table:style-name="ce1">
            <text:p>7228505</text:p>
          </table:table-cell>
          <table:table-cell office:value-type="string" table:style-name="ce1">
            <text:p>8.1.02.01.01.0052.00096</text:p>
          </table:table-cell>
          <table:table-cell office:value-type="string" table:style-name="ce1">
            <text:p>Paket Kegiatan Rapat Pertemuan Di Luar Kantor Kepala Daerah Atau Eselon I Halfday Aceh</text:p>
          </table:table-cell>
          <table:table-cell office:value-type="string" table:style-name="ce1">
            <text:p>Paket Kegiatan Rapat Pertemuan Di Luar Kantor Kepala Daerah Atau Eselon I Halfday Aceh</text:p>
          </table:table-cell>
          <table:table-cell office:value-type="string" table:style-name="ce1">
            <text:p>Orang / Kali</text:p>
          </table:table-cell>
          <table:table-cell office:value-type="float" office:value="346000" table:style-name="ce1">
            <text:p>34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2</text:p>
          </table:table-cell>
          <table:table-cell office:value-type="string" table:style-name="ce1">
            <text:p>Beban Makanan dan Minuman Rapat</text:p>
          </table:table-cell>
          <table:table-cell office:value-type="float" office:value="7228504" table:style-name="ce1">
            <text:p>7228504</text:p>
          </table:table-cell>
          <table:table-cell office:value-type="string" table:style-name="ce1">
            <text:p>8.1.02.01.01.0052.00095</text:p>
          </table:table-cell>
          <table:table-cell office:value-type="string" table:style-name="ce1">
            <text:p>Paket Kegiatan Rapat Pertemuan Di Luar Kantor Kepala Daerah Atau Eselon I Halfday Sumatera Utara</text:p>
          </table:table-cell>
          <table:table-cell office:value-type="string" table:style-name="ce1">
            <text:p>Paket Kegiatan Rapat Pertemuan Di Luar Kantor Kepala Daerah Atau Eselon I Halfday Sumatera Utara</text:p>
          </table:table-cell>
          <table:table-cell office:value-type="string" table:style-name="ce1">
            <text:p>Orang / Kali</text:p>
          </table:table-cell>
          <table:table-cell office:value-type="float" office:value="276000" table:style-name="ce1">
            <text:p>276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3</text:p>
          </table:table-cell>
          <table:table-cell office:value-type="string" table:style-name="ce1">
            <text:p>Beban Makanan dan Minuman Jamuan Tamu</text:p>
          </table:table-cell>
          <table:table-cell office:value-type="float" office:value="7229239" table:style-name="ce1">
            <text:p>7229239</text:p>
          </table:table-cell>
          <table:table-cell office:value-type="string" table:style-name="ce1">
            <text:p>8.1.02.01.01.0053.00002</text:p>
          </table:table-cell>
          <table:table-cell office:value-type="string" table:style-name="ce1">
            <text:p>Bingkisan souvenir tamu</text:p>
          </table:table-cell>
          <table:table-cell office:value-type="string" table:style-name="ce1">
            <text:p>Bingkisan souvenir tamu</text:p>
          </table:table-cell>
          <table:table-cell office:value-type="string" table:style-name="ce1">
            <text:p>Paket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3</text:p>
          </table:table-cell>
          <table:table-cell office:value-type="string" table:style-name="ce1">
            <text:p>Beban Makanan dan Minuman Jamuan Tamu</text:p>
          </table:table-cell>
          <table:table-cell office:value-type="float" office:value="7228408" table:style-name="ce1">
            <text:p>7228408</text:p>
          </table:table-cell>
          <table:table-cell office:value-type="string" table:style-name="ce1">
            <text:p>8.1.02.01.01.0053.00001</text:p>
          </table:table-cell>
          <table:table-cell office:value-type="string" table:style-name="ce1">
            <text:p>Air Mineral Kemasan Botol Kecil</text:p>
          </table:table-cell>
          <table:table-cell office:value-type="string" table:style-name="ce1">
            <text:p>Air Mineral Kemasan Botol Kecil</text:p>
          </table:table-cell>
          <table:table-cell office:value-type="string" table:style-name="ce1">
            <text:p>Dos</text:p>
          </table:table-cell>
          <table:table-cell office:value-type="float" office:value="45000" table:style-name="ce1">
            <text:p>4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8</text:p>
          </table:table-cell>
          <table:table-cell office:value-type="string" table:style-name="ce1">
            <text:p>Beban Makanan dan Minuman Aktivitas Lapangan</text:p>
          </table:table-cell>
          <table:table-cell office:value-type="float" office:value="7228577" table:style-name="ce1">
            <text:p>7228577</text:p>
          </table:table-cell>
          <table:table-cell office:value-type="string" table:style-name="ce1">
            <text:p>8.1.02.01.01.0058.00002</text:p>
          </table:table-cell>
          <table:table-cell office:value-type="string" table:style-name="ce1">
            <text:p>Nasi Tumpeng Besar sd 50 orang</text:p>
          </table:table-cell>
          <table:table-cell office:value-type="string" table:style-name="ce1">
            <text:p>Nasi Tumpeng Besar sd 50 orang</text:p>
          </table:table-cell>
          <table:table-cell office:value-type="string" table:style-name="ce1">
            <text:p>Buah</text:p>
          </table:table-cell>
          <table:table-cell office:value-type="float" office:value="1200000" table:style-name="ce1">
            <text:p>1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8</text:p>
          </table:table-cell>
          <table:table-cell office:value-type="string" table:style-name="ce1">
            <text:p>Beban Makanan dan Minuman Aktivitas Lapangan</text:p>
          </table:table-cell>
          <table:table-cell office:value-type="float" office:value="7228587" table:style-name="ce1">
            <text:p>7228587</text:p>
          </table:table-cell>
          <table:table-cell office:value-type="string" table:style-name="ce1">
            <text:p>8.1.02.01.01.0058.00004</text:p>
          </table:table-cell>
          <table:table-cell office:value-type="string" table:style-name="ce1">
            <text:p>Nasi Tumpeng Kecil sd 20 orang</text:p>
          </table:table-cell>
          <table:table-cell office:value-type="string" table:style-name="ce1">
            <text:p>Nasi Tumpeng Kecil sd 20 orang</text:p>
          </table:table-cell>
          <table:table-cell office:value-type="string" table:style-name="ce1">
            <text:p>Buah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8</text:p>
          </table:table-cell>
          <table:table-cell office:value-type="string" table:style-name="ce1">
            <text:p>Beban Makanan dan Minuman Aktivitas Lapangan</text:p>
          </table:table-cell>
          <table:table-cell office:value-type="float" office:value="7228580" table:style-name="ce1">
            <text:p>7228580</text:p>
          </table:table-cell>
          <table:table-cell office:value-type="string" table:style-name="ce1">
            <text:p>8.1.02.01.01.0058.00003</text:p>
          </table:table-cell>
          <table:table-cell office:value-type="string" table:style-name="ce1">
            <text:p>Nasi Tumpeng Sedang sd 30 orang</text:p>
          </table:table-cell>
          <table:table-cell office:value-type="string" table:style-name="ce1">
            <text:p>Nasi Tumpeng Sedang sd 30 orang</text:p>
          </table:table-cell>
          <table:table-cell office:value-type="string" table:style-name="ce1">
            <text:p>Buah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8</text:p>
          </table:table-cell>
          <table:table-cell office:value-type="string" table:style-name="ce1">
            <text:p>Beban Makanan dan Minuman Aktivitas Lapangan</text:p>
          </table:table-cell>
          <table:table-cell office:value-type="float" office:value="7228409" table:style-name="ce1">
            <text:p>7228409</text:p>
          </table:table-cell>
          <table:table-cell office:value-type="string" table:style-name="ce1">
            <text:p>8.1.02.01.01.0058.00001</text:p>
          </table:table-cell>
          <table:table-cell office:value-type="string" table:style-name="ce1">
            <text:p>Snack curah</text:p>
          </table:table-cell>
          <table:table-cell office:value-type="string" table:style-name="ce1">
            <text:p>Snack curah</text:p>
          </table:table-cell>
          <table:table-cell office:value-type="string" table:style-name="ce1">
            <text:p>Kg</text:p>
          </table:table-cell>
          <table:table-cell office:value-type="float" office:value="70000" table:style-name="ce1">
            <text:p>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9</text:p>
          </table:table-cell>
          <table:table-cell office:value-type="string" table:style-name="ce1">
            <text:p>Beban Pakaian Dinas KDH dan WKDH</text:p>
          </table:table-cell>
          <table:table-cell office:value-type="float" office:value="7229324" table:style-name="ce1">
            <text:p>7229324</text:p>
          </table:table-cell>
          <table:table-cell office:value-type="string" table:style-name="ce1">
            <text:p>8.1.02.01.01.0059.00004</text:p>
          </table:table-cell>
          <table:table-cell office:value-type="string" table:style-name="ce1">
            <text:p>Pakaian Batik Korpri KDH WKDH</text:p>
          </table:table-cell>
          <table:table-cell office:value-type="string" table:style-name="ce1">
            <text:p>Pakaian Batik Korpri KDH WKDH</text:p>
          </table:table-cell>
          <table:table-cell office:value-type="string" table:style-name="ce1">
            <text:p>Stel</text:p>
          </table:table-cell>
          <table:table-cell office:value-type="float" office:value="4500000" table:style-name="ce1">
            <text:p>4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9</text:p>
          </table:table-cell>
          <table:table-cell office:value-type="string" table:style-name="ce1">
            <text:p>Beban Pakaian Dinas KDH dan WKDH</text:p>
          </table:table-cell>
          <table:table-cell office:value-type="float" office:value="7229284" table:style-name="ce1">
            <text:p>7229284</text:p>
          </table:table-cell>
          <table:table-cell office:value-type="string" table:style-name="ce1">
            <text:p>8.1.02.01.01.0059.00003</text:p>
          </table:table-cell>
          <table:table-cell office:value-type="string" table:style-name="ce1">
            <text:p>Pakaian Sipil Harian PSH KDH WKDH</text:p>
          </table:table-cell>
          <table:table-cell office:value-type="string" table:style-name="ce1">
            <text:p>Pakaian Sipil Harian PSH/Pakaian Dinas Harian PDH/Pakaian Dinas Lapangan PDL KDH WKDH</text:p>
          </table:table-cell>
          <table:table-cell office:value-type="string" table:style-name="ce1">
            <text:p>Stel</text:p>
          </table:table-cell>
          <table:table-cell office:value-type="float" office:value="4000000" table:style-name="ce1">
            <text:p>4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9</text:p>
          </table:table-cell>
          <table:table-cell office:value-type="string" table:style-name="ce1">
            <text:p>Beban Pakaian Dinas KDH dan WKDH</text:p>
          </table:table-cell>
          <table:table-cell office:value-type="float" office:value="7228026" table:style-name="ce1">
            <text:p>7228026</text:p>
          </table:table-cell>
          <table:table-cell office:value-type="string" table:style-name="ce1">
            <text:p>8.1.02.01.01.0059.00001</text:p>
          </table:table-cell>
          <table:table-cell office:value-type="string" table:style-name="ce1">
            <text:p>Biaya Ongkos Jahit Pakaian KDH/WKDH</text:p>
          </table:table-cell>
          <table:table-cell office:value-type="string" table:style-name="ce1">
            <text:p>Biaya Ongkos Jahit Pakaian KDH/WKDH</text:p>
          </table:table-cell>
          <table:table-cell office:value-type="string" table:style-name="ce1">
            <text:p>Buah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59</text:p>
          </table:table-cell>
          <table:table-cell office:value-type="string" table:style-name="ce1">
            <text:p>Beban Pakaian Dinas KDH dan WKDH</text:p>
          </table:table-cell>
          <table:table-cell office:value-type="float" office:value="7229282" table:style-name="ce1">
            <text:p>7229282</text:p>
          </table:table-cell>
          <table:table-cell office:value-type="string" table:style-name="ce1">
            <text:p>8.1.02.01.01.0059.00002</text:p>
          </table:table-cell>
          <table:table-cell office:value-type="string" table:style-name="ce1">
            <text:p>Pakaian Sipil Lengkap PSL KDH WKDH</text:p>
          </table:table-cell>
          <table:table-cell office:value-type="string" table:style-name="ce1">
            <text:p>Pakaian Sipil Lengkap PSL/ Pakaian Sipil Resmi PSR KDH WDH</text:p>
          </table:table-cell>
          <table:table-cell office:value-type="string" table:style-name="ce1">
            <text:p>Stel</text:p>
          </table:table-cell>
          <table:table-cell office:value-type="float" office:value="4500000" table:style-name="ce1">
            <text:p>4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0</text:p>
          </table:table-cell>
          <table:table-cell office:value-type="string" table:style-name="ce1">
            <text:p>Beban Pakaian Dinas dan Atribut Pimpinan dan Anggota DPRD</text:p>
          </table:table-cell>
          <table:table-cell office:value-type="float" office:value="7229292" table:style-name="ce1">
            <text:p>7229292</text:p>
          </table:table-cell>
          <table:table-cell office:value-type="string" table:style-name="ce1">
            <text:p>8.1.02.01.01.0060.00001</text:p>
          </table:table-cell>
          <table:table-cell office:value-type="string" table:style-name="ce1">
            <text:p>Pakaian Sipil Harian DPRD</text:p>
          </table:table-cell>
          <table:table-cell office:value-type="string" table:style-name="ce1">
            <text:p>Pakaian Sipil Harian/Sipil Lengkap/Pakaian Sipil Resmi/ Dinas Harian Lengan Panjang DPRD</text:p>
          </table:table-cell>
          <table:table-cell office:value-type="string" table:style-name="ce1">
            <text:p>Stel</text:p>
          </table:table-cell>
          <table:table-cell office:value-type="float" office:value="4500000" table:style-name="ce1">
            <text:p>4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1</text:p>
          </table:table-cell>
          <table:table-cell office:value-type="string" table:style-name="ce1">
            <text:p>Beban Pakaian Sipil Harian (PSH)</text:p>
          </table:table-cell>
          <table:table-cell office:value-type="float" office:value="7227798" table:style-name="ce1">
            <text:p>7227798</text:p>
          </table:table-cell>
          <table:table-cell office:value-type="string" table:style-name="ce1">
            <text:p>8.1.02.01.01.0061.00001</text:p>
          </table:table-cell>
          <table:table-cell office:value-type="string" table:style-name="ce1">
            <text:p>Biaya Ongkos Jahit</text:p>
          </table:table-cell>
          <table:table-cell office:value-type="string" table:style-name="ce1">
            <text:p>Biaya Ongkos Jahit</text:p>
          </table:table-cell>
          <table:table-cell office:value-type="string" table:style-name="ce1">
            <text:p>Buah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1</text:p>
          </table:table-cell>
          <table:table-cell office:value-type="string" table:style-name="ce1">
            <text:p>Beban Pakaian Sipil Harian (PSH)</text:p>
          </table:table-cell>
          <table:table-cell office:value-type="float" office:value="7229288" table:style-name="ce1">
            <text:p>7229288</text:p>
          </table:table-cell>
          <table:table-cell office:value-type="string" table:style-name="ce1">
            <text:p>8.1.02.01.01.0061.00002</text:p>
          </table:table-cell>
          <table:table-cell office:value-type="string" table:style-name="ce1">
            <text:p>Pakaian Sipil Harian PSH</text:p>
          </table:table-cell>
          <table:table-cell office:value-type="string" table:style-name="ce1">
            <text:p>Pakaian Sipil Harian PSH</text:p>
          </table:table-cell>
          <table:table-cell office:value-type="string" table:style-name="ce1">
            <text:p>Stel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1</text:p>
          </table:table-cell>
          <table:table-cell office:value-type="string" table:style-name="ce1">
            <text:p>Beban Pakaian Sipil Harian (PSH)</text:p>
          </table:table-cell>
          <table:table-cell office:value-type="float" office:value="7229300" table:style-name="ce1">
            <text:p>7229300</text:p>
          </table:table-cell>
          <table:table-cell office:value-type="string" table:style-name="ce1">
            <text:p>8.1.02.01.01.0061.00003</text:p>
          </table:table-cell>
          <table:table-cell office:value-type="string" table:style-name="ce1">
            <text:p>Pakaian Dinas Harian PDH</text:p>
          </table:table-cell>
          <table:table-cell office:value-type="string" table:style-name="ce1">
            <text:p>Pakaian Dinas Harian PDH/ PDL</text:p>
          </table:table-cell>
          <table:table-cell office:value-type="string" table:style-name="ce1">
            <text:p>Stel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2</text:p>
          </table:table-cell>
          <table:table-cell office:value-type="string" table:style-name="ce1">
            <text:p>Beban Pakaian Sipil Lengkap (PSL)</text:p>
          </table:table-cell>
          <table:table-cell office:value-type="float" office:value="7229296" table:style-name="ce1">
            <text:p>7229296</text:p>
          </table:table-cell>
          <table:table-cell office:value-type="string" table:style-name="ce1">
            <text:p>8.1.02.01.01.0062.00001</text:p>
          </table:table-cell>
          <table:table-cell office:value-type="string" table:style-name="ce1">
            <text:p>Pakaian Sipil Lengkap PSL</text:p>
          </table:table-cell>
          <table:table-cell office:value-type="string" table:style-name="ce1">
            <text:p>Pakaian Sipil Lengkap PSL/Pakaian Sipil Resmi PSR</text:p>
          </table:table-cell>
          <table:table-cell office:value-type="string" table:style-name="ce1">
            <text:p>Stel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4</text:p>
          </table:table-cell>
          <table:table-cell office:value-type="string" table:style-name="ce1">
            <text:p>Beban Pakaian Dinas Lapangan (PDL)</text:p>
          </table:table-cell>
          <table:table-cell office:value-type="float" office:value="7553021" table:style-name="ce1">
            <text:p>7553021</text:p>
          </table:table-cell>
          <table:table-cell office:value-type="string" table:style-name="ce1">
            <text:p>8.1.02.01.01.0064.00003</text:p>
          </table:table-cell>
          <table:table-cell office:value-type="string" table:style-name="ce1">
            <text:p>Jaket lapangan Dinas Perhubungan</text:p>
          </table:table-cell>
          <table:table-cell office:value-type="string" table:style-name="ce1">
            <text:p>Jaket lapangan Dinas Perhubungan</text:p>
          </table:table-cell>
          <table:table-cell office:value-type="string" table:style-name="ce1">
            <text:p>Buah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4</text:p>
          </table:table-cell>
          <table:table-cell office:value-type="string" table:style-name="ce1">
            <text:p>Beban Pakaian Dinas Lapangan (PDL)</text:p>
          </table:table-cell>
          <table:table-cell office:value-type="float" office:value="7229320" table:style-name="ce1">
            <text:p>7229320</text:p>
          </table:table-cell>
          <table:table-cell office:value-type="string" table:style-name="ce1">
            <text:p>8.1.02.01.01.0064.00002</text:p>
          </table:table-cell>
          <table:table-cell office:value-type="string" table:style-name="ce1">
            <text:p>Pakaian Dinas Lapangan Dinas Pemadam Kebakaran</text:p>
          </table:table-cell>
          <table:table-cell office:value-type="string" table:style-name="ce1">
            <text:p>Pakaian Dinas Lapangan Dinas Pemadam Kebakaran</text:p>
          </table:table-cell>
          <table:table-cell office:value-type="string" table:style-name="ce1">
            <text:p>Set</text:p>
          </table:table-cell>
          <table:table-cell office:value-type="float" office:value="2500000" table:style-name="ce1">
            <text:p>2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4</text:p>
          </table:table-cell>
          <table:table-cell office:value-type="string" table:style-name="ce1">
            <text:p>Beban Pakaian Dinas Lapangan (PDL)</text:p>
          </table:table-cell>
          <table:table-cell office:value-type="float" office:value="7229313" table:style-name="ce1">
            <text:p>7229313</text:p>
          </table:table-cell>
          <table:table-cell office:value-type="string" table:style-name="ce1">
            <text:p>8.1.02.01.01.0064.00001</text:p>
          </table:table-cell>
          <table:table-cell office:value-type="string" table:style-name="ce1">
            <text:p>Pakaian Dinas Khusus Satgas Satpol PP dan atribut border</text:p>
          </table:table-cell>
          <table:table-cell office:value-type="string" table:style-name="ce1">
            <text:p>Pakaian Dinas Khusus Satgas Satpol PP dan atribut border</text:p>
          </table:table-cell>
          <table:table-cell office:value-type="string" table:style-name="ce1">
            <text:p>Stel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6</text:p>
          </table:table-cell>
          <table:table-cell office:value-type="string" table:style-name="ce1">
            <text:p>Beban Pakaian Dinas Upacara (PDU)</text:p>
          </table:table-cell>
          <table:table-cell office:value-type="float" office:value="7229317" table:style-name="ce1">
            <text:p>7229317</text:p>
          </table:table-cell>
          <table:table-cell office:value-type="string" table:style-name="ce1">
            <text:p>8.1.02.01.01.0066.00004</text:p>
          </table:table-cell>
          <table:table-cell office:value-type="string" table:style-name="ce1">
            <text:p>Pakaian Dinas Korps Musik</text:p>
          </table:table-cell>
          <table:table-cell office:value-type="string" table:style-name="ce1">
            <text:p>Pakaian Dinas Korps Musik</text:p>
          </table:table-cell>
          <table:table-cell office:value-type="string" table:style-name="ce1">
            <text:p>Stel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6</text:p>
          </table:table-cell>
          <table:table-cell office:value-type="string" table:style-name="ce1">
            <text:p>Beban Pakaian Dinas Upacara (PDU)</text:p>
          </table:table-cell>
          <table:table-cell office:value-type="float" office:value="7229305" table:style-name="ce1">
            <text:p>7229305</text:p>
          </table:table-cell>
          <table:table-cell office:value-type="string" table:style-name="ce1">
            <text:p>8.1.02.01.01.0066.00001</text:p>
          </table:table-cell>
          <table:table-cell office:value-type="string" table:style-name="ce1">
            <text:p>Pakaian Dinas Upacara Lurah/Camat</text:p>
          </table:table-cell>
          <table:table-cell office:value-type="string" table:style-name="ce1">
            <text:p>Pakaian Dinas Upacara Lurah/Camat</text:p>
          </table:table-cell>
          <table:table-cell office:value-type="string" table:style-name="ce1">
            <text:p>Stel</text:p>
          </table:table-cell>
          <table:table-cell office:value-type="float" office:value="3500000" table:style-name="ce1">
            <text:p>3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6</text:p>
          </table:table-cell>
          <table:table-cell office:value-type="string" table:style-name="ce1">
            <text:p>Beban Pakaian Dinas Upacara (PDU)</text:p>
          </table:table-cell>
          <table:table-cell office:value-type="float" office:value="7229307" table:style-name="ce1">
            <text:p>7229307</text:p>
          </table:table-cell>
          <table:table-cell office:value-type="string" table:style-name="ce1">
            <text:p>8.1.02.01.01.0066.00002</text:p>
          </table:table-cell>
          <table:table-cell office:value-type="string" table:style-name="ce1">
            <text:p>Pakaian Dinas Upacara KDH WKDH</text:p>
          </table:table-cell>
          <table:table-cell office:value-type="string" table:style-name="ce1">
            <text:p>Pakaian Dinas Upacara KDH WKDH</text:p>
          </table:table-cell>
          <table:table-cell office:value-type="string" table:style-name="ce1">
            <text:p>Stel</text:p>
          </table:table-cell>
          <table:table-cell office:value-type="float" office:value="4500000" table:style-name="ce1">
            <text:p>4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66</text:p>
          </table:table-cell>
          <table:table-cell office:value-type="string" table:style-name="ce1">
            <text:p>Beban Pakaian Dinas Upacara (PDU)</text:p>
          </table:table-cell>
          <table:table-cell office:value-type="float" office:value="7229309" table:style-name="ce1">
            <text:p>7229309</text:p>
          </table:table-cell>
          <table:table-cell office:value-type="string" table:style-name="ce1">
            <text:p>8.1.02.01.01.0066.00003</text:p>
          </table:table-cell>
          <table:table-cell office:value-type="string" table:style-name="ce1">
            <text:p>Pakaian Komandan Upacara (Model PDP) - sudah termasuk ongkos jahit</text:p>
          </table:table-cell>
          <table:table-cell office:value-type="string" table:style-name="ce1">
            <text:p>Pakaian Komandan Upacara (Model PDP) - sudah termasuk ongkos jahit</text:p>
          </table:table-cell>
          <table:table-cell office:value-type="string" table:style-name="ce1">
            <text:p>Stel</text:p>
          </table:table-cell>
          <table:table-cell office:value-type="float" office:value="1200000" table:style-name="ce1">
            <text:p>1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4</text:p>
          </table:table-cell>
          <table:table-cell office:value-type="string" table:style-name="ce1">
            <text:p>Beban Pakaian Adat Daerah</text:p>
          </table:table-cell>
          <table:table-cell office:value-type="float" office:value="7228389" table:style-name="ce1">
            <text:p>7228389</text:p>
          </table:table-cell>
          <table:table-cell office:value-type="string" table:style-name="ce1">
            <text:p>8.1.02.01.01.0074.00003</text:p>
          </table:table-cell>
          <table:table-cell office:value-type="string" table:style-name="ce1">
            <text:p>Sewa Busana Raka</text:p>
          </table:table-cell>
          <table:table-cell office:value-type="string" table:style-name="ce1">
            <text:p>Sewa Busana Raka</text:p>
          </table:table-cell>
          <table:table-cell office:value-type="string" table:style-name="ce1">
            <text:p>Set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4</text:p>
          </table:table-cell>
          <table:table-cell office:value-type="string" table:style-name="ce1">
            <text:p>Beban Pakaian Adat Daerah</text:p>
          </table:table-cell>
          <table:table-cell office:value-type="float" office:value="7228390" table:style-name="ce1">
            <text:p>7228390</text:p>
          </table:table-cell>
          <table:table-cell office:value-type="string" table:style-name="ce1">
            <text:p>8.1.02.01.01.0074.00004</text:p>
          </table:table-cell>
          <table:table-cell office:value-type="string" table:style-name="ce1">
            <text:p>Sewa Pakaian Adat</text:p>
          </table:table-cell>
          <table:table-cell office:value-type="string" table:style-name="ce1">
            <text:p>Sewa Pakaian Adat</text:p>
          </table:table-cell>
          <table:table-cell office:value-type="string" table:style-name="ce1">
            <text:p>Stel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4</text:p>
          </table:table-cell>
          <table:table-cell office:value-type="string" table:style-name="ce1">
            <text:p>Beban Pakaian Adat Daerah</text:p>
          </table:table-cell>
          <table:table-cell office:value-type="float" office:value="7229330" table:style-name="ce1">
            <text:p>7229330</text:p>
          </table:table-cell>
          <table:table-cell office:value-type="string" table:style-name="ce1">
            <text:p>8.1.02.01.01.0074.00005</text:p>
          </table:table-cell>
          <table:table-cell office:value-type="string" table:style-name="ce1">
            <text:p>Pakaian Khas Jawa Timur DPRD</text:p>
          </table:table-cell>
          <table:table-cell office:value-type="string" table:style-name="ce1">
            <text:p>Pakaian Khas Jawa Timur DPRD</text:p>
          </table:table-cell>
          <table:table-cell office:value-type="string" table:style-name="ce1">
            <text:p>Stel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4</text:p>
          </table:table-cell>
          <table:table-cell office:value-type="string" table:style-name="ce1">
            <text:p>Beban Pakaian Adat Daerah</text:p>
          </table:table-cell>
          <table:table-cell office:value-type="float" office:value="7228387" table:style-name="ce1">
            <text:p>7228387</text:p>
          </table:table-cell>
          <table:table-cell office:value-type="string" table:style-name="ce1">
            <text:p>8.1.02.01.01.0074.00001</text:p>
          </table:table-cell>
          <table:table-cell office:value-type="string" table:style-name="ce1">
            <text:p>Sewa Busana Raki</text:p>
          </table:table-cell>
          <table:table-cell office:value-type="string" table:style-name="ce1">
            <text:p>Sewa Busana Raki</text:p>
          </table:table-cell>
          <table:table-cell office:value-type="string" table:style-name="ce1">
            <text:p>Set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4</text:p>
          </table:table-cell>
          <table:table-cell office:value-type="string" table:style-name="ce1">
            <text:p>Beban Pakaian Adat Daerah</text:p>
          </table:table-cell>
          <table:table-cell office:value-type="float" office:value="7228388" table:style-name="ce1">
            <text:p>7228388</text:p>
          </table:table-cell>
          <table:table-cell office:value-type="string" table:style-name="ce1">
            <text:p>8.1.02.01.01.0074.00002</text:p>
          </table:table-cell>
          <table:table-cell office:value-type="string" table:style-name="ce1">
            <text:p>Atribut Raka/Raki</text:p>
          </table:table-cell>
          <table:table-cell office:value-type="string" table:style-name="ce1">
            <text:p>Atribut Raka/Raki</text:p>
          </table:table-cell>
          <table:table-cell office:value-type="string" table:style-name="ce1">
            <text:p>Set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30525" table:style-name="ce1">
            <text:p>7230525</text:p>
          </table:table-cell>
          <table:table-cell office:value-type="string" table:style-name="ce1">
            <text:p>8.1.02.01.01.0075.00005</text:p>
          </table:table-cell>
          <table:table-cell office:value-type="string" table:style-name="ce1">
            <text:p>Batik Sutera ATBM sarimbit</text:p>
          </table:table-cell>
          <table:table-cell office:value-type="string" table:style-name="ce1">
            <text:p>Batik Sutera ATBM sarimbit</text:p>
          </table:table-cell>
          <table:table-cell office:value-type="string" table:style-name="ce1">
            <text:p>set</text:p>
          </table:table-cell>
          <table:table-cell office:value-type="float" office:value="6500000" table:style-name="ce1">
            <text:p>6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30529" table:style-name="ce1">
            <text:p>7230529</text:p>
          </table:table-cell>
          <table:table-cell office:value-type="string" table:style-name="ce1">
            <text:p>8.1.02.01.01.0075.00007</text:p>
          </table:table-cell>
          <table:table-cell office:value-type="string" table:style-name="ce1">
            <text:p>Kain Batik Tulis</text:p>
          </table:table-cell>
          <table:table-cell office:value-type="string" table:style-name="ce1">
            <text:p>Kain Batik Tulis</text:p>
          </table:table-cell>
          <table:table-cell office:value-type="string" table:style-name="ce1">
            <text:p>Buah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30531" table:style-name="ce1">
            <text:p>7230531</text:p>
          </table:table-cell>
          <table:table-cell office:value-type="string" table:style-name="ce1">
            <text:p>8.1.02.01.01.0075.00008</text:p>
          </table:table-cell>
          <table:table-cell office:value-type="string" table:style-name="ce1">
            <text:p>Kain Batik Cap</text:p>
          </table:table-cell>
          <table:table-cell office:value-type="string" table:style-name="ce1">
            <text:p>Kain Batik Cap</text:p>
          </table:table-cell>
          <table:table-cell office:value-type="string" table:style-name="ce1">
            <text:p>Buah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30533" table:style-name="ce1">
            <text:p>7230533</text:p>
          </table:table-cell>
          <table:table-cell office:value-type="string" table:style-name="ce1">
            <text:p>8.1.02.01.01.0075.00009</text:p>
          </table:table-cell>
          <table:table-cell office:value-type="string" table:style-name="ce1">
            <text:p>Seragam Batik Cap</text:p>
          </table:table-cell>
          <table:table-cell office:value-type="string" table:style-name="ce1">
            <text:p>Seragam Batik Cap</text:p>
          </table:table-cell>
          <table:table-cell office:value-type="string" table:style-name="ce1">
            <text:p>Buah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30534" table:style-name="ce1">
            <text:p>7230534</text:p>
          </table:table-cell>
          <table:table-cell office:value-type="string" table:style-name="ce1">
            <text:p>8.1.02.01.01.0075.00010</text:p>
          </table:table-cell>
          <table:table-cell office:value-type="string" table:style-name="ce1">
            <text:p>Seragam Batik Tulis</text:p>
          </table:table-cell>
          <table:table-cell office:value-type="string" table:style-name="ce1">
            <text:p>Seragam Batik Tulis</text:p>
          </table:table-cell>
          <table:table-cell office:value-type="string" table:style-name="ce1">
            <text:p>Buah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29276" table:style-name="ce1">
            <text:p>7229276</text:p>
          </table:table-cell>
          <table:table-cell office:value-type="string" table:style-name="ce1">
            <text:p>8.1.02.01.01.0075.00001</text:p>
          </table:table-cell>
          <table:table-cell office:value-type="string" table:style-name="ce1">
            <text:p>Kain Batik Seragam KDH/ WKDH beserta Istri</text:p>
          </table:table-cell>
          <table:table-cell office:value-type="string" table:style-name="ce1">
            <text:p>Kain Batik Seragam KDH/ WKDH beserta Istri</text:p>
          </table:table-cell>
          <table:table-cell office:value-type="string" table:style-name="ce1">
            <text:p>Potong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29278" table:style-name="ce1">
            <text:p>7229278</text:p>
          </table:table-cell>
          <table:table-cell office:value-type="string" table:style-name="ce1">
            <text:p>8.1.02.01.01.0075.00002</text:p>
          </table:table-cell>
          <table:table-cell office:value-type="string" table:style-name="ce1">
            <text:p>Kain Batik Seragam KDH/WKDH/Pimpinan DPRD</text:p>
          </table:table-cell>
          <table:table-cell office:value-type="string" table:style-name="ce1">
            <text:p>Kain Batik Seragam KDH/WKDH/Pimpinan DPRD</text:p>
          </table:table-cell>
          <table:table-cell office:value-type="string" table:style-name="ce1">
            <text:p>Potong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30522" table:style-name="ce1">
            <text:p>7230522</text:p>
          </table:table-cell>
          <table:table-cell office:value-type="string" table:style-name="ce1">
            <text:p>8.1.02.01.01.0075.00003</text:p>
          </table:table-cell>
          <table:table-cell office:value-type="string" table:style-name="ce1">
            <text:p>Pakaian Batik Tradisional KDH WKDH</text:p>
          </table:table-cell>
          <table:table-cell office:value-type="string" table:style-name="ce1">
            <text:p>Pakaian Batik Tradisional KDH WKDH</text:p>
          </table:table-cell>
          <table:table-cell office:value-type="string" table:style-name="ce1">
            <text:p>Stel</text:p>
          </table:table-cell>
          <table:table-cell office:value-type="float" office:value="4500000" table:style-name="ce1">
            <text:p>4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30523" table:style-name="ce1">
            <text:p>7230523</text:p>
          </table:table-cell>
          <table:table-cell office:value-type="string" table:style-name="ce1">
            <text:p>8.1.02.01.01.0075.00004</text:p>
          </table:table-cell>
          <table:table-cell office:value-type="string" table:style-name="ce1">
            <text:p>Kain Batik</text:p>
          </table:table-cell>
          <table:table-cell office:value-type="string" table:style-name="ce1">
            <text:p>Kain Batik</text:p>
          </table:table-cell>
          <table:table-cell office:value-type="string" table:style-name="ce1">
            <text:p>Buah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5</text:p>
          </table:table-cell>
          <table:table-cell office:value-type="string" table:style-name="ce1">
            <text:p>Beban Pakaian Batik Tradisional</text:p>
          </table:table-cell>
          <table:table-cell office:value-type="float" office:value="7230527" table:style-name="ce1">
            <text:p>7230527</text:p>
          </table:table-cell>
          <table:table-cell office:value-type="string" table:style-name="ce1">
            <text:p>8.1.02.01.01.0075.00006</text:p>
          </table:table-cell>
          <table:table-cell office:value-type="string" table:style-name="ce1">
            <text:p>Pakaian Batik Batu DPRD</text:p>
          </table:table-cell>
          <table:table-cell office:value-type="string" table:style-name="ce1">
            <text:p>Pakaian Batik Batu DPRD</text:p>
          </table:table-cell>
          <table:table-cell office:value-type="string" table:style-name="ce1">
            <text:p>Buah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1.01.0076</text:p>
          </table:table-cell>
          <table:table-cell office:value-type="string" table:style-name="ce1">
            <text:p>Beban Pakaian Olahraga</text:p>
          </table:table-cell>
          <table:table-cell office:value-type="float" office:value="7230541" table:style-name="ce1">
            <text:p>7230541</text:p>
          </table:table-cell>
          <table:table-cell office:value-type="string" table:style-name="ce1">
            <text:p>8.1.02.01.01.0076.00001</text:p>
          </table:table-cell>
          <table:table-cell office:value-type="string" table:style-name="ce1">
            <text:p>Pakaian Olahraga KDH WKDH</text:p>
          </table:table-cell>
          <table:table-cell office:value-type="string" table:style-name="ce1">
            <text:p>Pakaian Olahraga KDH WKDH</text:p>
          </table:table-cell>
          <table:table-cell office:value-type="string" table:style-name="ce1">
            <text:p>Stel</text:p>
          </table:table-cell>
          <table:table-cell office:value-type="float" office:value="3000000" table:style-name="ce1">
            <text:p>3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1</text:p>
          </table:table-cell>
          <table:table-cell office:value-type="string" table:style-name="ce1">
            <text:p>Beban Jasa Pengelolaan BMD yang Tidak Menghasilkan Pendapatan</text:p>
          </table:table-cell>
          <table:table-cell office:value-type="float" office:value="7291774" table:style-name="ce1">
            <text:p>7291774</text:p>
          </table:table-cell>
          <table:table-cell office:value-type="string" table:style-name="ce1">
            <text:p>8.1.02.02.01.0001.00001</text:p>
          </table:table-cell>
          <table:table-cell office:value-type="string" table:style-name="ce1">
            <text:p>Pengurus Barang Pengelola</text:p>
          </table:table-cell>
          <table:table-cell office:value-type="string" table:style-name="ce1">
            <text:p>Pengurus Barang Pengelola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1</text:p>
          </table:table-cell>
          <table:table-cell office:value-type="string" table:style-name="ce1">
            <text:p>Beban Jasa Pengelolaan BMD yang Tidak Menghasilkan Pendapatan</text:p>
          </table:table-cell>
          <table:table-cell office:value-type="float" office:value="7291775" table:style-name="ce1">
            <text:p>7291775</text:p>
          </table:table-cell>
          <table:table-cell office:value-type="string" table:style-name="ce1">
            <text:p>8.1.02.02.01.0001.00002</text:p>
          </table:table-cell>
          <table:table-cell office:value-type="string" table:style-name="ce1">
            <text:p>Pembantu Pengurus Barang Pengelola</text:p>
          </table:table-cell>
          <table:table-cell office:value-type="string" table:style-name="ce1">
            <text:p>Pembantu Pengurus Barang Pengelola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1</text:p>
          </table:table-cell>
          <table:table-cell office:value-type="string" table:style-name="ce1">
            <text:p>Beban Jasa Pengelolaan BMD yang Tidak Menghasilkan Pendapatan</text:p>
          </table:table-cell>
          <table:table-cell office:value-type="float" office:value="7291776" table:style-name="ce1">
            <text:p>7291776</text:p>
          </table:table-cell>
          <table:table-cell office:value-type="string" table:style-name="ce1">
            <text:p>8.1.02.02.01.0001.00003</text:p>
          </table:table-cell>
          <table:table-cell office:value-type="string" table:style-name="ce1">
            <text:p>Pengurus Barang Pengguna</text:p>
          </table:table-cell>
          <table:table-cell office:value-type="string" table:style-name="ce1">
            <text:p>Pengurus Barang Pengguna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1</text:p>
          </table:table-cell>
          <table:table-cell office:value-type="string" table:style-name="ce1">
            <text:p>Beban Jasa Pengelolaan BMD yang Tidak Menghasilkan Pendapatan</text:p>
          </table:table-cell>
          <table:table-cell office:value-type="float" office:value="7291777" table:style-name="ce1">
            <text:p>7291777</text:p>
          </table:table-cell>
          <table:table-cell office:value-type="string" table:style-name="ce1">
            <text:p>8.1.02.02.01.0001.00004</text:p>
          </table:table-cell>
          <table:table-cell office:value-type="string" table:style-name="ce1">
            <text:p>Pengurus Barang Pembantu</text:p>
          </table:table-cell>
          <table:table-cell office:value-type="string" table:style-name="ce1">
            <text:p>Pengurus Barang Pembantu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1</text:p>
          </table:table-cell>
          <table:table-cell office:value-type="string" table:style-name="ce1">
            <text:p>Beban Jasa Pengelolaan BMD yang Tidak Menghasilkan Pendapatan</text:p>
          </table:table-cell>
          <table:table-cell office:value-type="float" office:value="7291778" table:style-name="ce1">
            <text:p>7291778</text:p>
          </table:table-cell>
          <table:table-cell office:value-type="string" table:style-name="ce1">
            <text:p>8.1.02.02.01.0001.00005</text:p>
          </table:table-cell>
          <table:table-cell office:value-type="string" table:style-name="ce1">
            <text:p>Pengelola Barang</text:p>
          </table:table-cell>
          <table:table-cell office:value-type="string" table:style-name="ce1">
            <text:p>Pengelola Barang</text:p>
          </table:table-cell>
          <table:table-cell office:value-type="string" table:style-name="ce1">
            <text:p>Orang 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1</text:p>
          </table:table-cell>
          <table:table-cell office:value-type="string" table:style-name="ce1">
            <text:p>Beban Jasa Pengelolaan BMD yang Tidak Menghasilkan Pendapatan</text:p>
          </table:table-cell>
          <table:table-cell office:value-type="float" office:value="7291779" table:style-name="ce1">
            <text:p>7291779</text:p>
          </table:table-cell>
          <table:table-cell office:value-type="string" table:style-name="ce1">
            <text:p>8.1.02.02.01.0001.00006</text:p>
          </table:table-cell>
          <table:table-cell office:value-type="string" table:style-name="ce1">
            <text:p>Pemegang Kekuasaan Pengelolaan BMD</text:p>
          </table:table-cell>
          <table:table-cell office:value-type="string" table:style-name="ce1">
            <text:p>Pemegang Kekuasaan Pengelolaan BMD</text:p>
          </table:table-cell>
          <table:table-cell office:value-type="string" table:style-name="ce1">
            <text:p>Orang 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51" table:style-name="ce1">
            <text:p>7238951</text:p>
          </table:table-cell>
          <table:table-cell office:value-type="string" table:style-name="ce1">
            <text:p>8.1.02.02.01.0003.00024</text:p>
          </table:table-cell>
          <table:table-cell office:value-type="string" table:style-name="ce1">
            <text:p>Honorarium Narasumber Profesional</text:p>
          </table:table-cell>
          <table:table-cell office:value-type="string" table:style-name="ce1">
            <text:p>Honorarium Narasumber Profesional</text:p>
          </table:table-cell>
          <table:table-cell office:value-type="string" table:style-name="ce1">
            <text:p>Orang / Jam</text:p>
          </table:table-cell>
          <table:table-cell office:value-type="float" office:value="1700000" table:style-name="ce1">
            <text:p>1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50" table:style-name="ce1">
            <text:p>7238950</text:p>
          </table:table-cell>
          <table:table-cell office:value-type="string" table:style-name="ce1">
            <text:p>8.1.02.02.01.0003.00023</text:p>
          </table:table-cell>
          <table:table-cell office:value-type="string" table:style-name="ce1">
            <text:p>Honor Surveyor</text:p>
          </table:table-cell>
          <table:table-cell office:value-type="string" table:style-name="ce1">
            <text:p>Honor Surveyor</text:p>
          </table:table-cell>
          <table:table-cell office:value-type="string" table:style-name="ce1">
            <text:p>Orang / Jam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9" table:style-name="ce1">
            <text:p>7238949</text:p>
          </table:table-cell>
          <table:table-cell office:value-type="string" table:style-name="ce1">
            <text:p>8.1.02.02.01.0003.00022</text:p>
          </table:table-cell>
          <table:table-cell office:value-type="string" table:style-name="ce1">
            <text:p>Honorarium Pengawas Ujian Paket C</text:p>
          </table:table-cell>
          <table:table-cell office:value-type="string" table:style-name="ce1">
            <text:p>Honorarium Pengawas Ujian Paket C</text:p>
          </table:table-cell>
          <table:table-cell office:value-type="string" table:style-name="ce1">
            <text:p>Orang / Hari</text:p>
          </table:table-cell>
          <table:table-cell office:value-type="float" office:value="270000" table:style-name="ce1">
            <text:p>2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8" table:style-name="ce1">
            <text:p>7238948</text:p>
          </table:table-cell>
          <table:table-cell office:value-type="string" table:style-name="ce1">
            <text:p>8.1.02.02.01.0003.00021</text:p>
          </table:table-cell>
          <table:table-cell office:value-type="string" table:style-name="ce1">
            <text:p>Honorarium Pengawas Ujian Paket A</text:p>
          </table:table-cell>
          <table:table-cell office:value-type="string" table:style-name="ce1">
            <text:p>Honorarium Pengawas Ujian Paket A</text:p>
          </table:table-cell>
          <table:table-cell office:value-type="string" table:style-name="ce1">
            <text:p>Orang / Hari</text:p>
          </table:table-cell>
          <table:table-cell office:value-type="float" office:value="240000" table:style-name="ce1">
            <text:p>2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7" table:style-name="ce1">
            <text:p>7238947</text:p>
          </table:table-cell>
          <table:table-cell office:value-type="string" table:style-name="ce1">
            <text:p>8.1.02.02.01.0003.00020</text:p>
          </table:table-cell>
          <table:table-cell office:value-type="string" table:style-name="ce1">
            <text:p>Narasumber Seminar/Rakor/Sosialisasi dan Sejenisnya Moderator</text:p>
          </table:table-cell>
          <table:table-cell office:value-type="string" table:style-name="ce1">
            <text:p>Honorarium Narasumber Dalam Rangka Seminar/Rakor/Sosialisasi dan Sejenisnya Moderator</text:p>
          </table:table-cell>
          <table:table-cell office:value-type="string" table:style-name="ce1">
            <text:p>Orang / Jam</text:p>
          </table:table-cell>
          <table:table-cell office:value-type="float" office:value="650000" table:style-name="ce1">
            <text:p>6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6" table:style-name="ce1">
            <text:p>7238946</text:p>
          </table:table-cell>
          <table:table-cell office:value-type="string" table:style-name="ce1">
            <text:p>8.1.02.02.01.0003.00019</text:p>
          </table:table-cell>
          <table:table-cell office:value-type="string" table:style-name="ce1">
            <text:p>Instruktur/Pelatih (PNS) Pelatihan Kewirausahaan/Ketrampilan/ dst</text:p>
          </table:table-cell>
          <table:table-cell office:value-type="string" table:style-name="ce1">
            <text:p>Instruktur/Pelatih (PNS) Pelatihan Kewirausahaan/Ketrampilan/dst</text:p>
          </table:table-cell>
          <table:table-cell office:value-type="string" table:style-name="ce1">
            <text:p>Orang / Jam</text:p>
          </table:table-cell>
          <table:table-cell office:value-type="float" office:value="125000" table:style-name="ce1">
            <text:p>1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5" table:style-name="ce1">
            <text:p>7238945</text:p>
          </table:table-cell>
          <table:table-cell office:value-type="string" table:style-name="ce1">
            <text:p>8.1.02.02.01.0003.00018</text:p>
          </table:table-cell>
          <table:table-cell office:value-type="string" table:style-name="ce1">
            <text:p>Tenaga Ahli Walikota / Prof</text:p>
          </table:table-cell>
          <table:table-cell office:value-type="string" table:style-name="ce1">
            <text:p>Tenaga Ahli Walikota / Prof</text:p>
          </table:table-cell>
          <table:table-cell office:value-type="string" table:style-name="ce1">
            <text:p>Orang / Bulan</text:p>
          </table:table-cell>
          <table:table-cell office:value-type="float" office:value="7000000" table:style-name="ce1">
            <text:p>7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4" table:style-name="ce1">
            <text:p>7238944</text:p>
          </table:table-cell>
          <table:table-cell office:value-type="string" table:style-name="ce1">
            <text:p>8.1.02.02.01.0003.00017</text:p>
          </table:table-cell>
          <table:table-cell office:value-type="string" table:style-name="ce1">
            <text:p>Narasumber seminar/rakor/sosialisasi dan sejenisnya eselon III kebawah</text:p>
          </table:table-cell>
          <table:table-cell office:value-type="string" table:style-name="ce1">
            <text:p>Narasumber seminar/rakor/sosialisasi dan sejenisnya eselon III kebawah</text:p>
          </table:table-cell>
          <table:table-cell office:value-type="string" table:style-name="ce1">
            <text:p>Orang / Jam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3" table:style-name="ce1">
            <text:p>7238943</text:p>
          </table:table-cell>
          <table:table-cell office:value-type="string" table:style-name="ce1">
            <text:p>8.1.02.02.01.0003.00016</text:p>
          </table:table-cell>
          <table:table-cell office:value-type="string" table:style-name="ce1">
            <text:p>Honorarium panitia seminar, rapat kerja, sosialisasi, diseminasi, workshop, sarasehan, simposium, lokakarya (Anggota)</text:p>
          </table:table-cell>
          <table:table-cell office:value-type="string" table:style-name="ce1">
            <text:p>Honorarium panitia seminar, rapat kerja, sosialisasi, diseminasi, workshop, sarasehan, simposium, lokakarya (Anggota)</text:p>
          </table:table-cell>
          <table:table-cell office:value-type="string" table:style-name="ce1">
            <text:p>Orang / Kegiat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2" table:style-name="ce1">
            <text:p>7238942</text:p>
          </table:table-cell>
          <table:table-cell office:value-type="string" table:style-name="ce1">
            <text:p>8.1.02.02.01.0003.00015</text:p>
          </table:table-cell>
          <table:table-cell office:value-type="string" table:style-name="ce1">
            <text:p>Honorarium panitia seminar, rapat kerja, sosialisasi, diseminasi, workshop, sarasehan, simposium, lokakarya (Sekretaris)</text:p>
          </table:table-cell>
          <table:table-cell office:value-type="string" table:style-name="ce1">
            <text:p>Honorarium panitia seminar, rapat kerja, sosialisasi, diseminasi, workshop, sarasehan, simposium, lokakarya (Sekretaris)</text:p>
          </table:table-cell>
          <table:table-cell office:value-type="string" table:style-name="ce1">
            <text:p>Orang / Kegiat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1" table:style-name="ce1">
            <text:p>7238941</text:p>
          </table:table-cell>
          <table:table-cell office:value-type="string" table:style-name="ce1">
            <text:p>8.1.02.02.01.0003.00014</text:p>
          </table:table-cell>
          <table:table-cell office:value-type="string" table:style-name="ce1">
            <text:p>Honorarium panitia seminar, rapat kerja, sosialisasi, diseminasi, workshop, sarasehan, simposium, lokakarya (Ketua/Wakil Ketua)</text:p>
          </table:table-cell>
          <table:table-cell office:value-type="string" table:style-name="ce1">
            <text:p>Honorarium panitia seminar, rapat kerja, sosialisasi, diseminasi, workshop, sarasehan, simposium, lokakarya (Ketua/Wakil Ketua)</text:p>
          </table:table-cell>
          <table:table-cell office:value-type="string" table:style-name="ce1">
            <text:p>Orang / Kegiat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40" table:style-name="ce1">
            <text:p>7238940</text:p>
          </table:table-cell>
          <table:table-cell office:value-type="string" table:style-name="ce1">
            <text:p>8.1.02.02.01.0003.00013</text:p>
          </table:table-cell>
          <table:table-cell office:value-type="string" table:style-name="ce1">
            <text:p>Honorarium panitia seminar, rapat kerja, sosialisasi, diseminasi, workshop, sarasehan, simposium, lokakarya (Penanggung Jawab)</text:p>
          </table:table-cell>
          <table:table-cell office:value-type="string" table:style-name="ce1">
            <text:p>Honorarium panitia seminar, rapat kerja, sosialisasi, diseminasi, workshop, sarasehan, simposium, lokakarya (Penanggung Jawab)</text:p>
          </table:table-cell>
          <table:table-cell office:value-type="string" table:style-name="ce1">
            <text:p>Orang / Kegiat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39" table:style-name="ce1">
            <text:p>7238939</text:p>
          </table:table-cell>
          <table:table-cell office:value-type="string" table:style-name="ce1">
            <text:p>8.1.02.02.01.0003.00012</text:p>
          </table:table-cell>
          <table:table-cell office:value-type="string" table:style-name="ce1">
            <text:p>Honorarium Widyaiswara</text:p>
          </table:table-cell>
          <table:table-cell office:value-type="string" table:style-name="ce1">
            <text:p>Honorarium Widyaiswara</text:p>
          </table:table-cell>
          <table:table-cell office:value-type="string" table:style-name="ce1">
            <text:p>Orang / Jam / Pelajar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38" table:style-name="ce1">
            <text:p>7238938</text:p>
          </table:table-cell>
          <table:table-cell office:value-type="string" table:style-name="ce1">
            <text:p>8.1.02.02.01.0003.00011</text:p>
          </table:table-cell>
          <table:table-cell office:value-type="string" table:style-name="ce1">
            <text:p>Honorarium Pengawas Ujian Paket B</text:p>
          </table:table-cell>
          <table:table-cell office:value-type="string" table:style-name="ce1">
            <text:p>Honorarium Pengawas Ujian Paket B</text:p>
          </table:table-cell>
          <table:table-cell office:value-type="string" table:style-name="ce1">
            <text:p>Orang / Hari</text:p>
          </table:table-cell>
          <table:table-cell office:value-type="float" office:value="240000" table:style-name="ce1">
            <text:p>2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52" table:style-name="ce1">
            <text:p>7238952</text:p>
          </table:table-cell>
          <table:table-cell office:value-type="string" table:style-name="ce1">
            <text:p>8.1.02.02.01.0003.00025</text:p>
          </table:table-cell>
          <table:table-cell office:value-type="string" table:style-name="ce1">
            <text:p>Honorarium Pembawa Acara Profesional</text:p>
          </table:table-cell>
          <table:table-cell office:value-type="string" table:style-name="ce1">
            <text:p>Honorarium Pembawa Acara Profesional</text:p>
          </table:table-cell>
          <table:table-cell office:value-type="string" table:style-name="ce1">
            <text:p>Orang / Kegiat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53" table:style-name="ce1">
            <text:p>7238953</text:p>
          </table:table-cell>
          <table:table-cell office:value-type="string" table:style-name="ce1">
            <text:p>8.1.02.02.01.0003.00026</text:p>
          </table:table-cell>
          <table:table-cell office:value-type="string" table:style-name="ce1">
            <text:p>Honorarium ROrang / Harianiawan</text:p>
          </table:table-cell>
          <table:table-cell office:value-type="string" table:style-name="ce1">
            <text:p>Honorarium ROrang / Harianiawan</text:p>
          </table:table-cell>
          <table:table-cell office:value-type="string" table:style-name="ce1">
            <text:p>Orang / Kegiat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54" table:style-name="ce1">
            <text:p>7238954</text:p>
          </table:table-cell>
          <table:table-cell office:value-type="string" table:style-name="ce1">
            <text:p>8.1.02.02.01.0003.00027</text:p>
          </table:table-cell>
          <table:table-cell office:value-type="string" table:style-name="ce1">
            <text:p>Honorarium Moderator Profesional</text:p>
          </table:table-cell>
          <table:table-cell office:value-type="string" table:style-name="ce1">
            <text:p>Honorarium Moderator Profesional</text:p>
          </table:table-cell>
          <table:table-cell office:value-type="string" table:style-name="ce1">
            <text:p>Orang / Kegiat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55" table:style-name="ce1">
            <text:p>7238955</text:p>
          </table:table-cell>
          <table:table-cell office:value-type="string" table:style-name="ce1">
            <text:p>8.1.02.02.01.0003.00028</text:p>
          </table:table-cell>
          <table:table-cell office:value-type="string" table:style-name="ce1">
            <text:p>Honorarium Moderator</text:p>
          </table:table-cell>
          <table:table-cell office:value-type="string" table:style-name="ce1">
            <text:p>Honorarium Moderator</text:p>
          </table:table-cell>
          <table:table-cell office:value-type="string" table:style-name="ce1">
            <text:p>Orang / Kegiat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56" table:style-name="ce1">
            <text:p>7238956</text:p>
          </table:table-cell>
          <table:table-cell office:value-type="string" table:style-name="ce1">
            <text:p>8.1.02.02.01.0003.00029</text:p>
          </table:table-cell>
          <table:table-cell office:value-type="string" table:style-name="ce1">
            <text:p>Pengawas Ujian Pengadaan Pegawai</text:p>
          </table:table-cell>
          <table:table-cell office:value-type="string" table:style-name="ce1">
            <text:p>Pengawas Ujian Pengadaan Pegawai</text:p>
          </table:table-cell>
          <table:table-cell office:value-type="string" table:style-name="ce1">
            <text:p>Orang / Hari</text:p>
          </table:table-cell>
          <table:table-cell office:value-type="float" office:value="290000" table:style-name="ce1">
            <text:p>2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8957" table:style-name="ce1">
            <text:p>7238957</text:p>
          </table:table-cell>
          <table:table-cell office:value-type="string" table:style-name="ce1">
            <text:p>8.1.02.02.01.0003.00030</text:p>
          </table:table-cell>
          <table:table-cell office:value-type="string" table:style-name="ce1">
            <text:p>Pemeriksaan hasil Ujian Pengadaan Pegawai</text:p>
          </table:table-cell>
          <table:table-cell office:value-type="string" table:style-name="ce1">
            <text:p>Pemeriksaan hasil Ujian Pengadaan Pegawai</text:p>
          </table:table-cell>
          <table:table-cell office:value-type="string" table:style-name="ce1">
            <text:p>Orang / Materi</text:p>
          </table:table-cell>
          <table:table-cell office:value-type="float" office:value="10000" table:style-name="ce1">
            <text:p>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21" table:style-name="ce1">
            <text:p>7239121</text:p>
          </table:table-cell>
          <table:table-cell office:value-type="string" table:style-name="ce1">
            <text:p>8.1.02.02.01.0003.00031</text:p>
          </table:table-cell>
          <table:table-cell office:value-type="string" table:style-name="ce1">
            <text:p>Honorarium Panitia Penyelenggara Kegiatan Diklat Lama Diklat 6 SD 30 Hari Penanggung Jawab</text:p>
          </table:table-cell>
          <table:table-cell office:value-type="string" table:style-name="ce1">
            <text:p>Honorarium Panitia Penyelenggara Kegiatan Diklat Lama Diklat 6 SD 30 Hari Penanggung Jawab</text:p>
          </table:table-cell>
          <table:table-cell office:value-type="string" table:style-name="ce1">
            <text:p>Orang / Kegiatan</text:p>
          </table:table-cell>
          <table:table-cell office:value-type="float" office:value="675000" table:style-name="ce1">
            <text:p>6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28" table:style-name="ce1">
            <text:p>7239128</text:p>
          </table:table-cell>
          <table:table-cell office:value-type="string" table:style-name="ce1">
            <text:p>8.1.02.02.01.0003.00032</text:p>
          </table:table-cell>
          <table:table-cell office:value-type="string" table:style-name="ce1">
            <text:p>Honorarium Panitia Penyelenggara Kegiatan Diklat Lama Diklat Lebih Dari 30 Hari Anggota</text:p>
          </table:table-cell>
          <table:table-cell office:value-type="string" table:style-name="ce1">
            <text:p>Honorarium Panitia Penyelenggara Kegiatan Diklat Lama Diklat Lebih Dari 30 Hari Anggota</text:p>
          </table:table-cell>
          <table:table-cell office:value-type="string" table:style-name="ce1">
            <text:p>Orang / Kegiat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29" table:style-name="ce1">
            <text:p>7239129</text:p>
          </table:table-cell>
          <table:table-cell office:value-type="string" table:style-name="ce1">
            <text:p>8.1.02.02.01.0003.00033</text:p>
          </table:table-cell>
          <table:table-cell office:value-type="string" table:style-name="ce1">
            <text:p>Honorarium Panitia Penyelenggara Kegiatan Diklat Lama Diklat Lebih Dari 30 Hari Sekretaris</text:p>
          </table:table-cell>
          <table:table-cell office:value-type="string" table:style-name="ce1">
            <text:p>Honorarium Panitia Penyelenggara Kegiatan Diklat Lama Diklat Lebih Dari 30 Hari Sekretaris</text:p>
          </table:table-cell>
          <table:table-cell office:value-type="string" table:style-name="ce1">
            <text:p>Orang / Kegiat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30" table:style-name="ce1">
            <text:p>7239130</text:p>
          </table:table-cell>
          <table:table-cell office:value-type="string" table:style-name="ce1">
            <text:p>8.1.02.02.01.0003.00034</text:p>
          </table:table-cell>
          <table:table-cell office:value-type="string" table:style-name="ce1">
            <text:p>Honorarium Panitia Penyelenggara Kegiatan Diklat Lama Diklat Lebih Dari 30 Hari KetuaWakil Ketua</text:p>
          </table:table-cell>
          <table:table-cell office:value-type="string" table:style-name="ce1">
            <text:p>Honorarium Panitia Penyelenggara Kegiatan Diklat Lama Diklat Lebih Dari 30 Hari KetuaWakil Ketua</text:p>
          </table:table-cell>
          <table:table-cell office:value-type="string" table:style-name="ce1">
            <text:p>Orang / Kegiatan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31" table:style-name="ce1">
            <text:p>7239131</text:p>
          </table:table-cell>
          <table:table-cell office:value-type="string" table:style-name="ce1">
            <text:p>8.1.02.02.01.0003.00035</text:p>
          </table:table-cell>
          <table:table-cell office:value-type="string" table:style-name="ce1">
            <text:p>Honorarium Panitia Penyelenggara Kegiatan Diklat Lama Diklat Lebih Dari 30 Hari Penanggung Jawab</text:p>
          </table:table-cell>
          <table:table-cell office:value-type="string" table:style-name="ce1">
            <text:p>Honorarium Panitia Penyelenggara Kegiatan Diklat Lama Diklat Lebih Dari 30 Hari Penanggung Jawab</text:p>
          </table:table-cell>
          <table:table-cell office:value-type="string" table:style-name="ce1">
            <text:p>Orang / Kegiatan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32" table:style-name="ce1">
            <text:p>7239132</text:p>
          </table:table-cell>
          <table:table-cell office:value-type="string" table:style-name="ce1">
            <text:p>8.1.02.02.01.0003.00036</text:p>
          </table:table-cell>
          <table:table-cell office:value-type="string" table:style-name="ce1">
            <text:p>Honorarium Panitia Penyelenggara Kegiatan Diklat Lama Diklat 6 SD 30 Hari Anggota</text:p>
          </table:table-cell>
          <table:table-cell office:value-type="string" table:style-name="ce1">
            <text:p>Honorarium Panitia Penyelenggara Kegiatan Diklat Lama Diklat 6 SD 30 Hari Anggota</text:p>
          </table:table-cell>
          <table:table-cell office:value-type="string" table:style-name="ce1">
            <text:p>Orang / Kegiat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33" table:style-name="ce1">
            <text:p>7239133</text:p>
          </table:table-cell>
          <table:table-cell office:value-type="string" table:style-name="ce1">
            <text:p>8.1.02.02.01.0003.00037</text:p>
          </table:table-cell>
          <table:table-cell office:value-type="string" table:style-name="ce1">
            <text:p>Honorarium Panitia Penyelenggara Kegiatan Diklat Lama Diklat 6 SD 30 Hari Sekretaris</text:p>
          </table:table-cell>
          <table:table-cell office:value-type="string" table:style-name="ce1">
            <text:p>Honorarium Panitia Penyelenggara Kegiatan Diklat Lama Diklat 6 SD 30 Hari Sekretaris</text:p>
          </table:table-cell>
          <table:table-cell office:value-type="string" table:style-name="ce1">
            <text:p>Orang / Kegiat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39" table:style-name="ce1">
            <text:p>7239139</text:p>
          </table:table-cell>
          <table:table-cell office:value-type="string" table:style-name="ce1">
            <text:p>8.1.02.02.01.0003.00042</text:p>
          </table:table-cell>
          <table:table-cell office:value-type="string" table:style-name="ce1">
            <text:p>Honorarium Panitia Penyelenggara Kegiatan Diklat Lama Diklat SD 5 Hari Penanggung Jawab</text:p>
          </table:table-cell>
          <table:table-cell office:value-type="string" table:style-name="ce1">
            <text:p>Honorarium Panitia Penyelenggara Kegiatan Diklat Lama Diklat SD 5 Hari Penanggung Jawab</text:p>
          </table:table-cell>
          <table:table-cell office:value-type="string" table:style-name="ce1">
            <text:p>Orang / Kegiat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44" table:style-name="ce1">
            <text:p>7239244</text:p>
          </table:table-cell>
          <table:table-cell office:value-type="string" table:style-name="ce1">
            <text:p>8.1.02.02.01.0003.00043</text:p>
          </table:table-cell>
          <table:table-cell office:value-type="string" table:style-name="ce1">
            <text:p>Instruktur Pelatih Senam Kesegaran Jasmani Non PNS</text:p>
          </table:table-cell>
          <table:table-cell office:value-type="string" table:style-name="ce1">
            <text:p>Instruktur Pelatih Senam Kesegaran Jasmani Non PNS</text:p>
          </table:table-cell>
          <table:table-cell office:value-type="string" table:style-name="ce1">
            <text:p>Orang / Hari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34" table:style-name="ce1">
            <text:p>7239134</text:p>
          </table:table-cell>
          <table:table-cell office:value-type="string" table:style-name="ce1">
            <text:p>8.1.02.02.01.0003.00038</text:p>
          </table:table-cell>
          <table:table-cell office:value-type="string" table:style-name="ce1">
            <text:p>Honorarium Panitia Penyelenggara Kegiatan Diklat Lama Diklat 6 SD 30 Hari KetuaWakil Ketua</text:p>
          </table:table-cell>
          <table:table-cell office:value-type="string" table:style-name="ce1">
            <text:p>Honorarium Panitia Penyelenggara Kegiatan Diklat Lama Diklat 6 SD 30 Hari KetuaWakil Ketua</text:p>
          </table:table-cell>
          <table:table-cell office:value-type="string" table:style-name="ce1">
            <text:p>Orang / Kegiat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36" table:style-name="ce1">
            <text:p>7239136</text:p>
          </table:table-cell>
          <table:table-cell office:value-type="string" table:style-name="ce1">
            <text:p>8.1.02.02.01.0003.00039</text:p>
          </table:table-cell>
          <table:table-cell office:value-type="string" table:style-name="ce1">
            <text:p>Honorarium Panitia Penyelenggara Kegiatan Diklat Lama Diklat SD 5 Hari Anggota</text:p>
          </table:table-cell>
          <table:table-cell office:value-type="string" table:style-name="ce1">
            <text:p>Honorarium Panitia Penyelenggara Kegiatan Diklat Lama Diklat SD 5 Hari Anggota</text:p>
          </table:table-cell>
          <table:table-cell office:value-type="string" table:style-name="ce1">
            <text:p>Orang / Kegiat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37" table:style-name="ce1">
            <text:p>7239137</text:p>
          </table:table-cell>
          <table:table-cell office:value-type="string" table:style-name="ce1">
            <text:p>8.1.02.02.01.0003.00040</text:p>
          </table:table-cell>
          <table:table-cell office:value-type="string" table:style-name="ce1">
            <text:p>Honorarium Panitia Penyelenggara Kegiatan Diklat Lama Diklat SD 5 Hari Sekretaris</text:p>
          </table:table-cell>
          <table:table-cell office:value-type="string" table:style-name="ce1">
            <text:p>Honorarium Panitia Penyelenggara Kegiatan Diklat Lama Diklat SD 5 Hari Sekretaris</text:p>
          </table:table-cell>
          <table:table-cell office:value-type="string" table:style-name="ce1">
            <text:p>Orang / Kegiat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138" table:style-name="ce1">
            <text:p>7239138</text:p>
          </table:table-cell>
          <table:table-cell office:value-type="string" table:style-name="ce1">
            <text:p>8.1.02.02.01.0003.00041</text:p>
          </table:table-cell>
          <table:table-cell office:value-type="string" table:style-name="ce1">
            <text:p>Honorarium Panitia Penyelenggara Kegiatan Diklat Lama Diklat SD 5 Hari Ketua Wakil Ketua</text:p>
          </table:table-cell>
          <table:table-cell office:value-type="string" table:style-name="ce1">
            <text:p>Honorarium Panitia Penyelenggara Kegiatan Diklat Lama Diklat SD 5 Hari Ketua Wakil Ketua</text:p>
          </table:table-cell>
          <table:table-cell office:value-type="string" table:style-name="ce1">
            <text:p>Orang / Kegiat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71" table:style-name="ce1">
            <text:p>7227971</text:p>
          </table:table-cell>
          <table:table-cell office:value-type="string" table:style-name="ce1">
            <text:p>8.1.02.02.01.0003.00004</text:p>
          </table:table-cell>
          <table:table-cell office:value-type="string" table:style-name="ce1">
            <text:p>Honorarium Perwira Upacara</text:p>
          </table:table-cell>
          <table:table-cell office:value-type="string" table:style-name="ce1">
            <text:p>Honorarium Perwira Upacara</text:p>
          </table:table-cell>
          <table:table-cell office:value-type="string" table:style-name="ce1">
            <text:p>Orang / 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99" table:style-name="ce1">
            <text:p>7227999</text:p>
          </table:table-cell>
          <table:table-cell office:value-type="string" table:style-name="ce1">
            <text:p>8.1.02.02.01.0003.00010</text:p>
          </table:table-cell>
          <table:table-cell office:value-type="string" table:style-name="ce1">
            <text:p>Penceramahan Kultum</text:p>
          </table:table-cell>
          <table:table-cell office:value-type="string" table:style-name="ce1">
            <text:p>Penceramahan Kultum</text:p>
          </table:table-cell>
          <table:table-cell office:value-type="string" table:style-name="ce1">
            <text:p>Orang / Kegiat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78" table:style-name="ce1">
            <text:p>7227978</text:p>
          </table:table-cell>
          <table:table-cell office:value-type="string" table:style-name="ce1">
            <text:p>8.1.02.02.01.0003.00009</text:p>
          </table:table-cell>
          <table:table-cell office:value-type="string" table:style-name="ce1">
            <text:p>Honorarium P2TP2A</text:p>
          </table:table-cell>
          <table:table-cell office:value-type="string" table:style-name="ce1">
            <text:p>Honorarium P2TP2A</text:p>
          </table:table-cell>
          <table:table-cell office:value-type="string" table:style-name="ce1">
            <text:p>Bulan</text:p>
          </table:table-cell>
          <table:table-cell office:value-type="float" office:value="5500000" table:style-name="ce1">
            <text:p>5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77" table:style-name="ce1">
            <text:p>7227977</text:p>
          </table:table-cell>
          <table:table-cell office:value-type="string" table:style-name="ce1">
            <text:p>8.1.02.02.01.0003.00008</text:p>
          </table:table-cell>
          <table:table-cell office:value-type="string" table:style-name="ce1">
            <text:p>Honorarium PUSPAGA</text:p>
          </table:table-cell>
          <table:table-cell office:value-type="string" table:style-name="ce1">
            <text:p>Honorarium PUSPAGA</text:p>
          </table:table-cell>
          <table:table-cell office:value-type="string" table:style-name="ce1">
            <text:p>Bulan</text:p>
          </table:table-cell>
          <table:table-cell office:value-type="float" office:value="7600000" table:style-name="ce1">
            <text:p>7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74" table:style-name="ce1">
            <text:p>7227974</text:p>
          </table:table-cell>
          <table:table-cell office:value-type="string" table:style-name="ce1">
            <text:p>8.1.02.02.01.0003.00007</text:p>
          </table:table-cell>
          <table:table-cell office:value-type="string" table:style-name="ce1">
            <text:p>Honorarium Korpsik</text:p>
          </table:table-cell>
          <table:table-cell office:value-type="string" table:style-name="ce1">
            <text:p>Honorarium Korpsik</text:p>
          </table:table-cell>
          <table:table-cell office:value-type="string" table:style-name="ce1">
            <text:p>Orang / Kegiatan</text:p>
          </table:table-cell>
          <table:table-cell office:value-type="float" office:value="150000" table:style-name="ce1">
            <text:p>1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73" table:style-name="ce1">
            <text:p>7227973</text:p>
          </table:table-cell>
          <table:table-cell office:value-type="string" table:style-name="ce1">
            <text:p>8.1.02.02.01.0003.00006</text:p>
          </table:table-cell>
          <table:table-cell office:value-type="string" table:style-name="ce1">
            <text:p>Honorarium Pembaca Ikrar</text:p>
          </table:table-cell>
          <table:table-cell office:value-type="string" table:style-name="ce1">
            <text:p>Honorarium Pembaca Ikrar</text:p>
          </table:table-cell>
          <table:table-cell office:value-type="string" table:style-name="ce1">
            <text:p>Orang / Kegiat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72" table:style-name="ce1">
            <text:p>7227972</text:p>
          </table:table-cell>
          <table:table-cell office:value-type="string" table:style-name="ce1">
            <text:p>8.1.02.02.01.0003.00005</text:p>
          </table:table-cell>
          <table:table-cell office:value-type="string" table:style-name="ce1">
            <text:p>Honorarium Pengatur Barisan</text:p>
          </table:table-cell>
          <table:table-cell office:value-type="string" table:style-name="ce1">
            <text:p>Honorarium Pengatur Barisan</text:p>
          </table:table-cell>
          <table:table-cell office:value-type="string" table:style-name="ce1">
            <text:p>Orang / Kegiat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68" table:style-name="ce1">
            <text:p>7227968</text:p>
          </table:table-cell>
          <table:table-cell office:value-type="string" table:style-name="ce1">
            <text:p>8.1.02.02.01.0003.00001</text:p>
          </table:table-cell>
          <table:table-cell office:value-type="string" table:style-name="ce1">
            <text:p>Honorarium Pelatih Paskibra TNI POLRI PNS</text:p>
          </table:table-cell>
          <table:table-cell office:value-type="string" table:style-name="ce1">
            <text:p>Honorarium Pelatih Paskibra</text:p>
          </table:table-cell>
          <table:table-cell office:value-type="string" table:style-name="ce1">
            <text:p>Orang / Kegiat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69" table:style-name="ce1">
            <text:p>7227969</text:p>
          </table:table-cell>
          <table:table-cell office:value-type="string" table:style-name="ce1">
            <text:p>8.1.02.02.01.0003.00002</text:p>
          </table:table-cell>
          <table:table-cell office:value-type="string" table:style-name="ce1">
            <text:p>Honorarium Komandan Upacara HUT RI</text:p>
          </table:table-cell>
          <table:table-cell office:value-type="string" table:style-name="ce1">
            <text:p>Honorarium Komandan Upacara</text:p>
          </table:table-cell>
          <table:table-cell office:value-type="string" table:style-name="ce1">
            <text:p>Orang / Kegiat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27970" table:style-name="ce1">
            <text:p>7227970</text:p>
          </table:table-cell>
          <table:table-cell office:value-type="string" table:style-name="ce1">
            <text:p>8.1.02.02.01.0003.00003</text:p>
          </table:table-cell>
          <table:table-cell office:value-type="string" table:style-name="ce1">
            <text:p>Honorarium Komandan Upacara HUT RI</text:p>
          </table:table-cell>
          <table:table-cell office:value-type="string" table:style-name="ce1">
            <text:p>Honorarium Komandan Upacara HUT RI</text:p>
          </table:table-cell>
          <table:table-cell office:value-type="string" table:style-name="ce1">
            <text:p>Orang / Kegiat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2225" table:style-name="ce1">
            <text:p>7292225</text:p>
          </table:table-cell>
          <table:table-cell office:value-type="string" table:style-name="ce1">
            <text:p>8.1.02.02.01.0003.00098</text:p>
          </table:table-cell>
          <table:table-cell office:value-type="string" table:style-name="ce1">
            <text:p>Honorarium Narasumber Non PNS</text:p>
          </table:table-cell>
          <table:table-cell office:value-type="string" table:style-name="ce1">
            <text:p>Honorarium Narasumber Non PNS</text:p>
          </table:table-cell>
          <table:table-cell office:value-type="string" table:style-name="ce1">
            <text:p>Orang / Jam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74" table:style-name="ce1">
            <text:p>7239274</text:p>
          </table:table-cell>
          <table:table-cell office:value-type="string" table:style-name="ce1">
            <text:p>8.1.02.02.01.0003.00073</text:p>
          </table:table-cell>
          <table:table-cell office:value-type="string" table:style-name="ce1">
            <text:p>Instruktur Pelatih Keolahragaan PNS</text:p>
          </table:table-cell>
          <table:table-cell office:value-type="string" table:style-name="ce1">
            <text:p>Instruktur Pelatih Keolahragaan PNS</text:p>
          </table:table-cell>
          <table:table-cell office:value-type="string" table:style-name="ce1">
            <text:p>Orang / Hari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85" table:style-name="ce1">
            <text:p>7239285</text:p>
          </table:table-cell>
          <table:table-cell office:value-type="string" table:style-name="ce1">
            <text:p>8.1.02.02.01.0003.00074</text:p>
          </table:table-cell>
          <table:table-cell office:value-type="string" table:style-name="ce1">
            <text:p>Verifikasi Dokumen Jafung</text:p>
          </table:table-cell>
          <table:table-cell office:value-type="string" table:style-name="ce1">
            <text:p>Verifikasi Dokumen Jafung</text:p>
          </table:table-cell>
          <table:table-cell office:value-type="string" table:style-name="ce1">
            <text:p>Paket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86" table:style-name="ce1">
            <text:p>7239286</text:p>
          </table:table-cell>
          <table:table-cell office:value-type="string" table:style-name="ce1">
            <text:p>8.1.02.02.01.0003.00075</text:p>
          </table:table-cell>
          <table:table-cell office:value-type="string" table:style-name="ce1">
            <text:p>Anggota Penilai Jabatan Fungsional DINKES</text:p>
          </table:table-cell>
          <table:table-cell office:value-type="string" table:style-name="ce1">
            <text:p>Anggota Penilai Jabatan Fungsional DINKES</text:p>
          </table:table-cell>
          <table:table-cell office:value-type="string" table:style-name="ce1">
            <text:p>Orang / Kegiat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87" table:style-name="ce1">
            <text:p>7239287</text:p>
          </table:table-cell>
          <table:table-cell office:value-type="string" table:style-name="ce1">
            <text:p>8.1.02.02.01.0003.00076</text:p>
          </table:table-cell>
          <table:table-cell office:value-type="string" table:style-name="ce1">
            <text:p>Sekretaris Penilai Jabatan Fungsional DINKES</text:p>
          </table:table-cell>
          <table:table-cell office:value-type="string" table:style-name="ce1">
            <text:p>Sekretaris Penilai Jabatan Fungsional DINKES</text:p>
          </table:table-cell>
          <table:table-cell office:value-type="string" table:style-name="ce1">
            <text:p>Orang / Kegiat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88" table:style-name="ce1">
            <text:p>7239288</text:p>
          </table:table-cell>
          <table:table-cell office:value-type="string" table:style-name="ce1">
            <text:p>8.1.02.02.01.0003.00077</text:p>
          </table:table-cell>
          <table:table-cell office:value-type="string" table:style-name="ce1">
            <text:p>Ketua Penilai Jafung DINKES</text:p>
          </table:table-cell>
          <table:table-cell office:value-type="string" table:style-name="ce1">
            <text:p>Ketua Penilai Jafung DINKES</text:p>
          </table:table-cell>
          <table:table-cell office:value-type="string" table:style-name="ce1">
            <text:p>Orang / Kegiatan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83" table:style-name="ce1">
            <text:p>7291583</text:p>
          </table:table-cell>
          <table:table-cell office:value-type="string" table:style-name="ce1">
            <text:p>8.1.02.02.01.0003.00078</text:p>
          </table:table-cell>
          <table:table-cell office:value-type="string" table:style-name="ce1">
            <text:p>Penyidik</text:p>
          </table:table-cell>
          <table:table-cell office:value-type="string" table:style-name="ce1">
            <text:p>Penyidik</text:p>
          </table:table-cell>
          <table:table-cell office:value-type="string" table:style-name="ce1">
            <text:p>Orang / Kegiat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84" table:style-name="ce1">
            <text:p>7291584</text:p>
          </table:table-cell>
          <table:table-cell office:value-type="string" table:style-name="ce1">
            <text:p>8.1.02.02.01.0003.00079</text:p>
          </table:table-cell>
          <table:table-cell office:value-type="string" table:style-name="ce1">
            <text:p>Jaksa Kejaksanaan Negeri</text:p>
          </table:table-cell>
          <table:table-cell office:value-type="string" table:style-name="ce1">
            <text:p>Jaksa Kejaksanaan Negeri</text:p>
          </table:table-cell>
          <table:table-cell office:value-type="string" table:style-name="ce1">
            <text:p>Orang / Kegiatan</text:p>
          </table:table-cell>
          <table:table-cell office:value-type="float" office:value="1200000" table:style-name="ce1">
            <text:p>1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85" table:style-name="ce1">
            <text:p>7291585</text:p>
          </table:table-cell>
          <table:table-cell office:value-type="string" table:style-name="ce1">
            <text:p>8.1.02.02.01.0003.00080</text:p>
          </table:table-cell>
          <table:table-cell office:value-type="string" table:style-name="ce1">
            <text:p>Juru Sita Pengadilan Negeri</text:p>
          </table:table-cell>
          <table:table-cell office:value-type="string" table:style-name="ce1">
            <text:p>Juru Sita Pengadilan Negeri</text:p>
          </table:table-cell>
          <table:table-cell office:value-type="string" table:style-name="ce1">
            <text:p>Orang / Kegiat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86" table:style-name="ce1">
            <text:p>7291586</text:p>
          </table:table-cell>
          <table:table-cell office:value-type="string" table:style-name="ce1">
            <text:p>8.1.02.02.01.0003.00081</text:p>
          </table:table-cell>
          <table:table-cell office:value-type="string" table:style-name="ce1">
            <text:p>Panitera Pengadilan Negeri</text:p>
          </table:table-cell>
          <table:table-cell office:value-type="string" table:style-name="ce1">
            <text:p>Panitera Pengadilan Negeri</text:p>
          </table:table-cell>
          <table:table-cell office:value-type="string" table:style-name="ce1">
            <text:p>Orang / Kegiatan</text:p>
          </table:table-cell>
          <table:table-cell office:value-type="float" office:value="1200000" table:style-name="ce1">
            <text:p>1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87" table:style-name="ce1">
            <text:p>7291587</text:p>
          </table:table-cell>
          <table:table-cell office:value-type="string" table:style-name="ce1">
            <text:p>8.1.02.02.01.0003.00082</text:p>
          </table:table-cell>
          <table:table-cell office:value-type="string" table:style-name="ce1">
            <text:p>Honorarium Teknisi dan Tim Pengawal Dentuman kegiatan HUT RI</text:p>
          </table:table-cell>
          <table:table-cell office:value-type="string" table:style-name="ce1">
            <text:p>Honorarium Teknisi dan Tim Pengawal Dentuman kegiatan HUT RI</text:p>
          </table:table-cell>
          <table:table-cell office:value-type="string" table:style-name="ce1">
            <text:p>Orang / Kegiatan</text:p>
          </table:table-cell>
          <table:table-cell office:value-type="float" office:value="650000" table:style-name="ce1">
            <text:p>6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88" table:style-name="ce1">
            <text:p>7291588</text:p>
          </table:table-cell>
          <table:table-cell office:value-type="string" table:style-name="ce1">
            <text:p>8.1.02.02.01.0003.00083</text:p>
          </table:table-cell>
          <table:table-cell office:value-type="string" table:style-name="ce1">
            <text:p>Honorarium Cadangan Komandan Upacara HUT RI TNI POLRI</text:p>
          </table:table-cell>
          <table:table-cell office:value-type="string" table:style-name="ce1">
            <text:p>Honorarium Cadangan Komandan Upacara HUT RI TNI POLRI</text:p>
          </table:table-cell>
          <table:table-cell office:value-type="string" table:style-name="ce1">
            <text:p>Orang / Kegiat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89" table:style-name="ce1">
            <text:p>7291589</text:p>
          </table:table-cell>
          <table:table-cell office:value-type="string" table:style-name="ce1">
            <text:p>8.1.02.02.01.0003.00084</text:p>
          </table:table-cell>
          <table:table-cell office:value-type="string" table:style-name="ce1">
            <text:p>Honorarium Cadangan Perwira Upacara HUT RI TNI POLRI</text:p>
          </table:table-cell>
          <table:table-cell office:value-type="string" table:style-name="ce1">
            <text:p>Honorarium Cadangan Perwira Upacara HUT RI TNI POLRI</text:p>
          </table:table-cell>
          <table:table-cell office:value-type="string" table:style-name="ce1">
            <text:p>Orang / Kegiat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0" table:style-name="ce1">
            <text:p>7291590</text:p>
          </table:table-cell>
          <table:table-cell office:value-type="string" table:style-name="ce1">
            <text:p>8.1.02.02.01.0003.00085</text:p>
          </table:table-cell>
          <table:table-cell office:value-type="string" table:style-name="ce1">
            <text:p>Honorarium Komandan Upacara HUT RI TNI POLRI</text:p>
          </table:table-cell>
          <table:table-cell office:value-type="string" table:style-name="ce1">
            <text:p>Honorarium Komandan Upacara HUT RI TNI POLRI</text:p>
          </table:table-cell>
          <table:table-cell office:value-type="string" table:style-name="ce1">
            <text:p>Orang / Kegiat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1" table:style-name="ce1">
            <text:p>7291591</text:p>
          </table:table-cell>
          <table:table-cell office:value-type="string" table:style-name="ce1">
            <text:p>8.1.02.02.01.0003.00086</text:p>
          </table:table-cell>
          <table:table-cell office:value-type="string" table:style-name="ce1">
            <text:p>Honorarium Perwira Upacara HUT RI TNI POLRI</text:p>
          </table:table-cell>
          <table:table-cell office:value-type="string" table:style-name="ce1">
            <text:p>Honorarium Perwira Upacara HUT RI TNI POLRI</text:p>
          </table:table-cell>
          <table:table-cell office:value-type="string" table:style-name="ce1">
            <text:p>Orang / Kegiat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2" table:style-name="ce1">
            <text:p>7291592</text:p>
          </table:table-cell>
          <table:table-cell office:value-type="string" table:style-name="ce1">
            <text:p>8.1.02.02.01.0003.00087</text:p>
          </table:table-cell>
          <table:table-cell office:value-type="string" table:style-name="ce1">
            <text:p>Honorarium Pembawa PATAKA Pasukan Pengawal TNI</text:p>
          </table:table-cell>
          <table:table-cell office:value-type="string" table:style-name="ce1">
            <text:p>Honorarium Pembawa PATAKA Pasukan PengawalTNI</text:p>
          </table:table-cell>
          <table:table-cell office:value-type="string" table:style-name="ce1">
            <text:p>Orang / Hari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3" table:style-name="ce1">
            <text:p>7291593</text:p>
          </table:table-cell>
          <table:table-cell office:value-type="string" table:style-name="ce1">
            <text:p>8.1.02.02.01.0003.00088</text:p>
          </table:table-cell>
          <table:table-cell office:value-type="string" table:style-name="ce1">
            <text:p>Honorarium Korps Musik Korsik</text:p>
          </table:table-cell>
          <table:table-cell office:value-type="string" table:style-name="ce1">
            <text:p>Honorarium Korps Musik Korsik</text:p>
          </table:table-cell>
          <table:table-cell office:value-type="string" table:style-name="ce1">
            <text:p>Orang / Kegiatan</text:p>
          </table:table-cell>
          <table:table-cell office:value-type="float" office:value="150000" table:style-name="ce1">
            <text:p>1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4" table:style-name="ce1">
            <text:p>7291594</text:p>
          </table:table-cell>
          <table:table-cell office:value-type="string" table:style-name="ce1">
            <text:p>8.1.02.02.01.0003.00089</text:p>
          </table:table-cell>
          <table:table-cell office:value-type="string" table:style-name="ce1">
            <text:p>Honorarium Pembaca Ikrar</text:p>
          </table:table-cell>
          <table:table-cell office:value-type="string" table:style-name="ce1">
            <text:p>Honorarium Pembaca Ikrar</text:p>
          </table:table-cell>
          <table:table-cell office:value-type="string" table:style-name="ce1">
            <text:p>Orang / Kegiat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5" table:style-name="ce1">
            <text:p>7291595</text:p>
          </table:table-cell>
          <table:table-cell office:value-type="string" table:style-name="ce1">
            <text:p>8.1.02.02.01.0003.00090</text:p>
          </table:table-cell>
          <table:table-cell office:value-type="string" table:style-name="ce1">
            <text:p>Honorarium Pembaca Pembukaan UUD 1945</text:p>
          </table:table-cell>
          <table:table-cell office:value-type="string" table:style-name="ce1">
            <text:p>Honorarium Pembaca Pembukaan UUD 1945</text:p>
          </table:table-cell>
          <table:table-cell office:value-type="string" table:style-name="ce1">
            <text:p>Orang / Kegiat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6" table:style-name="ce1">
            <text:p>7291596</text:p>
          </table:table-cell>
          <table:table-cell office:value-type="string" table:style-name="ce1">
            <text:p>8.1.02.02.01.0003.00091</text:p>
          </table:table-cell>
          <table:table-cell office:value-type="string" table:style-name="ce1">
            <text:p>Honorarium Pengatur Barisan TNI POLRI</text:p>
          </table:table-cell>
          <table:table-cell office:value-type="string" table:style-name="ce1">
            <text:p>Honorarium Pengatur Barisan TNI POLRI</text:p>
          </table:table-cell>
          <table:table-cell office:value-type="string" table:style-name="ce1">
            <text:p>Orang / Kegiat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7" table:style-name="ce1">
            <text:p>7291597</text:p>
          </table:table-cell>
          <table:table-cell office:value-type="string" table:style-name="ce1">
            <text:p>8.1.02.02.01.0003.00092</text:p>
          </table:table-cell>
          <table:table-cell office:value-type="string" table:style-name="ce1">
            <text:p>Honorarium Komandan Upacara PNS</text:p>
          </table:table-cell>
          <table:table-cell office:value-type="string" table:style-name="ce1">
            <text:p>Honorarium Komandan Upacara PNS</text:p>
          </table:table-cell>
          <table:table-cell office:value-type="string" table:style-name="ce1">
            <text:p>Orang / Kegiat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8" table:style-name="ce1">
            <text:p>7291598</text:p>
          </table:table-cell>
          <table:table-cell office:value-type="string" table:style-name="ce1">
            <text:p>8.1.02.02.01.0003.00093</text:p>
          </table:table-cell>
          <table:table-cell office:value-type="string" table:style-name="ce1">
            <text:p>Honorarium Perwira Upacara PNS</text:p>
          </table:table-cell>
          <table:table-cell office:value-type="string" table:style-name="ce1">
            <text:p>Honorarium Perwira Upacara PNS</text:p>
          </table:table-cell>
          <table:table-cell office:value-type="string" table:style-name="ce1">
            <text:p>Orang / 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599" table:style-name="ce1">
            <text:p>7291599</text:p>
          </table:table-cell>
          <table:table-cell office:value-type="string" table:style-name="ce1">
            <text:p>8.1.02.02.01.0003.00094</text:p>
          </table:table-cell>
          <table:table-cell office:value-type="string" table:style-name="ce1">
            <text:p>Honorarium Petugas Pembaca Doa PNS</text:p>
          </table:table-cell>
          <table:table-cell office:value-type="string" table:style-name="ce1">
            <text:p>Honorarium Petugas Pembaca Doa PNS</text:p>
          </table:table-cell>
          <table:table-cell office:value-type="string" table:style-name="ce1">
            <text:p>Orang / Kegiatan</text:p>
          </table:table-cell>
          <table:table-cell office:value-type="float" office:value="150000" table:style-name="ce1">
            <text:p>1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600" table:style-name="ce1">
            <text:p>7291600</text:p>
          </table:table-cell>
          <table:table-cell office:value-type="string" table:style-name="ce1">
            <text:p>8.1.02.02.01.0003.00095</text:p>
          </table:table-cell>
          <table:table-cell office:value-type="string" table:style-name="ce1">
            <text:p>Honorarium Petugas Pembaca Doa non PNS</text:p>
          </table:table-cell>
          <table:table-cell office:value-type="string" table:style-name="ce1">
            <text:p>Honorarium Petugas Pembaca Doa non PNS</text:p>
          </table:table-cell>
          <table:table-cell office:value-type="string" table:style-name="ce1">
            <text:p>Orang / Kegiat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604" table:style-name="ce1">
            <text:p>7291604</text:p>
          </table:table-cell>
          <table:table-cell office:value-type="string" table:style-name="ce1">
            <text:p>8.1.02.02.01.0003.00096</text:p>
          </table:table-cell>
          <table:table-cell office:value-type="string" table:style-name="ce1">
            <text:p>Honorarium Forum Komunikasi Pimpinan Daerah (FORKOMPINDA) Kota Batu (Anggota)</text:p>
          </table:table-cell>
          <table:table-cell office:value-type="string" table:style-name="ce1">
            <text:p>Honorarium Forum Komunikasi Pimpinan Daerah (FORKOMPINDA) Kota Batu (Anggota)</text:p>
          </table:table-cell>
          <table:table-cell office:value-type="string" table:style-name="ce1">
            <text:p>Orang / Bulan</text:p>
          </table:table-cell>
          <table:table-cell office:value-type="float" office:value="3000000" table:style-name="ce1">
            <text:p>3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1605" table:style-name="ce1">
            <text:p>7291605</text:p>
          </table:table-cell>
          <table:table-cell office:value-type="string" table:style-name="ce1">
            <text:p>8.1.02.02.01.0003.00097</text:p>
          </table:table-cell>
          <table:table-cell office:value-type="string" table:style-name="ce1">
            <text:p>Honorarium Forum Komunikasi Pimpinan Daerah (FORKOMPINDA) Kota Batu (Ketua)</text:p>
          </table:table-cell>
          <table:table-cell office:value-type="string" table:style-name="ce1">
            <text:p>Honorarium Forum Komunikasi Pimpinan Daerah (FORKOMPINDA) Kota Batu (Ketua)</text:p>
          </table:table-cell>
          <table:table-cell office:value-type="string" table:style-name="ce1">
            <text:p>Orang / Bulan</text:p>
          </table:table-cell>
          <table:table-cell office:value-type="float" office:value="3500000" table:style-name="ce1">
            <text:p>3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2376" table:style-name="ce1">
            <text:p>7292376</text:p>
          </table:table-cell>
          <table:table-cell office:value-type="string" table:style-name="ce1">
            <text:p>8.1.02.02.01.0003.00100</text:p>
          </table:table-cell>
          <table:table-cell office:value-type="string" table:style-name="ce1">
            <text:p>Honorarium Saksi Pelantikan</text:p>
          </table:table-cell>
          <table:table-cell office:value-type="string" table:style-name="ce1">
            <text:p>Honorarium Saksi Pelantikan</text:p>
          </table:table-cell>
          <table:table-cell office:value-type="string" table:style-name="ce1">
            <text:p>Orang / Kegiat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92368" table:style-name="ce1">
            <text:p>7292368</text:p>
          </table:table-cell>
          <table:table-cell office:value-type="string" table:style-name="ce1">
            <text:p>8.1.02.02.01.0003.00099</text:p>
          </table:table-cell>
          <table:table-cell office:value-type="string" table:style-name="ce1">
            <text:p>Honorarium motivator MOP</text:p>
          </table:table-cell>
          <table:table-cell office:value-type="string" table:style-name="ce1">
            <text:p>Honorarium motivator MOP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3" table:style-name="ce1">
            <text:p>7239253</text:p>
          </table:table-cell>
          <table:table-cell office:value-type="string" table:style-name="ce1">
            <text:p>8.1.02.02.01.0003.00052</text:p>
          </table:table-cell>
          <table:table-cell office:value-type="string" table:style-name="ce1">
            <text:p>Honorarium Pejabat Eselon III Ke Bawah Yang Disetarakan</text:p>
          </table:table-cell>
          <table:table-cell office:value-type="string" table:style-name="ce1">
            <text:p>Honorarium Pejabat Eselon III Ke Bawah Yang Disetarakan</text:p>
          </table:table-cell>
          <table:table-cell office:value-type="string" table:style-name="ce1">
            <text:p>Orang / Jam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4" table:style-name="ce1">
            <text:p>7239254</text:p>
          </table:table-cell>
          <table:table-cell office:value-type="string" table:style-name="ce1">
            <text:p>8.1.02.02.01.0003.00053</text:p>
          </table:table-cell>
          <table:table-cell office:value-type="string" table:style-name="ce1">
            <text:p>Honorarium Pembawa Acara</text:p>
          </table:table-cell>
          <table:table-cell office:value-type="string" table:style-name="ce1">
            <text:p>Honorarium Pembawa Acara</text:p>
          </table:table-cell>
          <table:table-cell office:value-type="string" table:style-name="ce1">
            <text:p>Orang / Kegiat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5" table:style-name="ce1">
            <text:p>7239255</text:p>
          </table:table-cell>
          <table:table-cell office:value-type="string" table:style-name="ce1">
            <text:p>8.1.02.02.01.0003.00054</text:p>
          </table:table-cell>
          <table:table-cell office:value-type="string" table:style-name="ce1">
            <text:p>Tenaga Ahli</text:p>
          </table:table-cell>
          <table:table-cell office:value-type="string" table:style-name="ce1">
            <text:p>Tenaga Ahli</text:p>
          </table:table-cell>
          <table:table-cell office:value-type="string" table:style-name="ce1">
            <text:p>Orang / Bulan</text:p>
          </table:table-cell>
          <table:table-cell office:value-type="float" office:value="5000000" table:style-name="ce1">
            <text:p>5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6" table:style-name="ce1">
            <text:p>7239256</text:p>
          </table:table-cell>
          <table:table-cell office:value-type="string" table:style-name="ce1">
            <text:p>8.1.02.02.01.0003.00055</text:p>
          </table:table-cell>
          <table:table-cell office:value-type="string" table:style-name="ce1">
            <text:p>Instruktur Pelatih Senam Kesegaran Jasmani</text:p>
          </table:table-cell>
          <table:table-cell office:value-type="string" table:style-name="ce1">
            <text:p>Instruktur Pelatih Senam Kesegaran Jasmani</text:p>
          </table:table-cell>
          <table:table-cell office:value-type="string" table:style-name="ce1">
            <text:p>Orang / Hari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7" table:style-name="ce1">
            <text:p>7239257</text:p>
          </table:table-cell>
          <table:table-cell office:value-type="string" table:style-name="ce1">
            <text:p>8.1.02.02.01.0003.00056</text:p>
          </table:table-cell>
          <table:table-cell office:value-type="string" table:style-name="ce1">
            <text:p>Honorarium Narasumber Kepala Daerah Pejabat Setingkat Kepala Daerah Pejabat Daerah Lainnya Yang Disetarakan</text:p>
          </table:table-cell>
          <table:table-cell office:value-type="string" table:style-name="ce1">
            <text:p>Honorarium Narasumber Kepala Daerah Pejabat Setingkat Kepala Daerah Pejabat Daerah Lainnya Yang Disetarakan</text:p>
          </table:table-cell>
          <table:table-cell office:value-type="string" table:style-name="ce1">
            <text:p>Orang / Jam</text:p>
          </table:table-cell>
          <table:table-cell office:value-type="float" office:value="1400000" table:style-name="ce1">
            <text:p>1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8" table:style-name="ce1">
            <text:p>7239258</text:p>
          </table:table-cell>
          <table:table-cell office:value-type="string" table:style-name="ce1">
            <text:p>8.1.02.02.01.0003.00057</text:p>
          </table:table-cell>
          <table:table-cell office:value-type="string" table:style-name="ce1">
            <text:p>Instruktur Pelatih Senam Kesegaran Jasmani Event Tertentu</text:p>
          </table:table-cell>
          <table:table-cell office:value-type="string" table:style-name="ce1">
            <text:p>Instruktur Pelatih Senam Kesegaran Jasmani Event Tertentu</text:p>
          </table:table-cell>
          <table:table-cell office:value-type="string" table:style-name="ce1">
            <text:p>Orang / Hari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9" table:style-name="ce1">
            <text:p>7239259</text:p>
          </table:table-cell>
          <table:table-cell office:value-type="string" table:style-name="ce1">
            <text:p>8.1.02.02.01.0003.00058</text:p>
          </table:table-cell>
          <table:table-cell office:value-type="string" table:style-name="ce1">
            <text:p>Tenaga Ahli Walikota / S2-S3</text:p>
          </table:table-cell>
          <table:table-cell office:value-type="string" table:style-name="ce1">
            <text:p>Tenaga Ahli Walikota / S2-S3</text:p>
          </table:table-cell>
          <table:table-cell office:value-type="string" table:style-name="ce1">
            <text:p>Orang / Bulan</text:p>
          </table:table-cell>
          <table:table-cell office:value-type="float" office:value="5000000" table:style-name="ce1">
            <text:p>5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0" table:style-name="ce1">
            <text:p>7239260</text:p>
          </table:table-cell>
          <table:table-cell office:value-type="string" table:style-name="ce1">
            <text:p>8.1.02.02.01.0003.00059</text:p>
          </table:table-cell>
          <table:table-cell office:value-type="string" table:style-name="ce1">
            <text:p>Honorarium Narasumber Menteri Pejabat Setingkat Menteri Pejabat Negara Lainnya</text:p>
          </table:table-cell>
          <table:table-cell office:value-type="string" table:style-name="ce1">
            <text:p>Honorarium Narasumber Menteri Pejabat Setingkat Menteri Pejabat Negara Lainnya</text:p>
          </table:table-cell>
          <table:table-cell office:value-type="string" table:style-name="ce1">
            <text:p>Orang / Jam</text:p>
          </table:table-cell>
          <table:table-cell office:value-type="float" office:value="1700000" table:style-name="ce1">
            <text:p>1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1" table:style-name="ce1">
            <text:p>7239261</text:p>
          </table:table-cell>
          <table:table-cell office:value-type="string" table:style-name="ce1">
            <text:p>8.1.02.02.01.0003.00060</text:p>
          </table:table-cell>
          <table:table-cell office:value-type="string" table:style-name="ce1">
            <text:p>Tenaga Non Ahli S2/S3</text:p>
          </table:table-cell>
          <table:table-cell office:value-type="string" table:style-name="ce1">
            <text:p>Tenaga Non Ahli S2/S3</text:p>
          </table:table-cell>
          <table:table-cell office:value-type="string" table:style-name="ce1">
            <text:p>Orang / Bulan</text:p>
          </table:table-cell>
          <table:table-cell office:value-type="float" office:value="5400000" table:style-name="ce1">
            <text:p>5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2" table:style-name="ce1">
            <text:p>7239262</text:p>
          </table:table-cell>
          <table:table-cell office:value-type="string" table:style-name="ce1">
            <text:p>8.1.02.02.01.0003.00061</text:p>
          </table:table-cell>
          <table:table-cell office:value-type="string" table:style-name="ce1">
            <text:p>Juri lomba tingkat Kota</text:p>
          </table:table-cell>
          <table:table-cell office:value-type="string" table:style-name="ce1">
            <text:p>Juri lomba tingkat Kota</text:p>
          </table:table-cell>
          <table:table-cell office:value-type="string" table:style-name="ce1">
            <text:p>Orang / Kegiat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3" table:style-name="ce1">
            <text:p>7239263</text:p>
          </table:table-cell>
          <table:table-cell office:value-type="string" table:style-name="ce1">
            <text:p>8.1.02.02.01.0003.00062</text:p>
          </table:table-cell>
          <table:table-cell office:value-type="string" table:style-name="ce1">
            <text:p>Instruktur Pelatih Non PNS Pelatihan Pengamanan Wilayah Panwil</text:p>
          </table:table-cell>
          <table:table-cell office:value-type="string" table:style-name="ce1">
            <text:p>Instruktur Pelatih Non PNS Pelatihan Pengamanan Wilayah Panwil</text:p>
          </table:table-cell>
          <table:table-cell office:value-type="string" table:style-name="ce1">
            <text:p>Orang / Hari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4" table:style-name="ce1">
            <text:p>7239264</text:p>
          </table:table-cell>
          <table:table-cell office:value-type="string" table:style-name="ce1">
            <text:p>8.1.02.02.01.0003.00063</text:p>
          </table:table-cell>
          <table:table-cell office:value-type="string" table:style-name="ce1">
            <text:p>Juri lomba tingkat propinsi</text:p>
          </table:table-cell>
          <table:table-cell office:value-type="string" table:style-name="ce1">
            <text:p>Juri lomba tingkat propinsi</text:p>
          </table:table-cell>
          <table:table-cell office:value-type="string" table:style-name="ce1">
            <text:p>Orang / Kegiatan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5" table:style-name="ce1">
            <text:p>7239265</text:p>
          </table:table-cell>
          <table:table-cell office:value-type="string" table:style-name="ce1">
            <text:p>8.1.02.02.01.0003.00064</text:p>
          </table:table-cell>
          <table:table-cell office:value-type="string" table:style-name="ce1">
            <text:p>Tenaga Non Ahli S1</text:p>
          </table:table-cell>
          <table:table-cell office:value-type="string" table:style-name="ce1">
            <text:p>Tenaga Non Ahli S1</text:p>
          </table:table-cell>
          <table:table-cell office:value-type="string" table:style-name="ce1">
            <text:p>Orang / Bulan</text:p>
          </table:table-cell>
          <table:table-cell office:value-type="float" office:value="3500000" table:style-name="ce1">
            <text:p>3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6" table:style-name="ce1">
            <text:p>7239266</text:p>
          </table:table-cell>
          <table:table-cell office:value-type="string" table:style-name="ce1">
            <text:p>8.1.02.02.01.0003.00065</text:p>
          </table:table-cell>
          <table:table-cell office:value-type="string" table:style-name="ce1">
            <text:p>Tenaga Non Ahli S2</text:p>
          </table:table-cell>
          <table:table-cell office:value-type="string" table:style-name="ce1">
            <text:p>Tenaga Non Ahli S2</text:p>
          </table:table-cell>
          <table:table-cell office:value-type="string" table:style-name="ce1">
            <text:p>Orang / Jam</text:p>
          </table:table-cell>
          <table:table-cell office:value-type="float" office:value="62000" table:style-name="ce1">
            <text:p>6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7" table:style-name="ce1">
            <text:p>7239267</text:p>
          </table:table-cell>
          <table:table-cell office:value-type="string" table:style-name="ce1">
            <text:p>8.1.02.02.01.0003.00066</text:p>
          </table:table-cell>
          <table:table-cell office:value-type="string" table:style-name="ce1">
            <text:p>Honorarium Pelatih Paskibra TNI POLRI PNS</text:p>
          </table:table-cell>
          <table:table-cell office:value-type="string" table:style-name="ce1">
            <text:p>Honorarium Pelatih Paskibra TNI POLRI PNS</text:p>
          </table:table-cell>
          <table:table-cell office:value-type="string" table:style-name="ce1">
            <text:p>Orang / Hari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8" table:style-name="ce1">
            <text:p>7239268</text:p>
          </table:table-cell>
          <table:table-cell office:value-type="string" table:style-name="ce1">
            <text:p>8.1.02.02.01.0003.00067</text:p>
          </table:table-cell>
          <table:table-cell office:value-type="string" table:style-name="ce1">
            <text:p>Tenaga Non Ahli S1</text:p>
          </table:table-cell>
          <table:table-cell office:value-type="string" table:style-name="ce1">
            <text:p>Tenaga Non Ahli S1</text:p>
          </table:table-cell>
          <table:table-cell office:value-type="string" table:style-name="ce1">
            <text:p>Orang / Jam</text:p>
          </table:table-cell>
          <table:table-cell office:value-type="float" office:value="42000" table:style-name="ce1">
            <text:p>42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69" table:style-name="ce1">
            <text:p>7239269</text:p>
          </table:table-cell>
          <table:table-cell office:value-type="string" table:style-name="ce1">
            <text:p>8.1.02.02.01.0003.00068</text:p>
          </table:table-cell>
          <table:table-cell office:value-type="string" table:style-name="ce1">
            <text:p>Instruktur Peningkatan Penanganan Kegawatdaruratan</text:p>
          </table:table-cell>
          <table:table-cell office:value-type="string" table:style-name="ce1">
            <text:p>Instruktur Peningkatan Penanganan Kegawatdaruratan</text:p>
          </table:table-cell>
          <table:table-cell office:value-type="string" table:style-name="ce1">
            <text:p>Orang / Kegiat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70" table:style-name="ce1">
            <text:p>7239270</text:p>
          </table:table-cell>
          <table:table-cell office:value-type="string" table:style-name="ce1">
            <text:p>8.1.02.02.01.0003.00069</text:p>
          </table:table-cell>
          <table:table-cell office:value-type="string" table:style-name="ce1">
            <text:p>Instruktur Pelatih Non PNS Pelatihan Ketenagakerjaan</text:p>
          </table:table-cell>
          <table:table-cell office:value-type="string" table:style-name="ce1">
            <text:p>Instruktur Pelatih Non PNS Pelatihan Ketenagakerjaan</text:p>
          </table:table-cell>
          <table:table-cell office:value-type="string" table:style-name="ce1">
            <text:p>Orang / Jam</text:p>
          </table:table-cell>
          <table:table-cell office:value-type="float" office:value="175000" table:style-name="ce1">
            <text:p>1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71" table:style-name="ce1">
            <text:p>7239271</text:p>
          </table:table-cell>
          <table:table-cell office:value-type="string" table:style-name="ce1">
            <text:p>8.1.02.02.01.0003.00070</text:p>
          </table:table-cell>
          <table:table-cell office:value-type="string" table:style-name="ce1">
            <text:p>Instruktur Pelatih PNS Pelatihan Ketenagakerjaan</text:p>
          </table:table-cell>
          <table:table-cell office:value-type="string" table:style-name="ce1">
            <text:p>Instruktur Pelatih PNS Pelatihan Ketenagakerjaan</text:p>
          </table:table-cell>
          <table:table-cell office:value-type="string" table:style-name="ce1">
            <text:p>Orang / Jam</text:p>
          </table:table-cell>
          <table:table-cell office:value-type="float" office:value="125000" table:style-name="ce1">
            <text:p>1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72" table:style-name="ce1">
            <text:p>7239272</text:p>
          </table:table-cell>
          <table:table-cell office:value-type="string" table:style-name="ce1">
            <text:p>8.1.02.02.01.0003.00071</text:p>
          </table:table-cell>
          <table:table-cell office:value-type="string" table:style-name="ce1">
            <text:p>Instruktur Pelatih PNS Pelatihan Pengamanan Wilayah Panwil</text:p>
          </table:table-cell>
          <table:table-cell office:value-type="string" table:style-name="ce1">
            <text:p>Instruktur Pelatih PNS Pelatihan Pengamanan Wilayah Panwil</text:p>
          </table:table-cell>
          <table:table-cell office:value-type="string" table:style-name="ce1">
            <text:p>Orang / Hari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73" table:style-name="ce1">
            <text:p>7239273</text:p>
          </table:table-cell>
          <table:table-cell office:value-type="string" table:style-name="ce1">
            <text:p>8.1.02.02.01.0003.00072</text:p>
          </table:table-cell>
          <table:table-cell office:value-type="string" table:style-name="ce1">
            <text:p>Instruktur Pelatih Keolahragaan Non PNS</text:p>
          </table:table-cell>
          <table:table-cell office:value-type="string" table:style-name="ce1">
            <text:p>Instruktur Pelatih Keolahragaan Non PNS</text:p>
          </table:table-cell>
          <table:table-cell office:value-type="string" table:style-name="ce1">
            <text:p>Orang / Hari</text:p>
          </table:table-cell>
          <table:table-cell office:value-type="float" office:value="110000" table:style-name="ce1">
            <text:p>1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45" table:style-name="ce1">
            <text:p>7239245</text:p>
          </table:table-cell>
          <table:table-cell office:value-type="string" table:style-name="ce1">
            <text:p>8.1.02.02.01.0003.00044</text:p>
          </table:table-cell>
          <table:table-cell office:value-type="string" table:style-name="ce1">
            <text:p>Instruktur Pelatih Senam Kesegaran Jasmani PNS</text:p>
          </table:table-cell>
          <table:table-cell office:value-type="string" table:style-name="ce1">
            <text:p>Instruktur Pelatih Senam Kesegaran Jasmani PNS</text:p>
          </table:table-cell>
          <table:table-cell office:value-type="string" table:style-name="ce1">
            <text:p>Orang / Hari</text:p>
          </table:table-cell>
          <table:table-cell office:value-type="float" office:value="175000" table:style-name="ce1">
            <text:p>1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46" table:style-name="ce1">
            <text:p>7239246</text:p>
          </table:table-cell>
          <table:table-cell office:value-type="string" table:style-name="ce1">
            <text:p>8.1.02.02.01.0003.00045</text:p>
          </table:table-cell>
          <table:table-cell office:value-type="string" table:style-name="ce1">
            <text:p>Pelatihan Korps Musik Korsik</text:p>
          </table:table-cell>
          <table:table-cell office:value-type="string" table:style-name="ce1">
            <text:p>Pelatihan Korps Musik Korsik</text:p>
          </table:table-cell>
          <table:table-cell office:value-type="string" table:style-name="ce1">
            <text:p>Orang / Bul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47" table:style-name="ce1">
            <text:p>7239247</text:p>
          </table:table-cell>
          <table:table-cell office:value-type="string" table:style-name="ce1">
            <text:p>8.1.02.02.01.0003.00046</text:p>
          </table:table-cell>
          <table:table-cell office:value-type="string" table:style-name="ce1">
            <text:p>Instruktur Pelatih Non PNS Pelatihan SAR Search and Rescue</text:p>
          </table:table-cell>
          <table:table-cell office:value-type="string" table:style-name="ce1">
            <text:p>Instruktur Pelatih Non PNS Pelatihan SAR Search and Rescue</text:p>
          </table:table-cell>
          <table:table-cell office:value-type="string" table:style-name="ce1">
            <text:p>Orang / Hari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48" table:style-name="ce1">
            <text:p>7239248</text:p>
          </table:table-cell>
          <table:table-cell office:value-type="string" table:style-name="ce1">
            <text:p>8.1.02.02.01.0003.00047</text:p>
          </table:table-cell>
          <table:table-cell office:value-type="string" table:style-name="ce1">
            <text:p>Instruktur Pelatih PNS Pelatihan SAR Search and Rescue</text:p>
          </table:table-cell>
          <table:table-cell office:value-type="string" table:style-name="ce1">
            <text:p>Instruktur Pelatih PNS Pelatihan SAR Search and Rescue</text:p>
          </table:table-cell>
          <table:table-cell office:value-type="string" table:style-name="ce1">
            <text:p>Orang / Hari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49" table:style-name="ce1">
            <text:p>7239249</text:p>
          </table:table-cell>
          <table:table-cell office:value-type="string" table:style-name="ce1">
            <text:p>8.1.02.02.01.0003.00048</text:p>
          </table:table-cell>
          <table:table-cell office:value-type="string" table:style-name="ce1">
            <text:p>Juri Lomba tingkat Desa</text:p>
          </table:table-cell>
          <table:table-cell office:value-type="string" table:style-name="ce1">
            <text:p>Juri Lomba tingkat Desa</text:p>
          </table:table-cell>
          <table:table-cell office:value-type="string" table:style-name="ce1">
            <text:p>Orang / 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0" table:style-name="ce1">
            <text:p>7239250</text:p>
          </table:table-cell>
          <table:table-cell office:value-type="string" table:style-name="ce1">
            <text:p>8.1.02.02.01.0003.00049</text:p>
          </table:table-cell>
          <table:table-cell office:value-type="string" table:style-name="ce1">
            <text:p>Juri Lomba tingkat Desa/Kelurahan</text:p>
          </table:table-cell>
          <table:table-cell office:value-type="string" table:style-name="ce1">
            <text:p>Juri Lomba tingkat Desa/Kelurahan</text:p>
          </table:table-cell>
          <table:table-cell office:value-type="string" table:style-name="ce1">
            <text:p>Orang / Kegiat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1" table:style-name="ce1">
            <text:p>7239251</text:p>
          </table:table-cell>
          <table:table-cell office:value-type="string" table:style-name="ce1">
            <text:p>8.1.02.02.01.0003.00050</text:p>
          </table:table-cell>
          <table:table-cell office:value-type="string" table:style-name="ce1">
            <text:p>Honorarium Narasumber pejabat Eselon I Yang Disetarakan</text:p>
          </table:table-cell>
          <table:table-cell office:value-type="string" table:style-name="ce1">
            <text:p>Honorarium Narasumber pejabat Eselon I Yang Disetarakan</text:p>
          </table:table-cell>
          <table:table-cell office:value-type="string" table:style-name="ce1">
            <text:p>Orang / Jam</text:p>
          </table:table-cell>
          <table:table-cell office:value-type="float" office:value="1200000" table:style-name="ce1">
            <text:p>1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3</text:p>
          </table:table-cell>
          <table:table-cell office:value-type="string" table:style-name="ce1">
            <text:p>Beban Honorarium Narasumber atau Pembahas, Moderator, Pembawa Acara, dan Panitia</text:p>
          </table:table-cell>
          <table:table-cell office:value-type="float" office:value="7239252" table:style-name="ce1">
            <text:p>7239252</text:p>
          </table:table-cell>
          <table:table-cell office:value-type="string" table:style-name="ce1">
            <text:p>8.1.02.02.01.0003.00051</text:p>
          </table:table-cell>
          <table:table-cell office:value-type="string" table:style-name="ce1">
            <text:p>Honorarium Narasumber Pejabat Eselon II Yang Disetarakan</text:p>
          </table:table-cell>
          <table:table-cell office:value-type="string" table:style-name="ce1">
            <text:p>Honorarium Narasumber Pejabat Eselon II Yang Disetarakan</text:p>
          </table:table-cell>
          <table:table-cell office:value-type="string" table:style-name="ce1">
            <text:p>Orang / Jam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307" table:style-name="ce1">
            <text:p>7292307</text:p>
          </table:table-cell>
          <table:table-cell office:value-type="string" table:style-name="ce1">
            <text:p>8.1.02.02.01.0004.00229</text:p>
          </table:table-cell>
          <table:table-cell office:value-type="string" table:style-name="ce1">
            <text:p>Honorarium Kegiatan Penyusunan Database Perijinan Pengawas Tingkat RW</text:p>
          </table:table-cell>
          <table:table-cell office:value-type="string" table:style-name="ce1">
            <text:p>Honorarium Kegiatan Penyusunan Database Perijinan Pengawas Tingkat RW</text:p>
          </table:table-cell>
          <table:table-cell office:value-type="string" table:style-name="ce1">
            <text:p>Orang / Kegiatan</text:p>
          </table:table-cell>
          <table:table-cell office:value-type="float" office:value="175000" table:style-name="ce1">
            <text:p>1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0" table:style-name="ce1">
            <text:p>7238960</text:p>
          </table:table-cell>
          <table:table-cell office:value-type="string" table:style-name="ce1">
            <text:p>8.1.02.02.01.0004.00002</text:p>
          </table:table-cell>
          <table:table-cell office:value-type="string" table:style-name="ce1">
            <text:p>Honorarium Tim Pelaksana Kegiatan Dan Sekretariat Tim Pelaksana Kegiatan Yang Ditetapkan Oleh Kepala Daerah - Anggota Eselon IV</text:p>
          </table:table-cell>
          <table:table-cell office:value-type="string" table:style-name="ce1">
            <text:p>Honorarium Tim Pelaksana Kegiatan Dan Sekretariat Tim Pelaksana Kegiatan Yang Ditetapkan Oleh Kepala Daerah - Anggota Eselon IV</text:p>
          </table:table-cell>
          <table:table-cell office:value-type="string" table:style-name="ce1">
            <text:p>Orang / Bulan</text:p>
          </table:table-cell>
          <table:table-cell office:value-type="float" office:value="550000" table:style-name="ce1">
            <text:p>5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1" table:style-name="ce1">
            <text:p>7238961</text:p>
          </table:table-cell>
          <table:table-cell office:value-type="string" table:style-name="ce1">
            <text:p>8.1.02.02.01.0004.00003</text:p>
          </table:table-cell>
          <table:table-cell office:value-type="string" table:style-name="ce1">
            <text:p>Honorarium Tim Pelaksana Kegiatan Dan Sekretariat Tim Pelaksana Kegiatan Yang Ditetapkan Oleh Kepala Daerah - Anggota Eselon III</text:p>
          </table:table-cell>
          <table:table-cell office:value-type="string" table:style-name="ce1">
            <text:p>Honorarium Tim Pelaksana Kegiatan Dan Sekretariat Tim Pelaksana Kegiatan Yang Ditetapkan Oleh Kepala Daerah - Anggota Eselon III</text:p>
          </table:table-cell>
          <table:table-cell office:value-type="string" table:style-name="ce1">
            <text:p>Orang / Bulan</text:p>
          </table:table-cell>
          <table:table-cell office:value-type="float" office:value="650000" table:style-name="ce1">
            <text:p>6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2" table:style-name="ce1">
            <text:p>7238962</text:p>
          </table:table-cell>
          <table:table-cell office:value-type="string" table:style-name="ce1">
            <text:p>8.1.02.02.01.0004.00004</text:p>
          </table:table-cell>
          <table:table-cell office:value-type="string" table:style-name="ce1">
            <text:p>Honorarium Tim Pelaksana Kegiatan Dan Sekretariat Tim Pelaksana Kegiatan Yang Ditetapkan Oleh Kepala Daerah - Anggota Eselon II</text:p>
          </table:table-cell>
          <table:table-cell office:value-type="string" table:style-name="ce1">
            <text:p>Honorarium Tim Pelaksana Kegiatan Dan Sekretariat Tim Pelaksana Kegiatan Yang Ditetapkan Oleh Kepala Daerah - Anggota Eselon II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3" table:style-name="ce1">
            <text:p>7238963</text:p>
          </table:table-cell>
          <table:table-cell office:value-type="string" table:style-name="ce1">
            <text:p>8.1.02.02.01.0004.00005</text:p>
          </table:table-cell>
          <table:table-cell office:value-type="string" table:style-name="ce1">
            <text:p>Honorarium Tim Pelaksana Kegiatan Dan Sekretariat Tim Pelaksana Kegiatan Yang Ditetapkan Oleh Kepala Daerah - Sekretaris</text:p>
          </table:table-cell>
          <table:table-cell office:value-type="string" table:style-name="ce1">
            <text:p>Honorarium Tim Pelaksana Kegiatan Dan Sekretariat Tim Pelaksana Kegiatan Yang Ditetapkan Oleh Kepala Daerah - Sekretaris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4" table:style-name="ce1">
            <text:p>7238964</text:p>
          </table:table-cell>
          <table:table-cell office:value-type="string" table:style-name="ce1">
            <text:p>8.1.02.02.01.0004.00006</text:p>
          </table:table-cell>
          <table:table-cell office:value-type="string" table:style-name="ce1">
            <text:p>Honorarium Tim Pelaksana Kegiatan Dan Sekretariat Tim Pelaksana Kegiatan Yang Ditetapkan Oleh Kepala Daerah - Wakil Ketua (Eselon II)</text:p>
          </table:table-cell>
          <table:table-cell office:value-type="string" table:style-name="ce1">
            <text:p>Honorarium Tim Pelaksana Kegiatan Dan Sekretariat Tim Pelaksana Kegiatan Yang Ditetapkan Oleh Kepala Daerah - Wakil Ketua (Eselon II)</text:p>
          </table:table-cell>
          <table:table-cell office:value-type="string" table:style-name="ce1">
            <text:p>Orang / Bulan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5" table:style-name="ce1">
            <text:p>7238965</text:p>
          </table:table-cell>
          <table:table-cell office:value-type="string" table:style-name="ce1">
            <text:p>8.1.02.02.01.0004.00007</text:p>
          </table:table-cell>
          <table:table-cell office:value-type="string" table:style-name="ce1">
            <text:p>Honorarium Tim Pelaksana Kegiatan Dan Sekretariat Tim Pelaksana Kegiatan Yang Ditetapkan Oleh Kepala Daerah - Ketua (Eselon III)</text:p>
          </table:table-cell>
          <table:table-cell office:value-type="string" table:style-name="ce1">
            <text:p>Honorarium Tim Pelaksana Kegiatan Dan Sekretariat Tim Pelaksana Kegiatan Yang Ditetapkan Oleh Kepala Daerah - Ketua (Eselon III)</text:p>
          </table:table-cell>
          <table:table-cell office:value-type="string" table:style-name="ce1">
            <text:p>Orang / Bulan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6" table:style-name="ce1">
            <text:p>7238966</text:p>
          </table:table-cell>
          <table:table-cell office:value-type="string" table:style-name="ce1">
            <text:p>8.1.02.02.01.0004.00008</text:p>
          </table:table-cell>
          <table:table-cell office:value-type="string" table:style-name="ce1">
            <text:p>Analis Lab</text:p>
          </table:table-cell>
          <table:table-cell office:value-type="string" table:style-name="ce1">
            <text:p>Analis Lab Covid 19</text:p>
          </table:table-cell>
          <table:table-cell office:value-type="string" table:style-name="ce1">
            <text:p>Orang / Bulan</text:p>
          </table:table-cell>
          <table:table-cell office:value-type="float" office:value="4500000" table:style-name="ce1">
            <text:p>4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7" table:style-name="ce1">
            <text:p>7238967</text:p>
          </table:table-cell>
          <table:table-cell office:value-type="string" table:style-name="ce1">
            <text:p>8.1.02.02.01.0004.00009</text:p>
          </table:table-cell>
          <table:table-cell office:value-type="string" table:style-name="ce1">
            <text:p>Honorarium Tim Pelaksana Kegiatan Dan Sekretariat Tim Pelaksana Kegiatan Yang Ditetapkan Oleh Kepala Daerah - Penanggung Jawab</text:p>
          </table:table-cell>
          <table:table-cell office:value-type="string" table:style-name="ce1">
            <text:p>Honorarium Tim Pelaksana Kegiatan Dan Sekretariat Tim Pelaksana Kegiatan Yang Ditetapkan Oleh Kepala Daerah - Penanggung Jawab</text:p>
          </table:table-cell>
          <table:table-cell office:value-type="string" table:style-name="ce1">
            <text:p>Orang 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8" table:style-name="ce1">
            <text:p>7238968</text:p>
          </table:table-cell>
          <table:table-cell office:value-type="string" table:style-name="ce1">
            <text:p>8.1.02.02.01.0004.00010</text:p>
          </table:table-cell>
          <table:table-cell office:value-type="string" table:style-name="ce1">
            <text:p>Honorarium Tim Pelaksana Kegiatan Dan Sekretariat Tim Pelaksana Kegiatan Yang Ditetapkan Oleh Kepala Daerah - Pengarah II</text:p>
          </table:table-cell>
          <table:table-cell office:value-type="string" table:style-name="ce1">
            <text:p>Honorarium Tim Pelaksana Kegiatan Dan Sekretariat Tim Pelaksana Kegiatan Yang Ditetapkan Oleh Kepala Daerah - Pengarah II</text:p>
          </table:table-cell>
          <table:table-cell office:value-type="string" table:style-name="ce1">
            <text:p>Orang / Bulan</text:p>
          </table:table-cell>
          <table:table-cell office:value-type="float" office:value="1300000" table:style-name="ce1">
            <text:p>1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69" table:style-name="ce1">
            <text:p>7238969</text:p>
          </table:table-cell>
          <table:table-cell office:value-type="string" table:style-name="ce1">
            <text:p>8.1.02.02.01.0004.00011</text:p>
          </table:table-cell>
          <table:table-cell office:value-type="string" table:style-name="ce1">
            <text:p>Honorarium Tim Pelaksana Kegiatan Dan Sekretariat Tim Pelaksana Kegiatan Yang Ditetapkan Oleh Kepala Daerah - Pengarah I</text:p>
          </table:table-cell>
          <table:table-cell office:value-type="string" table:style-name="ce1">
            <text:p>Honorarium Tim Pelaksana Kegiatan Dan Sekretariat Tim Pelaksana Kegiatan Yang Ditetapkan Oleh Kepala Daerah - Pengarah I</text:p>
          </table:table-cell>
          <table:table-cell office:value-type="string" table:style-name="ce1">
            <text:p>Orang / Bulan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70" table:style-name="ce1">
            <text:p>7238970</text:p>
          </table:table-cell>
          <table:table-cell office:value-type="string" table:style-name="ce1">
            <text:p>8.1.02.02.01.0004.00012</text:p>
          </table:table-cell>
          <table:table-cell office:value-type="string" table:style-name="ce1">
            <text:p>Koordinator Pengelola Keuangan Daerah</text:p>
          </table:table-cell>
          <table:table-cell office:value-type="string" table:style-name="ce1">
            <text:p>Koordinator Pengelola Keuangan Daerah</text:p>
          </table:table-cell>
          <table:table-cell office:value-type="string" table:style-name="ce1">
            <text:p>Orang / Bulan</text:p>
          </table:table-cell>
          <table:table-cell office:value-type="float" office:value="6000000" table:style-name="ce1">
            <text:p>6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71" table:style-name="ce1">
            <text:p>7238971</text:p>
          </table:table-cell>
          <table:table-cell office:value-type="string" table:style-name="ce1">
            <text:p>8.1.02.02.01.0004.00013</text:p>
          </table:table-cell>
          <table:table-cell office:value-type="string" table:style-name="ce1">
            <text:p>Bendahara Umum Daerah</text:p>
          </table:table-cell>
          <table:table-cell office:value-type="string" table:style-name="ce1">
            <text:p>Bendahara Umum Daerah</text:p>
          </table:table-cell>
          <table:table-cell office:value-type="string" table:style-name="ce1">
            <text:p>Orang / Bulan</text:p>
          </table:table-cell>
          <table:table-cell office:value-type="float" office:value="4000000" table:style-name="ce1">
            <text:p>4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72" table:style-name="ce1">
            <text:p>7238972</text:p>
          </table:table-cell>
          <table:table-cell office:value-type="string" table:style-name="ce1">
            <text:p>8.1.02.02.01.0004.00014</text:p>
          </table:table-cell>
          <table:table-cell office:value-type="string" table:style-name="ce1">
            <text:p>Tenaga kesehatan lain</text:p>
          </table:table-cell>
          <table:table-cell office:value-type="string" table:style-name="ce1">
            <text:p>Tenaga kesehatan lain Covid 19</text:p>
          </table:table-cell>
          <table:table-cell office:value-type="string" table:style-name="ce1">
            <text:p>Orang / Bulan</text:p>
          </table:table-cell>
          <table:table-cell office:value-type="float" office:value="4000000" table:style-name="ce1">
            <text:p>4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73" table:style-name="ce1">
            <text:p>7238973</text:p>
          </table:table-cell>
          <table:table-cell office:value-type="string" table:style-name="ce1">
            <text:p>8.1.02.02.01.0004.00015</text:p>
          </table:table-cell>
          <table:table-cell office:value-type="string" table:style-name="ce1">
            <text:p>Honorarium Tim Pelaksana Kegiatan Dan Sekretariat Tim Pelaksana Kegiatan Yang Ditetapkan Oleh Sekretaris Daerah - Anggota (Staf)</text:p>
          </table:table-cell>
          <table:table-cell office:value-type="string" table:style-name="ce1">
            <text:p>Honorarium Tim Pelaksana Kegiatan Dan Sekretariat Tim Pelaksana Kegiatan Yang Ditetapkan Oleh Sekretaris Daerah - Anggota (Staf)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74" table:style-name="ce1">
            <text:p>7238974</text:p>
          </table:table-cell>
          <table:table-cell office:value-type="string" table:style-name="ce1">
            <text:p>8.1.02.02.01.0004.00016</text:p>
          </table:table-cell>
          <table:table-cell office:value-type="string" table:style-name="ce1">
            <text:p>Honorarium Tim Pelaksana Kegiatan Dan Sekretariat Tim Pelaksana Kegiatan Yang Ditetapkan Oleh Kepala Daerah - Ketua (Eselon II)</text:p>
          </table:table-cell>
          <table:table-cell office:value-type="string" table:style-name="ce1">
            <text:p>Honorarium Tim Pelaksana Kegiatan Dan Sekretariat Tim Pelaksana Kegiatan Yang Ditetapkan Oleh Kepala Daerah - Ketua (Eselon II)</text:p>
          </table:table-cell>
          <table:table-cell office:value-type="string" table:style-name="ce1">
            <text:p>Orang 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8975" table:style-name="ce1">
            <text:p>7238975</text:p>
          </table:table-cell>
          <table:table-cell office:value-type="string" table:style-name="ce1">
            <text:p>8.1.02.02.01.0004.00017</text:p>
          </table:table-cell>
          <table:table-cell office:value-type="string" table:style-name="ce1">
            <text:p>Honorarium Tim Pelaksana Kegiatan Dan Sekretariat Tim Pelaksana Kegiatan Yang Ditetapkan Oleh Kepala Daerah - Anggota ( Staf)</text:p>
          </table:table-cell>
          <table:table-cell office:value-type="string" table:style-name="ce1">
            <text:p>Honorarium Tim Pelaksana Kegiatan Dan Sekretariat Tim Pelaksana Kegiatan Yang Ditetapkan Oleh Kepala Daerah - Anggota ( Staf)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122" table:style-name="ce1">
            <text:p>7239122</text:p>
          </table:table-cell>
          <table:table-cell office:value-type="string" table:style-name="ce1">
            <text:p>8.1.02.02.01.0004.00018</text:p>
          </table:table-cell>
          <table:table-cell office:value-type="string" table:style-name="ce1">
            <text:p>Honorarium Tim Pelaksana Kegiatan Dan Sekretariat Tim Pelaksana Kegiatan Yang Ditetapkan Oleh Sekretaris Daerah - Ketua ( Kepala OPD)</text:p>
          </table:table-cell>
          <table:table-cell office:value-type="string" table:style-name="ce1">
            <text:p>Honorarium Tim Pelaksana Kegiatan Dan Sekretariat Tim Pelaksana Kegiatan Yang Ditetapkan Oleh Sekretaris Daerah - Ketua (Kepala OPD)</text:p>
          </table:table-cell>
          <table:table-cell office:value-type="string" table:style-name="ce1">
            <text:p>Orang / Bulan</text:p>
          </table:table-cell>
          <table:table-cell office:value-type="float" office:value="650000" table:style-name="ce1">
            <text:p>6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123" table:style-name="ce1">
            <text:p>7239123</text:p>
          </table:table-cell>
          <table:table-cell office:value-type="string" table:style-name="ce1">
            <text:p>8.1.02.02.01.0004.00019</text:p>
          </table:table-cell>
          <table:table-cell office:value-type="string" table:style-name="ce1">
            <text:p>Honorarium Tim Pelaksana Kegiatan Dan Sekretariat Tim Pelaksana Kegiatan Yang Ditetapkan Oleh Sekretaris Daerah - Wakil Ketua ( Pejabat yang membidangi)</text:p>
          </table:table-cell>
          <table:table-cell office:value-type="string" table:style-name="ce1">
            <text:p>Honorarium Tim Pelaksana Kegiatan Dan Sekretariat Tim Pelaksana Kegiatan Yang Ditetapkan Oleh Sekretaris Daerah - Wakil Ketua ( Pejabat yang membidangi)</text:p>
          </table:table-cell>
          <table:table-cell office:value-type="string" table:style-name="ce1">
            <text:p>Orang / Bul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124" table:style-name="ce1">
            <text:p>7239124</text:p>
          </table:table-cell>
          <table:table-cell office:value-type="string" table:style-name="ce1">
            <text:p>8.1.02.02.01.0004.00020</text:p>
          </table:table-cell>
          <table:table-cell office:value-type="string" table:style-name="ce1">
            <text:p>Honorarium Sekretariat Tim Pelaksana Kegiatan ditetapkan oleh Sekretaris Daerah - Anggota</text:p>
          </table:table-cell>
          <table:table-cell office:value-type="string" table:style-name="ce1">
            <text:p>Honorarium Sekretariat Tim Pelaksana Kegiatan ditetapkan oleh Sekretaris Daerah - Anggota</text:p>
          </table:table-cell>
          <table:table-cell office:value-type="string" table:style-name="ce1">
            <text:p>Orang / Bulan</text:p>
          </table:table-cell>
          <table:table-cell office:value-type="float" office:value="220000" table:style-name="ce1">
            <text:p>2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125" table:style-name="ce1">
            <text:p>7239125</text:p>
          </table:table-cell>
          <table:table-cell office:value-type="string" table:style-name="ce1">
            <text:p>8.1.02.02.01.0004.00021</text:p>
          </table:table-cell>
          <table:table-cell office:value-type="string" table:style-name="ce1">
            <text:p>Honorarium Sekretariat Tim Pelaksana Kegiatan ditetapkan oleh Sekretaris Daerah - Ketua/Wakil Ketua</text:p>
          </table:table-cell>
          <table:table-cell office:value-type="string" table:style-name="ce1">
            <text:p>Honorarium Sekretariat Tim Pelaksana Kegiatan ditetapkan oleh Sekretaris Daerah - Ketua/Wakil Ketua</text:p>
          </table:table-cell>
          <table:table-cell office:value-type="string" table:style-name="ce1">
            <text:p>Orang / Bul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126" table:style-name="ce1">
            <text:p>7239126</text:p>
          </table:table-cell>
          <table:table-cell office:value-type="string" table:style-name="ce1">
            <text:p>8.1.02.02.01.0004.00022</text:p>
          </table:table-cell>
          <table:table-cell office:value-type="string" table:style-name="ce1">
            <text:p>Honorarium Tim Pelaksana Kegiatan Dan Sekretariat Tim Pelaksana Kegiatan Yang Ditetapkan Oleh Sekretaris Daerah - Anggota (Pejabat yang membidangi)</text:p>
          </table:table-cell>
          <table:table-cell office:value-type="string" table:style-name="ce1">
            <text:p>Honorarium Tim Pelaksana Kegiatan Dan Sekretariat Tim Pelaksana Kegiatan Yang Ditetapkan Oleh Sekretaris Daerah - Anggota (Pejabat yang membidangi)</text:p>
          </table:table-cell>
          <table:table-cell office:value-type="string" table:style-name="ce1">
            <text:p>Orang / Bul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127" table:style-name="ce1">
            <text:p>7239127</text:p>
          </table:table-cell>
          <table:table-cell office:value-type="string" table:style-name="ce1">
            <text:p>8.1.02.02.01.0004.00023</text:p>
          </table:table-cell>
          <table:table-cell office:value-type="string" table:style-name="ce1">
            <text:p>Honorarium Tim Pelaksana Kegiatan Dan Sekretariat Tim Pelaksana Kegiatan Yang Ditetapkan Oleh Sekretaris Daerah - Sekretaris ( Pejabat yang Membidangi)</text:p>
          </table:table-cell>
          <table:table-cell office:value-type="string" table:style-name="ce1">
            <text:p>Honorarium Tim Pelaksana Kegiatan Dan Sekretariat Tim Pelaksana Kegiatan Yang Ditetapkan Oleh Sekretaris Daerah - Sekretaris ( Pejabat yang Membidangi)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135" table:style-name="ce1">
            <text:p>7239135</text:p>
          </table:table-cell>
          <table:table-cell office:value-type="string" table:style-name="ce1">
            <text:p>8.1.02.02.01.0004.00024</text:p>
          </table:table-cell>
          <table:table-cell office:value-type="string" table:style-name="ce1">
            <text:p>Honorarium Tim Pelaksana Kegiatan Dan Sekretariat Tim Pelaksana Kegiatan Yang Ditetapkan Oleh Sekretaris Daerah - Penanggung Jawab ( Asisten)</text:p>
          </table:table-cell>
          <table:table-cell office:value-type="string" table:style-name="ce1">
            <text:p>Honorarium Tim Pelaksana Kegiatan Dan Sekretariat Tim Pelaksana Kegiatan Yang Ditetapkan Oleh Sekretaris Daerah - Penanggung Jawab (Asisten)</text:p>
          </table:table-cell>
          <table:table-cell office:value-type="string" table:style-name="ce1">
            <text:p>Orang / Bul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140" table:style-name="ce1">
            <text:p>7239140</text:p>
          </table:table-cell>
          <table:table-cell office:value-type="string" table:style-name="ce1">
            <text:p>8.1.02.02.01.0004.00025</text:p>
          </table:table-cell>
          <table:table-cell office:value-type="string" table:style-name="ce1">
            <text:p>Honorarium Tim Pelaksana Kegiatan Dan Sekretariat Tim Pelaksana Kegiatan Yang Ditetapkan Oleh Sekretaris Daerah - Pengarah ( Sekretaris Daerah)</text:p>
          </table:table-cell>
          <table:table-cell office:value-type="string" table:style-name="ce1">
            <text:p>Honorarium Tim Pelaksana Kegiatan Dan Sekretariat Tim Pelaksana Kegiatan Yang Ditetapkan Oleh Sekretaris Daerah - Pengarah ( Sekretaris Daerah)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223" table:style-name="ce1">
            <text:p>7239223</text:p>
          </table:table-cell>
          <table:table-cell office:value-type="string" table:style-name="ce1">
            <text:p>8.1.02.02.01.0004.00107</text:p>
          </table:table-cell>
          <table:table-cell office:value-type="string" table:style-name="ce1">
            <text:p>Honorarium Pengguna Anggaran Pengadaan Barang Non Konstruksi Nilai Pagu Pengadaan Di Atas Rp1 Triliun</text:p>
          </table:table-cell>
          <table:table-cell office:value-type="string" table:style-name="ce1">
            <text:p>Honorarium Pengguna Anggaran Pengadaan Barang Non Konstruksi Nilai Pagu Pengadaan Di Atas Rp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5010000" table:style-name="ce1">
            <text:p>50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39231" table:style-name="ce1">
            <text:p>7239231</text:p>
          </table:table-cell>
          <table:table-cell office:value-type="string" table:style-name="ce1">
            <text:p>8.1.02.02.01.0004.00112</text:p>
          </table:table-cell>
          <table:table-cell office:value-type="string" table:style-name="ce1">
            <text:p>Honorarium Pengguna Anggaran Pengadaan BarangJasa Konstruksi Nilai Pagu Pengadaan Di Atas Rp1 Triliun</text:p>
          </table:table-cell>
          <table:table-cell office:value-type="string" table:style-name="ce1">
            <text:p>Honorarium Pengguna Anggaran Pengadaan BarangJasa Konstruksi Nilai Pagu Pengadaan Di Atas Rp1 Triliun</text:p>
          </table:table-cell>
          <table:table-cell office:value-type="string" table:style-name="ce1">
            <text:p>Orang / Paket / Pekerjaan</text:p>
          </table:table-cell>
          <table:table-cell office:value-type="float" office:value="5560000" table:style-name="ce1">
            <text:p>55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568" table:style-name="ce1">
            <text:p>7291568</text:p>
          </table:table-cell>
          <table:table-cell office:value-type="string" table:style-name="ce1">
            <text:p>8.1.02.02.01.0004.00113</text:p>
          </table:table-cell>
          <table:table-cell office:value-type="string" table:style-name="ce1">
            <text:p>Honorarium Babinsa</text:p>
          </table:table-cell>
          <table:table-cell office:value-type="string" table:style-name="ce1">
            <text:p>Honorarium Babinsa/Bhabinkamtibmas</text:p>
          </table:table-cell>
          <table:table-cell office:value-type="string" table:style-name="ce1">
            <text:p>Orang / Bulan</text:p>
          </table:table-cell>
          <table:table-cell office:value-type="float" office:value="150000" table:style-name="ce1">
            <text:p>1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569" table:style-name="ce1">
            <text:p>7291569</text:p>
          </table:table-cell>
          <table:table-cell office:value-type="string" table:style-name="ce1">
            <text:p>8.1.02.02.01.0004.00114</text:p>
          </table:table-cell>
          <table:table-cell office:value-type="string" table:style-name="ce1">
            <text:p>Honorarium Forkopimcam</text:p>
          </table:table-cell>
          <table:table-cell office:value-type="string" table:style-name="ce1">
            <text:p>Honorarium Forkopimcam</text:p>
          </table:table-cell>
          <table:table-cell office:value-type="string" table:style-name="ce1">
            <text:p>Orang / Bulan</text:p>
          </table:table-cell>
          <table:table-cell office:value-type="float" office:value="650000" table:style-name="ce1">
            <text:p>6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16" table:style-name="ce1">
            <text:p>7291616</text:p>
          </table:table-cell>
          <table:table-cell office:value-type="string" table:style-name="ce1">
            <text:p>8.1.02.02.01.0004.00115</text:p>
          </table:table-cell>
          <table:table-cell office:value-type="string" table:style-name="ce1">
            <text:p>Honorarium Tim Pengawalan dan Pengamanan Kegiatan Pemerintahan dan Pembangunan Daerah (TP2KP2D) - Sekretariat</text:p>
          </table:table-cell>
          <table:table-cell office:value-type="string" table:style-name="ce1">
            <text:p>Honorarium Tim Pengawalan dan Pengamanan Kegiatan Pemerintahan dan Pembangunan Daerah (TP2KP2D) - Sekretariat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17" table:style-name="ce1">
            <text:p>7291617</text:p>
          </table:table-cell>
          <table:table-cell office:value-type="string" table:style-name="ce1">
            <text:p>8.1.02.02.01.0004.00116</text:p>
          </table:table-cell>
          <table:table-cell office:value-type="string" table:style-name="ce1">
            <text:p>Honorarium Tim Pengawalan dan Pengamanan Kegiatan Pemerintahan dan Pembangunan Daerah (TP2KP2D) - Anggota</text:p>
          </table:table-cell>
          <table:table-cell office:value-type="string" table:style-name="ce1">
            <text:p>Honorarium Tim Pengawalan dan Pengamanan Kegiatan Pemerintahan dan Pembangunan Daerah (TP2KP2D) - Anggota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18" table:style-name="ce1">
            <text:p>7291618</text:p>
          </table:table-cell>
          <table:table-cell office:value-type="string" table:style-name="ce1">
            <text:p>8.1.02.02.01.0004.00117</text:p>
          </table:table-cell>
          <table:table-cell office:value-type="string" table:style-name="ce1">
            <text:p>Honorarium Tim Pengawalan dan Pengamanan Kegiatan Pemerintahan dan Pembangunan Daerah (TP2KP2D) - Sekretaris</text:p>
          </table:table-cell>
          <table:table-cell office:value-type="string" table:style-name="ce1">
            <text:p>Honorarium Tim Pengawalan dan Pengamanan Kegiatan Pemerintahan dan Pembangunan Daerah (TP2KP2D) - Sekretaris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19" table:style-name="ce1">
            <text:p>7291619</text:p>
          </table:table-cell>
          <table:table-cell office:value-type="string" table:style-name="ce1">
            <text:p>8.1.02.02.01.0004.00118</text:p>
          </table:table-cell>
          <table:table-cell office:value-type="string" table:style-name="ce1">
            <text:p>Honorarium Tim Pengawalan dan Pengamanan Kegiatan Pemerintahan dan Pembangunan Daerah (TP2KP2D) - Wakil Ketua</text:p>
          </table:table-cell>
          <table:table-cell office:value-type="string" table:style-name="ce1">
            <text:p>Honorarium Tim Pengawalan dan Pengamanan Kegiatan Pemerintahan dan Pembangunan Daerah (TP2KP2D) - Wakil Ketua</text:p>
          </table:table-cell>
          <table:table-cell office:value-type="string" table:style-name="ce1">
            <text:p>Orang/ Bulan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0" table:style-name="ce1">
            <text:p>7291620</text:p>
          </table:table-cell>
          <table:table-cell office:value-type="string" table:style-name="ce1">
            <text:p>8.1.02.02.01.0004.00119</text:p>
          </table:table-cell>
          <table:table-cell office:value-type="string" table:style-name="ce1">
            <text:p>Honorarium Tim Pengawalan dan Pengamanan Kegiatan Pemerintahan dan Pembangunan Daerah (TP2KP2D) - Ketua</text:p>
          </table:table-cell>
          <table:table-cell office:value-type="string" table:style-name="ce1">
            <text:p>Honorarium Tim Pengawalan dan Pengamanan Kegiatan Pemerintahan dan Pembangunan Daerah (TP2KP2D) - Ketua</text:p>
          </table:table-cell>
          <table:table-cell office:value-type="string" table:style-name="ce1">
            <text:p>Orang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1" table:style-name="ce1">
            <text:p>7291621</text:p>
          </table:table-cell>
          <table:table-cell office:value-type="string" table:style-name="ce1">
            <text:p>8.1.02.02.01.0004.00120</text:p>
          </table:table-cell>
          <table:table-cell office:value-type="string" table:style-name="ce1">
            <text:p>Honorarium Tim Pengawalan dan Pengamanan Kegiatan Pemerintahan dan Pembangunan Daerah (TP2KP2D) - Koordinator</text:p>
          </table:table-cell>
          <table:table-cell office:value-type="string" table:style-name="ce1">
            <text:p>Honorarium Tim Pengawalan dan Pengamanan Kegiatan Pemerintahan dan Pembangunan Daerah (TP2KP2D) - Koordinator</text:p>
          </table:table-cell>
          <table:table-cell office:value-type="string" table:style-name="ce1">
            <text:p>Orang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2" table:style-name="ce1">
            <text:p>7291622</text:p>
          </table:table-cell>
          <table:table-cell office:value-type="string" table:style-name="ce1">
            <text:p>8.1.02.02.01.0004.00121</text:p>
          </table:table-cell>
          <table:table-cell office:value-type="string" table:style-name="ce1">
            <text:p>Honorarium Tim Pengawalan dan Pengamanan Kegiatan Pemerintahan dan Pembangunan Daerah (TP2KP2D) - Penanggung Jawab</text:p>
          </table:table-cell>
          <table:table-cell office:value-type="string" table:style-name="ce1">
            <text:p>Honorarium Tim Pengawalan dan Pengamanan Kegiatan Pemerintahan dan Pembangunan Daerah (TP2KP2D) - Penanggung Jawab</text:p>
          </table:table-cell>
          <table:table-cell office:value-type="string" table:style-name="ce1">
            <text:p>Orang/ Bulan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3" table:style-name="ce1">
            <text:p>7291623</text:p>
          </table:table-cell>
          <table:table-cell office:value-type="string" table:style-name="ce1">
            <text:p>8.1.02.02.01.0004.00122</text:p>
          </table:table-cell>
          <table:table-cell office:value-type="string" table:style-name="ce1">
            <text:p>Sekretaris Pokja Unit Yustisi (Kelompok Kerja) - Honorarium Unit Pemberantasan Pungutan Liar</text:p>
          </table:table-cell>
          <table:table-cell office:value-type="string" table:style-name="ce1">
            <text:p>Sekretaris Pokja Unit Yustisi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4" table:style-name="ce1">
            <text:p>7291624</text:p>
          </table:table-cell>
          <table:table-cell office:value-type="string" table:style-name="ce1">
            <text:p>8.1.02.02.01.0004.00123</text:p>
          </table:table-cell>
          <table:table-cell office:value-type="string" table:style-name="ce1">
            <text:p>Sekretaris Pokja Unit Penindakan (Kelompok Kerja) - Honorarium Unit Pemberantasan Pungutan Liar</text:p>
          </table:table-cell>
          <table:table-cell office:value-type="string" table:style-name="ce1">
            <text:p>Sekretaris Pokja Unit Penindakan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5" table:style-name="ce1">
            <text:p>7291625</text:p>
          </table:table-cell>
          <table:table-cell office:value-type="string" table:style-name="ce1">
            <text:p>8.1.02.02.01.0004.00124</text:p>
          </table:table-cell>
          <table:table-cell office:value-type="string" table:style-name="ce1">
            <text:p>Sekretaris Pokja Unit Pencegahan (Kelompok Kerja) - Honorarium Unit Pemberantasan Pungutan Liar</text:p>
          </table:table-cell>
          <table:table-cell office:value-type="string" table:style-name="ce1">
            <text:p>Sekretaris Pokja Unit Pencegahan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6" table:style-name="ce1">
            <text:p>7291626</text:p>
          </table:table-cell>
          <table:table-cell office:value-type="string" table:style-name="ce1">
            <text:p>8.1.02.02.01.0004.00125</text:p>
          </table:table-cell>
          <table:table-cell office:value-type="string" table:style-name="ce1">
            <text:p>Sekretaris Pokja Unit Intelijen (Kelompok Kerja) - Honorarium Unit Pemberantasan Pungutan Liar</text:p>
          </table:table-cell>
          <table:table-cell office:value-type="string" table:style-name="ce1">
            <text:p>Sekretaris Pokja Unit Intelijen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7" table:style-name="ce1">
            <text:p>7291627</text:p>
          </table:table-cell>
          <table:table-cell office:value-type="string" table:style-name="ce1">
            <text:p>8.1.02.02.01.0004.00126</text:p>
          </table:table-cell>
          <table:table-cell office:value-type="string" table:style-name="ce1">
            <text:p>Staf Pembantu Administrasi (Sekretariat UPPL) - Honorarium Unit Pemberantasan Pungutan Liar</text:p>
          </table:table-cell>
          <table:table-cell office:value-type="string" table:style-name="ce1">
            <text:p>Staf Pembantu Administrasi (Sekretariat UPPL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8" table:style-name="ce1">
            <text:p>7291628</text:p>
          </table:table-cell>
          <table:table-cell office:value-type="string" table:style-name="ce1">
            <text:p>8.1.02.02.01.0004.00127</text:p>
          </table:table-cell>
          <table:table-cell office:value-type="string" table:style-name="ce1">
            <text:p>Ketua Bidang Operasional (Sekretariat UPPL) - Honorarium Unit Pemberantasan Pungutan Liar</text:p>
          </table:table-cell>
          <table:table-cell office:value-type="string" table:style-name="ce1">
            <text:p>Ketua Bidang Operasional (Sekretariat UPPL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29" table:style-name="ce1">
            <text:p>7291629</text:p>
          </table:table-cell>
          <table:table-cell office:value-type="string" table:style-name="ce1">
            <text:p>8.1.02.02.01.0004.00128</text:p>
          </table:table-cell>
          <table:table-cell office:value-type="string" table:style-name="ce1">
            <text:p>Ketua Bidang Logistik (Sekretariat UPPL) - Honorarium Unit Pemberantasan Pungutan Liar</text:p>
          </table:table-cell>
          <table:table-cell office:value-type="string" table:style-name="ce1">
            <text:p>Ketua Bidang Logistik (Sekretariat UPPL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0" table:style-name="ce1">
            <text:p>7291630</text:p>
          </table:table-cell>
          <table:table-cell office:value-type="string" table:style-name="ce1">
            <text:p>8.1.02.02.01.0004.00129</text:p>
          </table:table-cell>
          <table:table-cell office:value-type="string" table:style-name="ce1">
            <text:p>Ketua Bidang Data dan Informasi (Sekretariat UPPL) - Honorarium Unit Pemberantasan Pungutan Liar</text:p>
          </table:table-cell>
          <table:table-cell office:value-type="string" table:style-name="ce1">
            <text:p>Ketua Bidang Data dan Informasi (Sekretariat UPPL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1" table:style-name="ce1">
            <text:p>7291631</text:p>
          </table:table-cell>
          <table:table-cell office:value-type="string" table:style-name="ce1">
            <text:p>8.1.02.02.01.0004.00130</text:p>
          </table:table-cell>
          <table:table-cell office:value-type="string" table:style-name="ce1">
            <text:p>Ketua Bidang Administrasi Umum (Sekretariat UPPL) - Honorarium Unit Pemberantasan Pungutan Liar</text:p>
          </table:table-cell>
          <table:table-cell office:value-type="string" table:style-name="ce1">
            <text:p>Ketua Bidang Administrasi Umum (Sekretariat UPPL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2" table:style-name="ce1">
            <text:p>7291632</text:p>
          </table:table-cell>
          <table:table-cell office:value-type="string" table:style-name="ce1">
            <text:p>8.1.02.02.01.0004.00131</text:p>
          </table:table-cell>
          <table:table-cell office:value-type="string" table:style-name="ce1">
            <text:p>Sekretaris (Sekretariat UPPL) - Honorarium Unit Pemberantasan Pungutan Liar</text:p>
          </table:table-cell>
          <table:table-cell office:value-type="string" table:style-name="ce1">
            <text:p>Sekretaris (Sekretariat UPPL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3" table:style-name="ce1">
            <text:p>7291633</text:p>
          </table:table-cell>
          <table:table-cell office:value-type="string" table:style-name="ce1">
            <text:p>8.1.02.02.01.0004.00132</text:p>
          </table:table-cell>
          <table:table-cell office:value-type="string" table:style-name="ce1">
            <text:p>Anggota Pokja Unit Yustisi (Kelompok Kerja) - Honorarium Unit Pemberantasan Pungutan Liar</text:p>
          </table:table-cell>
          <table:table-cell office:value-type="string" table:style-name="ce1">
            <text:p>Anggota Pokja Unit Yustisi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4" table:style-name="ce1">
            <text:p>7291634</text:p>
          </table:table-cell>
          <table:table-cell office:value-type="string" table:style-name="ce1">
            <text:p>8.1.02.02.01.0004.00133</text:p>
          </table:table-cell>
          <table:table-cell office:value-type="string" table:style-name="ce1">
            <text:p>Anggota Pokja Unit Penindakan (Kelompok Kerja) - Honorarium Unit Pemberantasan Pungutan Liar</text:p>
          </table:table-cell>
          <table:table-cell office:value-type="string" table:style-name="ce1">
            <text:p>Anggota Pokja Unit Penindakan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5" table:style-name="ce1">
            <text:p>7291635</text:p>
          </table:table-cell>
          <table:table-cell office:value-type="string" table:style-name="ce1">
            <text:p>8.1.02.02.01.0004.00134</text:p>
          </table:table-cell>
          <table:table-cell office:value-type="string" table:style-name="ce1">
            <text:p>Anggota Pokja Unit Pencegahan (Kelompok Kerja) - Honorarium Unit Pemberantasan Pungutan Liar</text:p>
          </table:table-cell>
          <table:table-cell office:value-type="string" table:style-name="ce1">
            <text:p>Anggota Pokja Unit Pencegahan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6" table:style-name="ce1">
            <text:p>7291636</text:p>
          </table:table-cell>
          <table:table-cell office:value-type="string" table:style-name="ce1">
            <text:p>8.1.02.02.01.0004.00135</text:p>
          </table:table-cell>
          <table:table-cell office:value-type="string" table:style-name="ce1">
            <text:p>Anggota Pokja Unit Intelijen (Kelompok Kerja) - Honorarium Unit Pemberantasan Pungutan Liar</text:p>
          </table:table-cell>
          <table:table-cell office:value-type="string" table:style-name="ce1">
            <text:p>Anggota Pokja Unit Intelijen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7" table:style-name="ce1">
            <text:p>7291637</text:p>
          </table:table-cell>
          <table:table-cell office:value-type="string" table:style-name="ce1">
            <text:p>8.1.02.02.01.0004.00136</text:p>
          </table:table-cell>
          <table:table-cell office:value-type="string" table:style-name="ce1">
            <text:p>Ketua Pokja Unit Yustisi (Kelompok Kerja) - Honorarium Unit Pemberantasan Pungutan Liar</text:p>
          </table:table-cell>
          <table:table-cell office:value-type="string" table:style-name="ce1">
            <text:p>Ketua Pokja Unit Yustisi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8" table:style-name="ce1">
            <text:p>7291638</text:p>
          </table:table-cell>
          <table:table-cell office:value-type="string" table:style-name="ce1">
            <text:p>8.1.02.02.01.0004.00137</text:p>
          </table:table-cell>
          <table:table-cell office:value-type="string" table:style-name="ce1">
            <text:p>Ketua Pokja Unit Penindakan (Kelompok Kerja) - Honorarium Unit Pemberantasan Pungutan Liar</text:p>
          </table:table-cell>
          <table:table-cell office:value-type="string" table:style-name="ce1">
            <text:p>Ketua Pokja Unit Penindakan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39" table:style-name="ce1">
            <text:p>7291639</text:p>
          </table:table-cell>
          <table:table-cell office:value-type="string" table:style-name="ce1">
            <text:p>8.1.02.02.01.0004.00138</text:p>
          </table:table-cell>
          <table:table-cell office:value-type="string" table:style-name="ce1">
            <text:p>Ketua Pokja Unit Pencegahan (Kelompok Kerja) - Honorarium Unit Pemberantasan Pungutan Liar</text:p>
          </table:table-cell>
          <table:table-cell office:value-type="string" table:style-name="ce1">
            <text:p>Ketua Pokja Unit Pencegahan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0" table:style-name="ce1">
            <text:p>7291640</text:p>
          </table:table-cell>
          <table:table-cell office:value-type="string" table:style-name="ce1">
            <text:p>8.1.02.02.01.0004.00139</text:p>
          </table:table-cell>
          <table:table-cell office:value-type="string" table:style-name="ce1">
            <text:p>Ketua Pokja Unit Intelijen (Kelompok Kerja) - Honorarium Unit Pemberantasan Pungutan Liar</text:p>
          </table:table-cell>
          <table:table-cell office:value-type="string" table:style-name="ce1">
            <text:p>Ketua Pokja Unit Intelijen (Kelompok Kerja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1" table:style-name="ce1">
            <text:p>7291641</text:p>
          </table:table-cell>
          <table:table-cell office:value-type="string" table:style-name="ce1">
            <text:p>8.1.02.02.01.0004.00140</text:p>
          </table:table-cell>
          <table:table-cell office:value-type="string" table:style-name="ce1">
            <text:p>Honorarium Tenaga Ahli (Tim Ahli) - Honorarium Unit Pemberantasan Pungutan Liar</text:p>
          </table:table-cell>
          <table:table-cell office:value-type="string" table:style-name="ce1">
            <text:p>Honorarium Tenaga Ahli (Tim Ahli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2" table:style-name="ce1">
            <text:p>7291642</text:p>
          </table:table-cell>
          <table:table-cell office:value-type="string" table:style-name="ce1">
            <text:p>8.1.02.02.01.0004.00141</text:p>
          </table:table-cell>
          <table:table-cell office:value-type="string" table:style-name="ce1">
            <text:p>Honorarium Koordinator Tim Ahli (Tim Ahli) - Honorarium Unit Pemberantasan Pungutan Liar</text:p>
          </table:table-cell>
          <table:table-cell office:value-type="string" table:style-name="ce1">
            <text:p>Honorarium Koordinator Tim Ahli (Tim Ahli)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3" table:style-name="ce1">
            <text:p>7291643</text:p>
          </table:table-cell>
          <table:table-cell office:value-type="string" table:style-name="ce1">
            <text:p>8.1.02.02.01.0004.00142</text:p>
          </table:table-cell>
          <table:table-cell office:value-type="string" table:style-name="ce1">
            <text:p>Wakil Ketua II - Honorarium Unit Pemberantasan Pungutan Liar</text:p>
          </table:table-cell>
          <table:table-cell office:value-type="string" table:style-name="ce1">
            <text:p>Wakil Ketua II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4" table:style-name="ce1">
            <text:p>7291644</text:p>
          </table:table-cell>
          <table:table-cell office:value-type="string" table:style-name="ce1">
            <text:p>8.1.02.02.01.0004.00143</text:p>
          </table:table-cell>
          <table:table-cell office:value-type="string" table:style-name="ce1">
            <text:p>Wakil Ketua I - Honorarium Unit Pemberantasan Pungutan Liar</text:p>
          </table:table-cell>
          <table:table-cell office:value-type="string" table:style-name="ce1">
            <text:p>Wakil Ketua I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5" table:style-name="ce1">
            <text:p>7291645</text:p>
          </table:table-cell>
          <table:table-cell office:value-type="string" table:style-name="ce1">
            <text:p>8.1.02.02.01.0004.00144</text:p>
          </table:table-cell>
          <table:table-cell office:value-type="string" table:style-name="ce1">
            <text:p>Ketua Pelaksana - Honorarium Unit Pemberantasan Pungutan Liar</text:p>
          </table:table-cell>
          <table:table-cell office:value-type="string" table:style-name="ce1">
            <text:p>Ketua Pelaksana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6" table:style-name="ce1">
            <text:p>7291646</text:p>
          </table:table-cell>
          <table:table-cell office:value-type="string" table:style-name="ce1">
            <text:p>8.1.02.02.01.0004.00145</text:p>
          </table:table-cell>
          <table:table-cell office:value-type="string" table:style-name="ce1">
            <text:p>Wakil Penanggung Jawab IV - Honorarium Unit Pemberantasan Pungutan Liar</text:p>
          </table:table-cell>
          <table:table-cell office:value-type="string" table:style-name="ce1">
            <text:p>Wakil Penanggung Jawab IV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7" table:style-name="ce1">
            <text:p>7291647</text:p>
          </table:table-cell>
          <table:table-cell office:value-type="string" table:style-name="ce1">
            <text:p>8.1.02.02.01.0004.00146</text:p>
          </table:table-cell>
          <table:table-cell office:value-type="string" table:style-name="ce1">
            <text:p>Wakil Penanggung Jawab III - Honorarium Unit Pemberantasan Pungutan Liar</text:p>
          </table:table-cell>
          <table:table-cell office:value-type="string" table:style-name="ce1">
            <text:p>Wakil Penanggung Jawab III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8" table:style-name="ce1">
            <text:p>7291648</text:p>
          </table:table-cell>
          <table:table-cell office:value-type="string" table:style-name="ce1">
            <text:p>8.1.02.02.01.0004.00147</text:p>
          </table:table-cell>
          <table:table-cell office:value-type="string" table:style-name="ce1">
            <text:p>Wakil Penanggung Jawab II - Honorarium Unit Pemberantasan Pungutan Liar</text:p>
          </table:table-cell>
          <table:table-cell office:value-type="string" table:style-name="ce1">
            <text:p>Wakil Penanggung Jawab II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49" table:style-name="ce1">
            <text:p>7291649</text:p>
          </table:table-cell>
          <table:table-cell office:value-type="string" table:style-name="ce1">
            <text:p>8.1.02.02.01.0004.00148</text:p>
          </table:table-cell>
          <table:table-cell office:value-type="string" table:style-name="ce1">
            <text:p>Wakil Penanggung Jawab I - Honorarium Unit Pemberantasan Pungutan Liar</text:p>
          </table:table-cell>
          <table:table-cell office:value-type="string" table:style-name="ce1">
            <text:p>Wakil Penanggung Jawab I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650" table:style-name="ce1">
            <text:p>7291650</text:p>
          </table:table-cell>
          <table:table-cell office:value-type="string" table:style-name="ce1">
            <text:p>8.1.02.02.01.0004.00149</text:p>
          </table:table-cell>
          <table:table-cell office:value-type="string" table:style-name="ce1">
            <text:p>Pengendali/Penanggung Jawab - Honorarium Unit Pemberantasan Pungutan Liar</text:p>
          </table:table-cell>
          <table:table-cell office:value-type="string" table:style-name="ce1">
            <text:p>Pengendali/Penanggung Jawab - Honorarium Unit Pemberantasan Pungutan Liar</text:p>
          </table:table-cell>
          <table:table-cell office:value-type="string" table:style-name="ce1">
            <text:p>Orang/ Bulan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52" table:style-name="ce1">
            <text:p>7291752</text:p>
          </table:table-cell>
          <table:table-cell office:value-type="string" table:style-name="ce1">
            <text:p>8.1.02.02.01.0004.00150</text:p>
          </table:table-cell>
          <table:table-cell office:value-type="string" table:style-name="ce1">
            <text:p>Honorarium Penyelenggara Ujian Tingkat Pendidikan Dasar Penyusun Atau Pembuat Bahan Ujian</text:p>
          </table:table-cell>
          <table:table-cell office:value-type="string" table:style-name="ce1">
            <text:p>Honorarium Penyelenggara Ujian Tingkat Pendidikan Dasar Penyusun Atau Pembuat Bahan Ujian</text:p>
          </table:table-cell>
          <table:table-cell office:value-type="string" table:style-name="ce1">
            <text:p>Materi</text:p>
          </table:table-cell>
          <table:table-cell office:value-type="float" office:value="150000" table:style-name="ce1">
            <text:p>1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53" table:style-name="ce1">
            <text:p>7291753</text:p>
          </table:table-cell>
          <table:table-cell office:value-type="string" table:style-name="ce1">
            <text:p>8.1.02.02.01.0004.00151</text:p>
          </table:table-cell>
          <table:table-cell office:value-type="string" table:style-name="ce1">
            <text:p>Honorarium Penyelenggara Ujian Tingkat Pendidikan Dasar Pengawas Ujian</text:p>
          </table:table-cell>
          <table:table-cell office:value-type="string" table:style-name="ce1">
            <text:p>Honorarium Penyelenggara Ujian Tingkat Pendidikan Dasar Pengawas Ujian</text:p>
          </table:table-cell>
          <table:table-cell office:value-type="string" table:style-name="ce1">
            <text:p>Orang / Hari</text:p>
          </table:table-cell>
          <table:table-cell office:value-type="float" office:value="240000" table:style-name="ce1">
            <text:p>2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54" table:style-name="ce1">
            <text:p>7291754</text:p>
          </table:table-cell>
          <table:table-cell office:value-type="string" table:style-name="ce1">
            <text:p>8.1.02.02.01.0004.00152</text:p>
          </table:table-cell>
          <table:table-cell office:value-type="string" table:style-name="ce1">
            <text:p>Honorarium Penyelenggara Ujian Tingkat Pendidikan Dasar Pemeriksa Hasil Ujian</text:p>
          </table:table-cell>
          <table:table-cell office:value-type="string" table:style-name="ce1">
            <text:p>Honorarium Penyelenggara Ujian Tingkat Pendidikan Dasar Pemeriksa Hasil Ujian</text:p>
          </table:table-cell>
          <table:table-cell office:value-type="string" table:style-name="ce1">
            <text:p>Siswa</text:p>
          </table:table-cell>
          <table:table-cell office:value-type="float" office:value="5000" table:style-name="ce1">
            <text:p>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55" table:style-name="ce1">
            <text:p>7291755</text:p>
          </table:table-cell>
          <table:table-cell office:value-type="string" table:style-name="ce1">
            <text:p>8.1.02.02.01.0004.00153</text:p>
          </table:table-cell>
          <table:table-cell office:value-type="string" table:style-name="ce1">
            <text:p>Honorarium Penyelenggara Ujian Tingkat Pendidikan Menengah Penyusun Atau Pembuat Bahan Ujian</text:p>
          </table:table-cell>
          <table:table-cell office:value-type="string" table:style-name="ce1">
            <text:p>Honorarium Penyelenggara Ujian Tingkat Pendidikan Menengah Penyusun Atau Pembuat Bahan Ujian</text:p>
          </table:table-cell>
          <table:table-cell office:value-type="string" table:style-name="ce1">
            <text:p>Naskah</text:p>
          </table:table-cell>
          <table:table-cell office:value-type="float" office:value="190000" table:style-name="ce1">
            <text:p>1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56" table:style-name="ce1">
            <text:p>7291756</text:p>
          </table:table-cell>
          <table:table-cell office:value-type="string" table:style-name="ce1">
            <text:p>8.1.02.02.01.0004.00154</text:p>
          </table:table-cell>
          <table:table-cell office:value-type="string" table:style-name="ce1">
            <text:p>Honorarium Penyelenggara Ujian Tingkat Pendidikan Menengah Pengawas Ujian</text:p>
          </table:table-cell>
          <table:table-cell office:value-type="string" table:style-name="ce1">
            <text:p>Honorarium Penyelenggara Ujian Tingkat Pendidikan Menengah Pengawas Ujian</text:p>
          </table:table-cell>
          <table:table-cell office:value-type="string" table:style-name="ce1">
            <text:p>Orang / Hari</text:p>
          </table:table-cell>
          <table:table-cell office:value-type="float" office:value="270000" table:style-name="ce1">
            <text:p>2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57" table:style-name="ce1">
            <text:p>7291757</text:p>
          </table:table-cell>
          <table:table-cell office:value-type="string" table:style-name="ce1">
            <text:p>8.1.02.02.01.0004.00155</text:p>
          </table:table-cell>
          <table:table-cell office:value-type="string" table:style-name="ce1">
            <text:p>Honorarium Penyelenggara Ujian Tingkat Pendidikan Menengah Pemeriksa Hasil Ujian</text:p>
          </table:table-cell>
          <table:table-cell office:value-type="string" table:style-name="ce1">
            <text:p>Honorarium Penyelenggara Ujian Tingkat Pendidikan Menengah Pemeriksa Hasil Ujian</text:p>
          </table:table-cell>
          <table:table-cell office:value-type="string" table:style-name="ce1">
            <text:p>Siswa</text:p>
          </table:table-cell>
          <table:table-cell office:value-type="float" office:value="7500" table:style-name="ce1">
            <text:p>75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58" table:style-name="ce1">
            <text:p>7291758</text:p>
          </table:table-cell>
          <table:table-cell office:value-type="string" table:style-name="ce1">
            <text:p>8.1.02.02.01.0004.00156</text:p>
          </table:table-cell>
          <table:table-cell office:value-type="string" table:style-name="ce1">
            <text:p>Honorarium Penyusunan Butir Soal Tingkat Provinsi Kabupaten Kota</text:p>
          </table:table-cell>
          <table:table-cell office:value-type="string" table:style-name="ce1">
            <text:p>Honorarium Penyusunan Butir Soal Tingkat ProvinsiKabupatenKota</text:p>
          </table:table-cell>
          <table:table-cell office:value-type="string" table:style-name="ce1">
            <text:p>Materi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59" table:style-name="ce1">
            <text:p>7291759</text:p>
          </table:table-cell>
          <table:table-cell office:value-type="string" table:style-name="ce1">
            <text:p>8.1.02.02.01.0004.00157</text:p>
          </table:table-cell>
          <table:table-cell office:value-type="string" table:style-name="ce1">
            <text:p>Honorarium Telaah Butir Soal Tingkat Provinsi Kabupaten Kota Telaah Materi Soal</text:p>
          </table:table-cell>
          <table:table-cell office:value-type="string" table:style-name="ce1">
            <text:p>Honorarium Telaah Butir Soal Tingkat ProvinsiKabupatenKota Telaah Materi Soal</text:p>
          </table:table-cell>
          <table:table-cell office:value-type="string" table:style-name="ce1">
            <text:p>Materi</text:p>
          </table:table-cell>
          <table:table-cell office:value-type="float" office:value="45000" table:style-name="ce1">
            <text:p>4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0" table:style-name="ce1">
            <text:p>7291760</text:p>
          </table:table-cell>
          <table:table-cell office:value-type="string" table:style-name="ce1">
            <text:p>8.1.02.02.01.0004.00158</text:p>
          </table:table-cell>
          <table:table-cell office:value-type="string" table:style-name="ce1">
            <text:p>Honorarium Telaah Butir Soal Tingkat Provinsi Kabupaten Kota Telaah Bahasai Soal</text:p>
          </table:table-cell>
          <table:table-cell office:value-type="string" table:style-name="ce1">
            <text:p>Honorarium Telaah Butir Soal Tingkat ProvinsiKabupatenKota Telaah Bahasai Soal</text:p>
          </table:table-cell>
          <table:table-cell office:value-type="string" table:style-name="ce1">
            <text:p>Materi</text:p>
          </table:table-cell>
          <table:table-cell office:value-type="float" office:value="20000" table:style-name="ce1">
            <text:p>2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1" table:style-name="ce1">
            <text:p>7291761</text:p>
          </table:table-cell>
          <table:table-cell office:value-type="string" table:style-name="ce1">
            <text:p>8.1.02.02.01.0004.00159</text:p>
          </table:table-cell>
          <table:table-cell office:value-type="string" table:style-name="ce1">
            <text:p>Honorarium Penyelenggaraan Kegiatan Pendidikan Dan Pelatihan Diklat Honorarium Penceramah</text:p>
          </table:table-cell>
          <table:table-cell office:value-type="string" table:style-name="ce1">
            <text:p>Honorarium Penyelenggaraan Kegiatan Pendidikan Dan Pelatihan Diklat Honorarium Penceramah</text:p>
          </table:table-cell>
          <table:table-cell office:value-type="string" table:style-name="ce1">
            <text:p>Orang / Jam / Pelajar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2" table:style-name="ce1">
            <text:p>7291762</text:p>
          </table:table-cell>
          <table:table-cell office:value-type="string" table:style-name="ce1">
            <text:p>8.1.02.02.01.0004.00160</text:p>
          </table:table-cell>
          <table:table-cell office:value-type="string" table:style-name="ce1">
            <text:p>Honorarium Tim Anggaran Pemerintah Daerah Pembina</text:p>
          </table:table-cell>
          <table:table-cell office:value-type="string" table:style-name="ce1">
            <text:p>Honorarium Tim Anggaran Pemerintah Daerah Pembina</text:p>
          </table:table-cell>
          <table:table-cell office:value-type="string" table:style-name="ce1">
            <text:p>Orang / Bulan</text:p>
          </table:table-cell>
          <table:table-cell office:value-type="float" office:value="3500000" table:style-name="ce1">
            <text:p>3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3" table:style-name="ce1">
            <text:p>7291763</text:p>
          </table:table-cell>
          <table:table-cell office:value-type="string" table:style-name="ce1">
            <text:p>8.1.02.02.01.0004.00161</text:p>
          </table:table-cell>
          <table:table-cell office:value-type="string" table:style-name="ce1">
            <text:p>Honorarium Tim Anggaran Pemerintah Daerah Pengarah</text:p>
          </table:table-cell>
          <table:table-cell office:value-type="string" table:style-name="ce1">
            <text:p>Honorarium Tim Anggaran Pemerintah Daerah Pengarah</text:p>
          </table:table-cell>
          <table:table-cell office:value-type="string" table:style-name="ce1">
            <text:p>Orang / Bulan</text:p>
          </table:table-cell>
          <table:table-cell office:value-type="float" office:value="3000000" table:style-name="ce1">
            <text:p>3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4" table:style-name="ce1">
            <text:p>7291764</text:p>
          </table:table-cell>
          <table:table-cell office:value-type="string" table:style-name="ce1">
            <text:p>8.1.02.02.01.0004.00162</text:p>
          </table:table-cell>
          <table:table-cell office:value-type="string" table:style-name="ce1">
            <text:p>Honorarium Tim Anggaran Pemerintah Daerah Ketua</text:p>
          </table:table-cell>
          <table:table-cell office:value-type="string" table:style-name="ce1">
            <text:p>Honorarium Tim Anggaran Pemerintah Daerah Ketua</text:p>
          </table:table-cell>
          <table:table-cell office:value-type="string" table:style-name="ce1">
            <text:p>Orang / Bulan</text:p>
          </table:table-cell>
          <table:table-cell office:value-type="float" office:value="2500000" table:style-name="ce1">
            <text:p>2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5" table:style-name="ce1">
            <text:p>7291765</text:p>
          </table:table-cell>
          <table:table-cell office:value-type="string" table:style-name="ce1">
            <text:p>8.1.02.02.01.0004.00163</text:p>
          </table:table-cell>
          <table:table-cell office:value-type="string" table:style-name="ce1">
            <text:p>Honorarium Tim Anggaran Pemerintah Daerah Wakil Ketua</text:p>
          </table:table-cell>
          <table:table-cell office:value-type="string" table:style-name="ce1">
            <text:p>Honorarium Tim Anggaran Pemerintah Daerah Wakil Ketua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6" table:style-name="ce1">
            <text:p>7291766</text:p>
          </table:table-cell>
          <table:table-cell office:value-type="string" table:style-name="ce1">
            <text:p>8.1.02.02.01.0004.00164</text:p>
          </table:table-cell>
          <table:table-cell office:value-type="string" table:style-name="ce1">
            <text:p>Honorarium Tim Anggaran Pemerintah Daerah Sekretaris</text:p>
          </table:table-cell>
          <table:table-cell office:value-type="string" table:style-name="ce1">
            <text:p>Honorarium Tim Anggaran Pemerintah Daerah Sekretaris</text:p>
          </table:table-cell>
          <table:table-cell office:value-type="string" table:style-name="ce1">
            <text:p>Orang / Bulan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7" table:style-name="ce1">
            <text:p>7291767</text:p>
          </table:table-cell>
          <table:table-cell office:value-type="string" table:style-name="ce1">
            <text:p>8.1.02.02.01.0004.00165</text:p>
          </table:table-cell>
          <table:table-cell office:value-type="string" table:style-name="ce1">
            <text:p>Honorarium Tim Anggaran Pemerintah Daerah Anggota</text:p>
          </table:table-cell>
          <table:table-cell office:value-type="string" table:style-name="ce1">
            <text:p>Honorarium Tim Anggaran Pemerintah Daerah Anggota</text:p>
          </table:table-cell>
          <table:table-cell office:value-type="string" table:style-name="ce1">
            <text:p>Orang / Bulan</text:p>
          </table:table-cell>
          <table:table-cell office:value-type="float" office:value="1300000" table:style-name="ce1">
            <text:p>1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8" table:style-name="ce1">
            <text:p>7291768</text:p>
          </table:table-cell>
          <table:table-cell office:value-type="string" table:style-name="ce1">
            <text:p>8.1.02.02.01.0004.00166</text:p>
          </table:table-cell>
          <table:table-cell office:value-type="string" table:style-name="ce1">
            <text:p>Honorarium Sekretariat Tim Anggaran Pemerintah Daerah Ketua</text:p>
          </table:table-cell>
          <table:table-cell office:value-type="string" table:style-name="ce1">
            <text:p>Honorarium Sekretariat Tim Anggaran Pemerintah Daerah Ketua</text:p>
          </table:table-cell>
          <table:table-cell office:value-type="string" table:style-name="ce1">
            <text:p>Orang 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69" table:style-name="ce1">
            <text:p>7291769</text:p>
          </table:table-cell>
          <table:table-cell office:value-type="string" table:style-name="ce1">
            <text:p>8.1.02.02.01.0004.00167</text:p>
          </table:table-cell>
          <table:table-cell office:value-type="string" table:style-name="ce1">
            <text:p>Honorarium Sekretariat Tim Anggaran Pemerintah Daerah Sekretaris</text:p>
          </table:table-cell>
          <table:table-cell office:value-type="string" table:style-name="ce1">
            <text:p>Honorarium Sekretariat Tim Anggaran Pemerintah Daerah Sekretaris</text:p>
          </table:table-cell>
          <table:table-cell office:value-type="string" table:style-name="ce1">
            <text:p>Orang / Bulan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70" table:style-name="ce1">
            <text:p>7291770</text:p>
          </table:table-cell>
          <table:table-cell office:value-type="string" table:style-name="ce1">
            <text:p>8.1.02.02.01.0004.00168</text:p>
          </table:table-cell>
          <table:table-cell office:value-type="string" table:style-name="ce1">
            <text:p>Honorarium Sekretariat Tim Anggaran Pemerintah Daerah Anggota</text:p>
          </table:table-cell>
          <table:table-cell office:value-type="string" table:style-name="ce1">
            <text:p>Honorarium Sekretariat Tim Anggaran Pemerintah Daerah Anggota</text:p>
          </table:table-cell>
          <table:table-cell office:value-type="string" table:style-name="ce1">
            <text:p>Orang / Bul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71" table:style-name="ce1">
            <text:p>7291771</text:p>
          </table:table-cell>
          <table:table-cell office:value-type="string" table:style-name="ce1">
            <text:p>8.1.02.02.01.0004.00169</text:p>
          </table:table-cell>
          <table:table-cell office:value-type="string" table:style-name="ce1">
            <text:p>Honorarium Penyelenggaraan Kegiatan Pendidikan Dan Pelatihan Diklat Honorarium Pengajar Yang Berasal Dari Luar Satuan Kerja Perangkat Daerah Penyelenggara</text:p>
          </table:table-cell>
          <table:table-cell office:value-type="string" table:style-name="ce1">
            <text:p>Honorarium Penyelenggaraan Kegiatan Pendidikan Dan Pelatihan Diklat Honorarium Pengajar Yang Berasal Dari Luar Satuan Kerja Perangkat Daerah Penyelenggara</text:p>
          </table:table-cell>
          <table:table-cell office:value-type="string" table:style-name="ce1">
            <text:p>Orang / Jam / Pelajar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72" table:style-name="ce1">
            <text:p>7291772</text:p>
          </table:table-cell>
          <table:table-cell office:value-type="string" table:style-name="ce1">
            <text:p>8.1.02.02.01.0004.00170</text:p>
          </table:table-cell>
          <table:table-cell office:value-type="string" table:style-name="ce1">
            <text:p>Honorarium Penyelenggaraan Kegiatan Pendidikan Dan Pelatihan Diklat Honorarium Pengajar Yang Berasal Dari Dalam Satuan Kerja Perangkat Daerah Penyelenggara</text:p>
          </table:table-cell>
          <table:table-cell office:value-type="string" table:style-name="ce1">
            <text:p>Honorarium Penyelenggaraan Kegiatan Pendidikan Dan Pelatihan Diklat Honorarium Pengajar Yang Berasal Dari Dalam Satuan Kerja Perangkat Daerah Penyelenggara</text:p>
          </table:table-cell>
          <table:table-cell office:value-type="string" table:style-name="ce1">
            <text:p>Orang / Jam / Pelajar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1773" table:style-name="ce1">
            <text:p>7291773</text:p>
          </table:table-cell>
          <table:table-cell office:value-type="string" table:style-name="ce1">
            <text:p>8.1.02.02.01.0004.00171</text:p>
          </table:table-cell>
          <table:table-cell office:value-type="string" table:style-name="ce1">
            <text:p>Pemegang Kekuasaan Pengelolaan keuangan Daerah</text:p>
          </table:table-cell>
          <table:table-cell office:value-type="string" table:style-name="ce1">
            <text:p>Pemegang Kekuasaan Pengelolaan keuangan Daerah</text:p>
          </table:table-cell>
          <table:table-cell office:value-type="string" table:style-name="ce1">
            <text:p>Orang / Bulan</text:p>
          </table:table-cell>
          <table:table-cell office:value-type="float" office:value="10000000" table:style-name="ce1">
            <text:p>10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00" table:style-name="ce1">
            <text:p>7292200</text:p>
          </table:table-cell>
          <table:table-cell office:value-type="string" table:style-name="ce1">
            <text:p>8.1.02.02.01.0004.00172</text:p>
          </table:table-cell>
          <table:table-cell office:value-type="string" table:style-name="ce1">
            <text:p>Honorarium Tim Verifikasi dan validasi DTKS RW</text:p>
          </table:table-cell>
          <table:table-cell office:value-type="string" table:style-name="ce1">
            <text:p>Honorarium Tim Verifikasi dan validasi DTKS RW</text:p>
          </table:table-cell>
          <table:table-cell office:value-type="string" table:style-name="ce1">
            <text:p>Orang / Kedatangan</text:p>
          </table:table-cell>
          <table:table-cell office:value-type="float" office:value="8000" table:style-name="ce1">
            <text:p>8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01" table:style-name="ce1">
            <text:p>7292201</text:p>
          </table:table-cell>
          <table:table-cell office:value-type="string" table:style-name="ce1">
            <text:p>8.1.02.02.01.0004.00173</text:p>
          </table:table-cell>
          <table:table-cell office:value-type="string" table:style-name="ce1">
            <text:p>Honorarium Tim Verifikasi dan validasi DTKS Desa/Kelurahan</text:p>
          </table:table-cell>
          <table:table-cell office:value-type="string" table:style-name="ce1">
            <text:p>Honorarium Tim Verifikasi dan validasi DTKS Desa/Kelurahan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29" table:style-name="ce1">
            <text:p>7292229</text:p>
          </table:table-cell>
          <table:table-cell office:value-type="string" table:style-name="ce1">
            <text:p>8.1.02.02.01.0004.00174</text:p>
          </table:table-cell>
          <table:table-cell office:value-type="string" table:style-name="ce1">
            <text:p>Honorarium Ketua Dewan Pengawas ATV</text:p>
          </table:table-cell>
          <table:table-cell office:value-type="string" table:style-name="ce1">
            <text:p>Honorarium Ketua Dewan Pengawas ATV</text:p>
          </table:table-cell>
          <table:table-cell office:value-type="string" table:style-name="ce1">
            <text:p>Orang / Bulan</text:p>
          </table:table-cell>
          <table:table-cell office:value-type="float" office:value="6000000" table:style-name="ce1">
            <text:p>6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0" table:style-name="ce1">
            <text:p>7292230</text:p>
          </table:table-cell>
          <table:table-cell office:value-type="string" table:style-name="ce1">
            <text:p>8.1.02.02.01.0004.00175</text:p>
          </table:table-cell>
          <table:table-cell office:value-type="string" table:style-name="ce1">
            <text:p>Honorarium Anggota Dewan Pengawas ATV</text:p>
          </table:table-cell>
          <table:table-cell office:value-type="string" table:style-name="ce1">
            <text:p>Honorarium Anggota Dewan Pengawas ATV</text:p>
          </table:table-cell>
          <table:table-cell office:value-type="string" table:style-name="ce1">
            <text:p>Orang / Bulan</text:p>
          </table:table-cell>
          <table:table-cell office:value-type="float" office:value="5000000" table:style-name="ce1">
            <text:p>5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1" table:style-name="ce1">
            <text:p>7292231</text:p>
          </table:table-cell>
          <table:table-cell office:value-type="string" table:style-name="ce1">
            <text:p>8.1.02.02.01.0004.00176</text:p>
          </table:table-cell>
          <table:table-cell office:value-type="string" table:style-name="ce1">
            <text:p>Honorarium Direktur Utama ATV</text:p>
          </table:table-cell>
          <table:table-cell office:value-type="string" table:style-name="ce1">
            <text:p>Honorarium Direktur Utama ATV</text:p>
          </table:table-cell>
          <table:table-cell office:value-type="string" table:style-name="ce1">
            <text:p>Orang / Bulan</text:p>
          </table:table-cell>
          <table:table-cell office:value-type="float" office:value="7500000" table:style-name="ce1">
            <text:p>7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2" table:style-name="ce1">
            <text:p>7292232</text:p>
          </table:table-cell>
          <table:table-cell office:value-type="string" table:style-name="ce1">
            <text:p>8.1.02.02.01.0004.00177</text:p>
          </table:table-cell>
          <table:table-cell office:value-type="string" table:style-name="ce1">
            <text:p>Tunjangan Direktur Utama ATV</text:p>
          </table:table-cell>
          <table:table-cell office:value-type="string" table:style-name="ce1">
            <text:p>Tunjangan Direktur Utama ATV</text:p>
          </table:table-cell>
          <table:table-cell office:value-type="string" table:style-name="ce1">
            <text:p>Orang / Bulan</text:p>
          </table:table-cell>
          <table:table-cell office:value-type="float" office:value="5000000" table:style-name="ce1">
            <text:p>5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3" table:style-name="ce1">
            <text:p>7292233</text:p>
          </table:table-cell>
          <table:table-cell office:value-type="string" table:style-name="ce1">
            <text:p>8.1.02.02.01.0004.00178</text:p>
          </table:table-cell>
          <table:table-cell office:value-type="string" table:style-name="ce1">
            <text:p>Honorarium Direktur Keuangan ATV</text:p>
          </table:table-cell>
          <table:table-cell office:value-type="string" table:style-name="ce1">
            <text:p>Honorarium Direktur Keuangan ATV</text:p>
          </table:table-cell>
          <table:table-cell office:value-type="string" table:style-name="ce1">
            <text:p>Orang / Bulan</text:p>
          </table:table-cell>
          <table:table-cell office:value-type="float" office:value="5000000" table:style-name="ce1">
            <text:p>5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4" table:style-name="ce1">
            <text:p>7292234</text:p>
          </table:table-cell>
          <table:table-cell office:value-type="string" table:style-name="ce1">
            <text:p>8.1.02.02.01.0004.00179</text:p>
          </table:table-cell>
          <table:table-cell office:value-type="string" table:style-name="ce1">
            <text:p>Honorarium Satuan Pengawas Intern ATV</text:p>
          </table:table-cell>
          <table:table-cell office:value-type="string" table:style-name="ce1">
            <text:p>Honorarium Satuan Pengawas Intern ATV</text:p>
          </table:table-cell>
          <table:table-cell office:value-type="string" table:style-name="ce1">
            <text:p>Orang / Bulan</text:p>
          </table:table-cell>
          <table:table-cell office:value-type="float" office:value="2500000" table:style-name="ce1">
            <text:p>2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5" table:style-name="ce1">
            <text:p>7292235</text:p>
          </table:table-cell>
          <table:table-cell office:value-type="string" table:style-name="ce1">
            <text:p>8.1.02.02.01.0004.00180</text:p>
          </table:table-cell>
          <table:table-cell office:value-type="string" table:style-name="ce1">
            <text:p>Honorarium Kepala Sub Bagian Program ATV</text:p>
          </table:table-cell>
          <table:table-cell office:value-type="string" table:style-name="ce1">
            <text:p>Honorarium Kepala Sub Bagian Program ATV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6" table:style-name="ce1">
            <text:p>7292236</text:p>
          </table:table-cell>
          <table:table-cell office:value-type="string" table:style-name="ce1">
            <text:p>8.1.02.02.01.0004.00181</text:p>
          </table:table-cell>
          <table:table-cell office:value-type="string" table:style-name="ce1">
            <text:p>Honorarium Kepala Sub Bagian News ATV</text:p>
          </table:table-cell>
          <table:table-cell office:value-type="string" table:style-name="ce1">
            <text:p>Honorarium Kepala Sub Bagian News ATV</text:p>
          </table:table-cell>
          <table:table-cell office:value-type="string" table:style-name="ce1">
            <text:p>Orang / Bulan</text:p>
          </table:table-cell>
          <table:table-cell office:value-type="float" office:value="2500000" table:style-name="ce1">
            <text:p>2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7" table:style-name="ce1">
            <text:p>7292237</text:p>
          </table:table-cell>
          <table:table-cell office:value-type="string" table:style-name="ce1">
            <text:p>8.1.02.02.01.0004.00182</text:p>
          </table:table-cell>
          <table:table-cell office:value-type="string" table:style-name="ce1">
            <text:p>Honorarium Kepala Sub Bagian Kreatif ATV</text:p>
          </table:table-cell>
          <table:table-cell office:value-type="string" table:style-name="ce1">
            <text:p>Honorarium Kepala Sub Bagian Kreatif ATV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8" table:style-name="ce1">
            <text:p>7292238</text:p>
          </table:table-cell>
          <table:table-cell office:value-type="string" table:style-name="ce1">
            <text:p>8.1.02.02.01.0004.00183</text:p>
          </table:table-cell>
          <table:table-cell office:value-type="string" table:style-name="ce1">
            <text:p>Honorarium Kepala Sub Bagian Produksi ATV</text:p>
          </table:table-cell>
          <table:table-cell office:value-type="string" table:style-name="ce1">
            <text:p>Honorarium Kepala Sub Bagian Produksi ATV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39" table:style-name="ce1">
            <text:p>7292239</text:p>
          </table:table-cell>
          <table:table-cell office:value-type="string" table:style-name="ce1">
            <text:p>8.1.02.02.01.0004.00184</text:p>
          </table:table-cell>
          <table:table-cell office:value-type="string" table:style-name="ce1">
            <text:p>Honorarium Kepala Sub Bagian Marketing ATV</text:p>
          </table:table-cell>
          <table:table-cell office:value-type="string" table:style-name="ce1">
            <text:p>Honorarium Kepala Sub Bagian Marketing ATV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40" table:style-name="ce1">
            <text:p>7292240</text:p>
          </table:table-cell>
          <table:table-cell office:value-type="string" table:style-name="ce1">
            <text:p>8.1.02.02.01.0004.00185</text:p>
          </table:table-cell>
          <table:table-cell office:value-type="string" table:style-name="ce1">
            <text:p>Honorarium Kepala Sub Bagian Teknik &amp; Library Media Sosial ATV</text:p>
          </table:table-cell>
          <table:table-cell office:value-type="string" table:style-name="ce1">
            <text:p>Honorarium Kepala Sub Bagian Teknik &amp; Library Media Sosial ATV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41" table:style-name="ce1">
            <text:p>7292241</text:p>
          </table:table-cell>
          <table:table-cell office:value-type="string" table:style-name="ce1">
            <text:p>8.1.02.02.01.0004.00186</text:p>
          </table:table-cell>
          <table:table-cell office:value-type="string" table:style-name="ce1">
            <text:p>Honorarium Kepala Sub Bagian Broadcast &amp; MCR ATV</text:p>
          </table:table-cell>
          <table:table-cell office:value-type="string" table:style-name="ce1">
            <text:p>Honorarium Kepala Sub Bagian Broadcast &amp; MCR ATV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42" table:style-name="ce1">
            <text:p>7292242</text:p>
          </table:table-cell>
          <table:table-cell office:value-type="string" table:style-name="ce1">
            <text:p>8.1.02.02.01.0004.00187</text:p>
          </table:table-cell>
          <table:table-cell office:value-type="string" table:style-name="ce1">
            <text:p>Honorarium Bendahara ATV</text:p>
          </table:table-cell>
          <table:table-cell office:value-type="string" table:style-name="ce1">
            <text:p>Honorarium Bendahara ATV</text:p>
          </table:table-cell>
          <table:table-cell office:value-type="string" table:style-name="ce1">
            <text:p>Orang 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43" table:style-name="ce1">
            <text:p>7292243</text:p>
          </table:table-cell>
          <table:table-cell office:value-type="string" table:style-name="ce1">
            <text:p>8.1.02.02.01.0004.00188</text:p>
          </table:table-cell>
          <table:table-cell office:value-type="string" table:style-name="ce1">
            <text:p>Honorarium Sekretaris Pribadi Direktur Utama ATV</text:p>
          </table:table-cell>
          <table:table-cell office:value-type="string" table:style-name="ce1">
            <text:p>Honorarium Sekretaris Pribadi Direktur Utama ATV</text:p>
          </table:table-cell>
          <table:table-cell office:value-type="string" table:style-name="ce1">
            <text:p>Orang 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44" table:style-name="ce1">
            <text:p>7292244</text:p>
          </table:table-cell>
          <table:table-cell office:value-type="string" table:style-name="ce1">
            <text:p>8.1.02.02.01.0004.00189</text:p>
          </table:table-cell>
          <table:table-cell office:value-type="string" table:style-name="ce1">
            <text:p>Honorarium Asisten Divisi ATV</text:p>
          </table:table-cell>
          <table:table-cell office:value-type="string" table:style-name="ce1">
            <text:p>Honorarium Asisten Divisi ATV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45" table:style-name="ce1">
            <text:p>7292245</text:p>
          </table:table-cell>
          <table:table-cell office:value-type="string" table:style-name="ce1">
            <text:p>8.1.02.02.01.0004.00190</text:p>
          </table:table-cell>
          <table:table-cell office:value-type="string" table:style-name="ce1">
            <text:p>Honorarium Pimpinan Redakasi ATV</text:p>
          </table:table-cell>
          <table:table-cell office:value-type="string" table:style-name="ce1">
            <text:p>Honorarium Pimpinan Redakasi ATV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49" table:style-name="ce1">
            <text:p>7292249</text:p>
          </table:table-cell>
          <table:table-cell office:value-type="string" table:style-name="ce1">
            <text:p>8.1.02.02.01.0004.00191</text:p>
          </table:table-cell>
          <table:table-cell office:value-type="string" table:style-name="ce1">
            <text:p>Seleksi Administrasi Calon THL (Tenaga Harian Lepas) Dinas Perhubungan</text:p>
          </table:table-cell>
          <table:table-cell office:value-type="string" table:style-name="ce1">
            <text:p>Seleksi Administrasi Calon THL (Tenaga Harian Lepas) Dinas Perhubungan</text:p>
          </table:table-cell>
          <table:table-cell office:value-type="string" table:style-name="ce1">
            <text:p>Orang / Kali</text:p>
          </table:table-cell>
          <table:table-cell office:value-type="float" office:value="25000" table:style-name="ce1">
            <text:p>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50" table:style-name="ce1">
            <text:p>7292250</text:p>
          </table:table-cell>
          <table:table-cell office:value-type="string" table:style-name="ce1">
            <text:p>8.1.02.02.01.0004.00192</text:p>
          </table:table-cell>
          <table:table-cell office:value-type="string" table:style-name="ce1">
            <text:p>Tenaga Pendamping Medik Veteriner</text:p>
          </table:table-cell>
          <table:table-cell office:value-type="string" table:style-name="ce1">
            <text:p>Tenaga Pendamping Medik Veteriner</text:p>
          </table:table-cell>
          <table:table-cell office:value-type="string" table:style-name="ce1">
            <text:p>Ekor</text:p>
          </table:table-cell>
          <table:table-cell office:value-type="float" office:value="1155000" table:style-name="ce1">
            <text:p>115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52" table:style-name="ce1">
            <text:p>7292252</text:p>
          </table:table-cell>
          <table:table-cell office:value-type="string" table:style-name="ce1">
            <text:p>8.1.02.02.01.0004.00193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MCR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53" table:style-name="ce1">
            <text:p>7292253</text:p>
          </table:table-cell>
          <table:table-cell office:value-type="string" table:style-name="ce1">
            <text:p>8.1.02.02.01.0004.00194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Kameramen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54" table:style-name="ce1">
            <text:p>7292254</text:p>
          </table:table-cell>
          <table:table-cell office:value-type="string" table:style-name="ce1">
            <text:p>8.1.02.02.01.0004.00195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Editing Produksi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55" table:style-name="ce1">
            <text:p>7292255</text:p>
          </table:table-cell>
          <table:table-cell office:value-type="string" table:style-name="ce1">
            <text:p>8.1.02.02.01.0004.00196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Editing News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56" table:style-name="ce1">
            <text:p>7292256</text:p>
          </table:table-cell>
          <table:table-cell office:value-type="string" table:style-name="ce1">
            <text:p>8.1.02.02.01.0004.00197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Jurnalis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57" table:style-name="ce1">
            <text:p>7292257</text:p>
          </table:table-cell>
          <table:table-cell office:value-type="string" table:style-name="ce1">
            <text:p>8.1.02.02.01.0004.00198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Dubber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58" table:style-name="ce1">
            <text:p>7292258</text:p>
          </table:table-cell>
          <table:table-cell office:value-type="string" table:style-name="ce1">
            <text:p>8.1.02.02.01.0004.00199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Editing Grafis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59" table:style-name="ce1">
            <text:p>7292259</text:p>
          </table:table-cell>
          <table:table-cell office:value-type="string" table:style-name="ce1">
            <text:p>8.1.02.02.01.0004.00200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Keuangan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60" table:style-name="ce1">
            <text:p>7292260</text:p>
          </table:table-cell>
          <table:table-cell office:value-type="string" table:style-name="ce1">
            <text:p>8.1.02.02.01.0004.00201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Tim Creatif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61" table:style-name="ce1">
            <text:p>7292261</text:p>
          </table:table-cell>
          <table:table-cell office:value-type="string" table:style-name="ce1">
            <text:p>8.1.02.02.01.0004.00202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Teknik &amp; Transmitter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62" table:style-name="ce1">
            <text:p>7292262</text:p>
          </table:table-cell>
          <table:table-cell office:value-type="string" table:style-name="ce1">
            <text:p>8.1.02.02.01.0004.00203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Broadcast Facility</text:p>
          </table:table-cell>
          <table:table-cell office:value-type="string" table:style-name="ce1">
            <text:p>Orang / Bulan</text:p>
          </table:table-cell>
          <table:table-cell office:value-type="float" office:value="2300000" table:style-name="ce1">
            <text:p>2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63" table:style-name="ce1">
            <text:p>7292263</text:p>
          </table:table-cell>
          <table:table-cell office:value-type="string" table:style-name="ce1">
            <text:p>8.1.02.02.01.0004.00204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Program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64" table:style-name="ce1">
            <text:p>7292264</text:p>
          </table:table-cell>
          <table:table-cell office:value-type="string" table:style-name="ce1">
            <text:p>8.1.02.02.01.0004.00205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TU-Umum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65" table:style-name="ce1">
            <text:p>7292265</text:p>
          </table:table-cell>
          <table:table-cell office:value-type="string" table:style-name="ce1">
            <text:p>8.1.02.02.01.0004.00206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Unit Crew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66" table:style-name="ce1">
            <text:p>7292266</text:p>
          </table:table-cell>
          <table:table-cell office:value-type="string" table:style-name="ce1">
            <text:p>8.1.02.02.01.0004.00207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67" table:style-name="ce1">
            <text:p>7292267</text:p>
          </table:table-cell>
          <table:table-cell office:value-type="string" table:style-name="ce1">
            <text:p>8.1.02.02.01.0004.00208</text:p>
          </table:table-cell>
          <table:table-cell office:value-type="string" table:style-name="ce1">
            <text:p>Gaji Tenaga Harian Lepas ATV</text:p>
          </table:table-cell>
          <table:table-cell office:value-type="string" table:style-name="ce1">
            <text:p>Pramubakti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68" table:style-name="ce1">
            <text:p>7292268</text:p>
          </table:table-cell>
          <table:table-cell office:value-type="string" table:style-name="ce1">
            <text:p>8.1.02.02.01.0004.00209</text:p>
          </table:table-cell>
          <table:table-cell office:value-type="string" table:style-name="ce1">
            <text:p>Honorarium Direktur Operasional ATV</text:p>
          </table:table-cell>
          <table:table-cell office:value-type="string" table:style-name="ce1">
            <text:p>Honorarium Direktur Operasional ATV</text:p>
          </table:table-cell>
          <table:table-cell office:value-type="string" table:style-name="ce1">
            <text:p>Orang / Bulan</text:p>
          </table:table-cell>
          <table:table-cell office:value-type="float" office:value="5000000" table:style-name="ce1">
            <text:p>5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70" table:style-name="ce1">
            <text:p>7292270</text:p>
          </table:table-cell>
          <table:table-cell office:value-type="string" table:style-name="ce1">
            <text:p>8.1.02.02.01.0004.00210</text:p>
          </table:table-cell>
          <table:table-cell office:value-type="string" table:style-name="ce1">
            <text:p>Honorarium Kepala Sub Bagian Keuangan ATV</text:p>
          </table:table-cell>
          <table:table-cell office:value-type="string" table:style-name="ce1">
            <text:p>Honorarium Kepala Sub Bagian Keuangan ATV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71" table:style-name="ce1">
            <text:p>7292271</text:p>
          </table:table-cell>
          <table:table-cell office:value-type="string" table:style-name="ce1">
            <text:p>8.1.02.02.01.0004.00211</text:p>
          </table:table-cell>
          <table:table-cell office:value-type="string" table:style-name="ce1">
            <text:p>Honorarium Kepala Sub Bagian Tata Usaha ATV</text:p>
          </table:table-cell>
          <table:table-cell office:value-type="string" table:style-name="ce1">
            <text:p>Honorarium Kepala Sub Bagian Tata Usaha ATV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76" table:style-name="ce1">
            <text:p>7292276</text:p>
          </table:table-cell>
          <table:table-cell office:value-type="string" table:style-name="ce1">
            <text:p>8.1.02.02.01.0004.00212</text:p>
          </table:table-cell>
          <table:table-cell office:value-type="string" table:style-name="ce1">
            <text:p>Honorarium Panitia Pelaksana Kegiatan Anggota Kampanye Anak</text:p>
          </table:table-cell>
          <table:table-cell office:value-type="string" table:style-name="ce1">
            <text:p>Honorarium Panitia Pelaksana Kegiatan Anggota Kampanye Anak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77" table:style-name="ce1">
            <text:p>7292277</text:p>
          </table:table-cell>
          <table:table-cell office:value-type="string" table:style-name="ce1">
            <text:p>8.1.02.02.01.0004.00213</text:p>
          </table:table-cell>
          <table:table-cell office:value-type="string" table:style-name="ce1">
            <text:p>Honorarium Panitia Pelaksana Kegiatan Sekretaris Kampanye Anak</text:p>
          </table:table-cell>
          <table:table-cell office:value-type="string" table:style-name="ce1">
            <text:p>Honorarium Panitia Pelaksana Kegiatan Sekretaris Kampanye Anak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78" table:style-name="ce1">
            <text:p>7292278</text:p>
          </table:table-cell>
          <table:table-cell office:value-type="string" table:style-name="ce1">
            <text:p>8.1.02.02.01.0004.00214</text:p>
          </table:table-cell>
          <table:table-cell office:value-type="string" table:style-name="ce1">
            <text:p>Honorarium Panitia Pelaksana Kegiatan Ketua Kampanye Anak</text:p>
          </table:table-cell>
          <table:table-cell office:value-type="string" table:style-name="ce1">
            <text:p>Honorarium Panitia Pelaksana Kegiatan Ketua Kampanye Anak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79" table:style-name="ce1">
            <text:p>7292279</text:p>
          </table:table-cell>
          <table:table-cell office:value-type="string" table:style-name="ce1">
            <text:p>8.1.02.02.01.0004.00215</text:p>
          </table:table-cell>
          <table:table-cell office:value-type="string" table:style-name="ce1">
            <text:p>Honorarium Anggota LPA</text:p>
          </table:table-cell>
          <table:table-cell office:value-type="string" table:style-name="ce1">
            <text:p>Honorarium Anggota LPA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80" table:style-name="ce1">
            <text:p>7292280</text:p>
          </table:table-cell>
          <table:table-cell office:value-type="string" table:style-name="ce1">
            <text:p>8.1.02.02.01.0004.00216</text:p>
          </table:table-cell>
          <table:table-cell office:value-type="string" table:style-name="ce1">
            <text:p>Honorarium Sekretaris LPA</text:p>
          </table:table-cell>
          <table:table-cell office:value-type="string" table:style-name="ce1">
            <text:p>Honorarium Sekretaris LPA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81" table:style-name="ce1">
            <text:p>7292281</text:p>
          </table:table-cell>
          <table:table-cell office:value-type="string" table:style-name="ce1">
            <text:p>8.1.02.02.01.0004.00217</text:p>
          </table:table-cell>
          <table:table-cell office:value-type="string" table:style-name="ce1">
            <text:p>Honorarium Ketua LPA</text:p>
          </table:table-cell>
          <table:table-cell office:value-type="string" table:style-name="ce1">
            <text:p>Honorarium Ketua LPA</text:p>
          </table:table-cell>
          <table:table-cell office:value-type="string" table:style-name="ce1">
            <text:p>Orang / Bul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82" table:style-name="ce1">
            <text:p>7292282</text:p>
          </table:table-cell>
          <table:table-cell office:value-type="string" table:style-name="ce1">
            <text:p>8.1.02.02.01.0004.00218</text:p>
          </table:table-cell>
          <table:table-cell office:value-type="string" table:style-name="ce1">
            <text:p>Honorarium Kader stunting</text:p>
          </table:table-cell>
          <table:table-cell office:value-type="string" table:style-name="ce1">
            <text:p>Honorarium Kader stunting</text:p>
          </table:table-cell>
          <table:table-cell office:value-type="string" table:style-name="ce1">
            <text:p>Orang / Bul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83" table:style-name="ce1">
            <text:p>7292283</text:p>
          </table:table-cell>
          <table:table-cell office:value-type="string" table:style-name="ce1">
            <text:p>8.1.02.02.01.0004.00219</text:p>
          </table:table-cell>
          <table:table-cell office:value-type="string" table:style-name="ce1">
            <text:p>Honorarium Dasawisma Desa</text:p>
          </table:table-cell>
          <table:table-cell office:value-type="string" table:style-name="ce1">
            <text:p>Honorarium Dasawisma Desa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85" table:style-name="ce1">
            <text:p>7292285</text:p>
          </table:table-cell>
          <table:table-cell office:value-type="string" table:style-name="ce1">
            <text:p>8.1.02.02.01.0004.00220</text:p>
          </table:table-cell>
          <table:table-cell office:value-type="string" table:style-name="ce1">
            <text:p>Honorarium Monev 9Pendataan Keluarga)</text:p>
          </table:table-cell>
          <table:table-cell office:value-type="string" table:style-name="ce1">
            <text:p>Honorarium Monev (Pendataan Keluarga)</text:p>
          </table:table-cell>
          <table:table-cell office:value-type="string" table:style-name="ce1">
            <text:p>Orang / Bul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86" table:style-name="ce1">
            <text:p>7292286</text:p>
          </table:table-cell>
          <table:table-cell office:value-type="string" table:style-name="ce1">
            <text:p>8.1.02.02.01.0004.00221</text:p>
          </table:table-cell>
          <table:table-cell office:value-type="string" table:style-name="ce1">
            <text:p>Honorarium Operasional Pengumpulan Data</text:p>
          </table:table-cell>
          <table:table-cell office:value-type="string" table:style-name="ce1">
            <text:p>Honorarium Operasional Pengumpulan Data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87" table:style-name="ce1">
            <text:p>7292287</text:p>
          </table:table-cell>
          <table:table-cell office:value-type="string" table:style-name="ce1">
            <text:p>8.1.02.02.01.0004.00222</text:p>
          </table:table-cell>
          <table:table-cell office:value-type="string" table:style-name="ce1">
            <text:p>Honorarium Manager data Pengolahan /Perekaman Data (Pendataan Keluarga)</text:p>
          </table:table-cell>
          <table:table-cell office:value-type="string" table:style-name="ce1">
            <text:p>Honorarium Manager data Pengolahan /Perekaman Data (Pendataan Keluarga)</text:p>
          </table:table-cell>
          <table:table-cell office:value-type="string" table:style-name="ce1">
            <text:p>Orang / Bul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88" table:style-name="ce1">
            <text:p>7292288</text:p>
          </table:table-cell>
          <table:table-cell office:value-type="string" table:style-name="ce1">
            <text:p>8.1.02.02.01.0004.00223</text:p>
          </table:table-cell>
          <table:table-cell office:value-type="string" table:style-name="ce1">
            <text:p>Honorarium Pengolahan/Perekaman Data (Pendataan Keluarga)</text:p>
          </table:table-cell>
          <table:table-cell office:value-type="string" table:style-name="ce1">
            <text:p>Honorarium Pengolahan/Perekaman Data (Pendataan Keluarga)</text:p>
          </table:table-cell>
          <table:table-cell office:value-type="string" table:style-name="ce1">
            <text:p>Per Sampel</text:p>
          </table:table-cell>
          <table:table-cell office:value-type="float" office:value="1500" table:style-name="ce1">
            <text:p>15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89" table:style-name="ce1">
            <text:p>7292289</text:p>
          </table:table-cell>
          <table:table-cell office:value-type="string" table:style-name="ce1">
            <text:p>8.1.02.02.01.0004.00224</text:p>
          </table:table-cell>
          <table:table-cell office:value-type="string" table:style-name="ce1">
            <text:p>Honorarium Manager Operasional Lapangan (Pendataan Keluarga)</text:p>
          </table:table-cell>
          <table:table-cell office:value-type="string" table:style-name="ce1">
            <text:p>Honorarium Manager Operasional Lapangan (Pendataan Keluarga)</text:p>
          </table:table-cell>
          <table:table-cell office:value-type="string" table:style-name="ce1">
            <text:p>Orang / Bul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90" table:style-name="ce1">
            <text:p>7292290</text:p>
          </table:table-cell>
          <table:table-cell office:value-type="string" table:style-name="ce1">
            <text:p>8.1.02.02.01.0004.00225</text:p>
          </table:table-cell>
          <table:table-cell office:value-type="string" table:style-name="ce1">
            <text:p>Honorarium Supervisor Operasional Lapangan (Pendataan Keluarga)</text:p>
          </table:table-cell>
          <table:table-cell office:value-type="string" table:style-name="ce1">
            <text:p>Honorarium Supervisor Operasional Lapangan (Pendataan Keluarga)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291" table:style-name="ce1">
            <text:p>7292291</text:p>
          </table:table-cell>
          <table:table-cell office:value-type="string" table:style-name="ce1">
            <text:p>8.1.02.02.01.0004.00226</text:p>
          </table:table-cell>
          <table:table-cell office:value-type="string" table:style-name="ce1">
            <text:p>Honorarium Kader Operasional (Pendataan Keluarga)</text:p>
          </table:table-cell>
          <table:table-cell office:value-type="string" table:style-name="ce1">
            <text:p>Honorarium Kader Operasional (Pendataan Keluarga)</text:p>
          </table:table-cell>
          <table:table-cell office:value-type="string" table:style-name="ce1">
            <text:p>Per Sampel</text:p>
          </table:table-cell>
          <table:table-cell office:value-type="float" office:value="3500" table:style-name="ce1">
            <text:p>35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305" table:style-name="ce1">
            <text:p>7292305</text:p>
          </table:table-cell>
          <table:table-cell office:value-type="string" table:style-name="ce1">
            <text:p>8.1.02.02.01.0004.00227</text:p>
          </table:table-cell>
          <table:table-cell office:value-type="string" table:style-name="ce1">
            <text:p>Honorarium Kegiatan Penyusunan Database Perijinan Koordinator Pendataan Tingkat Desa/ Kelurahan</text:p>
          </table:table-cell>
          <table:table-cell office:value-type="string" table:style-name="ce1">
            <text:p>Honorarium Kegiatan Penyusunan Database Perijinan Koordinator Pendataan Tingkat Desa/ Kelurahan</text:p>
          </table:table-cell>
          <table:table-cell office:value-type="string" table:style-name="ce1">
            <text:p>Orang / Kegiatan</text:p>
          </table:table-cell>
          <table:table-cell office:value-type="float" office:value="240000" table:style-name="ce1">
            <text:p>24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306" table:style-name="ce1">
            <text:p>7292306</text:p>
          </table:table-cell>
          <table:table-cell office:value-type="string" table:style-name="ce1">
            <text:p>8.1.02.02.01.0004.00228</text:p>
          </table:table-cell>
          <table:table-cell office:value-type="string" table:style-name="ce1">
            <text:p>Honorarium Kegiatan Penyusunan Database Perijinan Operator Pendataan Tingkat Desa/ Kelurahan</text:p>
          </table:table-cell>
          <table:table-cell office:value-type="string" table:style-name="ce1">
            <text:p>Honorarium Kegiatan Penyusunan Database Perijinan Operator Pendataan Tingkat Desa/ Kelurahan</text:p>
          </table:table-cell>
          <table:table-cell office:value-type="string" table:style-name="ce1">
            <text:p>Orang / Kegiat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308" table:style-name="ce1">
            <text:p>7292308</text:p>
          </table:table-cell>
          <table:table-cell office:value-type="string" table:style-name="ce1">
            <text:p>8.1.02.02.01.0004.00230</text:p>
          </table:table-cell>
          <table:table-cell office:value-type="string" table:style-name="ce1">
            <text:p>Honorarium Kegiatan Penyusunan Database Perijinan Pengawas Tingkat RT</text:p>
          </table:table-cell>
          <table:table-cell office:value-type="string" table:style-name="ce1">
            <text:p>Honorarium Kegiatan Penyusunan Database Perijinan Pengawas Tingkat RT</text:p>
          </table:table-cell>
          <table:table-cell office:value-type="string" table:style-name="ce1">
            <text:p>Orang / Kegiat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309" table:style-name="ce1">
            <text:p>7292309</text:p>
          </table:table-cell>
          <table:table-cell office:value-type="string" table:style-name="ce1">
            <text:p>8.1.02.02.01.0004.00231</text:p>
          </table:table-cell>
          <table:table-cell office:value-type="string" table:style-name="ce1">
            <text:p>Honorarium Kegiatan Penyusunan Database Perijinan Tim SurveyPencacah Data</text:p>
          </table:table-cell>
          <table:table-cell office:value-type="string" table:style-name="ce1">
            <text:p>Honorarium Kegiatan Penyusunan Database Perijinan Tim SurveyPencacah Data</text:p>
          </table:table-cell>
          <table:table-cell office:value-type="string" table:style-name="ce1">
            <text:p>Orang / Kegiatan</text:p>
          </table:table-cell>
          <table:table-cell office:value-type="float" office:value="90000" table:style-name="ce1">
            <text:p>9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366" table:style-name="ce1">
            <text:p>7292366</text:p>
          </table:table-cell>
          <table:table-cell office:value-type="string" table:style-name="ce1">
            <text:p>8.1.02.02.01.0004.00232</text:p>
          </table:table-cell>
          <table:table-cell office:value-type="string" table:style-name="ce1">
            <text:p>Honorarium Pengolah Data KKBPK</text:p>
          </table:table-cell>
          <table:table-cell office:value-type="string" table:style-name="ce1">
            <text:p>Honorarium Pengolah Data KKBPK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377" table:style-name="ce1">
            <text:p>7292377</text:p>
          </table:table-cell>
          <table:table-cell office:value-type="string" table:style-name="ce1">
            <text:p>8.1.02.02.01.0004.00233</text:p>
          </table:table-cell>
          <table:table-cell office:value-type="string" table:style-name="ce1">
            <text:p>Fasilitator DAK Fisik</text:p>
          </table:table-cell>
          <table:table-cell office:value-type="string" table:style-name="ce1">
            <text:p>Fasilitator DAK Fisik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07" table:style-name="ce1">
            <text:p>7292407</text:p>
          </table:table-cell>
          <table:table-cell office:value-type="string" table:style-name="ce1">
            <text:p>8.1.02.02.01.0004.00234</text:p>
          </table:table-cell>
          <table:table-cell office:value-type="string" table:style-name="ce1">
            <text:p>Honorarium Tenaga Peregister Kependudukan di Desa/ KelurahanDesa/Kelurahan</text:p>
          </table:table-cell>
          <table:table-cell office:value-type="string" table:style-name="ce1">
            <text:p>Honorarium Tenaga Peregister Kependudukan di Desa/ KelurahanDesa/Kelurahan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08" table:style-name="ce1">
            <text:p>7292408</text:p>
          </table:table-cell>
          <table:table-cell office:value-type="string" table:style-name="ce1">
            <text:p>8.1.02.02.01.0004.00235</text:p>
          </table:table-cell>
          <table:table-cell office:value-type="string" table:style-name="ce1">
            <text:p>Honorarium Kader Jumantik</text:p>
          </table:table-cell>
          <table:table-cell office:value-type="string" table:style-name="ce1">
            <text:p>Honorarium Kader Jumantik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09" table:style-name="ce1">
            <text:p>7292409</text:p>
          </table:table-cell>
          <table:table-cell office:value-type="string" table:style-name="ce1">
            <text:p>8.1.02.02.01.0004.00236</text:p>
          </table:table-cell>
          <table:table-cell office:value-type="string" table:style-name="ce1">
            <text:p>Jasa Tenaga Survey dan Analisis KS Dinas Kesehatan</text:p>
          </table:table-cell>
          <table:table-cell office:value-type="string" table:style-name="ce1">
            <text:p>Jasa Tenaga Survey dan Analisis KS Dinas Kesehatan</text:p>
          </table:table-cell>
          <table:table-cell office:value-type="string" table:style-name="ce1">
            <text:p>Per Sampel</text:p>
          </table:table-cell>
          <table:table-cell office:value-type="float" office:value="31000" table:style-name="ce1">
            <text:p>31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10" table:style-name="ce1">
            <text:p>7292410</text:p>
          </table:table-cell>
          <table:table-cell office:value-type="string" table:style-name="ce1">
            <text:p>8.1.02.02.01.0004.00237</text:p>
          </table:table-cell>
          <table:table-cell office:value-type="string" table:style-name="ce1">
            <text:p>Honor Jasa Kolektor Data dan Pemeriksaan Hewan Qurban</text:p>
          </table:table-cell>
          <table:table-cell office:value-type="string" table:style-name="ce1">
            <text:p>Honor Jasa Kolektor Data dan Pemeriksaan Hewan Qurban</text:p>
          </table:table-cell>
          <table:table-cell office:value-type="string" table:style-name="ce1">
            <text:p>Orang / Kegiat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19" table:style-name="ce1">
            <text:p>7292419</text:p>
          </table:table-cell>
          <table:table-cell office:value-type="string" table:style-name="ce1">
            <text:p>8.1.02.02.01.0004.00238</text:p>
          </table:table-cell>
          <table:table-cell office:value-type="string" table:style-name="ce1">
            <text:p>Honorarium Tim Seleksi Pelatihan Bidang Ketenagakerjaan DPMPTSP</text:p>
          </table:table-cell>
          <table:table-cell office:value-type="string" table:style-name="ce1">
            <text:p>Honorarium Tim Seleksi Pelatihan Bidang Ketenagakerjaan DPMPTSP</text:p>
          </table:table-cell>
          <table:table-cell office:value-type="string" table:style-name="ce1">
            <text:p>Orang / Kegiat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20" table:style-name="ce1">
            <text:p>7292420</text:p>
          </table:table-cell>
          <table:table-cell office:value-type="string" table:style-name="ce1">
            <text:p>8.1.02.02.01.0004.00239</text:p>
          </table:table-cell>
          <table:table-cell office:value-type="string" table:style-name="ce1">
            <text:p>Honor petugas khusus Petugas Pengelola Perpustakaan Desa</text:p>
          </table:table-cell>
          <table:table-cell office:value-type="string" table:style-name="ce1">
            <text:p>Honor petugas khusus Petugas Pengelola Perpustakaan Desa</text:p>
          </table:table-cell>
          <table:table-cell office:value-type="string" table:style-name="ce1">
            <text:p>Orang / Bulan</text:p>
          </table:table-cell>
          <table:table-cell office:value-type="float" office:value="1250000" table:style-name="ce1">
            <text:p>1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25" table:style-name="ce1">
            <text:p>7292425</text:p>
          </table:table-cell>
          <table:table-cell office:value-type="string" table:style-name="ce1">
            <text:p>8.1.02.02.01.0004.00240</text:p>
          </table:table-cell>
          <table:table-cell office:value-type="string" table:style-name="ce1">
            <text:p>Honor Tim Panitia Kegiatan tim supervisi ke sarana PIRT</text:p>
          </table:table-cell>
          <table:table-cell office:value-type="string" table:style-name="ce1">
            <text:p>Honor Tim Panitia Kegiatan tim supervisi ke sarana PIRT</text:p>
          </table:table-cell>
          <table:table-cell office:value-type="string" table:style-name="ce1">
            <text:p>Orang / Kegiat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26" table:style-name="ce1">
            <text:p>7292426</text:p>
          </table:table-cell>
          <table:table-cell office:value-type="string" table:style-name="ce1">
            <text:p>8.1.02.02.01.0004.00241</text:p>
          </table:table-cell>
          <table:table-cell office:value-type="string" table:style-name="ce1">
            <text:p>Honor Tim Panitia Kegiatan tim supervisi ke sarana UJG UJR</text:p>
          </table:table-cell>
          <table:table-cell office:value-type="string" table:style-name="ce1">
            <text:p>Honor Tim Panitia Kegiatan tim supervisi ke sarana UJG UJR</text:p>
          </table:table-cell>
          <table:table-cell office:value-type="string" table:style-name="ce1">
            <text:p>Orang / Kegiat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27" table:style-name="ce1">
            <text:p>7292427</text:p>
          </table:table-cell>
          <table:table-cell office:value-type="string" table:style-name="ce1">
            <text:p>8.1.02.02.01.0004.00242</text:p>
          </table:table-cell>
          <table:table-cell office:value-type="string" table:style-name="ce1">
            <text:p>Honor Tim Panitia Kegiatan tim supervisi apotek</text:p>
          </table:table-cell>
          <table:table-cell office:value-type="string" table:style-name="ce1">
            <text:p>Honor Tim Panitia Kegiatan tim supervisi apotek</text:p>
          </table:table-cell>
          <table:table-cell office:value-type="string" table:style-name="ce1">
            <text:p>Orang / Kegiat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28" table:style-name="ce1">
            <text:p>7292428</text:p>
          </table:table-cell>
          <table:table-cell office:value-type="string" table:style-name="ce1">
            <text:p>8.1.02.02.01.0004.00243</text:p>
          </table:table-cell>
          <table:table-cell office:value-type="string" table:style-name="ce1">
            <text:p>Honorarium Kader Posyandu Balita Desa</text:p>
          </table:table-cell>
          <table:table-cell office:value-type="string" table:style-name="ce1">
            <text:p>Honorarium Kader Posyandu Balita Desa</text:p>
          </table:table-cell>
          <table:table-cell office:value-type="string" table:style-name="ce1">
            <text:p>Orang / Bulan</text:p>
          </table:table-cell>
          <table:table-cell office:value-type="float" office:value="50000" table:style-name="ce1">
            <text:p>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29" table:style-name="ce1">
            <text:p>7292429</text:p>
          </table:table-cell>
          <table:table-cell office:value-type="string" table:style-name="ce1">
            <text:p>8.1.02.02.01.0004.00244</text:p>
          </table:table-cell>
          <table:table-cell office:value-type="string" table:style-name="ce1">
            <text:p>Honor Tim Panitia Kegiatan Supervisi Siaga Idul Fitri Natal Tahun Baru</text:p>
          </table:table-cell>
          <table:table-cell office:value-type="string" table:style-name="ce1">
            <text:p>Honor Tim Panitia Kegiatan Supervisi Siaga Idul Fitri Natal Tahun Baru</text:p>
          </table:table-cell>
          <table:table-cell office:value-type="string" table:style-name="ce1">
            <text:p>Orang / Hari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30" table:style-name="ce1">
            <text:p>7292430</text:p>
          </table:table-cell>
          <table:table-cell office:value-type="string" table:style-name="ce1">
            <text:p>8.1.02.02.01.0004.00245</text:p>
          </table:table-cell>
          <table:table-cell office:value-type="string" table:style-name="ce1">
            <text:p>Jasa Tenaga P3K</text:p>
          </table:table-cell>
          <table:table-cell office:value-type="string" table:style-name="ce1">
            <text:p>Jasa Tenaga P3K</text:p>
          </table:table-cell>
          <table:table-cell office:value-type="string" table:style-name="ce1">
            <text:p>Kegiat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31" table:style-name="ce1">
            <text:p>7292431</text:p>
          </table:table-cell>
          <table:table-cell office:value-type="string" table:style-name="ce1">
            <text:p>8.1.02.02.01.0004.00246</text:p>
          </table:table-cell>
          <table:table-cell office:value-type="string" table:style-name="ce1">
            <text:p>Honor Kader Kesling</text:p>
          </table:table-cell>
          <table:table-cell office:value-type="string" table:style-name="ce1">
            <text:p>Honor Kader Kesling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43" table:style-name="ce1">
            <text:p>7292443</text:p>
          </table:table-cell>
          <table:table-cell office:value-type="string" table:style-name="ce1">
            <text:p>8.1.02.02.01.0004.00247</text:p>
          </table:table-cell>
          <table:table-cell office:value-type="string" table:style-name="ce1">
            <text:p>Tim Pelaksana Kegiatan Desa Nilai Pagu diatas 25 Milyar Anggota</text:p>
          </table:table-cell>
          <table:table-cell office:value-type="string" table:style-name="ce1">
            <text:p>Tim Pelaksana Kegiatan Desa Nilai Pagu diatas 25 Milyar Anggota</text:p>
          </table:table-cell>
          <table:table-cell office:value-type="string" table:style-name="ce1">
            <text:p>Orang / Bulan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44" table:style-name="ce1">
            <text:p>7292444</text:p>
          </table:table-cell>
          <table:table-cell office:value-type="string" table:style-name="ce1">
            <text:p>8.1.02.02.01.0004.00248</text:p>
          </table:table-cell>
          <table:table-cell office:value-type="string" table:style-name="ce1">
            <text:p>Tim Pelaksana Kegiatan Desa Nilai Pagu diatas 25 Milyar Sekretaris</text:p>
          </table:table-cell>
          <table:table-cell office:value-type="string" table:style-name="ce1">
            <text:p>Tim Pelaksana Kegiatan Desa Nilai Pagu diatas 25 Milyar Sekretaris</text:p>
          </table:table-cell>
          <table:table-cell office:value-type="string" table:style-name="ce1">
            <text:p>Orang / Bulan</text:p>
          </table:table-cell>
          <table:table-cell office:value-type="float" office:value="1100000" table:style-name="ce1">
            <text:p>1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45" table:style-name="ce1">
            <text:p>7292445</text:p>
          </table:table-cell>
          <table:table-cell office:value-type="string" table:style-name="ce1">
            <text:p>8.1.02.02.01.0004.00249</text:p>
          </table:table-cell>
          <table:table-cell office:value-type="string" table:style-name="ce1">
            <text:p>Tim Pelaksana Kegiatan Desa Nilai Pagu diatas 25 Milyar Ketua</text:p>
          </table:table-cell>
          <table:table-cell office:value-type="string" table:style-name="ce1">
            <text:p>Tim Pelaksana Kegiatan Desa Nilai Pagu diatas 25 Milyar Ketua</text:p>
          </table:table-cell>
          <table:table-cell office:value-type="string" table:style-name="ce1">
            <text:p>Orang / Bulan</text:p>
          </table:table-cell>
          <table:table-cell office:value-type="float" office:value="1350000" table:style-name="ce1">
            <text:p>1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46" table:style-name="ce1">
            <text:p>7292446</text:p>
          </table:table-cell>
          <table:table-cell office:value-type="string" table:style-name="ce1">
            <text:p>8.1.02.02.01.0004.00250</text:p>
          </table:table-cell>
          <table:table-cell office:value-type="string" table:style-name="ce1">
            <text:p>Tim Pelaksana Kegiatan Desa Nilai Pagu 1 Milyar sd 25 Milyar Anggota</text:p>
          </table:table-cell>
          <table:table-cell office:value-type="string" table:style-name="ce1">
            <text:p>Tim Pelaksana Kegiatan Desa Nilai Pagu 1 Milyar sd 25 Milyar Anggota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47" table:style-name="ce1">
            <text:p>7292447</text:p>
          </table:table-cell>
          <table:table-cell office:value-type="string" table:style-name="ce1">
            <text:p>8.1.02.02.01.0004.00251</text:p>
          </table:table-cell>
          <table:table-cell office:value-type="string" table:style-name="ce1">
            <text:p>Tim Pelaksana Kegiatan Desa Nilai Pagu 1 Milyar sd 25 Milyar Sekretaris</text:p>
          </table:table-cell>
          <table:table-cell office:value-type="string" table:style-name="ce1">
            <text:p>Tim Pelaksana Kegiatan Desa Nilai Pagu 1 Milyar sd 25 Milyar Sekretaris</text:p>
          </table:table-cell>
          <table:table-cell office:value-type="string" table:style-name="ce1">
            <text:p>Orang / Bulan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48" table:style-name="ce1">
            <text:p>7292448</text:p>
          </table:table-cell>
          <table:table-cell office:value-type="string" table:style-name="ce1">
            <text:p>8.1.02.02.01.0004.00252</text:p>
          </table:table-cell>
          <table:table-cell office:value-type="string" table:style-name="ce1">
            <text:p>Tim Pelaksana Kegiatan Desa Nilai Pagu 1 Milyar sd 25 Milyar Ketua</text:p>
          </table:table-cell>
          <table:table-cell office:value-type="string" table:style-name="ce1">
            <text:p>Tim Pelaksana Kegiatan Desa Nilai Pagu 1 Milyar sd 25 Milyar Ketua</text:p>
          </table:table-cell>
          <table:table-cell office:value-type="string" table:style-name="ce1">
            <text:p>Orang / Bulan</text:p>
          </table:table-cell>
          <table:table-cell office:value-type="float" office:value="1150000" table:style-name="ce1">
            <text:p>11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49" table:style-name="ce1">
            <text:p>7292449</text:p>
          </table:table-cell>
          <table:table-cell office:value-type="string" table:style-name="ce1">
            <text:p>8.1.02.02.01.0004.00253</text:p>
          </table:table-cell>
          <table:table-cell office:value-type="string" table:style-name="ce1">
            <text:p>Tim Pelaksana Kegiatan Desa Nilai Pagu 500 juta sd 1 Milyar Anggota</text:p>
          </table:table-cell>
          <table:table-cell office:value-type="string" table:style-name="ce1">
            <text:p>Tim Pelaksana Kegiatan Desa Nilai Pagu 500 juta sd 1 Milyar Anggota</text:p>
          </table:table-cell>
          <table:table-cell office:value-type="string" table:style-name="ce1">
            <text:p>Orang / Bul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50" table:style-name="ce1">
            <text:p>7292450</text:p>
          </table:table-cell>
          <table:table-cell office:value-type="string" table:style-name="ce1">
            <text:p>8.1.02.02.01.0004.00254</text:p>
          </table:table-cell>
          <table:table-cell office:value-type="string" table:style-name="ce1">
            <text:p>Tim Pelaksana Kegiatan Desa Nilai Pagu 500 juta sd 1 Milyar Sekretaris</text:p>
          </table:table-cell>
          <table:table-cell office:value-type="string" table:style-name="ce1">
            <text:p>Tim Pelaksana Kegiatan Desa Nilai Pagu 500 juta sd 1 Milyar Sekretaris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51" table:style-name="ce1">
            <text:p>7292451</text:p>
          </table:table-cell>
          <table:table-cell office:value-type="string" table:style-name="ce1">
            <text:p>8.1.02.02.01.0004.00255</text:p>
          </table:table-cell>
          <table:table-cell office:value-type="string" table:style-name="ce1">
            <text:p>Tim Pelaksana Kegiatan Desa Nilai Pagu 500 juta sd 1 Milyar Ketua</text:p>
          </table:table-cell>
          <table:table-cell office:value-type="string" table:style-name="ce1">
            <text:p>Tim Pelaksana Kegiatan Desa Nilai Pagu 500 juta sd 1 Milyar Ketua</text:p>
          </table:table-cell>
          <table:table-cell office:value-type="string" table:style-name="ce1">
            <text:p>Orang / Bulan</text:p>
          </table:table-cell>
          <table:table-cell office:value-type="float" office:value="950000" table:style-name="ce1">
            <text:p>9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52" table:style-name="ce1">
            <text:p>7292452</text:p>
          </table:table-cell>
          <table:table-cell office:value-type="string" table:style-name="ce1">
            <text:p>8.1.02.02.01.0004.00256</text:p>
          </table:table-cell>
          <table:table-cell office:value-type="string" table:style-name="ce1">
            <text:p>Tim Pelaksana Kegiatan Desa Nilai Pagu sd 500 juta Anggota</text:p>
          </table:table-cell>
          <table:table-cell office:value-type="string" table:style-name="ce1">
            <text:p>Tim Pelaksana Kegiatan Desa Nilai Pagu sd 500 juta Anggota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53" table:style-name="ce1">
            <text:p>7292453</text:p>
          </table:table-cell>
          <table:table-cell office:value-type="string" table:style-name="ce1">
            <text:p>8.1.02.02.01.0004.00257</text:p>
          </table:table-cell>
          <table:table-cell office:value-type="string" table:style-name="ce1">
            <text:p>Tim Pelaksana Kegiatan Desa Nilai Pagu sd 500 juta Sekretaris</text:p>
          </table:table-cell>
          <table:table-cell office:value-type="string" table:style-name="ce1">
            <text:p>Tim Pelaksana Kegiatan Desa Nilai Pagu sd 500 juta Sekretaris</text:p>
          </table:table-cell>
          <table:table-cell office:value-type="string" table:style-name="ce1">
            <text:p>Orang / Bul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55" table:style-name="ce1">
            <text:p>7292455</text:p>
          </table:table-cell>
          <table:table-cell office:value-type="string" table:style-name="ce1">
            <text:p>8.1.02.02.01.0004.00258</text:p>
          </table:table-cell>
          <table:table-cell office:value-type="string" table:style-name="ce1">
            <text:p>Tim Pelaksana Kegiatan Desa Nilai Pagu sd 500 juta Ketua</text:p>
          </table:table-cell>
          <table:table-cell office:value-type="string" table:style-name="ce1">
            <text:p>Tim Pelaksana Kegiatan Desa Nilai Pagu sd 500 juta Ketua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87" table:style-name="ce1">
            <text:p>7292487</text:p>
          </table:table-cell>
          <table:table-cell office:value-type="string" table:style-name="ce1">
            <text:p>8.1.02.02.01.0004.00259</text:p>
          </table:table-cell>
          <table:table-cell office:value-type="string" table:style-name="ce1">
            <text:p>Honorarium Ketua TP PKK Kota</text:p>
          </table:table-cell>
          <table:table-cell office:value-type="string" table:style-name="ce1">
            <text:p>Honorarium Ketua TP PKK Kota</text:p>
          </table:table-cell>
          <table:table-cell office:value-type="string" table:style-name="ce1">
            <text:p>Orang / Bulan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88" table:style-name="ce1">
            <text:p>7292488</text:p>
          </table:table-cell>
          <table:table-cell office:value-type="string" table:style-name="ce1">
            <text:p>8.1.02.02.01.0004.00260</text:p>
          </table:table-cell>
          <table:table-cell office:value-type="string" table:style-name="ce1">
            <text:p>Honorarium Staf Ahli TP PKK Kota</text:p>
          </table:table-cell>
          <table:table-cell office:value-type="string" table:style-name="ce1">
            <text:p>Honorarium Staf Ahli TP PKK Kota</text:p>
          </table:table-cell>
          <table:table-cell office:value-type="string" table:style-name="ce1">
            <text:p>Orang / Bulan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89" table:style-name="ce1">
            <text:p>7292489</text:p>
          </table:table-cell>
          <table:table-cell office:value-type="string" table:style-name="ce1">
            <text:p>8.1.02.02.01.0004.00261</text:p>
          </table:table-cell>
          <table:table-cell office:value-type="string" table:style-name="ce1">
            <text:p>Honorarium Ketua Bidang TP PKK Kota</text:p>
          </table:table-cell>
          <table:table-cell office:value-type="string" table:style-name="ce1">
            <text:p>Honorarium Ketua Bidang TP PKK Kota</text:p>
          </table:table-cell>
          <table:table-cell office:value-type="string" table:style-name="ce1">
            <text:p>Orang / Bulan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0" table:style-name="ce1">
            <text:p>7292490</text:p>
          </table:table-cell>
          <table:table-cell office:value-type="string" table:style-name="ce1">
            <text:p>8.1.02.02.01.0004.00262</text:p>
          </table:table-cell>
          <table:table-cell office:value-type="string" table:style-name="ce1">
            <text:p>Honorarium Sekretaris TP PKK Kota</text:p>
          </table:table-cell>
          <table:table-cell office:value-type="string" table:style-name="ce1">
            <text:p>Honorarium Sekretaris TP PKK Kota</text:p>
          </table:table-cell>
          <table:table-cell office:value-type="string" table:style-name="ce1">
            <text:p>Orang / Bulan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1" table:style-name="ce1">
            <text:p>7292491</text:p>
          </table:table-cell>
          <table:table-cell office:value-type="string" table:style-name="ce1">
            <text:p>8.1.02.02.01.0004.00263</text:p>
          </table:table-cell>
          <table:table-cell office:value-type="string" table:style-name="ce1">
            <text:p>Honorarium Bendahara TP PKK Kota</text:p>
          </table:table-cell>
          <table:table-cell office:value-type="string" table:style-name="ce1">
            <text:p>Honorarium Bendahara TP PKK Kota</text:p>
          </table:table-cell>
          <table:table-cell office:value-type="string" table:style-name="ce1">
            <text:p>Orang / Bulan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2" table:style-name="ce1">
            <text:p>7292492</text:p>
          </table:table-cell>
          <table:table-cell office:value-type="string" table:style-name="ce1">
            <text:p>8.1.02.02.01.0004.00264</text:p>
          </table:table-cell>
          <table:table-cell office:value-type="string" table:style-name="ce1">
            <text:p>Honorarium Ketua POKJA Orang/Kegiatan TP PKK Kota</text:p>
          </table:table-cell>
          <table:table-cell office:value-type="string" table:style-name="ce1">
            <text:p>Honorarium Ketua POKJA Orang/Kegiatan TP PKK Kota</text:p>
          </table:table-cell>
          <table:table-cell office:value-type="string" table:style-name="ce1">
            <text:p>Orang / Bul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3" table:style-name="ce1">
            <text:p>7292493</text:p>
          </table:table-cell>
          <table:table-cell office:value-type="string" table:style-name="ce1">
            <text:p>8.1.02.02.01.0004.00265</text:p>
          </table:table-cell>
          <table:table-cell office:value-type="string" table:style-name="ce1">
            <text:p>Honorarium Wakil Ketua POKJA Orang/Kegiatan TP PKK Kota</text:p>
          </table:table-cell>
          <table:table-cell office:value-type="string" table:style-name="ce1">
            <text:p>Honorarium Wakil Ketua POKJA Orang/Kegiatan TP PKK Kota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4" table:style-name="ce1">
            <text:p>7292494</text:p>
          </table:table-cell>
          <table:table-cell office:value-type="string" table:style-name="ce1">
            <text:p>8.1.02.02.01.0004.00266</text:p>
          </table:table-cell>
          <table:table-cell office:value-type="string" table:style-name="ce1">
            <text:p>Honorarium Sekretaris POKJA Orang/Kegiatan TP PKK Kota</text:p>
          </table:table-cell>
          <table:table-cell office:value-type="string" table:style-name="ce1">
            <text:p>Honorarium Sekretaris POKJA Orang/Kegiatan TP PKK Kota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5" table:style-name="ce1">
            <text:p>7292495</text:p>
          </table:table-cell>
          <table:table-cell office:value-type="string" table:style-name="ce1">
            <text:p>8.1.02.02.01.0004.00267</text:p>
          </table:table-cell>
          <table:table-cell office:value-type="string" table:style-name="ce1">
            <text:p>Honorarium Anggota TP PKK Kota</text:p>
          </table:table-cell>
          <table:table-cell office:value-type="string" table:style-name="ce1">
            <text:p>Honorarium Anggota TP PKK Kota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6" table:style-name="ce1">
            <text:p>7292496</text:p>
          </table:table-cell>
          <table:table-cell office:value-type="string" table:style-name="ce1">
            <text:p>8.1.02.02.01.0004.00268</text:p>
          </table:table-cell>
          <table:table-cell office:value-type="string" table:style-name="ce1">
            <text:p>Honorarium Ketua TP PKK Kecamatan</text:p>
          </table:table-cell>
          <table:table-cell office:value-type="string" table:style-name="ce1">
            <text:p>Honorarium Ketua TP PKK Kecamatan</text:p>
          </table:table-cell>
          <table:table-cell office:value-type="string" table:style-name="ce1">
            <text:p>Orang / Bulan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7" table:style-name="ce1">
            <text:p>7292497</text:p>
          </table:table-cell>
          <table:table-cell office:value-type="string" table:style-name="ce1">
            <text:p>8.1.02.02.01.0004.00269</text:p>
          </table:table-cell>
          <table:table-cell office:value-type="string" table:style-name="ce1">
            <text:p>Honorarium Wakil Ketua TP PKK Kecamatan</text:p>
          </table:table-cell>
          <table:table-cell office:value-type="string" table:style-name="ce1">
            <text:p>Honorarium Wakil Ketua TP PKK Kecamatan</text:p>
          </table:table-cell>
          <table:table-cell office:value-type="string" table:style-name="ce1">
            <text:p>Orang / Bul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8" table:style-name="ce1">
            <text:p>7292498</text:p>
          </table:table-cell>
          <table:table-cell office:value-type="string" table:style-name="ce1">
            <text:p>8.1.02.02.01.0004.00270</text:p>
          </table:table-cell>
          <table:table-cell office:value-type="string" table:style-name="ce1">
            <text:p>Honorarium Sekretaris TP PKK Kecamatan</text:p>
          </table:table-cell>
          <table:table-cell office:value-type="string" table:style-name="ce1">
            <text:p>Honorarium Sekretaris TP PKK Kecamatan</text:p>
          </table:table-cell>
          <table:table-cell office:value-type="string" table:style-name="ce1">
            <text:p>Orang / Bul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499" table:style-name="ce1">
            <text:p>7292499</text:p>
          </table:table-cell>
          <table:table-cell office:value-type="string" table:style-name="ce1">
            <text:p>8.1.02.02.01.0004.00271</text:p>
          </table:table-cell>
          <table:table-cell office:value-type="string" table:style-name="ce1">
            <text:p>Honorarium Bendahara TP PKK Kecamatan</text:p>
          </table:table-cell>
          <table:table-cell office:value-type="string" table:style-name="ce1">
            <text:p>Honorarium Bendahara TP PKK Kecamatan</text:p>
          </table:table-cell>
          <table:table-cell office:value-type="string" table:style-name="ce1">
            <text:p>Orang / Bul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0" table:style-name="ce1">
            <text:p>7292500</text:p>
          </table:table-cell>
          <table:table-cell office:value-type="string" table:style-name="ce1">
            <text:p>8.1.02.02.01.0004.00272</text:p>
          </table:table-cell>
          <table:table-cell office:value-type="string" table:style-name="ce1">
            <text:p>Honorarium Ketua POKJA orang/Kegiatan TP PKK Kecamatan</text:p>
          </table:table-cell>
          <table:table-cell office:value-type="string" table:style-name="ce1">
            <text:p>Honorarium Ketua POKJA orang/Kegiatan TP PKK Kecamatan</text:p>
          </table:table-cell>
          <table:table-cell office:value-type="string" table:style-name="ce1">
            <text:p>Orang / Bul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1" table:style-name="ce1">
            <text:p>7292501</text:p>
          </table:table-cell>
          <table:table-cell office:value-type="string" table:style-name="ce1">
            <text:p>8.1.02.02.01.0004.00273</text:p>
          </table:table-cell>
          <table:table-cell office:value-type="string" table:style-name="ce1">
            <text:p>Honorarium Wakil Ketua POKJA orang /Kegiatan TP PKK Kecamatan</text:p>
          </table:table-cell>
          <table:table-cell office:value-type="string" table:style-name="ce1">
            <text:p>Honorarium Wakil Ketua POKJA orang /Kegiatan TP PKK Kecamatan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2" table:style-name="ce1">
            <text:p>7292502</text:p>
          </table:table-cell>
          <table:table-cell office:value-type="string" table:style-name="ce1">
            <text:p>8.1.02.02.01.0004.00274</text:p>
          </table:table-cell>
          <table:table-cell office:value-type="string" table:style-name="ce1">
            <text:p>Honorarium Sekretaris POKJA orang /Kegiatan TP PKK Kecamatan</text:p>
          </table:table-cell>
          <table:table-cell office:value-type="string" table:style-name="ce1">
            <text:p>Honorarium Sekretaris POKJA orang /Kegiatan TP PKK Kecamatan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3" table:style-name="ce1">
            <text:p>7292503</text:p>
          </table:table-cell>
          <table:table-cell office:value-type="string" table:style-name="ce1">
            <text:p>8.1.02.02.01.0004.00275</text:p>
          </table:table-cell>
          <table:table-cell office:value-type="string" table:style-name="ce1">
            <text:p>Honorarium Anggota TP PKK Kecamatan</text:p>
          </table:table-cell>
          <table:table-cell office:value-type="string" table:style-name="ce1">
            <text:p>Honorarium Anggota TP PKK Kecamatan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4" table:style-name="ce1">
            <text:p>7292504</text:p>
          </table:table-cell>
          <table:table-cell office:value-type="string" table:style-name="ce1">
            <text:p>8.1.02.02.01.0004.00276</text:p>
          </table:table-cell>
          <table:table-cell office:value-type="string" table:style-name="ce1">
            <text:p>Honorarium Ketua TP PKK Desa/Kelurahan</text:p>
          </table:table-cell>
          <table:table-cell office:value-type="string" table:style-name="ce1">
            <text:p>Honorarium Ketua TP PKK Desa/Kelurahan</text:p>
          </table:table-cell>
          <table:table-cell office:value-type="string" table:style-name="ce1">
            <text:p>Orang / Bul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5" table:style-name="ce1">
            <text:p>7292505</text:p>
          </table:table-cell>
          <table:table-cell office:value-type="string" table:style-name="ce1">
            <text:p>8.1.02.02.01.0004.00277</text:p>
          </table:table-cell>
          <table:table-cell office:value-type="string" table:style-name="ce1">
            <text:p>Honorarium Wakil Ketua TP PKK Desa/Kelurahan</text:p>
          </table:table-cell>
          <table:table-cell office:value-type="string" table:style-name="ce1">
            <text:p>Honorarium Wakil Ketua TP PKK Desa/Kelurahan</text:p>
          </table:table-cell>
          <table:table-cell office:value-type="string" table:style-name="ce1">
            <text:p>Orang / Bulan</text:p>
          </table:table-cell>
          <table:table-cell office:value-type="float" office:value="600000" table:style-name="ce1">
            <text:p>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6" table:style-name="ce1">
            <text:p>7292506</text:p>
          </table:table-cell>
          <table:table-cell office:value-type="string" table:style-name="ce1">
            <text:p>8.1.02.02.01.0004.00278</text:p>
          </table:table-cell>
          <table:table-cell office:value-type="string" table:style-name="ce1">
            <text:p>Honorarium Wakil Ketua POKJA orang /Kegiatanja TP PKK Desa/Kelurahan</text:p>
          </table:table-cell>
          <table:table-cell office:value-type="string" table:style-name="ce1">
            <text:p>Honorarium Wakil Ketua POKJA orang /Kegiatanja TP PKK Desa/Kelurahan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7" table:style-name="ce1">
            <text:p>7292507</text:p>
          </table:table-cell>
          <table:table-cell office:value-type="string" table:style-name="ce1">
            <text:p>8.1.02.02.01.0004.00279</text:p>
          </table:table-cell>
          <table:table-cell office:value-type="string" table:style-name="ce1">
            <text:p>Honorarium Sekretaris TP PKK Desa/Kelurahan</text:p>
          </table:table-cell>
          <table:table-cell office:value-type="string" table:style-name="ce1">
            <text:p>Honorarium Sekretaris TP PKK Desa/Kelurahan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8" table:style-name="ce1">
            <text:p>7292508</text:p>
          </table:table-cell>
          <table:table-cell office:value-type="string" table:style-name="ce1">
            <text:p>8.1.02.02.01.0004.00280</text:p>
          </table:table-cell>
          <table:table-cell office:value-type="string" table:style-name="ce1">
            <text:p>Honorarium Bendahara TP PKK Desa/Kelurahan</text:p>
          </table:table-cell>
          <table:table-cell office:value-type="string" table:style-name="ce1">
            <text:p>Honorarium Bendahara TP PKK Desa/Kelurahan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09" table:style-name="ce1">
            <text:p>7292509</text:p>
          </table:table-cell>
          <table:table-cell office:value-type="string" table:style-name="ce1">
            <text:p>8.1.02.02.01.0004.00281</text:p>
          </table:table-cell>
          <table:table-cell office:value-type="string" table:style-name="ce1">
            <text:p>Honorarium Ketua POKJA orang /Kegiatan TP PKK Desa/Kelurahan</text:p>
          </table:table-cell>
          <table:table-cell office:value-type="string" table:style-name="ce1">
            <text:p>Honorarium Ketua POKJA orang /Kegiatan TP PKK Desa/Kelurahan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10" table:style-name="ce1">
            <text:p>7292510</text:p>
          </table:table-cell>
          <table:table-cell office:value-type="string" table:style-name="ce1">
            <text:p>8.1.02.02.01.0004.00282</text:p>
          </table:table-cell>
          <table:table-cell office:value-type="string" table:style-name="ce1">
            <text:p>Honorarium Sekretaris POKJA orang /Kegiatan TP PKK Desa/Kelurahan</text:p>
          </table:table-cell>
          <table:table-cell office:value-type="string" table:style-name="ce1">
            <text:p>Honorarium Sekretaris POKJA orang /Kegiatan TP PKK Desa/Kelurahan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92511" table:style-name="ce1">
            <text:p>7292511</text:p>
          </table:table-cell>
          <table:table-cell office:value-type="string" table:style-name="ce1">
            <text:p>8.1.02.02.01.0004.00283</text:p>
          </table:table-cell>
          <table:table-cell office:value-type="string" table:style-name="ce1">
            <text:p>Honorarium Anggota TP PKK Desa/Kelurahan</text:p>
          </table:table-cell>
          <table:table-cell office:value-type="string" table:style-name="ce1">
            <text:p>Honorarium Anggota TP PKK Desa/Kelurahan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4</text:p>
          </table:table-cell>
          <table:table-cell office:value-type="string" table:style-name="ce1">
            <text:p>Beban Honorarium Tim Pelaksana Kegiatan dan Sekretariat Tim Pelaksana Kegiatan</text:p>
          </table:table-cell>
          <table:table-cell office:value-type="float" office:value="7227632" table:style-name="ce1">
            <text:p>7227632</text:p>
          </table:table-cell>
          <table:table-cell office:value-type="string" table:style-name="ce1">
            <text:p>8.1.02.02.01.0004.00001</text:p>
          </table:table-cell>
          <table:table-cell office:value-type="string" table:style-name="ce1">
            <text:p>Honorarium Inspektur Upacara Walikota Wakil Walikota</text:p>
          </table:table-cell>
          <table:table-cell office:value-type="string" table:style-name="ce1">
            <text:p>Honorarium Inspektur Upacara Walikota Wakil Walikota</text:p>
          </table:table-cell>
          <table:table-cell office:value-type="string" table:style-name="ce1">
            <text:p>Orang / Kegiatan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91783" table:style-name="ce1">
            <text:p>7291783</text:p>
          </table:table-cell>
          <table:table-cell office:value-type="string" table:style-name="ce1">
            <text:p>8.1.02.02.01.0005.00012</text:p>
          </table:table-cell>
          <table:table-cell office:value-type="string" table:style-name="ce1">
            <text:p>Honorarium Beracara Bagi Pejabat Dan Atau ASN Eselon III</text:p>
          </table:table-cell>
          <table:table-cell office:value-type="string" table:style-name="ce1">
            <text:p>Honorarium Beracara Bagi Pejabat Dan Atau ASN Eselon III</text:p>
          </table:table-cell>
          <table:table-cell office:value-type="string" table:style-name="ce1">
            <text:p>Orang / Kegiatan</text:p>
          </table:table-cell>
          <table:table-cell office:value-type="float" office:value="800000" table:style-name="ce1">
            <text:p>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91784" table:style-name="ce1">
            <text:p>7291784</text:p>
          </table:table-cell>
          <table:table-cell office:value-type="string" table:style-name="ce1">
            <text:p>8.1.02.02.01.0005.00013</text:p>
          </table:table-cell>
          <table:table-cell office:value-type="string" table:style-name="ce1">
            <text:p>Honorarium Beracara Bagi Pejabat Dan Atau ASN Eselon IV</text:p>
          </table:table-cell>
          <table:table-cell office:value-type="string" table:style-name="ce1">
            <text:p>Honorarium Beracara Bagi Pejabat Dan Atau ASN Eselon IV</text:p>
          </table:table-cell>
          <table:table-cell office:value-type="string" table:style-name="ce1">
            <text:p>Orang / Kegiatan</text:p>
          </table:table-cell>
          <table:table-cell office:value-type="float" office:value="700000" table:style-name="ce1">
            <text:p>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91785" table:style-name="ce1">
            <text:p>7291785</text:p>
          </table:table-cell>
          <table:table-cell office:value-type="string" table:style-name="ce1">
            <text:p>8.1.02.02.01.0005.00014</text:p>
          </table:table-cell>
          <table:table-cell office:value-type="string" table:style-name="ce1">
            <text:p>Honorarium Beracara Bagi Pejabat Dan Atau ASN Gol IV Dan Gol III</text:p>
          </table:table-cell>
          <table:table-cell office:value-type="string" table:style-name="ce1">
            <text:p>Honorarium Beracara Bagi Pejabat Dan Atau ASN Gol IV Dan Gol III</text:p>
          </table:table-cell>
          <table:table-cell office:value-type="string" table:style-name="ce1">
            <text:p>Orang / 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91786" table:style-name="ce1">
            <text:p>7291786</text:p>
          </table:table-cell>
          <table:table-cell office:value-type="string" table:style-name="ce1">
            <text:p>8.1.02.02.01.0005.00015</text:p>
          </table:table-cell>
          <table:table-cell office:value-type="string" table:style-name="ce1">
            <text:p>Honorarium Beracara Bagi Pejabat Dan Atau ASN Gol I Gol II Dan Non PNS</text:p>
          </table:table-cell>
          <table:table-cell office:value-type="string" table:style-name="ce1">
            <text:p>Honorarium Beracara Bagi Pejabat Dan Atau ASN Gol I Gol II Dan Non PNS</text:p>
          </table:table-cell>
          <table:table-cell office:value-type="string" table:style-name="ce1">
            <text:p>Orang / Kegiat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91782" table:style-name="ce1">
            <text:p>7291782</text:p>
          </table:table-cell>
          <table:table-cell office:value-type="string" table:style-name="ce1">
            <text:p>8.1.02.02.01.0005.00011</text:p>
          </table:table-cell>
          <table:table-cell office:value-type="string" table:style-name="ce1">
            <text:p>Honorarium Beracara Bagi Pejabat Dan Atau ASN Eselon II</text:p>
          </table:table-cell>
          <table:table-cell office:value-type="string" table:style-name="ce1">
            <text:p>Honorarium Beracara Bagi Pejabat Dan Atau ASN Eselon II</text:p>
          </table:table-cell>
          <table:table-cell office:value-type="string" table:style-name="ce1">
            <text:p>Orang / Kegiatan</text:p>
          </table:table-cell>
          <table:table-cell office:value-type="float" office:value="900000" table:style-name="ce1">
            <text:p>9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91788" table:style-name="ce1">
            <text:p>7291788</text:p>
          </table:table-cell>
          <table:table-cell office:value-type="string" table:style-name="ce1">
            <text:p>8.1.02.02.01.0005.00016</text:p>
          </table:table-cell>
          <table:table-cell office:value-type="string" table:style-name="ce1">
            <text:p>Honorarium Paket Penyelesaian Kasus Tipiring</text:p>
          </table:table-cell>
          <table:table-cell office:value-type="string" table:style-name="ce1">
            <text:p>Honorarium Paket Penyelesaian Kasus Tipiring</text:p>
          </table:table-cell>
          <table:table-cell office:value-type="string" table:style-name="ce1">
            <text:p>Kasus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91781" table:style-name="ce1">
            <text:p>7291781</text:p>
          </table:table-cell>
          <table:table-cell office:value-type="string" table:style-name="ce1">
            <text:p>8.1.02.02.01.0005.00010</text:p>
          </table:table-cell>
          <table:table-cell office:value-type="string" table:style-name="ce1">
            <text:p>Honorarium Beracara Bagi Pejabat Dan Atau ASN Forkominda Walikota Wakil Walikota</text:p>
          </table:table-cell>
          <table:table-cell office:value-type="string" table:style-name="ce1">
            <text:p>Honorarium Beracara Bagi Pejabat Dan Atau ASN Forkominda Walikota Wakil Walikota</text:p>
          </table:table-cell>
          <table:table-cell office:value-type="string" table:style-name="ce1">
            <text:p>Orang / Kegiatan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91780" table:style-name="ce1">
            <text:p>7291780</text:p>
          </table:table-cell>
          <table:table-cell office:value-type="string" table:style-name="ce1">
            <text:p>8.1.02.02.01.0005.00009</text:p>
          </table:table-cell>
          <table:table-cell office:value-type="string" table:style-name="ce1">
            <text:p>Honorarium Pemberi Keterangan Ahli Saksi Ahli</text:p>
          </table:table-cell>
          <table:table-cell office:value-type="string" table:style-name="ce1">
            <text:p>Honorarium Pemberi Keterangan Ahli Saksi Ahli</text:p>
          </table:table-cell>
          <table:table-cell office:value-type="string" table:style-name="ce1">
            <text:p>Orang / Kegiatan</text:p>
          </table:table-cell>
          <table:table-cell office:value-type="float" office:value="1800000" table:style-name="ce1">
            <text:p>1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39289" table:style-name="ce1">
            <text:p>7239289</text:p>
          </table:table-cell>
          <table:table-cell office:value-type="string" table:style-name="ce1">
            <text:p>8.1.02.02.01.0005.00005</text:p>
          </table:table-cell>
          <table:table-cell office:value-type="string" table:style-name="ce1">
            <text:p>Bantuan Hukum Non - Litigasi (Negosiasi)</text:p>
          </table:table-cell>
          <table:table-cell office:value-type="string" table:style-name="ce1">
            <text:p>Bantuan Hukum Non - Litigasi (Negosiasi)</text:p>
          </table:table-cell>
          <table:table-cell office:value-type="string" table:style-name="ce1">
            <text:p>Paket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39281" table:style-name="ce1">
            <text:p>7239281</text:p>
          </table:table-cell>
          <table:table-cell office:value-type="string" table:style-name="ce1">
            <text:p>8.1.02.02.01.0005.00004</text:p>
          </table:table-cell>
          <table:table-cell office:value-type="string" table:style-name="ce1">
            <text:p>Bantuan Hukum Non - Litigasi (Pemberdayaan Masyarakat)</text:p>
          </table:table-cell>
          <table:table-cell office:value-type="string" table:style-name="ce1">
            <text:p>Bantuan Hukum Non - Litigasi (Pemberdayaan Masyarakat)</text:p>
          </table:table-cell>
          <table:table-cell office:value-type="string" table:style-name="ce1">
            <text:p>Kegiat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39277" table:style-name="ce1">
            <text:p>7239277</text:p>
          </table:table-cell>
          <table:table-cell office:value-type="string" table:style-name="ce1">
            <text:p>8.1.02.02.01.0005.00001</text:p>
          </table:table-cell>
          <table:table-cell office:value-type="string" table:style-name="ce1">
            <text:p>Biaya Pemeriksaan Setempat</text:p>
          </table:table-cell>
          <table:table-cell office:value-type="string" table:style-name="ce1">
            <text:p>Biaya Pemeriksaan Setempat</text:p>
          </table:table-cell>
          <table:table-cell office:value-type="string" table:style-name="ce1">
            <text:p>Kasus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39280" table:style-name="ce1">
            <text:p>7239280</text:p>
          </table:table-cell>
          <table:table-cell office:value-type="string" table:style-name="ce1">
            <text:p>8.1.02.02.01.0005.00003</text:p>
          </table:table-cell>
          <table:table-cell office:value-type="string" table:style-name="ce1">
            <text:p>Bantuan Hukum Non - Litigasi (Pendampingan di Luar Pengadilan)</text:p>
          </table:table-cell>
          <table:table-cell office:value-type="string" table:style-name="ce1">
            <text:p>Bantuan Hukum Non - Litigasi (Pendampingan di Luar Pengadilan)</text:p>
          </table:table-cell>
          <table:table-cell office:value-type="string" table:style-name="ce1">
            <text:p>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39279" table:style-name="ce1">
            <text:p>7239279</text:p>
          </table:table-cell>
          <table:table-cell office:value-type="string" table:style-name="ce1">
            <text:p>8.1.02.02.01.0005.00002</text:p>
          </table:table-cell>
          <table:table-cell office:value-type="string" table:style-name="ce1">
            <text:p>Bantuan Hukum Non - Litigasi (Drafting Dokumen Hukum)</text:p>
          </table:table-cell>
          <table:table-cell office:value-type="string" table:style-name="ce1">
            <text:p>Bantuan Hukum Non - Litigasi (Drafting Dokumen Hukum)</text:p>
          </table:table-cell>
          <table:table-cell office:value-type="string" table:style-name="ce1">
            <text:p>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91581" table:style-name="ce1">
            <text:p>7291581</text:p>
          </table:table-cell>
          <table:table-cell office:value-type="string" table:style-name="ce1">
            <text:p>8.1.02.02.01.0005.00008</text:p>
          </table:table-cell>
          <table:table-cell office:value-type="string" table:style-name="ce1">
            <text:p>Honorarium PPNS (Tipiring)</text:p>
          </table:table-cell>
          <table:table-cell office:value-type="string" table:style-name="ce1">
            <text:p>Honorarium PPNS (Tipiring)</text:p>
          </table:table-cell>
          <table:table-cell office:value-type="string" table:style-name="ce1">
            <text:p>Orang / 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39291" table:style-name="ce1">
            <text:p>7239291</text:p>
          </table:table-cell>
          <table:table-cell office:value-type="string" table:style-name="ce1">
            <text:p>8.1.02.02.01.0005.00007</text:p>
          </table:table-cell>
          <table:table-cell office:value-type="string" table:style-name="ce1">
            <text:p>Bantuan Hukum Non - Litigasi (Penyuluh Hukum)</text:p>
          </table:table-cell>
          <table:table-cell office:value-type="string" table:style-name="ce1">
            <text:p>Bantuan Hukum Non - Litigasi (Penyuluh Hukum)</text:p>
          </table:table-cell>
          <table:table-cell office:value-type="string" table:style-name="ce1">
            <text:p>Kegiatan</text:p>
          </table:table-cell>
          <table:table-cell office:value-type="float" office:value="3750000" table:style-name="ce1">
            <text:p>3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5</text:p>
          </table:table-cell>
          <table:table-cell office:value-type="string" table:style-name="ce1">
            <text:p>Beban Honorarium Pemberi Keterangan Ahli, Saksi Ahli, dan Beracara</text:p>
          </table:table-cell>
          <table:table-cell office:value-type="float" office:value="7239290" table:style-name="ce1">
            <text:p>7239290</text:p>
          </table:table-cell>
          <table:table-cell office:value-type="string" table:style-name="ce1">
            <text:p>8.1.02.02.01.0005.00006</text:p>
          </table:table-cell>
          <table:table-cell office:value-type="string" table:style-name="ce1">
            <text:p>Bantuan Hukum Non - Litigasi (mediasi)</text:p>
          </table:table-cell>
          <table:table-cell office:value-type="string" table:style-name="ce1">
            <text:p>Bantuan Hukum Non - Litigasi (mediasi)</text:p>
          </table:table-cell>
          <table:table-cell office:value-type="string" table:style-name="ce1">
            <text:p>Kegiat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72" table:style-name="ce1">
            <text:p>7227872</text:p>
          </table:table-cell>
          <table:table-cell office:value-type="string" table:style-name="ce1">
            <text:p>8.1.02.02.01.0006.00008</text:p>
          </table:table-cell>
          <table:table-cell office:value-type="string" table:style-name="ce1">
            <text:p>Pemeriksaan Arsenik</text:p>
          </table:table-cell>
          <table:table-cell office:value-type="string" table:style-name="ce1">
            <text:p>Pemeriksaan Arsenik</text:p>
          </table:table-cell>
          <table:table-cell office:value-type="string" table:style-name="ce1">
            <text:p>Buah</text:p>
          </table:table-cell>
          <table:table-cell office:value-type="float" office:value="85000" table:style-name="ce1">
            <text:p>8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480914" table:style-name="ce1">
            <text:p>7480914</text:p>
          </table:table-cell>
          <table:table-cell office:value-type="string" table:style-name="ce1">
            <text:p>8.1.02.02.01.0006.00078</text:p>
          </table:table-cell>
          <table:table-cell office:value-type="string" table:style-name="ce1">
            <text:p>Honor kader Pendamping Taman Posyandu</text:p>
          </table:table-cell>
          <table:table-cell office:value-type="string" table:style-name="ce1">
            <text:p>Honor kader Pendamping Taman Posyandu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480915" table:style-name="ce1">
            <text:p>7480915</text:p>
          </table:table-cell>
          <table:table-cell office:value-type="string" table:style-name="ce1">
            <text:p>8.1.02.02.01.0006.00079</text:p>
          </table:table-cell>
          <table:table-cell office:value-type="string" table:style-name="ce1">
            <text:p>Honor kader Posyandu Balita</text:p>
          </table:table-cell>
          <table:table-cell office:value-type="string" table:style-name="ce1">
            <text:p>Honor kader Posyandu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480916" table:style-name="ce1">
            <text:p>7480916</text:p>
          </table:table-cell>
          <table:table-cell office:value-type="string" table:style-name="ce1">
            <text:p>8.1.02.02.01.0006.00080</text:p>
          </table:table-cell>
          <table:table-cell office:value-type="string" table:style-name="ce1">
            <text:p>Honor kader Posyandu Lansia</text:p>
          </table:table-cell>
          <table:table-cell office:value-type="string" table:style-name="ce1">
            <text:p>Honor kader Posyandu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22" table:style-name="ce1">
            <text:p>7292422</text:p>
          </table:table-cell>
          <table:table-cell office:value-type="string" table:style-name="ce1">
            <text:p>8.1.02.02.01.0006.00061</text:p>
          </table:table-cell>
          <table:table-cell office:value-type="string" table:style-name="ce1">
            <text:p>Honorarium Kader Pendamping Taman Posyandu</text:p>
          </table:table-cell>
          <table:table-cell office:value-type="string" table:style-name="ce1">
            <text:p>Honorarium Kader Pendamping Taman Posyandu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66" table:style-name="ce1">
            <text:p>7227866</text:p>
          </table:table-cell>
          <table:table-cell office:value-type="string" table:style-name="ce1">
            <text:p>8.1.02.02.01.0006.00002</text:p>
          </table:table-cell>
          <table:table-cell office:value-type="string" table:style-name="ce1">
            <text:p>Kultur Virus Campak</text:p>
          </table:table-cell>
          <table:table-cell office:value-type="string" table:style-name="ce1">
            <text:p>Kultur Virus Campak</text:p>
          </table:table-cell>
          <table:table-cell office:value-type="string" table:style-name="ce1">
            <text:p>Buah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67" table:style-name="ce1">
            <text:p>7227867</text:p>
          </table:table-cell>
          <table:table-cell office:value-type="string" table:style-name="ce1">
            <text:p>8.1.02.02.01.0006.00003</text:p>
          </table:table-cell>
          <table:table-cell office:value-type="string" table:style-name="ce1">
            <text:p>Kultur Virus Polio</text:p>
          </table:table-cell>
          <table:table-cell office:value-type="string" table:style-name="ce1">
            <text:p>Kultur Virus Polio</text:p>
          </table:table-cell>
          <table:table-cell office:value-type="string" table:style-name="ce1">
            <text:p>Buah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1576" table:style-name="ce1">
            <text:p>7291576</text:p>
          </table:table-cell>
          <table:table-cell office:value-type="string" table:style-name="ce1">
            <text:p>8.1.02.02.01.0006.00013</text:p>
          </table:table-cell>
          <table:table-cell office:value-type="string" table:style-name="ce1">
            <text:p>Honorarium TPMDK Akreditasi</text:p>
          </table:table-cell>
          <table:table-cell office:value-type="string" table:style-name="ce1">
            <text:p>Honorarium TPMDK Akreditasi</text:p>
          </table:table-cell>
          <table:table-cell office:value-type="string" table:style-name="ce1">
            <text:p>Orang / Jam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68" table:style-name="ce1">
            <text:p>7227868</text:p>
          </table:table-cell>
          <table:table-cell office:value-type="string" table:style-name="ce1">
            <text:p>8.1.02.02.01.0006.00004</text:p>
          </table:table-cell>
          <table:table-cell office:value-type="string" table:style-name="ce1">
            <text:p>Pemeriksaan Campak Jerman/Rubella IgM (ELFA)</text:p>
          </table:table-cell>
          <table:table-cell office:value-type="string" table:style-name="ce1">
            <text:p>Pemeriksaan Campak Jerman/Rubella IgM (ELFA)</text:p>
          </table:table-cell>
          <table:table-cell office:value-type="string" table:style-name="ce1">
            <text:p>Buah</text:p>
          </table:table-cell>
          <table:table-cell office:value-type="float" office:value="170000" table:style-name="ce1">
            <text:p>1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69" table:style-name="ce1">
            <text:p>7227869</text:p>
          </table:table-cell>
          <table:table-cell office:value-type="string" table:style-name="ce1">
            <text:p>8.1.02.02.01.0006.00005</text:p>
          </table:table-cell>
          <table:table-cell office:value-type="string" table:style-name="ce1">
            <text:p>Pemeriksaan campak / measles IgM (ELISA)</text:p>
          </table:table-cell>
          <table:table-cell office:value-type="string" table:style-name="ce1">
            <text:p>Pemeriksaan campak / measles IgM (ELISA)</text:p>
          </table:table-cell>
          <table:table-cell office:value-type="string" table:style-name="ce1">
            <text:p>Buah</text:p>
          </table:table-cell>
          <table:table-cell office:value-type="float" office:value="175000" table:style-name="ce1">
            <text:p>1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83" table:style-name="ce1">
            <text:p>7292483</text:p>
          </table:table-cell>
          <table:table-cell office:value-type="string" table:style-name="ce1">
            <text:p>8.1.02.02.01.0006.00071</text:p>
          </table:table-cell>
          <table:table-cell office:value-type="string" table:style-name="ce1">
            <text:p>Honorarium Penyuluh Non Pegawai Negeri Sipil DI/DII/DIII/Sarjana Terapan</text:p>
          </table:table-cell>
          <table:table-cell office:value-type="string" table:style-name="ce1">
            <text:p>Honorarium Penyuluh Non Pegawai Negeri Sipil DI/DII/DIII/Sarjana Terapan</text:p>
          </table:table-cell>
          <table:table-cell office:value-type="string" table:style-name="ce1">
            <text:p>Orang / Bulan</text:p>
          </table:table-cell>
          <table:table-cell office:value-type="float" office:value="2400000" table:style-name="ce1">
            <text:p>2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70" table:style-name="ce1">
            <text:p>7227870</text:p>
          </table:table-cell>
          <table:table-cell office:value-type="string" table:style-name="ce1">
            <text:p>8.1.02.02.01.0006.00006</text:p>
          </table:table-cell>
          <table:table-cell office:value-type="string" table:style-name="ce1">
            <text:p>Pemeriksaan Nitrit</text:p>
          </table:table-cell>
          <table:table-cell office:value-type="string" table:style-name="ce1">
            <text:p>Pemeriksaan Nitrit</text:p>
          </table:table-cell>
          <table:table-cell office:value-type="string" table:style-name="ce1">
            <text:p>Buah</text:p>
          </table:table-cell>
          <table:table-cell office:value-type="float" office:value="65000" table:style-name="ce1">
            <text:p>6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71" table:style-name="ce1">
            <text:p>7227871</text:p>
          </table:table-cell>
          <table:table-cell office:value-type="string" table:style-name="ce1">
            <text:p>8.1.02.02.01.0006.00007</text:p>
          </table:table-cell>
          <table:table-cell office:value-type="string" table:style-name="ce1">
            <text:p>Pemeriksaan Sianida</text:p>
          </table:table-cell>
          <table:table-cell office:value-type="string" table:style-name="ce1">
            <text:p>Pemeriksaan Sianida</text:p>
          </table:table-cell>
          <table:table-cell office:value-type="string" table:style-name="ce1">
            <text:p>Buah</text:p>
          </table:table-cell>
          <table:table-cell office:value-type="float" office:value="70000" table:style-name="ce1">
            <text:p>7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480913" table:style-name="ce1">
            <text:p>7480913</text:p>
          </table:table-cell>
          <table:table-cell office:value-type="string" table:style-name="ce1">
            <text:p>8.1.02.02.01.0006.00077</text:p>
          </table:table-cell>
          <table:table-cell office:value-type="string" table:style-name="ce1">
            <text:p>Honor Kader Pendamping Poskestren</text:p>
          </table:table-cell>
          <table:table-cell office:value-type="string" table:style-name="ce1">
            <text:p>Honor Kader Pendamping Poskestren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73" table:style-name="ce1">
            <text:p>7227873</text:p>
          </table:table-cell>
          <table:table-cell office:value-type="string" table:style-name="ce1">
            <text:p>8.1.02.02.01.0006.00009</text:p>
          </table:table-cell>
          <table:table-cell office:value-type="string" table:style-name="ce1">
            <text:p>Uji Toksigenitas</text:p>
          </table:table-cell>
          <table:table-cell office:value-type="string" table:style-name="ce1">
            <text:p>Uji Toksigenitas</text:p>
          </table:table-cell>
          <table:table-cell office:value-type="string" table:style-name="ce1">
            <text:p>Buah</text:p>
          </table:table-cell>
          <table:table-cell office:value-type="float" office:value="185000" table:style-name="ce1">
            <text:p>18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74" table:style-name="ce1">
            <text:p>7227874</text:p>
          </table:table-cell>
          <table:table-cell office:value-type="string" table:style-name="ce1">
            <text:p>8.1.02.02.01.0006.00010</text:p>
          </table:table-cell>
          <table:table-cell office:value-type="string" table:style-name="ce1">
            <text:p>Kultur difteri</text:p>
          </table:table-cell>
          <table:table-cell office:value-type="string" table:style-name="ce1">
            <text:p>Pemeriksaan kultur difteri</text:p>
          </table:table-cell>
          <table:table-cell office:value-type="string" table:style-name="ce1">
            <text:p>Buah</text:p>
          </table:table-cell>
          <table:table-cell office:value-type="float" office:value="160000" table:style-name="ce1">
            <text:p>16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75" table:style-name="ce1">
            <text:p>7227875</text:p>
          </table:table-cell>
          <table:table-cell office:value-type="string" table:style-name="ce1">
            <text:p>8.1.02.02.01.0006.00011</text:p>
          </table:table-cell>
          <table:table-cell office:value-type="string" table:style-name="ce1">
            <text:p>Pemeriksaan Keracunan Makanan Mikrobiologi</text:p>
          </table:table-cell>
          <table:table-cell office:value-type="string" table:style-name="ce1">
            <text:p>Salmonella, E. Coli, Staphylococcus, Vibrio Cholerae, Bacillus cereus, Clostridium perfringens</text:p>
          </table:table-cell>
          <table:table-cell office:value-type="string" table:style-name="ce1">
            <text:p>Buah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989" table:style-name="ce1">
            <text:p>7227989</text:p>
          </table:table-cell>
          <table:table-cell office:value-type="string" table:style-name="ce1">
            <text:p>8.1.02.02.01.0006.00012</text:p>
          </table:table-cell>
          <table:table-cell office:value-type="string" table:style-name="ce1">
            <text:p>Belanja Jasa Analisa Laboratorium-Pengujian dan/Analisa Laboratorium Kualitas Udara Metode Passive Sampler</text:p>
          </table:table-cell>
          <table:table-cell office:value-type="string" table:style-name="ce1">
            <text:p>Belanja Jasa Analisa Laboratorium-Pengujian dan/Analisa Laboratorium Kualitas Udara Metode Passive Sampler</text:p>
          </table:table-cell>
          <table:table-cell office:value-type="string" table:style-name="ce1">
            <text:p>Sampel</text:p>
          </table:table-cell>
          <table:table-cell office:value-type="float" office:value="3000000" table:style-name="ce1">
            <text:p>3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0" table:style-name="ce1">
            <text:p>7292190</text:p>
          </table:table-cell>
          <table:table-cell office:value-type="string" table:style-name="ce1">
            <text:p>8.1.02.02.01.0006.00014</text:p>
          </table:table-cell>
          <table:table-cell office:value-type="string" table:style-name="ce1">
            <text:p>Honorarium Pekerja Sosial Masyarakat Kelurahan</text:p>
          </table:table-cell>
          <table:table-cell office:value-type="string" table:style-name="ce1">
            <text:p>Honorarium Pekerja Sosial Masyarakat Kelurahan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1" table:style-name="ce1">
            <text:p>7292191</text:p>
          </table:table-cell>
          <table:table-cell office:value-type="string" table:style-name="ce1">
            <text:p>8.1.02.02.01.0006.00015</text:p>
          </table:table-cell>
          <table:table-cell office:value-type="string" table:style-name="ce1">
            <text:p>Honorarium Pendamping Dana Kelurahan</text:p>
          </table:table-cell>
          <table:table-cell office:value-type="string" table:style-name="ce1">
            <text:p>Honorarium Pendamping Dana Kelurahan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2" table:style-name="ce1">
            <text:p>7292192</text:p>
          </table:table-cell>
          <table:table-cell office:value-type="string" table:style-name="ce1">
            <text:p>8.1.02.02.01.0006.00016</text:p>
          </table:table-cell>
          <table:table-cell office:value-type="string" table:style-name="ce1">
            <text:p>Honorarium Tenaga pendamping Koperasi</text:p>
          </table:table-cell>
          <table:table-cell office:value-type="string" table:style-name="ce1">
            <text:p>Honorarium Tenaga pendamping Koperasi</text:p>
          </table:table-cell>
          <table:table-cell office:value-type="string" table:style-name="ce1">
            <text:p>Orang / Bulan</text:p>
          </table:table-cell>
          <table:table-cell office:value-type="float" office:value="2600000" table:style-name="ce1">
            <text:p>2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82" table:style-name="ce1">
            <text:p>7292482</text:p>
          </table:table-cell>
          <table:table-cell office:value-type="string" table:style-name="ce1">
            <text:p>8.1.02.02.01.0006.00070</text:p>
          </table:table-cell>
          <table:table-cell office:value-type="string" table:style-name="ce1">
            <text:p>Honorarium Penyuluh Non Pegawai Negeri Sipil SLTA</text:p>
          </table:table-cell>
          <table:table-cell office:value-type="string" table:style-name="ce1">
            <text:p>Honorarium Penyuluh Non Pegawai Negeri Sipil SLTA</text:p>
          </table:table-cell>
          <table:table-cell office:value-type="string" table:style-name="ce1">
            <text:p>Orang / Bulan</text:p>
          </table:table-cell>
          <table:table-cell office:value-type="float" office:value="2100000" table:style-name="ce1">
            <text:p>2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3" table:style-name="ce1">
            <text:p>7292193</text:p>
          </table:table-cell>
          <table:table-cell office:value-type="string" table:style-name="ce1">
            <text:p>8.1.02.02.01.0006.00017</text:p>
          </table:table-cell>
          <table:table-cell office:value-type="string" table:style-name="ce1">
            <text:p>Honorarium Kader KB KIE</text:p>
          </table:table-cell>
          <table:table-cell office:value-type="string" table:style-name="ce1">
            <text:p>Honorarium Kader KB KIE</text:p>
          </table:table-cell>
          <table:table-cell office:value-type="string" table:style-name="ce1">
            <text:p>Orang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4" table:style-name="ce1">
            <text:p>7292194</text:p>
          </table:table-cell>
          <table:table-cell office:value-type="string" table:style-name="ce1">
            <text:p>8.1.02.02.01.0006.00018</text:p>
          </table:table-cell>
          <table:table-cell office:value-type="string" table:style-name="ce1">
            <text:p>Honor Relawan Pendamping Stunting Kota</text:p>
          </table:table-cell>
          <table:table-cell office:value-type="string" table:style-name="ce1">
            <text:p>Honor Relawan Pendampibng Stunting Kota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5" table:style-name="ce1">
            <text:p>7292195</text:p>
          </table:table-cell>
          <table:table-cell office:value-type="string" table:style-name="ce1">
            <text:p>8.1.02.02.01.0006.00019</text:p>
          </table:table-cell>
          <table:table-cell office:value-type="string" table:style-name="ce1">
            <text:p>Honorarium PKK Desa Bendahara</text:p>
          </table:table-cell>
          <table:table-cell office:value-type="string" table:style-name="ce1">
            <text:p>Honorarium PKK Desa Bendahara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6" table:style-name="ce1">
            <text:p>7292196</text:p>
          </table:table-cell>
          <table:table-cell office:value-type="string" table:style-name="ce1">
            <text:p>8.1.02.02.01.0006.00020</text:p>
          </table:table-cell>
          <table:table-cell office:value-type="string" table:style-name="ce1">
            <text:p>Honorarium Tetap Staf Desa</text:p>
          </table:table-cell>
          <table:table-cell office:value-type="string" table:style-name="ce1">
            <text:p>Honorarium Tetap Staf Desa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7" table:style-name="ce1">
            <text:p>7292197</text:p>
          </table:table-cell>
          <table:table-cell office:value-type="string" table:style-name="ce1">
            <text:p>8.1.02.02.01.0006.00021</text:p>
          </table:table-cell>
          <table:table-cell office:value-type="string" table:style-name="ce1">
            <text:p>Honorarium Tetap Desa</text:p>
          </table:table-cell>
          <table:table-cell office:value-type="string" table:style-name="ce1">
            <text:p>Honorarium Tetap Desa</text:p>
          </table:table-cell>
          <table:table-cell office:value-type="string" table:style-name="ce1">
            <text:p>Orang / Bulan</text:p>
          </table:table-cell>
          <table:table-cell office:value-type="float" office:value="2000000" table:style-name="ce1">
            <text:p>2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8" table:style-name="ce1">
            <text:p>7292198</text:p>
          </table:table-cell>
          <table:table-cell office:value-type="string" table:style-name="ce1">
            <text:p>8.1.02.02.01.0006.00022</text:p>
          </table:table-cell>
          <table:table-cell office:value-type="string" table:style-name="ce1">
            <text:p>Insentif Validator RTLH Non PNS</text:p>
          </table:table-cell>
          <table:table-cell office:value-type="string" table:style-name="ce1">
            <text:p>Insentif Validator RTLH Non PNS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199" table:style-name="ce1">
            <text:p>7292199</text:p>
          </table:table-cell>
          <table:table-cell office:value-type="string" table:style-name="ce1">
            <text:p>8.1.02.02.01.0006.00023</text:p>
          </table:table-cell>
          <table:table-cell office:value-type="string" table:style-name="ce1">
            <text:p>Insentif FerivikatorRTLH Non PNS</text:p>
          </table:table-cell>
          <table:table-cell office:value-type="string" table:style-name="ce1">
            <text:p>Insentif Ferivikator RTLH Non PNS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05" table:style-name="ce1">
            <text:p>7292205</text:p>
          </table:table-cell>
          <table:table-cell office:value-type="string" table:style-name="ce1">
            <text:p>8.1.02.02.01.0006.00024</text:p>
          </table:table-cell>
          <table:table-cell office:value-type="string" table:style-name="ce1">
            <text:p>Honorarium / Insentif Petugas Pengumpul Data Produksi Pertanian</text:p>
          </table:table-cell>
          <table:table-cell office:value-type="string" table:style-name="ce1">
            <text:p>Honorarium / Insentif Petugas Pengumpul Data Produksi Pertanian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09" table:style-name="ce1">
            <text:p>7292209</text:p>
          </table:table-cell>
          <table:table-cell office:value-type="string" table:style-name="ce1">
            <text:p>8.1.02.02.01.0006.00025</text:p>
          </table:table-cell>
          <table:table-cell office:value-type="string" table:style-name="ce1">
            <text:p>Jasa Pendamping/Fasilitator non aparatur sipil negara kegiatan DAK Fisik</text:p>
          </table:table-cell>
          <table:table-cell office:value-type="string" table:style-name="ce1">
            <text:p>Jasa Pendamping/Fasilitator non aparatur sipil negara kegiatan DAK Fisik</text:p>
          </table:table-cell>
          <table:table-cell office:value-type="string" table:style-name="ce1">
            <text:p>Orang / Bulan</text:p>
          </table:table-cell>
          <table:table-cell office:value-type="float" office:value="2400000" table:style-name="ce1">
            <text:p>2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81" table:style-name="ce1">
            <text:p>7292481</text:p>
          </table:table-cell>
          <table:table-cell office:value-type="string" table:style-name="ce1">
            <text:p>8.1.02.02.01.0006.00069</text:p>
          </table:table-cell>
          <table:table-cell office:value-type="string" table:style-name="ce1">
            <text:p>Honorarium Pendamping Balai Penyuluh</text:p>
          </table:table-cell>
          <table:table-cell office:value-type="string" table:style-name="ce1">
            <text:p>Honorarium Pendamping Balai Penyuluh</text:p>
          </table:table-cell>
          <table:table-cell office:value-type="string" table:style-name="ce1">
            <text:p>Orang / Bulan</text:p>
          </table:table-cell>
          <table:table-cell office:value-type="float" office:value="2100000" table:style-name="ce1">
            <text:p>2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23" table:style-name="ce1">
            <text:p>7292423</text:p>
          </table:table-cell>
          <table:table-cell office:value-type="string" table:style-name="ce1">
            <text:p>8.1.02.02.01.0006.00062</text:p>
          </table:table-cell>
          <table:table-cell office:value-type="string" table:style-name="ce1">
            <text:p>Honorarium Kader Posyandu Lansia</text:p>
          </table:table-cell>
          <table:table-cell office:value-type="string" table:style-name="ce1">
            <text:p>Honorarium Kader Posyandu Lansia</text:p>
          </table:table-cell>
          <table:table-cell office:value-type="string" table:style-name="ce1">
            <text:p>Orang / Bulan</text:p>
          </table:table-cell>
          <table:table-cell office:value-type="float" office:value="50000" table:style-name="ce1">
            <text:p>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480850" table:style-name="ce1">
            <text:p>7480850</text:p>
          </table:table-cell>
          <table:table-cell office:value-type="string" table:style-name="ce1">
            <text:p>8.1.02.02.01.0006.00075</text:p>
          </table:table-cell>
          <table:table-cell office:value-type="string" table:style-name="ce1">
            <text:p>Honor Kader Pendamping ibu hamil resiko tinggi</text:p>
          </table:table-cell>
          <table:table-cell office:value-type="string" table:style-name="ce1">
            <text:p>Honor Kader Pendamping ibu hamil resiko tinggi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04" table:style-name="ce1">
            <text:p>7292404</text:p>
          </table:table-cell>
          <table:table-cell office:value-type="string" table:style-name="ce1">
            <text:p>8.1.02.02.01.0006.00059</text:p>
          </table:table-cell>
          <table:table-cell office:value-type="string" table:style-name="ce1">
            <text:p>Honor Pendamping Pendataan Keluarga Sehat KS</text:p>
          </table:table-cell>
          <table:table-cell office:value-type="string" table:style-name="ce1">
            <text:p>Honor Pendamping Pendataan Keluarga Sehat KS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26" table:style-name="ce1">
            <text:p>7292226</text:p>
          </table:table-cell>
          <table:table-cell office:value-type="string" table:style-name="ce1">
            <text:p>8.1.02.02.01.0006.00032</text:p>
          </table:table-cell>
          <table:table-cell office:value-type="string" table:style-name="ce1">
            <text:p>Honorarium Petugas Survey Kepuasan Masyarakat</text:p>
          </table:table-cell>
          <table:table-cell office:value-type="string" table:style-name="ce1">
            <text:p>Honorarium Petugas Survey Kepuasan Masyarakat</text:p>
          </table:table-cell>
          <table:table-cell office:value-type="string" table:style-name="ce1">
            <text:p>Orang / Bulan</text:p>
          </table:table-cell>
          <table:table-cell office:value-type="float" office:value="1350000" table:style-name="ce1">
            <text:p>1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03" table:style-name="ce1">
            <text:p>7292403</text:p>
          </table:table-cell>
          <table:table-cell office:value-type="string" table:style-name="ce1">
            <text:p>8.1.02.02.01.0006.00058</text:p>
          </table:table-cell>
          <table:table-cell office:value-type="string" table:style-name="ce1">
            <text:p>Honorarium Pendamping BUMDES</text:p>
          </table:table-cell>
          <table:table-cell office:value-type="string" table:style-name="ce1">
            <text:p>Honorarium Pendamping BUMDES</text:p>
          </table:table-cell>
          <table:table-cell office:value-type="string" table:style-name="ce1">
            <text:p>Orang / Bulan</text:p>
          </table:table-cell>
          <table:table-cell office:value-type="float" office:value="2100000" table:style-name="ce1">
            <text:p>2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22" table:style-name="ce1">
            <text:p>7292222</text:p>
          </table:table-cell>
          <table:table-cell office:value-type="string" table:style-name="ce1">
            <text:p>8.1.02.02.01.0006.00031</text:p>
          </table:table-cell>
          <table:table-cell office:value-type="string" table:style-name="ce1">
            <text:p>Jasa Tenaga PSC</text:p>
          </table:table-cell>
          <table:table-cell office:value-type="string" table:style-name="ce1">
            <text:p>Jasa Tenaga PSC</text:p>
          </table:table-cell>
          <table:table-cell office:value-type="string" table:style-name="ce1">
            <text:p>Orang / Kegiat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02" table:style-name="ce1">
            <text:p>7292402</text:p>
          </table:table-cell>
          <table:table-cell office:value-type="string" table:style-name="ce1">
            <text:p>8.1.02.02.01.0006.00057</text:p>
          </table:table-cell>
          <table:table-cell office:value-type="string" table:style-name="ce1">
            <text:p>Honorarium Kader KB</text:p>
          </table:table-cell>
          <table:table-cell office:value-type="string" table:style-name="ce1">
            <text:p>Honorarium Kader KB</text:p>
          </table:table-cell>
          <table:table-cell office:value-type="string" table:style-name="ce1">
            <text:p>Orang / Bul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20" table:style-name="ce1">
            <text:p>7292220</text:p>
          </table:table-cell>
          <table:table-cell office:value-type="string" table:style-name="ce1">
            <text:p>8.1.02.02.01.0006.00030</text:p>
          </table:table-cell>
          <table:table-cell office:value-type="string" table:style-name="ce1">
            <text:p>Honor Kader Pendamping Community Feeding Centre (CFC)</text:p>
          </table:table-cell>
          <table:table-cell office:value-type="string" table:style-name="ce1">
            <text:p>Honor Kader Pendamping Community Feeding Centre (CFC)</text:p>
          </table:table-cell>
          <table:table-cell office:value-type="string" table:style-name="ce1">
            <text:p>Orang / Bul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19" table:style-name="ce1">
            <text:p>7292219</text:p>
          </table:table-cell>
          <table:table-cell office:value-type="string" table:style-name="ce1">
            <text:p>8.1.02.02.01.0006.00029</text:p>
          </table:table-cell>
          <table:table-cell office:value-type="string" table:style-name="ce1">
            <text:p>Honorarium Petugas Kolektor Data Idul Adha (Masyarakat)</text:p>
          </table:table-cell>
          <table:table-cell office:value-type="string" table:style-name="ce1">
            <text:p>Honorarium Petugas Kolektor Data Idul Adha (Masyarakat)</text:p>
          </table:table-cell>
          <table:table-cell office:value-type="string" table:style-name="ce1">
            <text:p>Orang / Kegiat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18" table:style-name="ce1">
            <text:p>7292218</text:p>
          </table:table-cell>
          <table:table-cell office:value-type="string" table:style-name="ce1">
            <text:p>8.1.02.02.01.0006.00028</text:p>
          </table:table-cell>
          <table:table-cell office:value-type="string" table:style-name="ce1">
            <text:p>Honorarium Petugas Jasa Pemeriksa Hewan Kurban (Jasa Pemeriksa Ante Mortem dan Post Mortem Mahasiswa KedOrang / Kegiatanteran Hewan)</text:p>
          </table:table-cell>
          <table:table-cell office:value-type="string" table:style-name="ce1">
            <text:p>Honorarium Petugas Jasa Pemeriksa Hewan Kurban (Jasa Pemeriksa Ante Mortem dan Post Mortem Mahasiswa KedOrang / Kegiatanteran Hewan)</text:p>
          </table:table-cell>
          <table:table-cell office:value-type="string" table:style-name="ce1">
            <text:p>Orang / Hari</text:p>
          </table:table-cell>
          <table:table-cell office:value-type="float" office:value="50000" table:style-name="ce1">
            <text:p>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16" table:style-name="ce1">
            <text:p>7292216</text:p>
          </table:table-cell>
          <table:table-cell office:value-type="string" table:style-name="ce1">
            <text:p>8.1.02.02.01.0006.00026</text:p>
          </table:table-cell>
          <table:table-cell office:value-type="string" table:style-name="ce1">
            <text:p>Honorarium Petugas Jasa Pemeriksa Hewan Kurban (Jasa Pemeriksa Ante Mortem dan Post Mortem Mahasiswa KedOrang / Kegiatanteran Hewan)</text:p>
          </table:table-cell>
          <table:table-cell office:value-type="string" table:style-name="ce1">
            <text:p>Honorarium Petugas Jasa Pemeriksa Hewan Kurban (Jasa Pemeriksa Ante Mortem dan Post Mortem Mahasiswa KedOrang / Kegiatanteran Hewan)</text:p>
          </table:table-cell>
          <table:table-cell office:value-type="string" table:style-name="ce1">
            <text:p>Orang / Hari</text:p>
          </table:table-cell>
          <table:table-cell office:value-type="float" office:value="50000" table:style-name="ce1">
            <text:p>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17" table:style-name="ce1">
            <text:p>7292217</text:p>
          </table:table-cell>
          <table:table-cell office:value-type="string" table:style-name="ce1">
            <text:p>8.1.02.02.01.0006.00027</text:p>
          </table:table-cell>
          <table:table-cell office:value-type="string" table:style-name="ce1">
            <text:p>Honorarium Petugas Kolektor Data Idul Adha (Masyarakat)</text:p>
          </table:table-cell>
          <table:table-cell office:value-type="string" table:style-name="ce1">
            <text:p>Honorarium Petugas Kolektor Data Idul Adha (Masyarakat)</text:p>
          </table:table-cell>
          <table:table-cell office:value-type="string" table:style-name="ce1">
            <text:p>Orang / Kegiat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01" table:style-name="ce1">
            <text:p>7292401</text:p>
          </table:table-cell>
          <table:table-cell office:value-type="string" table:style-name="ce1">
            <text:p>8.1.02.02.01.0006.00056</text:p>
          </table:table-cell>
          <table:table-cell office:value-type="string" table:style-name="ce1">
            <text:p>Honorarium Pelaksana Pengelolaan KelompOrang / Kegiatan Bina Keluarga</text:p>
          </table:table-cell>
          <table:table-cell office:value-type="string" table:style-name="ce1">
            <text:p>Honorarium Pelaksana Pengelolaan KelompOrang / Kegiatan Bina Keluarga</text:p>
          </table:table-cell>
          <table:table-cell office:value-type="string" table:style-name="ce1">
            <text:p>Orang / Bul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98" table:style-name="ce1">
            <text:p>7292398</text:p>
          </table:table-cell>
          <table:table-cell office:value-type="string" table:style-name="ce1">
            <text:p>8.1.02.02.01.0006.00055</text:p>
          </table:table-cell>
          <table:table-cell office:value-type="string" table:style-name="ce1">
            <text:p>Insentif PKH</text:p>
          </table:table-cell>
          <table:table-cell office:value-type="string" table:style-name="ce1">
            <text:p>Insentif PKH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72" table:style-name="ce1">
            <text:p>7292372</text:p>
          </table:table-cell>
          <table:table-cell office:value-type="string" table:style-name="ce1">
            <text:p>8.1.02.02.01.0006.00054</text:p>
          </table:table-cell>
          <table:table-cell office:value-type="string" table:style-name="ce1">
            <text:p>Honorarium petugas penggerak MOP PKB</text:p>
          </table:table-cell>
          <table:table-cell office:value-type="string" table:style-name="ce1">
            <text:p>Honorarium petugas penggerak MOP PKB</text:p>
          </table:table-cell>
          <table:table-cell office:value-type="string" table:style-name="ce1">
            <text:p>Orang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67" table:style-name="ce1">
            <text:p>7292467</text:p>
          </table:table-cell>
          <table:table-cell office:value-type="string" table:style-name="ce1">
            <text:p>8.1.02.02.01.0006.00064</text:p>
          </table:table-cell>
          <table:table-cell office:value-type="string" table:style-name="ce1">
            <text:p>Honorarium Kader Pendamping Bumil KEK</text:p>
          </table:table-cell>
          <table:table-cell office:value-type="string" table:style-name="ce1">
            <text:p>Honorarium Kader Pendamping Bumil KEK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24" table:style-name="ce1">
            <text:p>7292424</text:p>
          </table:table-cell>
          <table:table-cell office:value-type="string" table:style-name="ce1">
            <text:p>8.1.02.02.01.0006.00063</text:p>
          </table:table-cell>
          <table:table-cell office:value-type="string" table:style-name="ce1">
            <text:p>Honor Kader Pendamping ibu hamil resiko tinggi</text:p>
          </table:table-cell>
          <table:table-cell office:value-type="string" table:style-name="ce1">
            <text:p>Honor Kader Pendamping ibu hamil resiko tinggi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21" table:style-name="ce1">
            <text:p>7292421</text:p>
          </table:table-cell>
          <table:table-cell office:value-type="string" table:style-name="ce1">
            <text:p>8.1.02.02.01.0006.00060</text:p>
          </table:table-cell>
          <table:table-cell office:value-type="string" table:style-name="ce1">
            <text:p>Kader KIM</text:p>
          </table:table-cell>
          <table:table-cell office:value-type="string" table:style-name="ce1">
            <text:p>Kader KIM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70" table:style-name="ce1">
            <text:p>7292470</text:p>
          </table:table-cell>
          <table:table-cell office:value-type="string" table:style-name="ce1">
            <text:p>8.1.02.02.01.0006.00065</text:p>
          </table:table-cell>
          <table:table-cell office:value-type="string" table:style-name="ce1">
            <text:p>Honor Kader Pos UKK</text:p>
          </table:table-cell>
          <table:table-cell office:value-type="string" table:style-name="ce1">
            <text:p>Honor Kader Pos UKK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72" table:style-name="ce1">
            <text:p>7292472</text:p>
          </table:table-cell>
          <table:table-cell office:value-type="string" table:style-name="ce1">
            <text:p>8.1.02.02.01.0006.00066</text:p>
          </table:table-cell>
          <table:table-cell office:value-type="string" table:style-name="ce1">
            <text:p>Fasilitator Pengawas Kegiatan Konstraktual (penugasan) Revitalisasi PAUD (DAK)</text:p>
          </table:table-cell>
          <table:table-cell office:value-type="string" table:style-name="ce1">
            <text:p>Fasilitator Pengawas Kegiatan Konstraktual (penugasan) Revitalisasi PAUD (DAK)</text:p>
          </table:table-cell>
          <table:table-cell office:value-type="string" table:style-name="ce1">
            <text:p>Orang / Bulan</text:p>
          </table:table-cell>
          <table:table-cell office:value-type="float" office:value="1600000" table:style-name="ce1">
            <text:p>1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73" table:style-name="ce1">
            <text:p>7292473</text:p>
          </table:table-cell>
          <table:table-cell office:value-type="string" table:style-name="ce1">
            <text:p>8.1.02.02.01.0006.00067</text:p>
          </table:table-cell>
          <table:table-cell office:value-type="string" table:style-name="ce1">
            <text:p>Honorarium Pendamping P2L</text:p>
          </table:table-cell>
          <table:table-cell office:value-type="string" table:style-name="ce1">
            <text:p>Honorarium Pendamping P2L</text:p>
          </table:table-cell>
          <table:table-cell office:value-type="string" table:style-name="ce1">
            <text:p>Orang / Bul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74" table:style-name="ce1">
            <text:p>7292474</text:p>
          </table:table-cell>
          <table:table-cell office:value-type="string" table:style-name="ce1">
            <text:p>8.1.02.02.01.0006.00068</text:p>
          </table:table-cell>
          <table:table-cell office:value-type="string" table:style-name="ce1">
            <text:p>Honorarium Pendamping Balai Penyuluh KB</text:p>
          </table:table-cell>
          <table:table-cell office:value-type="string" table:style-name="ce1">
            <text:p>Honorarium Pendamping Balai Penyuluh KB</text:p>
          </table:table-cell>
          <table:table-cell office:value-type="string" table:style-name="ce1">
            <text:p>Orang / Bulan</text:p>
          </table:table-cell>
          <table:table-cell office:value-type="float" office:value="2100000" table:style-name="ce1">
            <text:p>2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71" table:style-name="ce1">
            <text:p>7292371</text:p>
          </table:table-cell>
          <table:table-cell office:value-type="string" table:style-name="ce1">
            <text:p>8.1.02.02.01.0006.00053</text:p>
          </table:table-cell>
          <table:table-cell office:value-type="string" table:style-name="ce1">
            <text:p>Honorarium petugas penggerak MOP PPKBD</text:p>
          </table:table-cell>
          <table:table-cell office:value-type="string" table:style-name="ce1">
            <text:p>Honorarium petugas penggerak MOP PPKBD</text:p>
          </table:table-cell>
          <table:table-cell office:value-type="string" table:style-name="ce1">
            <text:p>Orang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70" table:style-name="ce1">
            <text:p>7292370</text:p>
          </table:table-cell>
          <table:table-cell office:value-type="string" table:style-name="ce1">
            <text:p>8.1.02.02.01.0006.00052</text:p>
          </table:table-cell>
          <table:table-cell office:value-type="string" table:style-name="ce1">
            <text:p>Honorarium petugas penggerak MOW PKB</text:p>
          </table:table-cell>
          <table:table-cell office:value-type="string" table:style-name="ce1">
            <text:p>Honorarium petugas penggerak MOW PKB</text:p>
          </table:table-cell>
          <table:table-cell office:value-type="string" table:style-name="ce1">
            <text:p>Orang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69" table:style-name="ce1">
            <text:p>7292369</text:p>
          </table:table-cell>
          <table:table-cell office:value-type="string" table:style-name="ce1">
            <text:p>8.1.02.02.01.0006.00051</text:p>
          </table:table-cell>
          <table:table-cell office:value-type="string" table:style-name="ce1">
            <text:p>Honorarium petugas penggerak MOW PPKBD</text:p>
          </table:table-cell>
          <table:table-cell office:value-type="string" table:style-name="ce1">
            <text:p>Honorarium petugas penggerak MOW PPKBD</text:p>
          </table:table-cell>
          <table:table-cell office:value-type="string" table:style-name="ce1">
            <text:p>Orang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67" table:style-name="ce1">
            <text:p>7292367</text:p>
          </table:table-cell>
          <table:table-cell office:value-type="string" table:style-name="ce1">
            <text:p>8.1.02.02.01.0006.00050</text:p>
          </table:table-cell>
          <table:table-cell office:value-type="string" table:style-name="ce1">
            <text:p>honorarium petugas droping ALKON</text:p>
          </table:table-cell>
          <table:table-cell office:value-type="string" table:style-name="ce1">
            <text:p>honorarium petugas droping ALKON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86" table:style-name="ce1">
            <text:p>7292486</text:p>
          </table:table-cell>
          <table:table-cell office:value-type="string" table:style-name="ce1">
            <text:p>8.1.02.02.01.0006.00074</text:p>
          </table:table-cell>
          <table:table-cell office:value-type="string" table:style-name="ce1">
            <text:p>Honorarium Penyuluh Non Pegawai Negeri Sipil DOrang / Kegiatantor S3</text:p>
          </table:table-cell>
          <table:table-cell office:value-type="string" table:style-name="ce1">
            <text:p>Honorarium Penyuluh Non Pegawai Negeri Sipil DOrang / Kegiatantor S3</text:p>
          </table:table-cell>
          <table:table-cell office:value-type="string" table:style-name="ce1">
            <text:p>Orang / Bulan</text:p>
          </table:table-cell>
          <table:table-cell office:value-type="float" office:value="3000000" table:style-name="ce1">
            <text:p>3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85" table:style-name="ce1">
            <text:p>7292485</text:p>
          </table:table-cell>
          <table:table-cell office:value-type="string" table:style-name="ce1">
            <text:p>8.1.02.02.01.0006.00073</text:p>
          </table:table-cell>
          <table:table-cell office:value-type="string" table:style-name="ce1">
            <text:p>Honorarium Penyuluh Non Pegawai Negeri Sipil Master S2</text:p>
          </table:table-cell>
          <table:table-cell office:value-type="string" table:style-name="ce1">
            <text:p>Honorarium Penyuluh Non Pegawai Negeri Sipil Master S2</text:p>
          </table:table-cell>
          <table:table-cell office:value-type="string" table:style-name="ce1">
            <text:p>Orang / Bulan</text:p>
          </table:table-cell>
          <table:table-cell office:value-type="float" office:value="2800000" table:style-name="ce1">
            <text:p>2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61" table:style-name="ce1">
            <text:p>7292361</text:p>
          </table:table-cell>
          <table:table-cell office:value-type="string" table:style-name="ce1">
            <text:p>8.1.02.02.01.0006.00049</text:p>
          </table:table-cell>
          <table:table-cell office:value-type="string" table:style-name="ce1">
            <text:p>Honor Kader Pendamping Poskestren</text:p>
          </table:table-cell>
          <table:table-cell office:value-type="string" table:style-name="ce1">
            <text:p>Honor Kader Pendamping Poskestren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60" table:style-name="ce1">
            <text:p>7292360</text:p>
          </table:table-cell>
          <table:table-cell office:value-type="string" table:style-name="ce1">
            <text:p>8.1.02.02.01.0006.00048</text:p>
          </table:table-cell>
          <table:table-cell office:value-type="string" table:style-name="ce1">
            <text:p>Honorarium Petugas Sinkronisasi Informasi Harga di Tingkat Petani</text:p>
          </table:table-cell>
          <table:table-cell office:value-type="string" table:style-name="ce1">
            <text:p>Honorarium Petugas Sinkronisasi Informasi Harga di Tingkat Petani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58" table:style-name="ce1">
            <text:p>7292358</text:p>
          </table:table-cell>
          <table:table-cell office:value-type="string" table:style-name="ce1">
            <text:p>8.1.02.02.01.0006.00047</text:p>
          </table:table-cell>
          <table:table-cell office:value-type="string" table:style-name="ce1">
            <text:p>Honor Forum Kota Sehat</text:p>
          </table:table-cell>
          <table:table-cell office:value-type="string" table:style-name="ce1">
            <text:p>Honor Forum Kota Sehat</text:p>
          </table:table-cell>
          <table:table-cell office:value-type="string" table:style-name="ce1">
            <text:p>Orang / Bulan</text:p>
          </table:table-cell>
          <table:table-cell office:value-type="float" office:value="250000" table:style-name="ce1">
            <text:p>2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55" table:style-name="ce1">
            <text:p>7292355</text:p>
          </table:table-cell>
          <table:table-cell office:value-type="string" table:style-name="ce1">
            <text:p>8.1.02.02.01.0006.00046</text:p>
          </table:table-cell>
          <table:table-cell office:value-type="string" table:style-name="ce1">
            <text:p>Insentif Pekerja Sosial Peksos</text:p>
          </table:table-cell>
          <table:table-cell office:value-type="string" table:style-name="ce1">
            <text:p>Insentif Pekerja Sosial Peksos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54" table:style-name="ce1">
            <text:p>7292354</text:p>
          </table:table-cell>
          <table:table-cell office:value-type="string" table:style-name="ce1">
            <text:p>8.1.02.02.01.0006.00045</text:p>
          </table:table-cell>
          <table:table-cell office:value-type="string" table:style-name="ce1">
            <text:p>Honorarium Kader KB KIE</text:p>
          </table:table-cell>
          <table:table-cell office:value-type="string" table:style-name="ce1">
            <text:p>Honorarium Kader KB KIE</text:p>
          </table:table-cell>
          <table:table-cell office:value-type="string" table:style-name="ce1">
            <text:p>Orang / Bulan</text:p>
          </table:table-cell>
          <table:table-cell office:value-type="float" office:value="125000" table:style-name="ce1">
            <text:p>1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53" table:style-name="ce1">
            <text:p>7292353</text:p>
          </table:table-cell>
          <table:table-cell office:value-type="string" table:style-name="ce1">
            <text:p>8.1.02.02.01.0006.00044</text:p>
          </table:table-cell>
          <table:table-cell office:value-type="string" table:style-name="ce1">
            <text:p>Honorarium Operasi Gabungan Penertiban Laik Jalan Kendaraan Umum dan Barang di Jalan Raya Unsur TNI POLRI</text:p>
          </table:table-cell>
          <table:table-cell office:value-type="string" table:style-name="ce1">
            <text:p>Honorarium Operasi Gabungan Penertiban Laik Jalan Kendaraan Umum dan Barang di Jalan Raya Unsur TNI POLRI</text:p>
          </table:table-cell>
          <table:table-cell office:value-type="string" table:style-name="ce1">
            <text:p>Orang / Kegiat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21" table:style-name="ce1">
            <text:p>7292321</text:p>
          </table:table-cell>
          <table:table-cell office:value-type="string" table:style-name="ce1">
            <text:p>8.1.02.02.01.0006.00043</text:p>
          </table:table-cell>
          <table:table-cell office:value-type="string" table:style-name="ce1">
            <text:p>Honorarium LPMD Ketua</text:p>
          </table:table-cell>
          <table:table-cell office:value-type="string" table:style-name="ce1">
            <text:p>Honorarium LPMD Ketua</text:p>
          </table:table-cell>
          <table:table-cell office:value-type="string" table:style-name="ce1">
            <text:p>Orang / Bul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20" table:style-name="ce1">
            <text:p>7292320</text:p>
          </table:table-cell>
          <table:table-cell office:value-type="string" table:style-name="ce1">
            <text:p>8.1.02.02.01.0006.00042</text:p>
          </table:table-cell>
          <table:table-cell office:value-type="string" table:style-name="ce1">
            <text:p>Honorarium LPMD Anggota</text:p>
          </table:table-cell>
          <table:table-cell office:value-type="string" table:style-name="ce1">
            <text:p>Honorarium LPMD Anggota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17" table:style-name="ce1">
            <text:p>7292317</text:p>
          </table:table-cell>
          <table:table-cell office:value-type="string" table:style-name="ce1">
            <text:p>8.1.02.02.01.0006.00041</text:p>
          </table:table-cell>
          <table:table-cell office:value-type="string" table:style-name="ce1">
            <text:p>Honorarium Kader PPKBD dan Sub PPKBD Ketua</text:p>
          </table:table-cell>
          <table:table-cell office:value-type="string" table:style-name="ce1">
            <text:p>Honorarium Kader PPKBD dan Sub PPKBD Ketua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16" table:style-name="ce1">
            <text:p>7292316</text:p>
          </table:table-cell>
          <table:table-cell office:value-type="string" table:style-name="ce1">
            <text:p>8.1.02.02.01.0006.00040</text:p>
          </table:table-cell>
          <table:table-cell office:value-type="string" table:style-name="ce1">
            <text:p>Honorarium Kader Jumantik Desa</text:p>
          </table:table-cell>
          <table:table-cell office:value-type="string" table:style-name="ce1">
            <text:p>Honorarium Kader Jumantik Desa</text:p>
          </table:table-cell>
          <table:table-cell office:value-type="string" table:style-name="ce1">
            <text:p>Orang / Bulan</text:p>
          </table:table-cell>
          <table:table-cell office:value-type="float" office:value="25000" table:style-name="ce1">
            <text:p>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15" table:style-name="ce1">
            <text:p>7292315</text:p>
          </table:table-cell>
          <table:table-cell office:value-type="string" table:style-name="ce1">
            <text:p>8.1.02.02.01.0006.00039</text:p>
          </table:table-cell>
          <table:table-cell office:value-type="string" table:style-name="ce1">
            <text:p>Honorarium Kader Dasawisma Desa</text:p>
          </table:table-cell>
          <table:table-cell office:value-type="string" table:style-name="ce1">
            <text:p>Honorarium Kader Dasawisma Desa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14" table:style-name="ce1">
            <text:p>7292314</text:p>
          </table:table-cell>
          <table:table-cell office:value-type="string" table:style-name="ce1">
            <text:p>8.1.02.02.01.0006.00038</text:p>
          </table:table-cell>
          <table:table-cell office:value-type="string" table:style-name="ce1">
            <text:p>Honorarium Kader Posyandu Desa/kelurahan</text:p>
          </table:table-cell>
          <table:table-cell office:value-type="string" table:style-name="ce1">
            <text:p>Honorarium Kader Posyandu Desa/kelurahan</text:p>
          </table:table-cell>
          <table:table-cell office:value-type="string" table:style-name="ce1">
            <text:p>Orang / Bulan</text:p>
          </table:table-cell>
          <table:table-cell office:value-type="float" office:value="50000" table:style-name="ce1">
            <text:p>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11" table:style-name="ce1">
            <text:p>7292311</text:p>
          </table:table-cell>
          <table:table-cell office:value-type="string" table:style-name="ce1">
            <text:p>8.1.02.02.01.0006.00037</text:p>
          </table:table-cell>
          <table:table-cell office:value-type="string" table:style-name="ce1">
            <text:p>Honorarium Kader Pemberdayaan Masyarakat KPM Badan Keswadayaan Masyarakat BKM Ketua</text:p>
          </table:table-cell>
          <table:table-cell office:value-type="string" table:style-name="ce1">
            <text:p>Honorarium Kader Pemberdayaan Masyarakat KPM Badan Keswadayaan Masyarakat BKM Ketua</text:p>
          </table:table-cell>
          <table:table-cell office:value-type="string" table:style-name="ce1">
            <text:p>Orang / Bul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310" table:style-name="ce1">
            <text:p>7292310</text:p>
          </table:table-cell>
          <table:table-cell office:value-type="string" table:style-name="ce1">
            <text:p>8.1.02.02.01.0006.00036</text:p>
          </table:table-cell>
          <table:table-cell office:value-type="string" table:style-name="ce1">
            <text:p>Honorarium Kader Pemberdayaan Masyarakat KPM Badan Keswadayaan Masyarakat BKM Anggota</text:p>
          </table:table-cell>
          <table:table-cell office:value-type="string" table:style-name="ce1">
            <text:p>Honorarium Kader Pemberdayaan Masyarakat KPM Badan Keswadayaan Masyarakat BKM Anggota</text:p>
          </table:table-cell>
          <table:table-cell office:value-type="string" table:style-name="ce1">
            <text:p>Orang / Bul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480871" table:style-name="ce1">
            <text:p>7480871</text:p>
          </table:table-cell>
          <table:table-cell office:value-type="string" table:style-name="ce1">
            <text:p>8.1.02.02.01.0006.00076</text:p>
          </table:table-cell>
          <table:table-cell office:value-type="string" table:style-name="ce1">
            <text:p>Honor kader pendamping pozting</text:p>
          </table:table-cell>
          <table:table-cell office:value-type="string" table:style-name="ce1">
            <text:p>Honor kader pendamping pozting</text:p>
          </table:table-cell>
          <table:table-cell office:value-type="string" table:style-name="ce1">
            <text:p>Orang / Bul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484" table:style-name="ce1">
            <text:p>7292484</text:p>
          </table:table-cell>
          <table:table-cell office:value-type="string" table:style-name="ce1">
            <text:p>8.1.02.02.01.0006.00072</text:p>
          </table:table-cell>
          <table:table-cell office:value-type="string" table:style-name="ce1">
            <text:p>Honorarium Penyuluh Non Pegawai Negeri Sipil Sarjana S1</text:p>
          </table:table-cell>
          <table:table-cell office:value-type="string" table:style-name="ce1">
            <text:p>Honorarium Penyuluh Non Pegawai Negeri Sipil Sarjana S1</text:p>
          </table:table-cell>
          <table:table-cell office:value-type="string" table:style-name="ce1">
            <text:p>Orang / Bulan</text:p>
          </table:table-cell>
          <table:table-cell office:value-type="float" office:value="2600000" table:style-name="ce1">
            <text:p>26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95" table:style-name="ce1">
            <text:p>7292295</text:p>
          </table:table-cell>
          <table:table-cell office:value-type="string" table:style-name="ce1">
            <text:p>8.1.02.02.01.0006.00035</text:p>
          </table:table-cell>
          <table:table-cell office:value-type="string" table:style-name="ce1">
            <text:p>Honorarium Bidang Penanganan P2TP2A</text:p>
          </table:table-cell>
          <table:table-cell office:value-type="string" table:style-name="ce1">
            <text:p>Honorarium Bidang Penanganan P2TP2A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559717" table:style-name="ce1">
            <text:p>7559717</text:p>
          </table:table-cell>
          <table:table-cell office:value-type="string" table:style-name="ce1">
            <text:p>8.1.02.02.01.0006.00081</text:p>
          </table:table-cell>
          <table:table-cell office:value-type="string" table:style-name="ce1">
            <text:p>Honorarium Relawan Pungut Hitung Pemilu / Pilkada</text:p>
          </table:table-cell>
          <table:table-cell office:value-type="string" table:style-name="ce1">
            <text:p>Honorarium Relawan Pungut Hitung Pemilu / Pilkada</text:p>
          </table:table-cell>
          <table:table-cell office:value-type="string" table:style-name="ce1">
            <text:p>Orang / Hari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559718" table:style-name="ce1">
            <text:p>7559718</text:p>
          </table:table-cell>
          <table:table-cell office:value-type="string" table:style-name="ce1">
            <text:p>8.1.02.02.01.0006.00082</text:p>
          </table:table-cell>
          <table:table-cell office:value-type="string" table:style-name="ce1">
            <text:p>Honorarium Tenaga Pendukung Tahapan Pelaksanaan Pemilu dan Pilkada</text:p>
          </table:table-cell>
          <table:table-cell office:value-type="string" table:style-name="ce1">
            <text:p>Honorarium Tenaga Pendukung Tahapan Pelaksanaan Pemilu dan Pilkada</text:p>
          </table:table-cell>
          <table:table-cell office:value-type="string" table:style-name="ce1">
            <text:p>Orang / Bulan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94" table:style-name="ce1">
            <text:p>7292294</text:p>
          </table:table-cell>
          <table:table-cell office:value-type="string" table:style-name="ce1">
            <text:p>8.1.02.02.01.0006.00034</text:p>
          </table:table-cell>
          <table:table-cell office:value-type="string" table:style-name="ce1">
            <text:p>Honorarium Bidang Pendampingan P2TP2A</text:p>
          </table:table-cell>
          <table:table-cell office:value-type="string" table:style-name="ce1">
            <text:p>Honorarium Bidang Pendampingan P2TP2A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92293" table:style-name="ce1">
            <text:p>7292293</text:p>
          </table:table-cell>
          <table:table-cell office:value-type="string" table:style-name="ce1">
            <text:p>8.1.02.02.01.0006.00033</text:p>
          </table:table-cell>
          <table:table-cell office:value-type="string" table:style-name="ce1">
            <text:p>Honorarium Konselor Puspaga</text:p>
          </table:table-cell>
          <table:table-cell office:value-type="string" table:style-name="ce1">
            <text:p>Honorarium Konselor Puspaga</text:p>
          </table:table-cell>
          <table:table-cell office:value-type="string" table:style-name="ce1">
            <text:p>Orang / Bulan</text:p>
          </table:table-cell>
          <table:table-cell office:value-type="float" office:value="2800000" table:style-name="ce1">
            <text:p>28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6</text:p>
          </table:table-cell>
          <table:table-cell office:value-type="string" table:style-name="ce1">
            <text:p>Beban Honorarium Penyuluhan atau Pendampingan</text:p>
          </table:table-cell>
          <table:table-cell office:value-type="float" office:value="7227865" table:style-name="ce1">
            <text:p>7227865</text:p>
          </table:table-cell>
          <table:table-cell office:value-type="string" table:style-name="ce1">
            <text:p>8.1.02.02.01.0006.00001</text:p>
          </table:table-cell>
          <table:table-cell office:value-type="string" table:style-name="ce1">
            <text:p>Titer Antitoksin Diphteri</text:p>
          </table:table-cell>
          <table:table-cell office:value-type="string" table:style-name="ce1">
            <text:p>Titer Antitoksin Diphteri</text:p>
          </table:table-cell>
          <table:table-cell office:value-type="string" table:style-name="ce1">
            <text:p>Buah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7</text:p>
          </table:table-cell>
          <table:table-cell office:value-type="string" table:style-name="ce1">
            <text:p>Beban Honorarium Rohaniwan</text:p>
          </table:table-cell>
          <table:table-cell office:value-type="float" office:value="7559392" table:style-name="ce1">
            <text:p>7559392</text:p>
          </table:table-cell>
          <table:table-cell office:value-type="string" table:style-name="ce1">
            <text:p>8.1.02.02.01.0007.00001</text:p>
          </table:table-cell>
          <table:table-cell office:value-type="string" table:style-name="ce1">
            <text:p>Honorarium Rohaniawan</text:p>
          </table:table-cell>
          <table:table-cell office:value-type="string" table:style-name="ce1">
            <text:p>Honorarium Rohaniawan</text:p>
          </table:table-cell>
          <table:table-cell office:value-type="string" table:style-name="ce1">
            <text:p>Orang / Kegiat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8</text:p>
          </table:table-cell>
          <table:table-cell office:value-type="string" table:style-name="ce1">
            <text:p>Beban Honorarium Tim Penyusunan Jurnal, Buletin, Majalah, Pengelola Teknologi Informasi dan Pengelola Website</text:p>
          </table:table-cell>
          <table:table-cell office:value-type="float" office:value="7239119" table:style-name="ce1">
            <text:p>7239119</text:p>
          </table:table-cell>
          <table:table-cell office:value-type="string" table:style-name="ce1">
            <text:p>8.1.02.02.01.0008.00004</text:p>
          </table:table-cell>
          <table:table-cell office:value-type="string" table:style-name="ce1">
            <text:p>Honorarium Tim Pengelola Teknologi Informasi Pengelola Website Redaktur</text:p>
          </table:table-cell>
          <table:table-cell office:value-type="string" table:style-name="ce1">
            <text:p>Honorarium Tim Pengelola Teknologi Informasi Pengelola Website Redaktur</text:p>
          </table:table-cell>
          <table:table-cell office:value-type="string" table:style-name="ce1">
            <text:p>Orang / Bulan</text:p>
          </table:table-cell>
          <table:table-cell office:value-type="float" office:value="450000" table:style-name="ce1">
            <text:p>4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8</text:p>
          </table:table-cell>
          <table:table-cell office:value-type="string" table:style-name="ce1">
            <text:p>Beban Honorarium Tim Penyusunan Jurnal, Buletin, Majalah, Pengelola Teknologi Informasi dan Pengelola Website</text:p>
          </table:table-cell>
          <table:table-cell office:value-type="float" office:value="7239120" table:style-name="ce1">
            <text:p>7239120</text:p>
          </table:table-cell>
          <table:table-cell office:value-type="string" table:style-name="ce1">
            <text:p>8.1.02.02.01.0008.00005</text:p>
          </table:table-cell>
          <table:table-cell office:value-type="string" table:style-name="ce1">
            <text:p>Honorarium Tim Pengelola Teknologi Informasi Pengelola Website Penanggung Jawab</text:p>
          </table:table-cell>
          <table:table-cell office:value-type="string" table:style-name="ce1">
            <text:p>Honorarium Tim Pengelola Teknologi Informasi Pengelola Website Penanggung Jawab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8</text:p>
          </table:table-cell>
          <table:table-cell office:value-type="string" table:style-name="ce1">
            <text:p>Beban Honorarium Tim Penyusunan Jurnal, Buletin, Majalah, Pengelola Teknologi Informasi dan Pengelola Website</text:p>
          </table:table-cell>
          <table:table-cell office:value-type="float" office:value="7239116" table:style-name="ce1">
            <text:p>7239116</text:p>
          </table:table-cell>
          <table:table-cell office:value-type="string" table:style-name="ce1">
            <text:p>8.1.02.02.01.0008.00001</text:p>
          </table:table-cell>
          <table:table-cell office:value-type="string" table:style-name="ce1">
            <text:p>Honorarium Tim Pengelola Teknologi Informasi Pengelola Website Web Developer</text:p>
          </table:table-cell>
          <table:table-cell office:value-type="string" table:style-name="ce1">
            <text:p>Honorarium Tim Pengelola Teknologi Informasi Pengelola Website Web Developer</text:p>
          </table:table-cell>
          <table:table-cell office:value-type="string" table:style-name="ce1">
            <text:p>Orang / Bulan</text:p>
          </table:table-cell>
          <table:table-cell office:value-type="float" office:value="300000" table:style-name="ce1">
            <text:p>3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8</text:p>
          </table:table-cell>
          <table:table-cell office:value-type="string" table:style-name="ce1">
            <text:p>Beban Honorarium Tim Penyusunan Jurnal, Buletin, Majalah, Pengelola Teknologi Informasi dan Pengelola Website</text:p>
          </table:table-cell>
          <table:table-cell office:value-type="float" office:value="7239117" table:style-name="ce1">
            <text:p>7239117</text:p>
          </table:table-cell>
          <table:table-cell office:value-type="string" table:style-name="ce1">
            <text:p>8.1.02.02.01.0008.00002</text:p>
          </table:table-cell>
          <table:table-cell office:value-type="string" table:style-name="ce1">
            <text:p>Honorarium Tim Pengelola Teknologi Informasi Pengelola Website Web Admin</text:p>
          </table:table-cell>
          <table:table-cell office:value-type="string" table:style-name="ce1">
            <text:p>Honorarium Tim Pengelola Teknologi Informasi Pengelola Website Web Admin</text:p>
          </table:table-cell>
          <table:table-cell office:value-type="string" table:style-name="ce1">
            <text:p>Orang / Bul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8</text:p>
          </table:table-cell>
          <table:table-cell office:value-type="string" table:style-name="ce1">
            <text:p>Beban Honorarium Tim Penyusunan Jurnal, Buletin, Majalah, Pengelola Teknologi Informasi dan Pengelola Website</text:p>
          </table:table-cell>
          <table:table-cell office:value-type="float" office:value="7239118" table:style-name="ce1">
            <text:p>7239118</text:p>
          </table:table-cell>
          <table:table-cell office:value-type="string" table:style-name="ce1">
            <text:p>8.1.02.02.01.0008.00003</text:p>
          </table:table-cell>
          <table:table-cell office:value-type="string" table:style-name="ce1">
            <text:p>Honorarium Tim Pengelola Teknologi Informasi Pengelola Website Editor</text:p>
          </table:table-cell>
          <table:table-cell office:value-type="string" table:style-name="ce1">
            <text:p>Honorarium Tim Pengelola Teknologi Informasi Pengelola Website Editor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8</text:p>
          </table:table-cell>
          <table:table-cell office:value-type="string" table:style-name="ce1">
            <text:p>Beban Honorarium Tim Penyusunan Jurnal, Buletin, Majalah, Pengelola Teknologi Informasi dan Pengelola Website</text:p>
          </table:table-cell>
          <table:table-cell office:value-type="float" office:value="7292248" table:style-name="ce1">
            <text:p>7292248</text:p>
          </table:table-cell>
          <table:table-cell office:value-type="string" table:style-name="ce1">
            <text:p>8.1.02.02.01.0008.00008</text:p>
          </table:table-cell>
          <table:table-cell office:value-type="string" table:style-name="ce1">
            <text:p>Honorarium Pengisi Acara ATV</text:p>
          </table:table-cell>
          <table:table-cell office:value-type="string" table:style-name="ce1">
            <text:p>Honorarium Pengisi Acara ATV</text:p>
          </table:table-cell>
          <table:table-cell office:value-type="string" table:style-name="ce1">
            <text:p>Orang / Kegiatan</text:p>
          </table:table-cell>
          <table:table-cell office:value-type="float" office:value="350000" table:style-name="ce1">
            <text:p>3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8</text:p>
          </table:table-cell>
          <table:table-cell office:value-type="string" table:style-name="ce1">
            <text:p>Beban Honorarium Tim Penyusunan Jurnal, Buletin, Majalah, Pengelola Teknologi Informasi dan Pengelola Website</text:p>
          </table:table-cell>
          <table:table-cell office:value-type="float" office:value="7292246" table:style-name="ce1">
            <text:p>7292246</text:p>
          </table:table-cell>
          <table:table-cell office:value-type="string" table:style-name="ce1">
            <text:p>8.1.02.02.01.0008.00006</text:p>
          </table:table-cell>
          <table:table-cell office:value-type="string" table:style-name="ce1">
            <text:p>Honorarium Casual Presenter ATV</text:p>
          </table:table-cell>
          <table:table-cell office:value-type="string" table:style-name="ce1">
            <text:p>Honorarium Casual Presenter ATV</text:p>
          </table:table-cell>
          <table:table-cell office:value-type="string" table:style-name="ce1">
            <text:p>Orang / Kegiatan</text:p>
          </table:table-cell>
          <table:table-cell office:value-type="float" office:value="100000" table:style-name="ce1">
            <text:p>1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8</text:p>
          </table:table-cell>
          <table:table-cell office:value-type="string" table:style-name="ce1">
            <text:p>Beban Honorarium Tim Penyusunan Jurnal, Buletin, Majalah, Pengelola Teknologi Informasi dan Pengelola Website</text:p>
          </table:table-cell>
          <table:table-cell office:value-type="float" office:value="7292247" table:style-name="ce1">
            <text:p>7292247</text:p>
          </table:table-cell>
          <table:table-cell office:value-type="string" table:style-name="ce1">
            <text:p>8.1.02.02.01.0008.00007</text:p>
          </table:table-cell>
          <table:table-cell office:value-type="string" table:style-name="ce1">
            <text:p>Honorarium Casual Unit Crew ATV</text:p>
          </table:table-cell>
          <table:table-cell office:value-type="string" table:style-name="ce1">
            <text:p>Honorarium Casual Unit Crew ATV</text:p>
          </table:table-cell>
          <table:table-cell office:value-type="string" table:style-name="ce1">
            <text:p>Orang / Kegiatan</text:p>
          </table:table-cell>
          <table:table-cell office:value-type="float" office:value="75000" table:style-name="ce1">
            <text:p>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48" table:style-name="ce1">
            <text:p>7227748</text:p>
          </table:table-cell>
          <table:table-cell office:value-type="string" table:style-name="ce1">
            <text:p>8.1.02.02.01.0009.00010</text:p>
          </table:table-cell>
          <table:table-cell office:value-type="string" table:style-name="ce1">
            <text:p>Pengujian dan / Analisa laboratorium Kualitas jaringan Irigasi</text:p>
          </table:table-cell>
          <table:table-cell office:value-type="string" table:style-name="ce1">
            <text:p>Pengujian dan / Analisa laboratorium Kualitas jaringan Irigasi</text:p>
          </table:table-cell>
          <table:table-cell office:value-type="string" table:style-name="ce1">
            <text:p>Sampel</text:p>
          </table:table-cell>
          <table:table-cell office:value-type="float" office:value="2700000" table:style-name="ce1">
            <text:p>2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49" table:style-name="ce1">
            <text:p>7227749</text:p>
          </table:table-cell>
          <table:table-cell office:value-type="string" table:style-name="ce1">
            <text:p>8.1.02.02.01.0009.00011</text:p>
          </table:table-cell>
          <table:table-cell office:value-type="string" table:style-name="ce1">
            <text:p>Pengujian dan /Analisa Laboratorium Kualitas Sungai</text:p>
          </table:table-cell>
          <table:table-cell office:value-type="string" table:style-name="ce1">
            <text:p>Pengujian dan /Analisa Laboratorium Kualitas Sungai</text:p>
          </table:table-cell>
          <table:table-cell office:value-type="string" table:style-name="ce1">
            <text:p>Sampel</text:p>
          </table:table-cell>
          <table:table-cell office:value-type="float" office:value="2700000" table:style-name="ce1">
            <text:p>2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18" table:style-name="ce1">
            <text:p>7227718</text:p>
          </table:table-cell>
          <table:table-cell office:value-type="string" table:style-name="ce1">
            <text:p>8.1.02.02.01.0009.00002</text:p>
          </table:table-cell>
          <table:table-cell office:value-type="string" table:style-name="ce1">
            <text:p>Biaya Sertifikasi Halal</text:p>
          </table:table-cell>
          <table:table-cell office:value-type="string" table:style-name="ce1">
            <text:p>Biaya Sertifikasi Halal</text:p>
          </table:table-cell>
          <table:table-cell office:value-type="string" table:style-name="ce1">
            <text:p>Paket</text:p>
          </table:table-cell>
          <table:table-cell office:value-type="float" office:value="3500000" table:style-name="ce1">
            <text:p>3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22" table:style-name="ce1">
            <text:p>7227722</text:p>
          </table:table-cell>
          <table:table-cell office:value-type="string" table:style-name="ce1">
            <text:p>8.1.02.02.01.0009.00006</text:p>
          </table:table-cell>
          <table:table-cell office:value-type="string" table:style-name="ce1">
            <text:p>Biaya Sertifikasi Paralayang PL 1</text:p>
          </table:table-cell>
          <table:table-cell office:value-type="string" table:style-name="ce1">
            <text:p>Biaya Sertifikasi Paralayang PL 1</text:p>
          </table:table-cell>
          <table:table-cell office:value-type="string" table:style-name="ce1">
            <text:p>Paket</text:p>
          </table:table-cell>
          <table:table-cell office:value-type="float" office:value="8000000" table:style-name="ce1">
            <text:p>8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21" table:style-name="ce1">
            <text:p>7227721</text:p>
          </table:table-cell>
          <table:table-cell office:value-type="string" table:style-name="ce1">
            <text:p>8.1.02.02.01.0009.00005</text:p>
          </table:table-cell>
          <table:table-cell office:value-type="string" table:style-name="ce1">
            <text:p>Biaya Sertifikasi PNPB</text:p>
          </table:table-cell>
          <table:table-cell office:value-type="string" table:style-name="ce1">
            <text:p>Biaya Sertifikasi PNPB</text:p>
          </table:table-cell>
          <table:table-cell office:value-type="string" table:style-name="ce1">
            <text:p>Paket</text:p>
          </table:table-cell>
          <table:table-cell office:value-type="float" office:value="864000" table:style-name="ce1">
            <text:p>864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45" table:style-name="ce1">
            <text:p>7227745</text:p>
          </table:table-cell>
          <table:table-cell office:value-type="string" table:style-name="ce1">
            <text:p>8.1.02.02.01.0009.00007</text:p>
          </table:table-cell>
          <table:table-cell office:value-type="string" table:style-name="ce1">
            <text:p>Biaya Penapisan Pap Smear</text:p>
          </table:table-cell>
          <table:table-cell office:value-type="string" table:style-name="ce1">
            <text:p>Biaya Penapisan Pap Smear</text:p>
          </table:table-cell>
          <table:table-cell office:value-type="string" table:style-name="ce1">
            <text:p>Orang</text:p>
          </table:table-cell>
          <table:table-cell office:value-type="float" office:value="225000" table:style-name="ce1">
            <text:p>2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46" table:style-name="ce1">
            <text:p>7227746</text:p>
          </table:table-cell>
          <table:table-cell office:value-type="string" table:style-name="ce1">
            <text:p>8.1.02.02.01.0009.00008</text:p>
          </table:table-cell>
          <table:table-cell office:value-type="string" table:style-name="ce1">
            <text:p>Biaya Pemeriksaan Kesehatan dan Laboratorium MOW KB</text:p>
          </table:table-cell>
          <table:table-cell office:value-type="string" table:style-name="ce1">
            <text:p>Biaya Pemeriksaan Kesehatan dan Laboratorium MOW KB</text:p>
          </table:table-cell>
          <table:table-cell office:value-type="string" table:style-name="ce1">
            <text:p>Orang</text:p>
          </table:table-cell>
          <table:table-cell office:value-type="float" office:value="223000" table:style-name="ce1">
            <text:p>223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47" table:style-name="ce1">
            <text:p>7227747</text:p>
          </table:table-cell>
          <table:table-cell office:value-type="string" table:style-name="ce1">
            <text:p>8.1.02.02.01.0009.00009</text:p>
          </table:table-cell>
          <table:table-cell office:value-type="string" table:style-name="ce1">
            <text:p>Pengujian dan / Analisa laboratorium Kualitas Mata Air</text:p>
          </table:table-cell>
          <table:table-cell office:value-type="string" table:style-name="ce1">
            <text:p>Pengujian dan / Analisa laboratorium Kualitas Mata Air</text:p>
          </table:table-cell>
          <table:table-cell office:value-type="string" table:style-name="ce1">
            <text:p>Sampel</text:p>
          </table:table-cell>
          <table:table-cell office:value-type="float" office:value="2700000" table:style-name="ce1">
            <text:p>27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946" table:style-name="ce1">
            <text:p>7227946</text:p>
          </table:table-cell>
          <table:table-cell office:value-type="string" table:style-name="ce1">
            <text:p>8.1.02.02.01.0009.00014</text:p>
          </table:table-cell>
          <table:table-cell office:value-type="string" table:style-name="ce1">
            <text:p>Pemeriksaan Cholinesterase</text:p>
          </table:table-cell>
          <table:table-cell office:value-type="string" table:style-name="ce1">
            <text:p>Pemeriksaan Cholinesterase</text:p>
          </table:table-cell>
          <table:table-cell office:value-type="string" table:style-name="ce1">
            <text:p>Sampel</text:p>
          </table:table-cell>
          <table:table-cell office:value-type="float" office:value="75000" table:style-name="ce1">
            <text:p>7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50" table:style-name="ce1">
            <text:p>7227750</text:p>
          </table:table-cell>
          <table:table-cell office:value-type="string" table:style-name="ce1">
            <text:p>8.1.02.02.01.0009.00012</text:p>
          </table:table-cell>
          <table:table-cell office:value-type="string" table:style-name="ce1">
            <text:p>Pengujian dan / Analisa Laboratorium Kualitas Udara</text:p>
          </table:table-cell>
          <table:table-cell office:value-type="string" table:style-name="ce1">
            <text:p>Pengujian dan / Analisa Laboratorium Kualitas Udara</text:p>
          </table:table-cell>
          <table:table-cell office:value-type="string" table:style-name="ce1">
            <text:p>Sampel</text:p>
          </table:table-cell>
          <table:table-cell office:value-type="float" office:value="3067725" table:style-name="ce1">
            <text:p>30677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15" table:style-name="ce1">
            <text:p>7227715</text:p>
          </table:table-cell>
          <table:table-cell office:value-type="string" table:style-name="ce1">
            <text:p>8.1.02.02.01.0009.00001</text:p>
          </table:table-cell>
          <table:table-cell office:value-type="string" table:style-name="ce1">
            <text:p>Biaya Legalisasi SKT</text:p>
          </table:table-cell>
          <table:table-cell office:value-type="string" table:style-name="ce1">
            <text:p>Biaya Legalisasi SKT</text:p>
          </table:table-cell>
          <table:table-cell office:value-type="string" table:style-name="ce1">
            <text:p>Paket</text:p>
          </table:table-cell>
          <table:table-cell office:value-type="float" office:value="725000" table:style-name="ce1">
            <text:p>725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51" table:style-name="ce1">
            <text:p>7227751</text:p>
          </table:table-cell>
          <table:table-cell office:value-type="string" table:style-name="ce1">
            <text:p>8.1.02.02.01.0009.00013</text:p>
          </table:table-cell>
          <table:table-cell office:value-type="string" table:style-name="ce1">
            <text:p>Pengujian dan / Analisa Laboratorium Kualitas Limbah</text:p>
          </table:table-cell>
          <table:table-cell office:value-type="string" table:style-name="ce1">
            <text:p>Pengujian dan / Analisa Laboratorium Kualitas Limbah</text:p>
          </table:table-cell>
          <table:table-cell office:value-type="string" table:style-name="ce1">
            <text:p>Sampel</text:p>
          </table:table-cell>
          <table:table-cell office:value-type="float" office:value="850000" table:style-name="ce1">
            <text:p>8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20" table:style-name="ce1">
            <text:p>7227720</text:p>
          </table:table-cell>
          <table:table-cell office:value-type="string" table:style-name="ce1">
            <text:p>8.1.02.02.01.0009.00004</text:p>
          </table:table-cell>
          <table:table-cell office:value-type="string" table:style-name="ce1">
            <text:p>Biaya Sertifikasi Uji Produk Uji Nutrisi</text:p>
          </table:table-cell>
          <table:table-cell office:value-type="string" table:style-name="ce1">
            <text:p>Biaya Sertifikasi Uji ProdukUji Nutrisi</text:p>
          </table:table-cell>
          <table:table-cell office:value-type="string" table:style-name="ce1">
            <text:p>Paket</text:p>
          </table:table-cell>
          <table:table-cell office:value-type="float" office:value="5500000" table:style-name="ce1">
            <text:p>5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719" table:style-name="ce1">
            <text:p>7227719</text:p>
          </table:table-cell>
          <table:table-cell office:value-type="string" table:style-name="ce1">
            <text:p>8.1.02.02.01.0009.00003</text:p>
          </table:table-cell>
          <table:table-cell office:value-type="string" table:style-name="ce1">
            <text:p>Biaya Sertifikasi Tanda Daftar Merk</text:p>
          </table:table-cell>
          <table:table-cell office:value-type="string" table:style-name="ce1">
            <text:p>Biaya Sertifikasi Tanda Daftar Merk</text:p>
          </table:table-cell>
          <table:table-cell office:value-type="string" table:style-name="ce1">
            <text:p>Paket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09</text:p>
          </table:table-cell>
          <table:table-cell office:value-type="string" table:style-name="ce1">
            <text:p>Beban Honorarium Penyelenggara Ujian</text:p>
          </table:table-cell>
          <table:table-cell office:value-type="float" office:value="7227947" table:style-name="ce1">
            <text:p>7227947</text:p>
          </table:table-cell>
          <table:table-cell office:value-type="string" table:style-name="ce1">
            <text:p>8.1.02.02.01.0009.00015</text:p>
          </table:table-cell>
          <table:table-cell office:value-type="string" table:style-name="ce1">
            <text:p>Biaya Operasional pengambilan sampel air</text:p>
          </table:table-cell>
          <table:table-cell office:value-type="string" table:style-name="ce1">
            <text:p>Biaya Operasional pengambilan sampel air</text:p>
          </table:table-cell>
          <table:table-cell office:value-type="string" table:style-name="ce1">
            <text:p>Sampel</text:p>
          </table:table-cell>
          <table:table-cell office:value-type="float" office:value="10000" table:style-name="ce1">
            <text:p>1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3</text:p>
          </table:table-cell>
          <table:table-cell office:value-type="string" table:style-name="ce1">
            <text:p>Beban Jasa Tenaga Pendidikan</text:p>
          </table:table-cell>
          <table:table-cell office:value-type="float" office:value="7292313" table:style-name="ce1">
            <text:p>7292313</text:p>
          </table:table-cell>
          <table:table-cell office:value-type="string" table:style-name="ce1">
            <text:p>8.1.02.02.01.0013.00005</text:p>
          </table:table-cell>
          <table:table-cell office:value-type="string" table:style-name="ce1">
            <text:p>Insentif Guru PAUD di Desa</text:p>
          </table:table-cell>
          <table:table-cell office:value-type="string" table:style-name="ce1">
            <text:p>Insentif Guru PAUD di Desa</text:p>
          </table:table-cell>
          <table:table-cell office:value-type="string" table:style-name="ce1">
            <text:p>Orang / Bul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3</text:p>
          </table:table-cell>
          <table:table-cell office:value-type="string" table:style-name="ce1">
            <text:p>Beban Jasa Tenaga Pendidikan</text:p>
          </table:table-cell>
          <table:table-cell office:value-type="float" office:value="7292214" table:style-name="ce1">
            <text:p>7292214</text:p>
          </table:table-cell>
          <table:table-cell office:value-type="string" table:style-name="ce1">
            <text:p>8.1.02.02.01.0013.00003</text:p>
          </table:table-cell>
          <table:table-cell office:value-type="string" table:style-name="ce1">
            <text:p>Insentif GTT/PTT/GTY/PTY diatas 10 Tahun</text:p>
          </table:table-cell>
          <table:table-cell office:value-type="string" table:style-name="ce1">
            <text:p>Insentif GTT/PTT/GTY/PTY diatas 10 Tahun</text:p>
          </table:table-cell>
          <table:table-cell office:value-type="string" table:style-name="ce1">
            <text:p>Orang / Bulan</text:p>
          </table:table-cell>
          <table:table-cell office:value-type="float" office:value="750000" table:style-name="ce1">
            <text:p>75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3</text:p>
          </table:table-cell>
          <table:table-cell office:value-type="string" table:style-name="ce1">
            <text:p>Beban Jasa Tenaga Pendidikan</text:p>
          </table:table-cell>
          <table:table-cell office:value-type="float" office:value="7292312" table:style-name="ce1">
            <text:p>7292312</text:p>
          </table:table-cell>
          <table:table-cell office:value-type="string" table:style-name="ce1">
            <text:p>8.1.02.02.01.0013.00004</text:p>
          </table:table-cell>
          <table:table-cell office:value-type="string" table:style-name="ce1">
            <text:p>Insentif Guru TPQ di Desa</text:p>
          </table:table-cell>
          <table:table-cell office:value-type="string" table:style-name="ce1">
            <text:p>Insentif Guru TPQ di Desa</text:p>
          </table:table-cell>
          <table:table-cell office:value-type="string" table:style-name="ce1">
            <text:p>Orang / Bulan</text:p>
          </table:table-cell>
          <table:table-cell office:value-type="float" office:value="200000" table:style-name="ce1">
            <text:p>2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3</text:p>
          </table:table-cell>
          <table:table-cell office:value-type="string" table:style-name="ce1">
            <text:p>Beban Jasa Tenaga Pendidikan</text:p>
          </table:table-cell>
          <table:table-cell office:value-type="float" office:value="7292363" table:style-name="ce1">
            <text:p>7292363</text:p>
          </table:table-cell>
          <table:table-cell office:value-type="string" table:style-name="ce1">
            <text:p>8.1.02.02.01.0013.00006</text:p>
          </table:table-cell>
          <table:table-cell office:value-type="string" table:style-name="ce1">
            <text:p>Insentif Guru Inklusi</text:p>
          </table:table-cell>
          <table:table-cell office:value-type="string" table:style-name="ce1">
            <text:p>Insentif Guru Inklusi</text:p>
          </table:table-cell>
          <table:table-cell office:value-type="string" table:style-name="ce1">
            <text:p>Orang / Bulan</text:p>
          </table:table-cell>
          <table:table-cell office:value-type="float" office:value="1500000" table:style-name="ce1">
            <text:p>1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3</text:p>
          </table:table-cell>
          <table:table-cell office:value-type="string" table:style-name="ce1">
            <text:p>Beban Jasa Tenaga Pendidikan</text:p>
          </table:table-cell>
          <table:table-cell office:value-type="float" office:value="7292212" table:style-name="ce1">
            <text:p>7292212</text:p>
          </table:table-cell>
          <table:table-cell office:value-type="string" table:style-name="ce1">
            <text:p>8.1.02.02.01.0013.00001</text:p>
          </table:table-cell>
          <table:table-cell office:value-type="string" table:style-name="ce1">
            <text:p>Insentif Guru PAUD</text:p>
          </table:table-cell>
          <table:table-cell office:value-type="string" table:style-name="ce1">
            <text:p>Insentif Guru PAUD</text:p>
          </table:table-cell>
          <table:table-cell office:value-type="string" table:style-name="ce1">
            <text:p>Orang / Bulan</text:p>
          </table:table-cell>
          <table:table-cell office:value-type="float" office:value="400000" table:style-name="ce1">
            <text:p>4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3</text:p>
          </table:table-cell>
          <table:table-cell office:value-type="string" table:style-name="ce1">
            <text:p>Beban Jasa Tenaga Pendidikan</text:p>
          </table:table-cell>
          <table:table-cell office:value-type="float" office:value="7292213" table:style-name="ce1">
            <text:p>7292213</text:p>
          </table:table-cell>
          <table:table-cell office:value-type="string" table:style-name="ce1">
            <text:p>8.1.02.02.01.0013.00002</text:p>
          </table:table-cell>
          <table:table-cell office:value-type="string" table:style-name="ce1">
            <text:p>Insentif GTT/PTT/GTY/PTY dibawah 10 Tahun</text:p>
          </table:table-cell>
          <table:table-cell office:value-type="string" table:style-name="ce1">
            <text:p>Insentif GTT/PTT/GTY/PTY dibawah 10 Tahun</text:p>
          </table:table-cell>
          <table:table-cell office:value-type="string" table:style-name="ce1">
            <text:p>Orang / Bulan</text:p>
          </table:table-cell>
          <table:table-cell office:value-type="float" office:value="500000" table:style-name="ce1">
            <text:p>5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4</text:p>
          </table:table-cell>
          <table:table-cell office:value-type="string" table:style-name="ce1">
            <text:p>Beban Jasa Tenaga Kesehatan</text:p>
          </table:table-cell>
          <table:table-cell office:value-type="float" office:value="7227728" table:style-name="ce1">
            <text:p>7227728</text:p>
          </table:table-cell>
          <table:table-cell office:value-type="string" table:style-name="ce1">
            <text:p>8.1.02.02.01.0014.00003</text:p>
          </table:table-cell>
          <table:table-cell office:value-type="string" table:style-name="ce1">
            <text:p>Biaya Penapisan Melalui Operasi Pria MOP</text:p>
          </table:table-cell>
          <table:table-cell office:value-type="string" table:style-name="ce1">
            <text:p>Biaya Penapisan Melalui Operasi Pria MOP</text:p>
          </table:table-cell>
          <table:table-cell office:value-type="string" table:style-name="ce1">
            <text:p>Orang</text:p>
          </table:table-cell>
          <table:table-cell office:value-type="float" office:value="1000000" table:style-name="ce1">
            <text:p>10000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4</text:p>
          </table:table-cell>
          <table:table-cell office:value-type="string" table:style-name="ce1">
            <text:p>Beban Jasa Tenaga Kesehatan</text:p>
          </table:table-cell>
          <table:table-cell office:value-type="float" office:value="7480844" table:style-name="ce1">
            <text:p>7480844</text:p>
          </table:table-cell>
          <table:table-cell office:value-type="string" table:style-name="ce1">
            <text:p>8.1.02.02.01.0014.00043</text:p>
          </table:table-cell>
          <table:table-cell office:value-type="string" table:style-name="ce1">
            <text:p>Belanja Jasa Pelayanan Tenaga Medis/Non Medis Puskesmas Non Kapitasi Puskesmas Sisir</text:p>
          </table:table-cell>
          <table:table-cell office:value-type="string" table:style-name="ce1">
            <text:p>Belanja Jasa Pelayanan Tenaga Medis/Non Medis Puskesmas Non Kapitasi Puskesmas Sisir</text:p>
          </table:table-cell>
          <table:table-cell office:value-type="string" table:style-name="ce1">
            <text:p>Paket</text:p>
          </table:table-cell>
          <table:table-cell office:value-type="float" office:value="10139200" table:style-name="ce1">
            <text:p>101392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4</text:p>
          </table:table-cell>
          <table:table-cell office:value-type="string" table:style-name="ce1">
            <text:p>Beban Jasa Tenaga Kesehatan</text:p>
          </table:table-cell>
          <table:table-cell office:value-type="float" office:value="7480843" table:style-name="ce1">
            <text:p>7480843</text:p>
          </table:table-cell>
          <table:table-cell office:value-type="string" table:style-name="ce1">
            <text:p>8.1.02.02.01.0014.00042</text:p>
          </table:table-cell>
          <table:table-cell office:value-type="string" table:style-name="ce1">
            <text:p>Belanja Jasa Pelayanan Tenaga Medis/Non Medis Puskesmas (Dana Kapitasi JKN FKTP) Puskesmas Junrejo</text:p>
          </table:table-cell>
          <table:table-cell office:value-type="string" table:style-name="ce1">
            <text:p>Belanja Jasa Pelayanan Tenaga Medis/Non Medis Puskesmas (Dana Kapitasi JKN FKTP) Puskesmas Junrejo</text:p>
          </table:table-cell>
          <table:table-cell office:value-type="string" table:style-name="ce1">
            <text:p>Paket</text:p>
          </table:table-cell>
          <table:table-cell office:value-type="float" office:value="572043168" table:style-name="ce1">
            <text:p>57204316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4</text:p>
          </table:table-cell>
          <table:table-cell office:value-type="string" table:style-name="ce1">
            <text:p>Beban Jasa Tenaga Kesehatan</text:p>
          </table:table-cell>
          <table:table-cell office:value-type="float" office:value="7480842" table:style-name="ce1">
            <text:p>7480842</text:p>
          </table:table-cell>
          <table:table-cell office:value-type="string" table:style-name="ce1">
            <text:p>8.1.02.02.01.0014.00041</text:p>
          </table:table-cell>
          <table:table-cell office:value-type="string" table:style-name="ce1">
            <text:p>Belanja Jasa Pelayanan Tenaga Medis/Non Medis Puskesmas (Dana Kapitasi JKN FKTP) Puskesmas Beji</text:p>
          </table:table-cell>
          <table:table-cell office:value-type="string" table:style-name="ce1">
            <text:p>Belanja Jasa Pelayanan Tenaga Medis/Non Medis Puskesmas (Dana Kapitasi JKN FKTP) Puskesmas Beji</text:p>
          </table:table-cell>
          <table:table-cell office:value-type="string" table:style-name="ce1">
            <text:p>Paket</text:p>
          </table:table-cell>
          <table:table-cell office:value-type="float" office:value="785281820" table:style-name="ce1">
            <text:p>7852818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4</text:p>
          </table:table-cell>
          <table:table-cell office:value-type="string" table:style-name="ce1">
            <text:p>Beban Jasa Tenaga Kesehatan</text:p>
          </table:table-cell>
          <table:table-cell office:value-type="float" office:value="7480841" table:style-name="ce1">
            <text:p>7480841</text:p>
          </table:table-cell>
          <table:table-cell office:value-type="string" table:style-name="ce1">
            <text:p>8.1.02.02.01.0014.00040</text:p>
          </table:table-cell>
          <table:table-cell office:value-type="string" table:style-name="ce1">
            <text:p>Belanja Jasa Pelayanan Tenaga Medis/Non Medis Puskesmas (Dana Kapitasi JKN FKTP) Puskesmas Bumiaji</text:p>
          </table:table-cell>
          <table:table-cell office:value-type="string" table:style-name="ce1">
            <text:p>Belanja Jasa Pelayanan Tenaga Medis/Non Medis Puskesmas (Dana Kapitasi JKN FKTP) Puskesmas Bumiaji</text:p>
          </table:table-cell>
          <table:table-cell office:value-type="string" table:style-name="ce1">
            <text:p>Paket</text:p>
          </table:table-cell>
          <table:table-cell office:value-type="float" office:value="1863381240" table:style-name="ce1">
            <text:p>18633812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.1.02.02.01.0014</text:p>
          </table:table-cell>
          <table:table-cell office:value-type="string" table:style-name="ce1">
            <text:p>Beban Jasa Tenaga Kesehatan</text:p>
          </table:table-cell>
          <table:table-cell office:value-type="float" office:value="7480840" table:style-name="ce1">
            <text:p>7480840</text:p>
          </table:table-cell>
          <table:table-cell office:value-type="string" table:style-name="ce1">
            <text:p>8.1.02.02.01.0014.00039</text:p>
          </table:table-cell>
          <table:table-cell office:value-type="string" table:style-name="ce1">
            <text:p>Belanja Jasa Pelayanan Tenaga Medis/Non Medis Puskesmas (Dana Kapitasi JKN FKTP) Puskesmas Batu</text:p>
          </table:table-cell>
          <table:table-cell office:value-type="string" table:style-name="ce1">
            <text:p>Belanja Jasa Pelayanan Tenaga Medis/Non Medis Puskesmas (Dana Kapitasi JKN FKTP) Puskesmas Batu</text:p>
          </table:table-cell>
          <table:table-cell office:value-type="string" table:style-name="ce1">
            <text:p>Paket</text:p>
          </table:table-cell>
          <table:table-cell office:value-type="float" office:value="1304558784" table:style-name="ce1">
            <text:p>1304558784</text:p>
          </table:table-cell>
          <table:table-cell table:number-columns-repeated="16376"/>
        </table:table-row>
        <table:table-row table:number-rows-repeated="10475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Untitled Spreadsheet</dc:title>
    <dc:description/>
    <dc:subject/>
    <meta:initial-creator>Unknown Creator</meta:initial-creator>
    <dc:creator>LENOVO</dc:creator>
    <meta:creation-date>2022-06-22T08:59:12Z</meta:creation-date>
    <dc:date>2022-07-11T08:58:20Z</dc:date>
  </office:meta>
</office:document-meta>
</file>